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Balanc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New Balance</text:p>
          </table:table-cell>
          <table:table-cell table:number-columns-repeated="4"/>
          <table:table-cell office:value-type="string" calcext:value-type="string">
            <text:p>Balanc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ontribution</text:p>
          </table:table-cell>
          <table:table-cell office:value-type="string" calcext:value-type="string">
            <text:p>New Balance</text:p>
          </table:table-cell>
        </table:table-row>
        <table:table-row table:style-name="ro1">
          <table:table-cell table:formula="of:=[.$G$4]" office:value-type="float" office:value="200000" calcext:value-type="float">
            <text:p>200000</text:p>
          </table:table-cell>
          <table:table-cell table:formula="of:=ROUND([.A2]*0.06/12; 2)" office:value-type="float" office:value="1000" calcext:value-type="float">
            <text:p>1000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]+[.B2]-[.C2]" office:value-type="float" office:value="199800.9" calcext:value-type="float">
            <text:p>199800.9</text:p>
          </table:table-cell>
          <table:table-cell/>
          <table:table-cell table:style-name="ce2" office:value-type="string" calcext:value-type="string">
            <text:p>Home Price:</text:p>
          </table:table-cell>
          <table:table-cell table:style-name="ce2" office:value-type="float" office:value="250000" calcext:value-type="float">
            <text:p>250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ROUND([.I2]*0.085/12; 2)" office:value-type="float" office:value="35.42" calcext:value-type="float">
            <text:p>35.42</text:p>
          </table:table-cell>
          <table:table-cell office:value-type="float" office:value="400" calcext:value-type="float">
            <text:p>400</text:p>
          </table:table-cell>
          <table:table-cell table:formula="of:=[.I2]+[.J2]+[.K2]" office:value-type="float" office:value="5435.42" calcext:value-type="float">
            <text:p>5435.42</text:p>
          </table:table-cell>
        </table:table-row>
        <table:table-row table:style-name="ro1">
          <table:table-cell table:formula="of:=[.D2]" office:value-type="float" office:value="199800.9" calcext:value-type="float">
            <text:p>199800.9</text:p>
          </table:table-cell>
          <table:table-cell table:formula="of:=ROUND([.A3]*0.06/12; 2)" office:value-type="float" office:value="999" calcext:value-type="float">
            <text:p>99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]+[.B3]-[.C3]" office:value-type="float" office:value="199600.8" calcext:value-type="float">
            <text:p>199600.8</text:p>
          </table:table-cell>
          <table:table-cell/>
          <table:table-cell table:style-name="ce2" office:value-type="string" calcext:value-type="string">
            <text:p>Down Payment:</text:p>
          </table:table-cell>
          <table:table-cell table:style-name="ce2" table:formula="of:=0.2*[.G2]" office:value-type="float" office:value="50000" calcext:value-type="float">
            <text:p>50000</text:p>
          </table:table-cell>
          <table:table-cell/>
          <table:table-cell table:formula="of:=[.L2]" office:value-type="float" office:value="5435.42" calcext:value-type="float">
            <text:p>5435.42</text:p>
          </table:table-cell>
          <table:table-cell table:formula="of:=ROUND([.I3]*0.08/12; 2)" office:value-type="float" office:value="36.24" calcext:value-type="float">
            <text:p>36.2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]+[.J3]+[.K3]" office:value-type="float" office:value="5871.66" calcext:value-type="float">
            <text:p>5871.66</text:p>
          </table:table-cell>
        </table:table-row>
        <table:table-row table:style-name="ro1">
          <table:table-cell table:formula="of:=[.D3]" office:value-type="float" office:value="199600.8" calcext:value-type="float">
            <text:p>199600.8</text:p>
          </table:table-cell>
          <table:table-cell table:formula="of:=ROUND([.A4]*0.06/12; 2)" office:value-type="float" office:value="998" calcext:value-type="float">
            <text:p>99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4]+[.B4]-[.C4]" office:value-type="float" office:value="199399.7" calcext:value-type="float">
            <text:p>199399.7</text:p>
          </table:table-cell>
          <table:table-cell/>
          <table:table-cell table:style-name="ce2" office:value-type="string" calcext:value-type="string">
            <text:p>Borrowed Amount:</text:p>
          </table:table-cell>
          <table:table-cell table:style-name="ce2" table:formula="of:=[.G2]-[.G3]" office:value-type="float" office:value="200000" calcext:value-type="float">
            <text:p>200000</text:p>
          </table:table-cell>
          <table:table-cell/>
          <table:table-cell table:formula="of:=[.L3]" office:value-type="float" office:value="5871.66" calcext:value-type="float">
            <text:p>5871.66</text:p>
          </table:table-cell>
          <table:table-cell table:formula="of:=ROUND([.I4]*0.08/12; 2)" office:value-type="float" office:value="39.14" calcext:value-type="float">
            <text:p>39.1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]+[.J4]+[.K4]" office:value-type="float" office:value="6310.8" calcext:value-type="float">
            <text:p>6310.8</text:p>
          </table:table-cell>
        </table:table-row>
        <table:table-row table:style-name="ro1">
          <table:table-cell table:formula="of:=[.D4]" office:value-type="float" office:value="199399.7" calcext:value-type="float">
            <text:p>199399.7</text:p>
          </table:table-cell>
          <table:table-cell table:formula="of:=ROUND([.A5]*0.06/12; 2)" office:value-type="float" office:value="997" calcext:value-type="float">
            <text:p>99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5]+[.B5]-[.C5]" office:value-type="float" office:value="199197.6" calcext:value-type="float">
            <text:p>199197.6</text:p>
          </table:table-cell>
          <table:table-cell/>
          <table:table-cell table:style-name="ce2" office:value-type="string" calcext:value-type="string">
            <text:p>Interest Rate:</text:p>
          </table:table-cell>
          <table:table-cell table:style-name="ce2" office:value-type="float" office:value="0.06" calcext:value-type="float">
            <text:p>0.06</text:p>
          </table:table-cell>
          <table:table-cell/>
          <table:table-cell table:formula="of:=[.L4]" office:value-type="float" office:value="6310.8" calcext:value-type="float">
            <text:p>6310.8</text:p>
          </table:table-cell>
          <table:table-cell table:formula="of:=ROUND([.I5]*0.08/12; 2)" office:value-type="float" office:value="42.07" calcext:value-type="float">
            <text:p>42.0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5]+[.J5]+[.K5]" office:value-type="float" office:value="6752.87" calcext:value-type="float">
            <text:p>6752.87</text:p>
          </table:table-cell>
        </table:table-row>
        <table:table-row table:style-name="ro1">
          <table:table-cell table:formula="of:=[.D5]" office:value-type="float" office:value="199197.6" calcext:value-type="float">
            <text:p>199197.6</text:p>
          </table:table-cell>
          <table:table-cell table:formula="of:=ROUND([.A6]*0.06/12; 2)" office:value-type="float" office:value="995.99" calcext:value-type="float">
            <text:p>995.9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6]+[.B6]-[.C6]" office:value-type="float" office:value="198994.49" calcext:value-type="float">
            <text:p>198994.49</text:p>
          </table:table-cell>
          <table:table-cell/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30 years</text:p>
          </table:table-cell>
          <table:table-cell/>
          <table:table-cell table:formula="of:=[.L5]" office:value-type="float" office:value="6752.87" calcext:value-type="float">
            <text:p>6752.87</text:p>
          </table:table-cell>
          <table:table-cell table:formula="of:=ROUND([.I6]*0.08/12; 2)" office:value-type="float" office:value="45.02" calcext:value-type="float">
            <text:p>45.0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6]+[.J6]+[.K6]" office:value-type="float" office:value="7197.89" calcext:value-type="float">
            <text:p>7197.89</text:p>
          </table:table-cell>
        </table:table-row>
        <table:table-row table:style-name="ro1">
          <table:table-cell table:formula="of:=[.D6]" office:value-type="float" office:value="198994.49" calcext:value-type="float">
            <text:p>198994.49</text:p>
          </table:table-cell>
          <table:table-cell table:formula="of:=ROUND([.A7]*0.06/12; 2)" office:value-type="float" office:value="994.97" calcext:value-type="float">
            <text:p>994.9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7]+[.B7]-[.C7]" office:value-type="float" office:value="198790.36" calcext:value-type="float">
            <text:p>198790.36</text:p>
          </table:table-cell>
          <table:table-cell/>
          <table:table-cell table:style-name="ce2" office:value-type="string" calcext:value-type="string">
            <text:p>Monthly Payment:</text:p>
          </table:table-cell>
          <table:table-cell table:style-name="ce2" office:value-type="float" office:value="1199.1" calcext:value-type="float">
            <text:p>1199.1</text:p>
          </table:table-cell>
          <table:table-cell/>
          <table:table-cell table:formula="of:=[.L6]" office:value-type="float" office:value="7197.89" calcext:value-type="float">
            <text:p>7197.89</text:p>
          </table:table-cell>
          <table:table-cell table:formula="of:=ROUND([.I7]*0.08/12; 2)" office:value-type="float" office:value="47.99" calcext:value-type="float">
            <text:p>47.9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7]+[.J7]+[.K7]" office:value-type="float" office:value="7645.88" calcext:value-type="float">
            <text:p>7645.88</text:p>
          </table:table-cell>
        </table:table-row>
        <table:table-row table:style-name="ro1">
          <table:table-cell table:formula="of:=[.D7]" office:value-type="float" office:value="198790.36" calcext:value-type="float">
            <text:p>198790.36</text:p>
          </table:table-cell>
          <table:table-cell table:formula="of:=ROUND([.A8]*0.06/12; 2)" office:value-type="float" office:value="993.95" calcext:value-type="float">
            <text:p>993.9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8]+[.B8]-[.C8]" office:value-type="float" office:value="198585.21" calcext:value-type="float">
            <text:p>198585.21</text:p>
          </table:table-cell>
          <table:table-cell table:number-columns-repeated="4"/>
          <table:table-cell table:formula="of:=[.L7]" office:value-type="float" office:value="7645.88" calcext:value-type="float">
            <text:p>7645.88</text:p>
          </table:table-cell>
          <table:table-cell table:formula="of:=ROUND([.I8]*0.08/12; 2)" office:value-type="float" office:value="50.97" calcext:value-type="float">
            <text:p>50.9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8]+[.J8]+[.K8]" office:value-type="float" office:value="8096.85" calcext:value-type="float">
            <text:p>8096.85</text:p>
          </table:table-cell>
        </table:table-row>
        <table:table-row table:style-name="ro1">
          <table:table-cell table:formula="of:=[.D8]" office:value-type="float" office:value="198585.21" calcext:value-type="float">
            <text:p>198585.21</text:p>
          </table:table-cell>
          <table:table-cell table:formula="of:=ROUND([.A9]*0.06/12; 2)" office:value-type="float" office:value="992.93" calcext:value-type="float">
            <text:p>992.9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9]+[.B9]-[.C9]" office:value-type="float" office:value="198379.04" calcext:value-type="float">
            <text:p>198379.04</text:p>
          </table:table-cell>
          <table:table-cell table:number-columns-repeated="4"/>
          <table:table-cell table:formula="of:=[.L8]" office:value-type="float" office:value="8096.85" calcext:value-type="float">
            <text:p>8096.85</text:p>
          </table:table-cell>
          <table:table-cell table:formula="of:=ROUND([.I9]*0.08/12; 2)" office:value-type="float" office:value="53.98" calcext:value-type="float">
            <text:p>53.9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9]+[.J9]+[.K9]" office:value-type="float" office:value="8550.83" calcext:value-type="float">
            <text:p>8550.83</text:p>
          </table:table-cell>
        </table:table-row>
        <table:table-row table:style-name="ro1">
          <table:table-cell table:formula="of:=[.D9]" office:value-type="float" office:value="198379.04" calcext:value-type="float">
            <text:p>198379.04</text:p>
          </table:table-cell>
          <table:table-cell table:formula="of:=ROUND([.A10]*0.06/12; 2)" office:value-type="float" office:value="991.9" calcext:value-type="float">
            <text:p>991.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0]+[.B10]-[.C10]" office:value-type="float" office:value="198171.84" calcext:value-type="float">
            <text:p>198171.84</text:p>
          </table:table-cell>
          <table:table-cell table:number-columns-repeated="4"/>
          <table:table-cell table:formula="of:=[.L9]" office:value-type="float" office:value="8550.83" calcext:value-type="float">
            <text:p>8550.83</text:p>
          </table:table-cell>
          <table:table-cell table:formula="of:=ROUND([.I10]*0.08/12; 2)" office:value-type="float" office:value="57.01" calcext:value-type="float">
            <text:p>57.0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0]+[.J10]+[.K10]" office:value-type="float" office:value="9007.84" calcext:value-type="float">
            <text:p>9007.84</text:p>
          </table:table-cell>
        </table:table-row>
        <table:table-row table:style-name="ro1">
          <table:table-cell table:formula="of:=[.D10]" office:value-type="float" office:value="198171.84" calcext:value-type="float">
            <text:p>198171.84</text:p>
          </table:table-cell>
          <table:table-cell table:formula="of:=ROUND([.A11]*0.06/12; 2)" office:value-type="float" office:value="990.86" calcext:value-type="float">
            <text:p>990.8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1]+[.B11]-[.C11]" office:value-type="float" office:value="197963.6" calcext:value-type="float">
            <text:p>197963.6</text:p>
          </table:table-cell>
          <table:table-cell table:number-columns-repeated="4"/>
          <table:table-cell table:formula="of:=[.L10]" office:value-type="float" office:value="9007.84" calcext:value-type="float">
            <text:p>9007.84</text:p>
          </table:table-cell>
          <table:table-cell table:formula="of:=ROUND([.I11]*0.08/12; 2)" office:value-type="float" office:value="60.05" calcext:value-type="float">
            <text:p>60.0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1]+[.J11]+[.K11]" office:value-type="float" office:value="9467.89" calcext:value-type="float">
            <text:p>9467.89</text:p>
          </table:table-cell>
        </table:table-row>
        <table:table-row table:style-name="ro1">
          <table:table-cell table:formula="of:=[.D11]" office:value-type="float" office:value="197963.6" calcext:value-type="float">
            <text:p>197963.6</text:p>
          </table:table-cell>
          <table:table-cell table:formula="of:=ROUND([.A12]*0.06/12; 2)" office:value-type="float" office:value="989.82" calcext:value-type="float">
            <text:p>989.8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2]+[.B12]-[.C12]" office:value-type="float" office:value="197754.32" calcext:value-type="float">
            <text:p>197754.32</text:p>
          </table:table-cell>
          <table:table-cell table:number-columns-repeated="4"/>
          <table:table-cell table:formula="of:=[.L11]" office:value-type="float" office:value="9467.89" calcext:value-type="float">
            <text:p>9467.89</text:p>
          </table:table-cell>
          <table:table-cell table:formula="of:=ROUND([.I12]*0.08/12; 2)" office:value-type="float" office:value="63.12" calcext:value-type="float">
            <text:p>63.1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2]+[.J12]+[.K12]" office:value-type="float" office:value="9931.01" calcext:value-type="float">
            <text:p>9931.01</text:p>
          </table:table-cell>
        </table:table-row>
        <table:table-row table:style-name="ro1">
          <table:table-cell table:formula="of:=[.D12]" office:value-type="float" office:value="197754.32" calcext:value-type="float">
            <text:p>197754.32</text:p>
          </table:table-cell>
          <table:table-cell table:formula="of:=ROUND([.A13]*0.06/12; 2)" office:value-type="float" office:value="988.77" calcext:value-type="float">
            <text:p>988.7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3]+[.B13]-[.C13]" office:value-type="float" office:value="197543.99" calcext:value-type="float">
            <text:p>197543.99</text:p>
          </table:table-cell>
          <table:table-cell table:number-columns-repeated="4"/>
          <table:table-cell table:formula="of:=[.L12]" office:value-type="float" office:value="9931.01" calcext:value-type="float">
            <text:p>9931.01</text:p>
          </table:table-cell>
          <table:table-cell table:formula="of:=ROUND([.I13]*0.08/12; 2)" office:value-type="float" office:value="66.21" calcext:value-type="float">
            <text:p>66.2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3]+[.J13]+[.K13]" office:value-type="float" office:value="10397.22" calcext:value-type="float">
            <text:p>10397.22</text:p>
          </table:table-cell>
        </table:table-row>
        <table:table-row table:style-name="ro1">
          <table:table-cell table:formula="of:=[.D13]" office:value-type="float" office:value="197543.99" calcext:value-type="float">
            <text:p>197543.99</text:p>
          </table:table-cell>
          <table:table-cell table:formula="of:=ROUND([.A14]*0.06/12; 2)" office:value-type="float" office:value="987.72" calcext:value-type="float">
            <text:p>987.7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4]+[.B14]-[.C14]" office:value-type="float" office:value="197332.61" calcext:value-type="float">
            <text:p>197332.61</text:p>
          </table:table-cell>
          <table:table-cell table:number-columns-repeated="4"/>
          <table:table-cell table:formula="of:=[.L13]" office:value-type="float" office:value="10397.22" calcext:value-type="float">
            <text:p>10397.22</text:p>
          </table:table-cell>
          <table:table-cell table:formula="of:=ROUND([.I14]*0.08/12; 2)" office:value-type="float" office:value="69.31" calcext:value-type="float">
            <text:p>69.3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4]+[.J14]+[.K14]" office:value-type="float" office:value="10866.53" calcext:value-type="float">
            <text:p>10866.53</text:p>
          </table:table-cell>
        </table:table-row>
        <table:table-row table:style-name="ro1">
          <table:table-cell table:formula="of:=[.D14]" office:value-type="float" office:value="197332.61" calcext:value-type="float">
            <text:p>197332.61</text:p>
          </table:table-cell>
          <table:table-cell table:formula="of:=ROUND([.A15]*0.06/12; 2)" office:value-type="float" office:value="986.66" calcext:value-type="float">
            <text:p>986.6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5]+[.B15]-[.C15]" office:value-type="float" office:value="197120.17" calcext:value-type="float">
            <text:p>197120.17</text:p>
          </table:table-cell>
          <table:table-cell table:number-columns-repeated="4"/>
          <table:table-cell table:formula="of:=[.L14]" office:value-type="float" office:value="10866.53" calcext:value-type="float">
            <text:p>10866.53</text:p>
          </table:table-cell>
          <table:table-cell table:formula="of:=ROUND([.I15]*0.08/12; 2)" office:value-type="float" office:value="72.44" calcext:value-type="float">
            <text:p>72.4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5]+[.J15]+[.K15]" office:value-type="float" office:value="11338.97" calcext:value-type="float">
            <text:p>11338.97</text:p>
          </table:table-cell>
        </table:table-row>
        <table:table-row table:style-name="ro1">
          <table:table-cell table:formula="of:=[.D15]" office:value-type="float" office:value="197120.17" calcext:value-type="float">
            <text:p>197120.17</text:p>
          </table:table-cell>
          <table:table-cell table:formula="of:=ROUND([.A16]*0.06/12; 2)" office:value-type="float" office:value="985.6" calcext:value-type="float">
            <text:p>985.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6]+[.B16]-[.C16]" office:value-type="float" office:value="196906.67" calcext:value-type="float">
            <text:p>196906.67</text:p>
          </table:table-cell>
          <table:table-cell table:number-columns-repeated="4"/>
          <table:table-cell table:formula="of:=[.L15]" office:value-type="float" office:value="11338.97" calcext:value-type="float">
            <text:p>11338.97</text:p>
          </table:table-cell>
          <table:table-cell table:formula="of:=ROUND([.I16]*0.08/12; 2)" office:value-type="float" office:value="75.59" calcext:value-type="float">
            <text:p>75.5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6]+[.J16]+[.K16]" office:value-type="float" office:value="11814.56" calcext:value-type="float">
            <text:p>11814.56</text:p>
          </table:table-cell>
        </table:table-row>
        <table:table-row table:style-name="ro1">
          <table:table-cell table:formula="of:=[.D16]" office:value-type="float" office:value="196906.67" calcext:value-type="float">
            <text:p>196906.67</text:p>
          </table:table-cell>
          <table:table-cell table:formula="of:=ROUND([.A17]*0.06/12; 2)" office:value-type="float" office:value="984.53" calcext:value-type="float">
            <text:p>984.5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7]+[.B17]-[.C17]" office:value-type="float" office:value="196692.1" calcext:value-type="float">
            <text:p>196692.1</text:p>
          </table:table-cell>
          <table:table-cell table:number-columns-repeated="4"/>
          <table:table-cell table:formula="of:=[.L16]" office:value-type="float" office:value="11814.56" calcext:value-type="float">
            <text:p>11814.56</text:p>
          </table:table-cell>
          <table:table-cell table:formula="of:=ROUND([.I17]*0.08/12; 2)" office:value-type="float" office:value="78.76" calcext:value-type="float">
            <text:p>78.7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7]+[.J17]+[.K17]" office:value-type="float" office:value="12293.32" calcext:value-type="float">
            <text:p>12293.32</text:p>
          </table:table-cell>
        </table:table-row>
        <table:table-row table:style-name="ro1">
          <table:table-cell table:formula="of:=[.D17]" office:value-type="float" office:value="196692.1" calcext:value-type="float">
            <text:p>196692.1</text:p>
          </table:table-cell>
          <table:table-cell table:formula="of:=ROUND([.A18]*0.06/12; 2)" office:value-type="float" office:value="983.46" calcext:value-type="float">
            <text:p>983.4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8]+[.B18]-[.C18]" office:value-type="float" office:value="196476.46" calcext:value-type="float">
            <text:p>196476.46</text:p>
          </table:table-cell>
          <table:table-cell table:number-columns-repeated="4"/>
          <table:table-cell table:formula="of:=[.L17]" office:value-type="float" office:value="12293.32" calcext:value-type="float">
            <text:p>12293.32</text:p>
          </table:table-cell>
          <table:table-cell table:formula="of:=ROUND([.I18]*0.08/12; 2)" office:value-type="float" office:value="81.96" calcext:value-type="float">
            <text:p>81.9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8]+[.J18]+[.K18]" office:value-type="float" office:value="12775.28" calcext:value-type="float">
            <text:p>12775.28</text:p>
          </table:table-cell>
        </table:table-row>
        <table:table-row table:style-name="ro1">
          <table:table-cell table:formula="of:=[.D18]" office:value-type="float" office:value="196476.46" calcext:value-type="float">
            <text:p>196476.46</text:p>
          </table:table-cell>
          <table:table-cell table:formula="of:=ROUND([.A19]*0.06/12; 2)" office:value-type="float" office:value="982.38" calcext:value-type="float">
            <text:p>982.3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9]+[.B19]-[.C19]" office:value-type="float" office:value="196259.74" calcext:value-type="float">
            <text:p>196259.74</text:p>
          </table:table-cell>
          <table:table-cell table:number-columns-repeated="4"/>
          <table:table-cell table:formula="of:=[.L18]" office:value-type="float" office:value="12775.28" calcext:value-type="float">
            <text:p>12775.28</text:p>
          </table:table-cell>
          <table:table-cell table:formula="of:=ROUND([.I19]*0.08/12; 2)" office:value-type="float" office:value="85.17" calcext:value-type="float">
            <text:p>85.1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9]+[.J19]+[.K19]" office:value-type="float" office:value="13260.45" calcext:value-type="float">
            <text:p>13260.45</text:p>
          </table:table-cell>
        </table:table-row>
        <table:table-row table:style-name="ro1">
          <table:table-cell table:formula="of:=[.D19]" office:value-type="float" office:value="196259.74" calcext:value-type="float">
            <text:p>196259.74</text:p>
          </table:table-cell>
          <table:table-cell table:formula="of:=ROUND([.A20]*0.06/12; 2)" office:value-type="float" office:value="981.3" calcext:value-type="float">
            <text:p>981.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0]+[.B20]-[.C20]" office:value-type="float" office:value="196041.94" calcext:value-type="float">
            <text:p>196041.94</text:p>
          </table:table-cell>
          <table:table-cell table:number-columns-repeated="4"/>
          <table:table-cell table:formula="of:=[.L19]" office:value-type="float" office:value="13260.45" calcext:value-type="float">
            <text:p>13260.45</text:p>
          </table:table-cell>
          <table:table-cell table:formula="of:=ROUND([.I20]*0.08/12; 2)" office:value-type="float" office:value="88.4" calcext:value-type="float">
            <text:p>88.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0]+[.J20]+[.K20]" office:value-type="float" office:value="13748.85" calcext:value-type="float">
            <text:p>13748.85</text:p>
          </table:table-cell>
        </table:table-row>
        <table:table-row table:style-name="ro1">
          <table:table-cell table:formula="of:=[.D20]" office:value-type="float" office:value="196041.94" calcext:value-type="float">
            <text:p>196041.94</text:p>
          </table:table-cell>
          <table:table-cell table:formula="of:=ROUND([.A21]*0.06/12; 2)" office:value-type="float" office:value="980.21" calcext:value-type="float">
            <text:p>980.2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1]+[.B21]-[.C21]" office:value-type="float" office:value="195823.05" calcext:value-type="float">
            <text:p>195823.05</text:p>
          </table:table-cell>
          <table:table-cell table:number-columns-repeated="4"/>
          <table:table-cell table:formula="of:=[.L20]" office:value-type="float" office:value="13748.85" calcext:value-type="float">
            <text:p>13748.85</text:p>
          </table:table-cell>
          <table:table-cell table:formula="of:=ROUND([.I21]*0.08/12; 2)" office:value-type="float" office:value="91.66" calcext:value-type="float">
            <text:p>91.6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1]+[.J21]+[.K21]" office:value-type="float" office:value="14240.51" calcext:value-type="float">
            <text:p>14240.51</text:p>
          </table:table-cell>
        </table:table-row>
        <table:table-row table:style-name="ro1">
          <table:table-cell table:formula="of:=[.D21]" office:value-type="float" office:value="195823.05" calcext:value-type="float">
            <text:p>195823.05</text:p>
          </table:table-cell>
          <table:table-cell table:formula="of:=ROUND([.A22]*0.06/12; 2)" office:value-type="float" office:value="979.12" calcext:value-type="float">
            <text:p>979.1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2]+[.B22]-[.C22]" office:value-type="float" office:value="195603.07" calcext:value-type="float">
            <text:p>195603.07</text:p>
          </table:table-cell>
          <table:table-cell table:number-columns-repeated="4"/>
          <table:table-cell table:formula="of:=[.L21]" office:value-type="float" office:value="14240.51" calcext:value-type="float">
            <text:p>14240.51</text:p>
          </table:table-cell>
          <table:table-cell table:formula="of:=ROUND([.I22]*0.08/12; 2)" office:value-type="float" office:value="94.94" calcext:value-type="float">
            <text:p>94.9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2]+[.J22]+[.K22]" office:value-type="float" office:value="14735.45" calcext:value-type="float">
            <text:p>14735.45</text:p>
          </table:table-cell>
        </table:table-row>
        <table:table-row table:style-name="ro1">
          <table:table-cell table:formula="of:=[.D22]" office:value-type="float" office:value="195603.07" calcext:value-type="float">
            <text:p>195603.07</text:p>
          </table:table-cell>
          <table:table-cell table:formula="of:=ROUND([.A23]*0.06/12; 2)" office:value-type="float" office:value="978.02" calcext:value-type="float">
            <text:p>978.0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3]+[.B23]-[.C23]" office:value-type="float" office:value="195381.99" calcext:value-type="float">
            <text:p>195381.99</text:p>
          </table:table-cell>
          <table:table-cell table:number-columns-repeated="4"/>
          <table:table-cell table:formula="of:=[.L22]" office:value-type="float" office:value="14735.45" calcext:value-type="float">
            <text:p>14735.45</text:p>
          </table:table-cell>
          <table:table-cell table:formula="of:=ROUND([.I23]*0.08/12; 2)" office:value-type="float" office:value="98.24" calcext:value-type="float">
            <text:p>98.2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3]+[.J23]+[.K23]" office:value-type="float" office:value="15233.69" calcext:value-type="float">
            <text:p>15233.69</text:p>
          </table:table-cell>
        </table:table-row>
        <table:table-row table:style-name="ro1">
          <table:table-cell table:formula="of:=[.D23]" office:value-type="float" office:value="195381.99" calcext:value-type="float">
            <text:p>195381.99</text:p>
          </table:table-cell>
          <table:table-cell table:formula="of:=ROUND([.A24]*0.06/12; 2)" office:value-type="float" office:value="976.91" calcext:value-type="float">
            <text:p>976.9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4]+[.B24]-[.C24]" office:value-type="float" office:value="195159.8" calcext:value-type="float">
            <text:p>195159.8</text:p>
          </table:table-cell>
          <table:table-cell table:number-columns-repeated="4"/>
          <table:table-cell table:formula="of:=[.L23]" office:value-type="float" office:value="15233.69" calcext:value-type="float">
            <text:p>15233.69</text:p>
          </table:table-cell>
          <table:table-cell table:formula="of:=ROUND([.I24]*0.08/12; 2)" office:value-type="float" office:value="101.56" calcext:value-type="float">
            <text:p>101.5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4]+[.J24]+[.K24]" office:value-type="float" office:value="15735.25" calcext:value-type="float">
            <text:p>15735.25</text:p>
          </table:table-cell>
        </table:table-row>
        <table:table-row table:style-name="ro1">
          <table:table-cell table:formula="of:=[.D24]" office:value-type="float" office:value="195159.8" calcext:value-type="float">
            <text:p>195159.8</text:p>
          </table:table-cell>
          <table:table-cell table:formula="of:=ROUND([.A25]*0.06/12; 2)" office:value-type="float" office:value="975.8" calcext:value-type="float">
            <text:p>975.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5]+[.B25]-[.C25]" office:value-type="float" office:value="194936.5" calcext:value-type="float">
            <text:p>194936.5</text:p>
          </table:table-cell>
          <table:table-cell table:number-columns-repeated="4"/>
          <table:table-cell table:formula="of:=[.L24]" office:value-type="float" office:value="15735.25" calcext:value-type="float">
            <text:p>15735.25</text:p>
          </table:table-cell>
          <table:table-cell table:formula="of:=ROUND([.I25]*0.08/12; 2)" office:value-type="float" office:value="104.9" calcext:value-type="float">
            <text:p>104.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5]+[.J25]+[.K25]" office:value-type="float" office:value="16240.15" calcext:value-type="float">
            <text:p>16240.15</text:p>
          </table:table-cell>
        </table:table-row>
        <table:table-row table:style-name="ro1">
          <table:table-cell table:formula="of:=[.D25]" office:value-type="float" office:value="194936.5" calcext:value-type="float">
            <text:p>194936.5</text:p>
          </table:table-cell>
          <table:table-cell table:formula="of:=ROUND([.A26]*0.06/12; 2)" office:value-type="float" office:value="974.68" calcext:value-type="float">
            <text:p>974.6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6]+[.B26]-[.C26]" office:value-type="float" office:value="194712.08" calcext:value-type="float">
            <text:p>194712.08</text:p>
          </table:table-cell>
          <table:table-cell table:number-columns-repeated="4"/>
          <table:table-cell table:formula="of:=[.L25]" office:value-type="float" office:value="16240.15" calcext:value-type="float">
            <text:p>16240.15</text:p>
          </table:table-cell>
          <table:table-cell table:formula="of:=ROUND([.I26]*0.08/12; 2)" office:value-type="float" office:value="108.27" calcext:value-type="float">
            <text:p>108.2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6]+[.J26]+[.K26]" office:value-type="float" office:value="16748.42" calcext:value-type="float">
            <text:p>16748.42</text:p>
          </table:table-cell>
        </table:table-row>
        <table:table-row table:style-name="ro1">
          <table:table-cell table:formula="of:=[.D26]" office:value-type="float" office:value="194712.08" calcext:value-type="float">
            <text:p>194712.08</text:p>
          </table:table-cell>
          <table:table-cell table:formula="of:=ROUND([.A27]*0.06/12; 2)" office:value-type="float" office:value="973.56" calcext:value-type="float">
            <text:p>973.5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7]+[.B27]-[.C27]" office:value-type="float" office:value="194486.54" calcext:value-type="float">
            <text:p>194486.54</text:p>
          </table:table-cell>
          <table:table-cell table:number-columns-repeated="4"/>
          <table:table-cell table:formula="of:=[.L26]" office:value-type="float" office:value="16748.42" calcext:value-type="float">
            <text:p>16748.42</text:p>
          </table:table-cell>
          <table:table-cell table:formula="of:=ROUND([.I27]*0.08/12; 2)" office:value-type="float" office:value="111.66" calcext:value-type="float">
            <text:p>111.6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7]+[.J27]+[.K27]" office:value-type="float" office:value="17260.08" calcext:value-type="float">
            <text:p>17260.08</text:p>
          </table:table-cell>
        </table:table-row>
        <table:table-row table:style-name="ro1">
          <table:table-cell table:formula="of:=[.D27]" office:value-type="float" office:value="194486.54" calcext:value-type="float">
            <text:p>194486.54</text:p>
          </table:table-cell>
          <table:table-cell table:formula="of:=ROUND([.A28]*0.06/12; 2)" office:value-type="float" office:value="972.43" calcext:value-type="float">
            <text:p>972.4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8]+[.B28]-[.C28]" office:value-type="float" office:value="194259.87" calcext:value-type="float">
            <text:p>194259.87</text:p>
          </table:table-cell>
          <table:table-cell table:number-columns-repeated="4"/>
          <table:table-cell table:formula="of:=[.L27]" office:value-type="float" office:value="17260.08" calcext:value-type="float">
            <text:p>17260.08</text:p>
          </table:table-cell>
          <table:table-cell table:formula="of:=ROUND([.I28]*0.08/12; 2)" office:value-type="float" office:value="115.07" calcext:value-type="float">
            <text:p>115.0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8]+[.J28]+[.K28]" office:value-type="float" office:value="17775.15" calcext:value-type="float">
            <text:p>17775.15</text:p>
          </table:table-cell>
        </table:table-row>
        <table:table-row table:style-name="ro1">
          <table:table-cell table:formula="of:=[.D28]" office:value-type="float" office:value="194259.87" calcext:value-type="float">
            <text:p>194259.87</text:p>
          </table:table-cell>
          <table:table-cell table:formula="of:=ROUND([.A29]*0.06/12; 2)" office:value-type="float" office:value="971.3" calcext:value-type="float">
            <text:p>971.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9]+[.B29]-[.C29]" office:value-type="float" office:value="194032.07" calcext:value-type="float">
            <text:p>194032.07</text:p>
          </table:table-cell>
          <table:table-cell table:number-columns-repeated="4"/>
          <table:table-cell table:formula="of:=[.L28]" office:value-type="float" office:value="17775.15" calcext:value-type="float">
            <text:p>17775.15</text:p>
          </table:table-cell>
          <table:table-cell table:formula="of:=ROUND([.I29]*0.08/12; 2)" office:value-type="float" office:value="118.5" calcext:value-type="float">
            <text:p>118.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9]+[.J29]+[.K29]" office:value-type="float" office:value="18293.65" calcext:value-type="float">
            <text:p>18293.65</text:p>
          </table:table-cell>
        </table:table-row>
        <table:table-row table:style-name="ro1">
          <table:table-cell table:formula="of:=[.D29]" office:value-type="float" office:value="194032.07" calcext:value-type="float">
            <text:p>194032.07</text:p>
          </table:table-cell>
          <table:table-cell table:formula="of:=ROUND([.A30]*0.06/12; 2)" office:value-type="float" office:value="970.16" calcext:value-type="float">
            <text:p>970.1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0]+[.B30]-[.C30]" office:value-type="float" office:value="193803.13" calcext:value-type="float">
            <text:p>193803.13</text:p>
          </table:table-cell>
          <table:table-cell table:number-columns-repeated="4"/>
          <table:table-cell table:formula="of:=[.L29]" office:value-type="float" office:value="18293.65" calcext:value-type="float">
            <text:p>18293.65</text:p>
          </table:table-cell>
          <table:table-cell table:formula="of:=ROUND([.I30]*0.08/12; 2)" office:value-type="float" office:value="121.96" calcext:value-type="float">
            <text:p>121.9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0]+[.J30]+[.K30]" office:value-type="float" office:value="18815.61" calcext:value-type="float">
            <text:p>18815.61</text:p>
          </table:table-cell>
        </table:table-row>
        <table:table-row table:style-name="ro1">
          <table:table-cell table:formula="of:=[.D30]" office:value-type="float" office:value="193803.13" calcext:value-type="float">
            <text:p>193803.13</text:p>
          </table:table-cell>
          <table:table-cell table:formula="of:=ROUND([.A31]*0.06/12; 2)" office:value-type="float" office:value="969.02" calcext:value-type="float">
            <text:p>969.0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1]+[.B31]-[.C31]" office:value-type="float" office:value="193573.05" calcext:value-type="float">
            <text:p>193573.05</text:p>
          </table:table-cell>
          <table:table-cell table:number-columns-repeated="4"/>
          <table:table-cell table:formula="of:=[.L30]" office:value-type="float" office:value="18815.61" calcext:value-type="float">
            <text:p>18815.61</text:p>
          </table:table-cell>
          <table:table-cell table:formula="of:=ROUND([.I31]*0.08/12; 2)" office:value-type="float" office:value="125.44" calcext:value-type="float">
            <text:p>125.4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1]+[.J31]+[.K31]" office:value-type="float" office:value="19341.05" calcext:value-type="float">
            <text:p>19341.05</text:p>
          </table:table-cell>
        </table:table-row>
        <table:table-row table:style-name="ro1">
          <table:table-cell table:formula="of:=[.D31]" office:value-type="float" office:value="193573.05" calcext:value-type="float">
            <text:p>193573.05</text:p>
          </table:table-cell>
          <table:table-cell table:formula="of:=ROUND([.A32]*0.06/12; 2)" office:value-type="float" office:value="967.87" calcext:value-type="float">
            <text:p>967.8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2]+[.B32]-[.C32]" office:value-type="float" office:value="193341.82" calcext:value-type="float">
            <text:p>193341.82</text:p>
          </table:table-cell>
          <table:table-cell table:number-columns-repeated="4"/>
          <table:table-cell table:formula="of:=[.L31]" office:value-type="float" office:value="19341.05" calcext:value-type="float">
            <text:p>19341.05</text:p>
          </table:table-cell>
          <table:table-cell table:formula="of:=ROUND([.I32]*0.08/12; 2)" office:value-type="float" office:value="128.94" calcext:value-type="float">
            <text:p>128.9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2]+[.J32]+[.K32]" office:value-type="float" office:value="19869.99" calcext:value-type="float">
            <text:p>19869.99</text:p>
          </table:table-cell>
        </table:table-row>
        <table:table-row table:style-name="ro1">
          <table:table-cell table:formula="of:=[.D32]" office:value-type="float" office:value="193341.82" calcext:value-type="float">
            <text:p>193341.82</text:p>
          </table:table-cell>
          <table:table-cell table:formula="of:=ROUND([.A33]*0.06/12; 2)" office:value-type="float" office:value="966.71" calcext:value-type="float">
            <text:p>966.7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3]+[.B33]-[.C33]" office:value-type="float" office:value="193109.43" calcext:value-type="float">
            <text:p>193109.43</text:p>
          </table:table-cell>
          <table:table-cell table:number-columns-repeated="4"/>
          <table:table-cell table:formula="of:=[.L32]" office:value-type="float" office:value="19869.99" calcext:value-type="float">
            <text:p>19869.99</text:p>
          </table:table-cell>
          <table:table-cell table:formula="of:=ROUND([.I33]*0.08/12; 2)" office:value-type="float" office:value="132.47" calcext:value-type="float">
            <text:p>132.4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3]+[.J33]+[.K33]" office:value-type="float" office:value="20402.46" calcext:value-type="float">
            <text:p>20402.46</text:p>
          </table:table-cell>
        </table:table-row>
        <table:table-row table:style-name="ro1">
          <table:table-cell table:formula="of:=[.D33]" office:value-type="float" office:value="193109.43" calcext:value-type="float">
            <text:p>193109.43</text:p>
          </table:table-cell>
          <table:table-cell table:formula="of:=ROUND([.A34]*0.06/12; 2)" office:value-type="float" office:value="965.55" calcext:value-type="float">
            <text:p>965.5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4]+[.B34]-[.C34]" office:value-type="float" office:value="192875.88" calcext:value-type="float">
            <text:p>192875.88</text:p>
          </table:table-cell>
          <table:table-cell table:number-columns-repeated="4"/>
          <table:table-cell table:formula="of:=[.L33]" office:value-type="float" office:value="20402.46" calcext:value-type="float">
            <text:p>20402.46</text:p>
          </table:table-cell>
          <table:table-cell table:formula="of:=ROUND([.I34]*0.08/12; 2)" office:value-type="float" office:value="136.02" calcext:value-type="float">
            <text:p>136.0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4]+[.J34]+[.K34]" office:value-type="float" office:value="20938.48" calcext:value-type="float">
            <text:p>20938.48</text:p>
          </table:table-cell>
        </table:table-row>
        <table:table-row table:style-name="ro1">
          <table:table-cell table:formula="of:=[.D34]" office:value-type="float" office:value="192875.88" calcext:value-type="float">
            <text:p>192875.88</text:p>
          </table:table-cell>
          <table:table-cell table:formula="of:=ROUND([.A35]*0.06/12; 2)" office:value-type="float" office:value="964.38" calcext:value-type="float">
            <text:p>964.3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5]+[.B35]-[.C35]" office:value-type="float" office:value="192641.16" calcext:value-type="float">
            <text:p>192641.16</text:p>
          </table:table-cell>
          <table:table-cell table:number-columns-repeated="4"/>
          <table:table-cell table:formula="of:=[.L34]" office:value-type="float" office:value="20938.48" calcext:value-type="float">
            <text:p>20938.48</text:p>
          </table:table-cell>
          <table:table-cell table:formula="of:=ROUND([.I35]*0.08/12; 2)" office:value-type="float" office:value="139.59" calcext:value-type="float">
            <text:p>139.5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5]+[.J35]+[.K35]" office:value-type="float" office:value="21478.07" calcext:value-type="float">
            <text:p>21478.07</text:p>
          </table:table-cell>
        </table:table-row>
        <table:table-row table:style-name="ro1">
          <table:table-cell table:formula="of:=[.D35]" office:value-type="float" office:value="192641.16" calcext:value-type="float">
            <text:p>192641.16</text:p>
          </table:table-cell>
          <table:table-cell table:formula="of:=ROUND([.A36]*0.06/12; 2)" office:value-type="float" office:value="963.21" calcext:value-type="float">
            <text:p>963.2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6]+[.B36]-[.C36]" office:value-type="float" office:value="192405.27" calcext:value-type="float">
            <text:p>192405.27</text:p>
          </table:table-cell>
          <table:table-cell table:number-columns-repeated="4"/>
          <table:table-cell table:formula="of:=[.L35]" office:value-type="float" office:value="21478.07" calcext:value-type="float">
            <text:p>21478.07</text:p>
          </table:table-cell>
          <table:table-cell table:formula="of:=ROUND([.I36]*0.08/12; 2)" office:value-type="float" office:value="143.19" calcext:value-type="float">
            <text:p>143.1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6]+[.J36]+[.K36]" office:value-type="float" office:value="22021.26" calcext:value-type="float">
            <text:p>22021.26</text:p>
          </table:table-cell>
        </table:table-row>
        <table:table-row table:style-name="ro1">
          <table:table-cell table:formula="of:=[.D36]" office:value-type="float" office:value="192405.27" calcext:value-type="float">
            <text:p>192405.27</text:p>
          </table:table-cell>
          <table:table-cell table:formula="of:=ROUND([.A37]*0.06/12; 2)" office:value-type="float" office:value="962.03" calcext:value-type="float">
            <text:p>962.0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7]+[.B37]-[.C37]" office:value-type="float" office:value="192168.2" calcext:value-type="float">
            <text:p>192168.2</text:p>
          </table:table-cell>
          <table:table-cell table:number-columns-repeated="4"/>
          <table:table-cell table:formula="of:=[.L36]" office:value-type="float" office:value="22021.26" calcext:value-type="float">
            <text:p>22021.26</text:p>
          </table:table-cell>
          <table:table-cell table:formula="of:=ROUND([.I37]*0.08/12; 2)" office:value-type="float" office:value="146.81" calcext:value-type="float">
            <text:p>146.8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7]+[.J37]+[.K37]" office:value-type="float" office:value="22568.07" calcext:value-type="float">
            <text:p>22568.07</text:p>
          </table:table-cell>
        </table:table-row>
        <table:table-row table:style-name="ro1">
          <table:table-cell table:formula="of:=[.D37]" office:value-type="float" office:value="192168.2" calcext:value-type="float">
            <text:p>192168.2</text:p>
          </table:table-cell>
          <table:table-cell table:formula="of:=ROUND([.A38]*0.06/12; 2)" office:value-type="float" office:value="960.84" calcext:value-type="float">
            <text:p>960.8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8]+[.B38]-[.C38]" office:value-type="float" office:value="191929.94" calcext:value-type="float">
            <text:p>191929.94</text:p>
          </table:table-cell>
          <table:table-cell table:number-columns-repeated="4"/>
          <table:table-cell table:formula="of:=[.L37]" office:value-type="float" office:value="22568.07" calcext:value-type="float">
            <text:p>22568.07</text:p>
          </table:table-cell>
          <table:table-cell table:formula="of:=ROUND([.I38]*0.08/12; 2)" office:value-type="float" office:value="150.45" calcext:value-type="float">
            <text:p>150.4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8]+[.J38]+[.K38]" office:value-type="float" office:value="23118.52" calcext:value-type="float">
            <text:p>23118.52</text:p>
          </table:table-cell>
        </table:table-row>
        <table:table-row table:style-name="ro1">
          <table:table-cell table:formula="of:=[.D38]" office:value-type="float" office:value="191929.94" calcext:value-type="float">
            <text:p>191929.94</text:p>
          </table:table-cell>
          <table:table-cell table:formula="of:=ROUND([.A39]*0.06/12; 2)" office:value-type="float" office:value="959.65" calcext:value-type="float">
            <text:p>959.6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9]+[.B39]-[.C39]" office:value-type="float" office:value="191690.49" calcext:value-type="float">
            <text:p>191690.49</text:p>
          </table:table-cell>
          <table:table-cell table:number-columns-repeated="4"/>
          <table:table-cell table:formula="of:=[.L38]" office:value-type="float" office:value="23118.52" calcext:value-type="float">
            <text:p>23118.52</text:p>
          </table:table-cell>
          <table:table-cell table:formula="of:=ROUND([.I39]*0.08/12; 2)" office:value-type="float" office:value="154.12" calcext:value-type="float">
            <text:p>154.1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9]+[.J39]+[.K39]" office:value-type="float" office:value="23672.64" calcext:value-type="float">
            <text:p>23672.64</text:p>
          </table:table-cell>
        </table:table-row>
        <table:table-row table:style-name="ro1">
          <table:table-cell table:formula="of:=[.D39]" office:value-type="float" office:value="191690.49" calcext:value-type="float">
            <text:p>191690.49</text:p>
          </table:table-cell>
          <table:table-cell table:formula="of:=ROUND([.A40]*0.06/12; 2)" office:value-type="float" office:value="958.45" calcext:value-type="float">
            <text:p>958.4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40]+[.B40]-[.C40]" office:value-type="float" office:value="191449.84" calcext:value-type="float">
            <text:p>191449.84</text:p>
          </table:table-cell>
          <table:table-cell table:number-columns-repeated="4"/>
          <table:table-cell table:formula="of:=[.L39]" office:value-type="float" office:value="23672.64" calcext:value-type="float">
            <text:p>23672.64</text:p>
          </table:table-cell>
          <table:table-cell table:formula="of:=ROUND([.I40]*0.08/12; 2)" office:value-type="float" office:value="157.82" calcext:value-type="float">
            <text:p>157.8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0]+[.J40]+[.K40]" office:value-type="float" office:value="24230.46" calcext:value-type="float">
            <text:p>24230.46</text:p>
          </table:table-cell>
        </table:table-row>
        <table:table-row table:style-name="ro1">
          <table:table-cell table:formula="of:=[.D40]" office:value-type="float" office:value="191449.84" calcext:value-type="float">
            <text:p>191449.84</text:p>
          </table:table-cell>
          <table:table-cell table:formula="of:=ROUND([.A41]*0.06/12; 2)" office:value-type="float" office:value="957.25" calcext:value-type="float">
            <text:p>957.2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41]+[.B41]-[.C41]" office:value-type="float" office:value="191207.99" calcext:value-type="float">
            <text:p>191207.99</text:p>
          </table:table-cell>
          <table:table-cell table:number-columns-repeated="4"/>
          <table:table-cell table:formula="of:=[.L40]" office:value-type="float" office:value="24230.46" calcext:value-type="float">
            <text:p>24230.46</text:p>
          </table:table-cell>
          <table:table-cell table:formula="of:=ROUND([.I41]*0.08/12; 2)" office:value-type="float" office:value="161.54" calcext:value-type="float">
            <text:p>161.5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1]+[.J41]+[.K41]" office:value-type="float" office:value="24792" calcext:value-type="float">
            <text:p>24792</text:p>
          </table:table-cell>
        </table:table-row>
        <table:table-row table:style-name="ro1">
          <table:table-cell table:formula="of:=[.D41]" office:value-type="float" office:value="191207.99" calcext:value-type="float">
            <text:p>191207.99</text:p>
          </table:table-cell>
          <table:table-cell table:formula="of:=ROUND([.A42]*0.06/12; 2)" office:value-type="float" office:value="956.04" calcext:value-type="float">
            <text:p>956.0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42]+[.B42]-[.C42]" office:value-type="float" office:value="190964.93" calcext:value-type="float">
            <text:p>190964.93</text:p>
          </table:table-cell>
          <table:table-cell table:number-columns-repeated="4"/>
          <table:table-cell table:formula="of:=[.L41]" office:value-type="float" office:value="24792" calcext:value-type="float">
            <text:p>24792</text:p>
          </table:table-cell>
          <table:table-cell table:formula="of:=ROUND([.I42]*0.08/12; 2)" office:value-type="float" office:value="165.28" calcext:value-type="float">
            <text:p>165.2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2]+[.J42]+[.K42]" office:value-type="float" office:value="25357.28" calcext:value-type="float">
            <text:p>25357.28</text:p>
          </table:table-cell>
        </table:table-row>
        <table:table-row table:style-name="ro1">
          <table:table-cell table:formula="of:=[.D42]" office:value-type="float" office:value="190964.93" calcext:value-type="float">
            <text:p>190964.93</text:p>
          </table:table-cell>
          <table:table-cell table:formula="of:=ROUND([.A43]*0.06/12; 2)" office:value-type="float" office:value="954.82" calcext:value-type="float">
            <text:p>954.8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43]+[.B43]-[.C43]" office:value-type="float" office:value="190720.65" calcext:value-type="float">
            <text:p>190720.65</text:p>
          </table:table-cell>
          <table:table-cell table:number-columns-repeated="4"/>
          <table:table-cell table:formula="of:=[.L42]" office:value-type="float" office:value="25357.28" calcext:value-type="float">
            <text:p>25357.28</text:p>
          </table:table-cell>
          <table:table-cell table:formula="of:=ROUND([.I43]*0.08/12; 2)" office:value-type="float" office:value="169.05" calcext:value-type="float">
            <text:p>169.0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3]+[.J43]+[.K43]" office:value-type="float" office:value="25926.33" calcext:value-type="float">
            <text:p>25926.33</text:p>
          </table:table-cell>
        </table:table-row>
        <table:table-row table:style-name="ro1">
          <table:table-cell table:formula="of:=[.D43]" office:value-type="float" office:value="190720.65" calcext:value-type="float">
            <text:p>190720.65</text:p>
          </table:table-cell>
          <table:table-cell table:formula="of:=ROUND([.A44]*0.06/12; 2)" office:value-type="float" office:value="953.6" calcext:value-type="float">
            <text:p>953.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44]+[.B44]-[.C44]" office:value-type="float" office:value="190475.15" calcext:value-type="float">
            <text:p>190475.15</text:p>
          </table:table-cell>
          <table:table-cell table:number-columns-repeated="4"/>
          <table:table-cell table:formula="of:=[.L43]" office:value-type="float" office:value="25926.33" calcext:value-type="float">
            <text:p>25926.33</text:p>
          </table:table-cell>
          <table:table-cell table:formula="of:=ROUND([.I44]*0.08/12; 2)" office:value-type="float" office:value="172.84" calcext:value-type="float">
            <text:p>172.8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4]+[.J44]+[.K44]" office:value-type="float" office:value="26499.17" calcext:value-type="float">
            <text:p>26499.17</text:p>
          </table:table-cell>
        </table:table-row>
        <table:table-row table:style-name="ro1">
          <table:table-cell table:formula="of:=[.D44]" office:value-type="float" office:value="190475.15" calcext:value-type="float">
            <text:p>190475.15</text:p>
          </table:table-cell>
          <table:table-cell table:formula="of:=ROUND([.A45]*0.06/12; 2)" office:value-type="float" office:value="952.38" calcext:value-type="float">
            <text:p>952.3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45]+[.B45]-[.C45]" office:value-type="float" office:value="190228.43" calcext:value-type="float">
            <text:p>190228.43</text:p>
          </table:table-cell>
          <table:table-cell table:number-columns-repeated="4"/>
          <table:table-cell table:formula="of:=[.L44]" office:value-type="float" office:value="26499.17" calcext:value-type="float">
            <text:p>26499.17</text:p>
          </table:table-cell>
          <table:table-cell table:formula="of:=ROUND([.I45]*0.08/12; 2)" office:value-type="float" office:value="176.66" calcext:value-type="float">
            <text:p>176.6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5]+[.J45]+[.K45]" office:value-type="float" office:value="27075.83" calcext:value-type="float">
            <text:p>27075.83</text:p>
          </table:table-cell>
        </table:table-row>
        <table:table-row table:style-name="ro1">
          <table:table-cell table:formula="of:=[.D45]" office:value-type="float" office:value="190228.43" calcext:value-type="float">
            <text:p>190228.43</text:p>
          </table:table-cell>
          <table:table-cell table:formula="of:=ROUND([.A46]*0.06/12; 2)" office:value-type="float" office:value="951.14" calcext:value-type="float">
            <text:p>951.1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46]+[.B46]-[.C46]" office:value-type="float" office:value="189980.47" calcext:value-type="float">
            <text:p>189980.47</text:p>
          </table:table-cell>
          <table:table-cell table:number-columns-repeated="4"/>
          <table:table-cell table:formula="of:=[.L45]" office:value-type="float" office:value="27075.83" calcext:value-type="float">
            <text:p>27075.83</text:p>
          </table:table-cell>
          <table:table-cell table:formula="of:=ROUND([.I46]*0.08/12; 2)" office:value-type="float" office:value="180.51" calcext:value-type="float">
            <text:p>180.5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6]+[.J46]+[.K46]" office:value-type="float" office:value="27656.34" calcext:value-type="float">
            <text:p>27656.34</text:p>
          </table:table-cell>
        </table:table-row>
        <table:table-row table:style-name="ro1">
          <table:table-cell table:formula="of:=[.D46]" office:value-type="float" office:value="189980.47" calcext:value-type="float">
            <text:p>189980.47</text:p>
          </table:table-cell>
          <table:table-cell table:formula="of:=ROUND([.A47]*0.06/12; 2)" office:value-type="float" office:value="949.9" calcext:value-type="float">
            <text:p>949.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47]+[.B47]-[.C47]" office:value-type="float" office:value="189731.27" calcext:value-type="float">
            <text:p>189731.27</text:p>
          </table:table-cell>
          <table:table-cell table:number-columns-repeated="4"/>
          <table:table-cell table:formula="of:=[.L46]" office:value-type="float" office:value="27656.34" calcext:value-type="float">
            <text:p>27656.34</text:p>
          </table:table-cell>
          <table:table-cell table:formula="of:=ROUND([.I47]*0.08/12; 2)" office:value-type="float" office:value="184.38" calcext:value-type="float">
            <text:p>184.3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7]+[.J47]+[.K47]" office:value-type="float" office:value="28240.72" calcext:value-type="float">
            <text:p>28240.72</text:p>
          </table:table-cell>
        </table:table-row>
        <table:table-row table:style-name="ro1">
          <table:table-cell table:formula="of:=[.D47]" office:value-type="float" office:value="189731.27" calcext:value-type="float">
            <text:p>189731.27</text:p>
          </table:table-cell>
          <table:table-cell table:formula="of:=ROUND([.A48]*0.06/12; 2)" office:value-type="float" office:value="948.66" calcext:value-type="float">
            <text:p>948.6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48]+[.B48]-[.C48]" office:value-type="float" office:value="189480.83" calcext:value-type="float">
            <text:p>189480.83</text:p>
          </table:table-cell>
          <table:table-cell table:number-columns-repeated="4"/>
          <table:table-cell table:formula="of:=[.L47]" office:value-type="float" office:value="28240.72" calcext:value-type="float">
            <text:p>28240.72</text:p>
          </table:table-cell>
          <table:table-cell table:formula="of:=ROUND([.I48]*0.08/12; 2)" office:value-type="float" office:value="188.27" calcext:value-type="float">
            <text:p>188.2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8]+[.J48]+[.K48]" office:value-type="float" office:value="28828.99" calcext:value-type="float">
            <text:p>28828.99</text:p>
          </table:table-cell>
        </table:table-row>
        <table:table-row table:style-name="ro1">
          <table:table-cell table:formula="of:=[.D48]" office:value-type="float" office:value="189480.83" calcext:value-type="float">
            <text:p>189480.83</text:p>
          </table:table-cell>
          <table:table-cell table:formula="of:=ROUND([.A49]*0.06/12; 2)" office:value-type="float" office:value="947.4" calcext:value-type="float">
            <text:p>947.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49]+[.B49]-[.C49]" office:value-type="float" office:value="189229.13" calcext:value-type="float">
            <text:p>189229.13</text:p>
          </table:table-cell>
          <table:table-cell table:number-columns-repeated="4"/>
          <table:table-cell table:formula="of:=[.L48]" office:value-type="float" office:value="28828.99" calcext:value-type="float">
            <text:p>28828.99</text:p>
          </table:table-cell>
          <table:table-cell table:formula="of:=ROUND([.I49]*0.08/12; 2)" office:value-type="float" office:value="192.19" calcext:value-type="float">
            <text:p>192.1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9]+[.J49]+[.K49]" office:value-type="float" office:value="29421.18" calcext:value-type="float">
            <text:p>29421.18</text:p>
          </table:table-cell>
        </table:table-row>
        <table:table-row table:style-name="ro1">
          <table:table-cell table:formula="of:=[.D49]" office:value-type="float" office:value="189229.13" calcext:value-type="float">
            <text:p>189229.13</text:p>
          </table:table-cell>
          <table:table-cell table:formula="of:=ROUND([.A50]*0.06/12; 2)" office:value-type="float" office:value="946.15" calcext:value-type="float">
            <text:p>946.1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50]+[.B50]-[.C50]" office:value-type="float" office:value="188976.18" calcext:value-type="float">
            <text:p>188976.18</text:p>
          </table:table-cell>
          <table:table-cell table:number-columns-repeated="4"/>
          <table:table-cell table:formula="of:=[.L49]" office:value-type="float" office:value="29421.18" calcext:value-type="float">
            <text:p>29421.18</text:p>
          </table:table-cell>
          <table:table-cell table:formula="of:=ROUND([.I50]*0.08/12; 2)" office:value-type="float" office:value="196.14" calcext:value-type="float">
            <text:p>196.1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50]+[.J50]+[.K50]" office:value-type="float" office:value="30017.32" calcext:value-type="float">
            <text:p>30017.32</text:p>
          </table:table-cell>
        </table:table-row>
        <table:table-row table:style-name="ro1">
          <table:table-cell table:formula="of:=[.D50]" office:value-type="float" office:value="188976.18" calcext:value-type="float">
            <text:p>188976.18</text:p>
          </table:table-cell>
          <table:table-cell table:formula="of:=ROUND([.A51]*0.06/12; 2)" office:value-type="float" office:value="944.88" calcext:value-type="float">
            <text:p>944.8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51]+[.B51]-[.C51]" office:value-type="float" office:value="188721.96" calcext:value-type="float">
            <text:p>188721.96</text:p>
          </table:table-cell>
          <table:table-cell table:number-columns-repeated="4"/>
          <table:table-cell table:formula="of:=[.L50]" office:value-type="float" office:value="30017.32" calcext:value-type="float">
            <text:p>30017.32</text:p>
          </table:table-cell>
          <table:table-cell table:formula="of:=ROUND([.I51]*0.08/12; 2)" office:value-type="float" office:value="200.12" calcext:value-type="float">
            <text:p>200.1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51]+[.J51]+[.K51]" office:value-type="float" office:value="30617.44" calcext:value-type="float">
            <text:p>30617.44</text:p>
          </table:table-cell>
        </table:table-row>
        <table:table-row table:style-name="ro1">
          <table:table-cell table:formula="of:=[.D51]" office:value-type="float" office:value="188721.96" calcext:value-type="float">
            <text:p>188721.96</text:p>
          </table:table-cell>
          <table:table-cell table:formula="of:=ROUND([.A52]*0.06/12; 2)" office:value-type="float" office:value="943.61" calcext:value-type="float">
            <text:p>943.6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52]+[.B52]-[.C52]" office:value-type="float" office:value="188466.47" calcext:value-type="float">
            <text:p>188466.47</text:p>
          </table:table-cell>
          <table:table-cell table:number-columns-repeated="4"/>
          <table:table-cell table:formula="of:=[.L51]" office:value-type="float" office:value="30617.44" calcext:value-type="float">
            <text:p>30617.44</text:p>
          </table:table-cell>
          <table:table-cell table:formula="of:=ROUND([.I52]*0.08/12; 2)" office:value-type="float" office:value="204.12" calcext:value-type="float">
            <text:p>204.1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52]+[.J52]+[.K52]" office:value-type="float" office:value="31221.56" calcext:value-type="float">
            <text:p>31221.56</text:p>
          </table:table-cell>
        </table:table-row>
        <table:table-row table:style-name="ro1">
          <table:table-cell table:formula="of:=[.D52]" office:value-type="float" office:value="188466.47" calcext:value-type="float">
            <text:p>188466.47</text:p>
          </table:table-cell>
          <table:table-cell table:formula="of:=ROUND([.A53]*0.06/12; 2)" office:value-type="float" office:value="942.33" calcext:value-type="float">
            <text:p>942.3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53]+[.B53]-[.C53]" office:value-type="float" office:value="188209.7" calcext:value-type="float">
            <text:p>188209.7</text:p>
          </table:table-cell>
          <table:table-cell table:number-columns-repeated="4"/>
          <table:table-cell table:formula="of:=[.L52]" office:value-type="float" office:value="31221.56" calcext:value-type="float">
            <text:p>31221.56</text:p>
          </table:table-cell>
          <table:table-cell table:formula="of:=ROUND([.I53]*0.08/12; 2)" office:value-type="float" office:value="208.14" calcext:value-type="float">
            <text:p>208.1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53]+[.J53]+[.K53]" office:value-type="float" office:value="31829.7" calcext:value-type="float">
            <text:p>31829.7</text:p>
          </table:table-cell>
        </table:table-row>
        <table:table-row table:style-name="ro1">
          <table:table-cell table:formula="of:=[.D53]" office:value-type="float" office:value="188209.7" calcext:value-type="float">
            <text:p>188209.7</text:p>
          </table:table-cell>
          <table:table-cell table:formula="of:=ROUND([.A54]*0.06/12; 2)" office:value-type="float" office:value="941.05" calcext:value-type="float">
            <text:p>941.0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54]+[.B54]-[.C54]" office:value-type="float" office:value="187951.65" calcext:value-type="float">
            <text:p>187951.65</text:p>
          </table:table-cell>
          <table:table-cell table:number-columns-repeated="4"/>
          <table:table-cell table:formula="of:=[.L53]" office:value-type="float" office:value="31829.7" calcext:value-type="float">
            <text:p>31829.7</text:p>
          </table:table-cell>
          <table:table-cell table:formula="of:=ROUND([.I54]*0.08/12; 2)" office:value-type="float" office:value="212.2" calcext:value-type="float">
            <text:p>212.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54]+[.J54]+[.K54]" office:value-type="float" office:value="32441.9" calcext:value-type="float">
            <text:p>32441.9</text:p>
          </table:table-cell>
        </table:table-row>
        <table:table-row table:style-name="ro1">
          <table:table-cell table:formula="of:=[.D54]" office:value-type="float" office:value="187951.65" calcext:value-type="float">
            <text:p>187951.65</text:p>
          </table:table-cell>
          <table:table-cell table:formula="of:=ROUND([.A55]*0.06/12; 2)" office:value-type="float" office:value="939.76" calcext:value-type="float">
            <text:p>939.7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55]+[.B55]-[.C55]" office:value-type="float" office:value="187692.31" calcext:value-type="float">
            <text:p>187692.31</text:p>
          </table:table-cell>
          <table:table-cell table:number-columns-repeated="4"/>
          <table:table-cell table:formula="of:=[.L54]" office:value-type="float" office:value="32441.9" calcext:value-type="float">
            <text:p>32441.9</text:p>
          </table:table-cell>
          <table:table-cell table:formula="of:=ROUND([.I55]*0.08/12; 2)" office:value-type="float" office:value="216.28" calcext:value-type="float">
            <text:p>216.2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55]+[.J55]+[.K55]" office:value-type="float" office:value="33058.18" calcext:value-type="float">
            <text:p>33058.18</text:p>
          </table:table-cell>
        </table:table-row>
        <table:table-row table:style-name="ro1">
          <table:table-cell table:formula="of:=[.D55]" office:value-type="float" office:value="187692.31" calcext:value-type="float">
            <text:p>187692.31</text:p>
          </table:table-cell>
          <table:table-cell table:formula="of:=ROUND([.A56]*0.06/12; 2)" office:value-type="float" office:value="938.46" calcext:value-type="float">
            <text:p>938.4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56]+[.B56]-[.C56]" office:value-type="float" office:value="187431.67" calcext:value-type="float">
            <text:p>187431.67</text:p>
          </table:table-cell>
          <table:table-cell table:number-columns-repeated="4"/>
          <table:table-cell table:formula="of:=[.L55]" office:value-type="float" office:value="33058.18" calcext:value-type="float">
            <text:p>33058.18</text:p>
          </table:table-cell>
          <table:table-cell table:formula="of:=ROUND([.I56]*0.08/12; 2)" office:value-type="float" office:value="220.39" calcext:value-type="float">
            <text:p>220.3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56]+[.J56]+[.K56]" office:value-type="float" office:value="33678.57" calcext:value-type="float">
            <text:p>33678.57</text:p>
          </table:table-cell>
        </table:table-row>
        <table:table-row table:style-name="ro1">
          <table:table-cell table:formula="of:=[.D56]" office:value-type="float" office:value="187431.67" calcext:value-type="float">
            <text:p>187431.67</text:p>
          </table:table-cell>
          <table:table-cell table:formula="of:=ROUND([.A57]*0.06/12; 2)" office:value-type="float" office:value="937.16" calcext:value-type="float">
            <text:p>937.1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57]+[.B57]-[.C57]" office:value-type="float" office:value="187169.73" calcext:value-type="float">
            <text:p>187169.73</text:p>
          </table:table-cell>
          <table:table-cell table:number-columns-repeated="4"/>
          <table:table-cell table:formula="of:=[.L56]" office:value-type="float" office:value="33678.57" calcext:value-type="float">
            <text:p>33678.57</text:p>
          </table:table-cell>
          <table:table-cell table:formula="of:=ROUND([.I57]*0.08/12; 2)" office:value-type="float" office:value="224.52" calcext:value-type="float">
            <text:p>224.5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57]+[.J57]+[.K57]" office:value-type="float" office:value="34303.09" calcext:value-type="float">
            <text:p>34303.09</text:p>
          </table:table-cell>
        </table:table-row>
        <table:table-row table:style-name="ro1">
          <table:table-cell table:formula="of:=[.D57]" office:value-type="float" office:value="187169.73" calcext:value-type="float">
            <text:p>187169.73</text:p>
          </table:table-cell>
          <table:table-cell table:formula="of:=ROUND([.A58]*0.06/12; 2)" office:value-type="float" office:value="935.85" calcext:value-type="float">
            <text:p>935.8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58]+[.B58]-[.C58]" office:value-type="float" office:value="186906.48" calcext:value-type="float">
            <text:p>186906.48</text:p>
          </table:table-cell>
          <table:table-cell table:number-columns-repeated="4"/>
          <table:table-cell table:formula="of:=[.L57]" office:value-type="float" office:value="34303.09" calcext:value-type="float">
            <text:p>34303.09</text:p>
          </table:table-cell>
          <table:table-cell table:formula="of:=ROUND([.I58]*0.08/12; 2)" office:value-type="float" office:value="228.69" calcext:value-type="float">
            <text:p>228.6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58]+[.J58]+[.K58]" office:value-type="float" office:value="34931.78" calcext:value-type="float">
            <text:p>34931.78</text:p>
          </table:table-cell>
        </table:table-row>
        <table:table-row table:style-name="ro1">
          <table:table-cell table:formula="of:=[.D58]" office:value-type="float" office:value="186906.48" calcext:value-type="float">
            <text:p>186906.48</text:p>
          </table:table-cell>
          <table:table-cell table:formula="of:=ROUND([.A59]*0.06/12; 2)" office:value-type="float" office:value="934.53" calcext:value-type="float">
            <text:p>934.5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59]+[.B59]-[.C59]" office:value-type="float" office:value="186641.91" calcext:value-type="float">
            <text:p>186641.91</text:p>
          </table:table-cell>
          <table:table-cell table:number-columns-repeated="4"/>
          <table:table-cell table:formula="of:=[.L58]" office:value-type="float" office:value="34931.78" calcext:value-type="float">
            <text:p>34931.78</text:p>
          </table:table-cell>
          <table:table-cell table:formula="of:=ROUND([.I59]*0.08/12; 2)" office:value-type="float" office:value="232.88" calcext:value-type="float">
            <text:p>232.8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59]+[.J59]+[.K59]" office:value-type="float" office:value="35564.66" calcext:value-type="float">
            <text:p>35564.66</text:p>
          </table:table-cell>
        </table:table-row>
        <table:table-row table:style-name="ro1">
          <table:table-cell table:formula="of:=[.D59]" office:value-type="float" office:value="186641.91" calcext:value-type="float">
            <text:p>186641.91</text:p>
          </table:table-cell>
          <table:table-cell table:formula="of:=ROUND([.A60]*0.06/12; 2)" office:value-type="float" office:value="933.21" calcext:value-type="float">
            <text:p>933.2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60]+[.B60]-[.C60]" office:value-type="float" office:value="186376.02" calcext:value-type="float">
            <text:p>186376.02</text:p>
          </table:table-cell>
          <table:table-cell table:number-columns-repeated="4"/>
          <table:table-cell table:formula="of:=[.L59]" office:value-type="float" office:value="35564.66" calcext:value-type="float">
            <text:p>35564.66</text:p>
          </table:table-cell>
          <table:table-cell table:formula="of:=ROUND([.I60]*0.08/12; 2)" office:value-type="float" office:value="237.1" calcext:value-type="float">
            <text:p>237.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60]+[.J60]+[.K60]" office:value-type="float" office:value="36201.76" calcext:value-type="float">
            <text:p>36201.76</text:p>
          </table:table-cell>
        </table:table-row>
        <table:table-row table:style-name="ro1">
          <table:table-cell table:formula="of:=[.D60]" office:value-type="float" office:value="186376.02" calcext:value-type="float">
            <text:p>186376.02</text:p>
          </table:table-cell>
          <table:table-cell table:formula="of:=ROUND([.A61]*0.06/12; 2)" office:value-type="float" office:value="931.88" calcext:value-type="float">
            <text:p>931.8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61]+[.B61]-[.C61]" office:value-type="float" office:value="186108.8" calcext:value-type="float">
            <text:p>186108.8</text:p>
          </table:table-cell>
          <table:table-cell table:number-columns-repeated="4"/>
          <table:table-cell table:formula="of:=[.L60]" office:value-type="float" office:value="36201.76" calcext:value-type="float">
            <text:p>36201.76</text:p>
          </table:table-cell>
          <table:table-cell table:formula="of:=ROUND([.I61]*0.08/12; 2)" office:value-type="float" office:value="241.35" calcext:value-type="float">
            <text:p>241.3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61]+[.J61]+[.K61]" office:value-type="float" office:value="36843.11" calcext:value-type="float">
            <text:p>36843.11</text:p>
          </table:table-cell>
        </table:table-row>
        <table:table-row table:style-name="ro1">
          <table:table-cell table:formula="of:=[.D61]" office:value-type="float" office:value="186108.8" calcext:value-type="float">
            <text:p>186108.8</text:p>
          </table:table-cell>
          <table:table-cell table:formula="of:=ROUND([.A62]*0.06/12; 2)" office:value-type="float" office:value="930.54" calcext:value-type="float">
            <text:p>930.5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62]+[.B62]-[.C62]" office:value-type="float" office:value="185840.24" calcext:value-type="float">
            <text:p>185840.24</text:p>
          </table:table-cell>
          <table:table-cell table:number-columns-repeated="4"/>
          <table:table-cell table:formula="of:=[.L61]" office:value-type="float" office:value="36843.11" calcext:value-type="float">
            <text:p>36843.11</text:p>
          </table:table-cell>
          <table:table-cell table:formula="of:=ROUND([.I62]*0.08/12; 2)" office:value-type="float" office:value="245.62" calcext:value-type="float">
            <text:p>245.6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62]+[.J62]+[.K62]" office:value-type="float" office:value="37488.73" calcext:value-type="float">
            <text:p>37488.73</text:p>
          </table:table-cell>
        </table:table-row>
        <table:table-row table:style-name="ro1">
          <table:table-cell table:formula="of:=[.D62]" office:value-type="float" office:value="185840.24" calcext:value-type="float">
            <text:p>185840.24</text:p>
          </table:table-cell>
          <table:table-cell table:formula="of:=ROUND([.A63]*0.06/12; 2)" office:value-type="float" office:value="929.2" calcext:value-type="float">
            <text:p>929.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63]+[.B63]-[.C63]" office:value-type="float" office:value="185570.34" calcext:value-type="float">
            <text:p>185570.34</text:p>
          </table:table-cell>
          <table:table-cell table:number-columns-repeated="4"/>
          <table:table-cell table:formula="of:=[.L62]" office:value-type="float" office:value="37488.73" calcext:value-type="float">
            <text:p>37488.73</text:p>
          </table:table-cell>
          <table:table-cell table:formula="of:=ROUND([.I63]*0.08/12; 2)" office:value-type="float" office:value="249.92" calcext:value-type="float">
            <text:p>249.9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63]+[.J63]+[.K63]" office:value-type="float" office:value="38138.65" calcext:value-type="float">
            <text:p>38138.65</text:p>
          </table:table-cell>
        </table:table-row>
        <table:table-row table:style-name="ro1">
          <table:table-cell table:formula="of:=[.D63]" office:value-type="float" office:value="185570.34" calcext:value-type="float">
            <text:p>185570.34</text:p>
          </table:table-cell>
          <table:table-cell table:formula="of:=ROUND([.A64]*0.06/12; 2)" office:value-type="float" office:value="927.85" calcext:value-type="float">
            <text:p>927.8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64]+[.B64]-[.C64]" office:value-type="float" office:value="185299.09" calcext:value-type="float">
            <text:p>185299.09</text:p>
          </table:table-cell>
          <table:table-cell table:number-columns-repeated="4"/>
          <table:table-cell table:formula="of:=[.L63]" office:value-type="float" office:value="38138.65" calcext:value-type="float">
            <text:p>38138.65</text:p>
          </table:table-cell>
          <table:table-cell table:formula="of:=ROUND([.I64]*0.08/12; 2)" office:value-type="float" office:value="254.26" calcext:value-type="float">
            <text:p>254.2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64]+[.J64]+[.K64]" office:value-type="float" office:value="38792.91" calcext:value-type="float">
            <text:p>38792.91</text:p>
          </table:table-cell>
        </table:table-row>
        <table:table-row table:style-name="ro1">
          <table:table-cell table:formula="of:=[.D64]" office:value-type="float" office:value="185299.09" calcext:value-type="float">
            <text:p>185299.09</text:p>
          </table:table-cell>
          <table:table-cell table:formula="of:=ROUND([.A65]*0.06/12; 2)" office:value-type="float" office:value="926.5" calcext:value-type="float">
            <text:p>926.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65]+[.B65]-[.C65]" office:value-type="float" office:value="185026.49" calcext:value-type="float">
            <text:p>185026.49</text:p>
          </table:table-cell>
          <table:table-cell table:number-columns-repeated="4"/>
          <table:table-cell table:formula="of:=[.L64]" office:value-type="float" office:value="38792.91" calcext:value-type="float">
            <text:p>38792.91</text:p>
          </table:table-cell>
          <table:table-cell table:formula="of:=ROUND([.I65]*0.08/12; 2)" office:value-type="float" office:value="258.62" calcext:value-type="float">
            <text:p>258.6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65]+[.J65]+[.K65]" office:value-type="float" office:value="39451.53" calcext:value-type="float">
            <text:p>39451.53</text:p>
          </table:table-cell>
        </table:table-row>
        <table:table-row table:style-name="ro1">
          <table:table-cell table:formula="of:=[.D65]" office:value-type="float" office:value="185026.49" calcext:value-type="float">
            <text:p>185026.49</text:p>
          </table:table-cell>
          <table:table-cell table:formula="of:=ROUND([.A66]*0.06/12; 2)" office:value-type="float" office:value="925.13" calcext:value-type="float">
            <text:p>925.1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66]+[.B66]-[.C66]" office:value-type="float" office:value="184752.52" calcext:value-type="float">
            <text:p>184752.52</text:p>
          </table:table-cell>
          <table:table-cell table:number-columns-repeated="4"/>
          <table:table-cell table:formula="of:=[.L65]" office:value-type="float" office:value="39451.53" calcext:value-type="float">
            <text:p>39451.53</text:p>
          </table:table-cell>
          <table:table-cell table:formula="of:=ROUND([.I66]*0.08/12; 2)" office:value-type="float" office:value="263.01" calcext:value-type="float">
            <text:p>263.0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66]+[.J66]+[.K66]" office:value-type="float" office:value="40114.54" calcext:value-type="float">
            <text:p>40114.54</text:p>
          </table:table-cell>
        </table:table-row>
        <table:table-row table:style-name="ro1">
          <table:table-cell table:formula="of:=[.D66]" office:value-type="float" office:value="184752.52" calcext:value-type="float">
            <text:p>184752.52</text:p>
          </table:table-cell>
          <table:table-cell table:formula="of:=ROUND([.A67]*0.06/12; 2)" office:value-type="float" office:value="923.76" calcext:value-type="float">
            <text:p>923.7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67]+[.B67]-[.C67]" office:value-type="float" office:value="184477.18" calcext:value-type="float">
            <text:p>184477.18</text:p>
          </table:table-cell>
          <table:table-cell table:number-columns-repeated="4"/>
          <table:table-cell table:formula="of:=[.L66]" office:value-type="float" office:value="40114.54" calcext:value-type="float">
            <text:p>40114.54</text:p>
          </table:table-cell>
          <table:table-cell table:formula="of:=ROUND([.I67]*0.08/12; 2)" office:value-type="float" office:value="267.43" calcext:value-type="float">
            <text:p>267.4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67]+[.J67]+[.K67]" office:value-type="float" office:value="40781.97" calcext:value-type="float">
            <text:p>40781.97</text:p>
          </table:table-cell>
        </table:table-row>
        <table:table-row table:style-name="ro1">
          <table:table-cell table:formula="of:=[.D67]" office:value-type="float" office:value="184477.18" calcext:value-type="float">
            <text:p>184477.18</text:p>
          </table:table-cell>
          <table:table-cell table:formula="of:=ROUND([.A68]*0.06/12; 2)" office:value-type="float" office:value="922.39" calcext:value-type="float">
            <text:p>922.3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68]+[.B68]-[.C68]" office:value-type="float" office:value="184200.47" calcext:value-type="float">
            <text:p>184200.47</text:p>
          </table:table-cell>
          <table:table-cell table:number-columns-repeated="4"/>
          <table:table-cell table:formula="of:=[.L67]" office:value-type="float" office:value="40781.97" calcext:value-type="float">
            <text:p>40781.97</text:p>
          </table:table-cell>
          <table:table-cell table:formula="of:=ROUND([.I68]*0.08/12; 2)" office:value-type="float" office:value="271.88" calcext:value-type="float">
            <text:p>271.8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68]+[.J68]+[.K68]" office:value-type="float" office:value="41453.85" calcext:value-type="float">
            <text:p>41453.85</text:p>
          </table:table-cell>
        </table:table-row>
        <table:table-row table:style-name="ro1">
          <table:table-cell table:formula="of:=[.D68]" office:value-type="float" office:value="184200.47" calcext:value-type="float">
            <text:p>184200.47</text:p>
          </table:table-cell>
          <table:table-cell table:formula="of:=ROUND([.A69]*0.06/12; 2)" office:value-type="float" office:value="921" calcext:value-type="float">
            <text:p>92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69]+[.B69]-[.C69]" office:value-type="float" office:value="183922.37" calcext:value-type="float">
            <text:p>183922.37</text:p>
          </table:table-cell>
          <table:table-cell table:number-columns-repeated="4"/>
          <table:table-cell table:formula="of:=[.L68]" office:value-type="float" office:value="41453.85" calcext:value-type="float">
            <text:p>41453.85</text:p>
          </table:table-cell>
          <table:table-cell table:formula="of:=ROUND([.I69]*0.08/12; 2)" office:value-type="float" office:value="276.36" calcext:value-type="float">
            <text:p>276.3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69]+[.J69]+[.K69]" office:value-type="float" office:value="42130.21" calcext:value-type="float">
            <text:p>42130.21</text:p>
          </table:table-cell>
        </table:table-row>
        <table:table-row table:style-name="ro1">
          <table:table-cell table:formula="of:=[.D69]" office:value-type="float" office:value="183922.37" calcext:value-type="float">
            <text:p>183922.37</text:p>
          </table:table-cell>
          <table:table-cell table:formula="of:=ROUND([.A70]*0.06/12; 2)" office:value-type="float" office:value="919.61" calcext:value-type="float">
            <text:p>919.6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70]+[.B70]-[.C70]" office:value-type="float" office:value="183642.88" calcext:value-type="float">
            <text:p>183642.88</text:p>
          </table:table-cell>
          <table:table-cell table:number-columns-repeated="4"/>
          <table:table-cell table:formula="of:=[.L69]" office:value-type="float" office:value="42130.21" calcext:value-type="float">
            <text:p>42130.21</text:p>
          </table:table-cell>
          <table:table-cell table:formula="of:=ROUND([.I70]*0.08/12; 2)" office:value-type="float" office:value="280.87" calcext:value-type="float">
            <text:p>280.8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70]+[.J70]+[.K70]" office:value-type="float" office:value="42811.08" calcext:value-type="float">
            <text:p>42811.08</text:p>
          </table:table-cell>
        </table:table-row>
        <table:table-row table:style-name="ro1">
          <table:table-cell table:formula="of:=[.D70]" office:value-type="float" office:value="183642.88" calcext:value-type="float">
            <text:p>183642.88</text:p>
          </table:table-cell>
          <table:table-cell table:formula="of:=ROUND([.A71]*0.06/12; 2)" office:value-type="float" office:value="918.21" calcext:value-type="float">
            <text:p>918.2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71]+[.B71]-[.C71]" office:value-type="float" office:value="183361.99" calcext:value-type="float">
            <text:p>183361.99</text:p>
          </table:table-cell>
          <table:table-cell table:number-columns-repeated="4"/>
          <table:table-cell table:formula="of:=[.L70]" office:value-type="float" office:value="42811.08" calcext:value-type="float">
            <text:p>42811.08</text:p>
          </table:table-cell>
          <table:table-cell table:formula="of:=ROUND([.I71]*0.08/12; 2)" office:value-type="float" office:value="285.41" calcext:value-type="float">
            <text:p>285.4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71]+[.J71]+[.K71]" office:value-type="float" office:value="43496.49" calcext:value-type="float">
            <text:p>43496.49</text:p>
          </table:table-cell>
        </table:table-row>
        <table:table-row table:style-name="ro1">
          <table:table-cell table:formula="of:=[.D71]" office:value-type="float" office:value="183361.99" calcext:value-type="float">
            <text:p>183361.99</text:p>
          </table:table-cell>
          <table:table-cell table:formula="of:=ROUND([.A72]*0.06/12; 2)" office:value-type="float" office:value="916.81" calcext:value-type="float">
            <text:p>916.8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72]+[.B72]-[.C72]" office:value-type="float" office:value="183079.7" calcext:value-type="float">
            <text:p>183079.7</text:p>
          </table:table-cell>
          <table:table-cell table:number-columns-repeated="4"/>
          <table:table-cell table:formula="of:=[.L71]" office:value-type="float" office:value="43496.49" calcext:value-type="float">
            <text:p>43496.49</text:p>
          </table:table-cell>
          <table:table-cell table:formula="of:=ROUND([.I72]*0.08/12; 2)" office:value-type="float" office:value="289.98" calcext:value-type="float">
            <text:p>289.9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72]+[.J72]+[.K72]" office:value-type="float" office:value="44186.47" calcext:value-type="float">
            <text:p>44186.47</text:p>
          </table:table-cell>
        </table:table-row>
        <table:table-row table:style-name="ro1">
          <table:table-cell table:formula="of:=[.D72]" office:value-type="float" office:value="183079.7" calcext:value-type="float">
            <text:p>183079.7</text:p>
          </table:table-cell>
          <table:table-cell table:formula="of:=ROUND([.A73]*0.06/12; 2)" office:value-type="float" office:value="915.4" calcext:value-type="float">
            <text:p>915.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73]+[.B73]-[.C73]" office:value-type="float" office:value="182795.999999999" calcext:value-type="float">
            <text:p>182795.999999999</text:p>
          </table:table-cell>
          <table:table-cell table:number-columns-repeated="4"/>
          <table:table-cell table:formula="of:=[.L72]" office:value-type="float" office:value="44186.47" calcext:value-type="float">
            <text:p>44186.47</text:p>
          </table:table-cell>
          <table:table-cell table:formula="of:=ROUND([.I73]*0.08/12; 2)" office:value-type="float" office:value="294.58" calcext:value-type="float">
            <text:p>294.5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73]+[.J73]+[.K73]" office:value-type="float" office:value="44881.05" calcext:value-type="float">
            <text:p>44881.05</text:p>
          </table:table-cell>
        </table:table-row>
        <table:table-row table:style-name="ro1">
          <table:table-cell table:formula="of:=[.D73]" office:value-type="float" office:value="182795.999999999" calcext:value-type="float">
            <text:p>182795.999999999</text:p>
          </table:table-cell>
          <table:table-cell table:formula="of:=ROUND([.A74]*0.06/12; 2)" office:value-type="float" office:value="913.98" calcext:value-type="float">
            <text:p>913.9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74]+[.B74]-[.C74]" office:value-type="float" office:value="182510.879999999" calcext:value-type="float">
            <text:p>182510.879999999</text:p>
          </table:table-cell>
          <table:table-cell table:number-columns-repeated="4"/>
          <table:table-cell table:formula="of:=[.L73]" office:value-type="float" office:value="44881.05" calcext:value-type="float">
            <text:p>44881.05</text:p>
          </table:table-cell>
          <table:table-cell table:formula="of:=ROUND([.I74]*0.08/12; 2)" office:value-type="float" office:value="299.21" calcext:value-type="float">
            <text:p>299.2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74]+[.J74]+[.K74]" office:value-type="float" office:value="45580.26" calcext:value-type="float">
            <text:p>45580.26</text:p>
          </table:table-cell>
        </table:table-row>
        <table:table-row table:style-name="ro1">
          <table:table-cell table:formula="of:=[.D74]" office:value-type="float" office:value="182510.879999999" calcext:value-type="float">
            <text:p>182510.879999999</text:p>
          </table:table-cell>
          <table:table-cell table:formula="of:=ROUND([.A75]*0.06/12; 2)" office:value-type="float" office:value="912.55" calcext:value-type="float">
            <text:p>912.5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75]+[.B75]-[.C75]" office:value-type="float" office:value="182224.329999999" calcext:value-type="float">
            <text:p>182224.329999999</text:p>
          </table:table-cell>
          <table:table-cell table:number-columns-repeated="4"/>
          <table:table-cell table:formula="of:=[.L74]" office:value-type="float" office:value="45580.26" calcext:value-type="float">
            <text:p>45580.26</text:p>
          </table:table-cell>
          <table:table-cell table:formula="of:=ROUND([.I75]*0.08/12; 2)" office:value-type="float" office:value="303.87" calcext:value-type="float">
            <text:p>303.8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75]+[.J75]+[.K75]" office:value-type="float" office:value="46284.13" calcext:value-type="float">
            <text:p>46284.13</text:p>
          </table:table-cell>
        </table:table-row>
        <table:table-row table:style-name="ro1">
          <table:table-cell table:formula="of:=[.D75]" office:value-type="float" office:value="182224.329999999" calcext:value-type="float">
            <text:p>182224.329999999</text:p>
          </table:table-cell>
          <table:table-cell table:formula="of:=ROUND([.A76]*0.06/12; 2)" office:value-type="float" office:value="911.12" calcext:value-type="float">
            <text:p>911.1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76]+[.B76]-[.C76]" office:value-type="float" office:value="181936.349999999" calcext:value-type="float">
            <text:p>181936.349999999</text:p>
          </table:table-cell>
          <table:table-cell table:number-columns-repeated="4"/>
          <table:table-cell table:formula="of:=[.L75]" office:value-type="float" office:value="46284.13" calcext:value-type="float">
            <text:p>46284.13</text:p>
          </table:table-cell>
          <table:table-cell table:formula="of:=ROUND([.I76]*0.08/12; 2)" office:value-type="float" office:value="308.56" calcext:value-type="float">
            <text:p>308.5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76]+[.J76]+[.K76]" office:value-type="float" office:value="46992.69" calcext:value-type="float">
            <text:p>46992.69</text:p>
          </table:table-cell>
        </table:table-row>
        <table:table-row table:style-name="ro1">
          <table:table-cell table:formula="of:=[.D76]" office:value-type="float" office:value="181936.349999999" calcext:value-type="float">
            <text:p>181936.349999999</text:p>
          </table:table-cell>
          <table:table-cell table:formula="of:=ROUND([.A77]*0.06/12; 2)" office:value-type="float" office:value="909.68" calcext:value-type="float">
            <text:p>909.6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77]+[.B77]-[.C77]" office:value-type="float" office:value="181646.929999999" calcext:value-type="float">
            <text:p>181646.929999999</text:p>
          </table:table-cell>
          <table:table-cell table:number-columns-repeated="4"/>
          <table:table-cell table:formula="of:=[.L76]" office:value-type="float" office:value="46992.69" calcext:value-type="float">
            <text:p>46992.69</text:p>
          </table:table-cell>
          <table:table-cell table:formula="of:=ROUND([.I77]*0.08/12; 2)" office:value-type="float" office:value="313.28" calcext:value-type="float">
            <text:p>313.2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77]+[.J77]+[.K77]" office:value-type="float" office:value="47705.97" calcext:value-type="float">
            <text:p>47705.97</text:p>
          </table:table-cell>
        </table:table-row>
        <table:table-row table:style-name="ro1">
          <table:table-cell table:formula="of:=[.D77]" office:value-type="float" office:value="181646.929999999" calcext:value-type="float">
            <text:p>181646.929999999</text:p>
          </table:table-cell>
          <table:table-cell table:formula="of:=ROUND([.A78]*0.06/12; 2)" office:value-type="float" office:value="908.23" calcext:value-type="float">
            <text:p>908.2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78]+[.B78]-[.C78]" office:value-type="float" office:value="181356.059999999" calcext:value-type="float">
            <text:p>181356.059999999</text:p>
          </table:table-cell>
          <table:table-cell table:number-columns-repeated="4"/>
          <table:table-cell table:formula="of:=[.L77]" office:value-type="float" office:value="47705.97" calcext:value-type="float">
            <text:p>47705.97</text:p>
          </table:table-cell>
          <table:table-cell table:formula="of:=ROUND([.I78]*0.08/12; 2)" office:value-type="float" office:value="318.04" calcext:value-type="float">
            <text:p>318.0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78]+[.J78]+[.K78]" office:value-type="float" office:value="48424.01" calcext:value-type="float">
            <text:p>48424.01</text:p>
          </table:table-cell>
        </table:table-row>
        <table:table-row table:style-name="ro1">
          <table:table-cell table:formula="of:=[.D78]" office:value-type="float" office:value="181356.059999999" calcext:value-type="float">
            <text:p>181356.059999999</text:p>
          </table:table-cell>
          <table:table-cell table:formula="of:=ROUND([.A79]*0.06/12; 2)" office:value-type="float" office:value="906.78" calcext:value-type="float">
            <text:p>906.7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79]+[.B79]-[.C79]" office:value-type="float" office:value="181063.739999999" calcext:value-type="float">
            <text:p>181063.739999999</text:p>
          </table:table-cell>
          <table:table-cell table:number-columns-repeated="4"/>
          <table:table-cell table:formula="of:=[.L78]" office:value-type="float" office:value="48424.01" calcext:value-type="float">
            <text:p>48424.01</text:p>
          </table:table-cell>
          <table:table-cell table:formula="of:=ROUND([.I79]*0.08/12; 2)" office:value-type="float" office:value="322.83" calcext:value-type="float">
            <text:p>322.8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79]+[.J79]+[.K79]" office:value-type="float" office:value="49146.84" calcext:value-type="float">
            <text:p>49146.84</text:p>
          </table:table-cell>
        </table:table-row>
        <table:table-row table:style-name="ro1">
          <table:table-cell table:formula="of:=[.D79]" office:value-type="float" office:value="181063.739999999" calcext:value-type="float">
            <text:p>181063.739999999</text:p>
          </table:table-cell>
          <table:table-cell table:formula="of:=ROUND([.A80]*0.06/12; 2)" office:value-type="float" office:value="905.32" calcext:value-type="float">
            <text:p>905.3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80]+[.B80]-[.C80]" office:value-type="float" office:value="180769.959999999" calcext:value-type="float">
            <text:p>180769.959999999</text:p>
          </table:table-cell>
          <table:table-cell table:number-columns-repeated="4"/>
          <table:table-cell table:formula="of:=[.L79]" office:value-type="float" office:value="49146.84" calcext:value-type="float">
            <text:p>49146.84</text:p>
          </table:table-cell>
          <table:table-cell table:formula="of:=ROUND([.I80]*0.08/12; 2)" office:value-type="float" office:value="327.65" calcext:value-type="float">
            <text:p>327.6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80]+[.J80]+[.K80]" office:value-type="float" office:value="49874.49" calcext:value-type="float">
            <text:p>49874.49</text:p>
          </table:table-cell>
        </table:table-row>
        <table:table-row table:style-name="ro1">
          <table:table-cell table:formula="of:=[.D80]" office:value-type="float" office:value="180769.959999999" calcext:value-type="float">
            <text:p>180769.959999999</text:p>
          </table:table-cell>
          <table:table-cell table:formula="of:=ROUND([.A81]*0.06/12; 2)" office:value-type="float" office:value="903.85" calcext:value-type="float">
            <text:p>903.8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81]+[.B81]-[.C81]" office:value-type="float" office:value="180474.709999999" calcext:value-type="float">
            <text:p>180474.709999999</text:p>
          </table:table-cell>
          <table:table-cell table:number-columns-repeated="4"/>
          <table:table-cell table:formula="of:=[.L80]" office:value-type="float" office:value="49874.49" calcext:value-type="float">
            <text:p>49874.49</text:p>
          </table:table-cell>
          <table:table-cell table:formula="of:=ROUND([.I81]*0.08/12; 2)" office:value-type="float" office:value="332.5" calcext:value-type="float">
            <text:p>332.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81]+[.J81]+[.K81]" office:value-type="float" office:value="50606.99" calcext:value-type="float">
            <text:p>50606.99</text:p>
          </table:table-cell>
        </table:table-row>
        <table:table-row table:style-name="ro1">
          <table:table-cell table:formula="of:=[.D81]" office:value-type="float" office:value="180474.709999999" calcext:value-type="float">
            <text:p>180474.709999999</text:p>
          </table:table-cell>
          <table:table-cell table:formula="of:=ROUND([.A82]*0.06/12; 2)" office:value-type="float" office:value="902.37" calcext:value-type="float">
            <text:p>902.3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82]+[.B82]-[.C82]" office:value-type="float" office:value="180177.979999999" calcext:value-type="float">
            <text:p>180177.979999999</text:p>
          </table:table-cell>
          <table:table-cell table:number-columns-repeated="4"/>
          <table:table-cell table:formula="of:=[.L81]" office:value-type="float" office:value="50606.99" calcext:value-type="float">
            <text:p>50606.99</text:p>
          </table:table-cell>
          <table:table-cell table:formula="of:=ROUND([.I82]*0.08/12; 2)" office:value-type="float" office:value="337.38" calcext:value-type="float">
            <text:p>337.3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82]+[.J82]+[.K82]" office:value-type="float" office:value="51344.37" calcext:value-type="float">
            <text:p>51344.37</text:p>
          </table:table-cell>
        </table:table-row>
        <table:table-row table:style-name="ro1">
          <table:table-cell table:formula="of:=[.D82]" office:value-type="float" office:value="180177.979999999" calcext:value-type="float">
            <text:p>180177.979999999</text:p>
          </table:table-cell>
          <table:table-cell table:formula="of:=ROUND([.A83]*0.06/12; 2)" office:value-type="float" office:value="900.89" calcext:value-type="float">
            <text:p>900.8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83]+[.B83]-[.C83]" office:value-type="float" office:value="179879.769999999" calcext:value-type="float">
            <text:p>179879.769999999</text:p>
          </table:table-cell>
          <table:table-cell table:number-columns-repeated="4"/>
          <table:table-cell table:formula="of:=[.L82]" office:value-type="float" office:value="51344.37" calcext:value-type="float">
            <text:p>51344.37</text:p>
          </table:table-cell>
          <table:table-cell table:formula="of:=ROUND([.I83]*0.08/12; 2)" office:value-type="float" office:value="342.3" calcext:value-type="float">
            <text:p>342.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83]+[.J83]+[.K83]" office:value-type="float" office:value="52086.67" calcext:value-type="float">
            <text:p>52086.67</text:p>
          </table:table-cell>
        </table:table-row>
        <table:table-row table:style-name="ro1">
          <table:table-cell table:formula="of:=[.D83]" office:value-type="float" office:value="179879.769999999" calcext:value-type="float">
            <text:p>179879.769999999</text:p>
          </table:table-cell>
          <table:table-cell table:formula="of:=ROUND([.A84]*0.06/12; 2)" office:value-type="float" office:value="899.4" calcext:value-type="float">
            <text:p>899.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84]+[.B84]-[.C84]" office:value-type="float" office:value="179580.069999999" calcext:value-type="float">
            <text:p>179580.069999999</text:p>
          </table:table-cell>
          <table:table-cell table:number-columns-repeated="4"/>
          <table:table-cell table:formula="of:=[.L83]" office:value-type="float" office:value="52086.67" calcext:value-type="float">
            <text:p>52086.67</text:p>
          </table:table-cell>
          <table:table-cell table:formula="of:=ROUND([.I84]*0.08/12; 2)" office:value-type="float" office:value="347.24" calcext:value-type="float">
            <text:p>347.2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84]+[.J84]+[.K84]" office:value-type="float" office:value="52833.91" calcext:value-type="float">
            <text:p>52833.91</text:p>
          </table:table-cell>
        </table:table-row>
        <table:table-row table:style-name="ro1">
          <table:table-cell table:formula="of:=[.D84]" office:value-type="float" office:value="179580.069999999" calcext:value-type="float">
            <text:p>179580.069999999</text:p>
          </table:table-cell>
          <table:table-cell table:formula="of:=ROUND([.A85]*0.06/12; 2)" office:value-type="float" office:value="897.9" calcext:value-type="float">
            <text:p>897.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85]+[.B85]-[.C85]" office:value-type="float" office:value="179278.869999999" calcext:value-type="float">
            <text:p>179278.869999999</text:p>
          </table:table-cell>
          <table:table-cell table:number-columns-repeated="4"/>
          <table:table-cell table:formula="of:=[.L84]" office:value-type="float" office:value="52833.91" calcext:value-type="float">
            <text:p>52833.91</text:p>
          </table:table-cell>
          <table:table-cell table:formula="of:=ROUND([.I85]*0.08/12; 2)" office:value-type="float" office:value="352.23" calcext:value-type="float">
            <text:p>352.2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85]+[.J85]+[.K85]" office:value-type="float" office:value="53586.14" calcext:value-type="float">
            <text:p>53586.14</text:p>
          </table:table-cell>
        </table:table-row>
        <table:table-row table:style-name="ro1">
          <table:table-cell table:formula="of:=[.D85]" office:value-type="float" office:value="179278.869999999" calcext:value-type="float">
            <text:p>179278.869999999</text:p>
          </table:table-cell>
          <table:table-cell table:formula="of:=ROUND([.A86]*0.06/12; 2)" office:value-type="float" office:value="896.39" calcext:value-type="float">
            <text:p>896.3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86]+[.B86]-[.C86]" office:value-type="float" office:value="178976.159999999" calcext:value-type="float">
            <text:p>178976.159999999</text:p>
          </table:table-cell>
          <table:table-cell table:number-columns-repeated="4"/>
          <table:table-cell table:formula="of:=[.L85]" office:value-type="float" office:value="53586.14" calcext:value-type="float">
            <text:p>53586.14</text:p>
          </table:table-cell>
          <table:table-cell table:formula="of:=ROUND([.I86]*0.08/12; 2)" office:value-type="float" office:value="357.24" calcext:value-type="float">
            <text:p>357.2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86]+[.J86]+[.K86]" office:value-type="float" office:value="54343.38" calcext:value-type="float">
            <text:p>54343.38</text:p>
          </table:table-cell>
        </table:table-row>
        <table:table-row table:style-name="ro1">
          <table:table-cell table:formula="of:=[.D86]" office:value-type="float" office:value="178976.159999999" calcext:value-type="float">
            <text:p>178976.159999999</text:p>
          </table:table-cell>
          <table:table-cell table:formula="of:=ROUND([.A87]*0.06/12; 2)" office:value-type="float" office:value="894.88" calcext:value-type="float">
            <text:p>894.8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87]+[.B87]-[.C87]" office:value-type="float" office:value="178671.939999999" calcext:value-type="float">
            <text:p>178671.939999999</text:p>
          </table:table-cell>
          <table:table-cell table:number-columns-repeated="4"/>
          <table:table-cell table:formula="of:=[.L86]" office:value-type="float" office:value="54343.38" calcext:value-type="float">
            <text:p>54343.38</text:p>
          </table:table-cell>
          <table:table-cell table:formula="of:=ROUND([.I87]*0.08/12; 2)" office:value-type="float" office:value="362.29" calcext:value-type="float">
            <text:p>362.2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87]+[.J87]+[.K87]" office:value-type="float" office:value="55105.67" calcext:value-type="float">
            <text:p>55105.67</text:p>
          </table:table-cell>
        </table:table-row>
        <table:table-row table:style-name="ro1">
          <table:table-cell table:formula="of:=[.D87]" office:value-type="float" office:value="178671.939999999" calcext:value-type="float">
            <text:p>178671.939999999</text:p>
          </table:table-cell>
          <table:table-cell table:formula="of:=ROUND([.A88]*0.06/12; 2)" office:value-type="float" office:value="893.36" calcext:value-type="float">
            <text:p>893.3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88]+[.B88]-[.C88]" office:value-type="float" office:value="178366.199999999" calcext:value-type="float">
            <text:p>178366.199999999</text:p>
          </table:table-cell>
          <table:table-cell table:number-columns-repeated="4"/>
          <table:table-cell table:formula="of:=[.L87]" office:value-type="float" office:value="55105.67" calcext:value-type="float">
            <text:p>55105.67</text:p>
          </table:table-cell>
          <table:table-cell table:formula="of:=ROUND([.I88]*0.08/12; 2)" office:value-type="float" office:value="367.37" calcext:value-type="float">
            <text:p>367.3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88]+[.J88]+[.K88]" office:value-type="float" office:value="55873.04" calcext:value-type="float">
            <text:p>55873.04</text:p>
          </table:table-cell>
        </table:table-row>
        <table:table-row table:style-name="ro1">
          <table:table-cell table:formula="of:=[.D88]" office:value-type="float" office:value="178366.199999999" calcext:value-type="float">
            <text:p>178366.199999999</text:p>
          </table:table-cell>
          <table:table-cell table:formula="of:=ROUND([.A89]*0.06/12; 2)" office:value-type="float" office:value="891.83" calcext:value-type="float">
            <text:p>891.8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89]+[.B89]-[.C89]" office:value-type="float" office:value="178058.929999999" calcext:value-type="float">
            <text:p>178058.929999999</text:p>
          </table:table-cell>
          <table:table-cell table:number-columns-repeated="4"/>
          <table:table-cell table:formula="of:=[.L88]" office:value-type="float" office:value="55873.04" calcext:value-type="float">
            <text:p>55873.04</text:p>
          </table:table-cell>
          <table:table-cell table:formula="of:=ROUND([.I89]*0.08/12; 2)" office:value-type="float" office:value="372.49" calcext:value-type="float">
            <text:p>372.4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89]+[.J89]+[.K89]" office:value-type="float" office:value="56645.53" calcext:value-type="float">
            <text:p>56645.53</text:p>
          </table:table-cell>
        </table:table-row>
        <table:table-row table:style-name="ro1">
          <table:table-cell table:formula="of:=[.D89]" office:value-type="float" office:value="178058.929999999" calcext:value-type="float">
            <text:p>178058.929999999</text:p>
          </table:table-cell>
          <table:table-cell table:formula="of:=ROUND([.A90]*0.06/12; 2)" office:value-type="float" office:value="890.29" calcext:value-type="float">
            <text:p>890.2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90]+[.B90]-[.C90]" office:value-type="float" office:value="177750.119999999" calcext:value-type="float">
            <text:p>177750.119999999</text:p>
          </table:table-cell>
          <table:table-cell table:number-columns-repeated="4"/>
          <table:table-cell table:formula="of:=[.L89]" office:value-type="float" office:value="56645.53" calcext:value-type="float">
            <text:p>56645.53</text:p>
          </table:table-cell>
          <table:table-cell table:formula="of:=ROUND([.I90]*0.08/12; 2)" office:value-type="float" office:value="377.64" calcext:value-type="float">
            <text:p>377.6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90]+[.J90]+[.K90]" office:value-type="float" office:value="57423.17" calcext:value-type="float">
            <text:p>57423.17</text:p>
          </table:table-cell>
        </table:table-row>
        <table:table-row table:style-name="ro1">
          <table:table-cell table:formula="of:=[.D90]" office:value-type="float" office:value="177750.119999999" calcext:value-type="float">
            <text:p>177750.119999999</text:p>
          </table:table-cell>
          <table:table-cell table:formula="of:=ROUND([.A91]*0.06/12; 2)" office:value-type="float" office:value="888.75" calcext:value-type="float">
            <text:p>888.7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91]+[.B91]-[.C91]" office:value-type="float" office:value="177439.769999999" calcext:value-type="float">
            <text:p>177439.769999999</text:p>
          </table:table-cell>
          <table:table-cell table:number-columns-repeated="4"/>
          <table:table-cell table:formula="of:=[.L90]" office:value-type="float" office:value="57423.17" calcext:value-type="float">
            <text:p>57423.17</text:p>
          </table:table-cell>
          <table:table-cell table:formula="of:=ROUND([.I91]*0.08/12; 2)" office:value-type="float" office:value="382.82" calcext:value-type="float">
            <text:p>382.8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91]+[.J91]+[.K91]" office:value-type="float" office:value="58205.99" calcext:value-type="float">
            <text:p>58205.99</text:p>
          </table:table-cell>
        </table:table-row>
        <table:table-row table:style-name="ro1">
          <table:table-cell table:formula="of:=[.D91]" office:value-type="float" office:value="177439.769999999" calcext:value-type="float">
            <text:p>177439.769999999</text:p>
          </table:table-cell>
          <table:table-cell table:formula="of:=ROUND([.A92]*0.06/12; 2)" office:value-type="float" office:value="887.2" calcext:value-type="float">
            <text:p>887.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92]+[.B92]-[.C92]" office:value-type="float" office:value="177127.869999999" calcext:value-type="float">
            <text:p>177127.869999999</text:p>
          </table:table-cell>
          <table:table-cell table:number-columns-repeated="4"/>
          <table:table-cell table:formula="of:=[.L91]" office:value-type="float" office:value="58205.99" calcext:value-type="float">
            <text:p>58205.99</text:p>
          </table:table-cell>
          <table:table-cell table:formula="of:=ROUND([.I92]*0.08/12; 2)" office:value-type="float" office:value="388.04" calcext:value-type="float">
            <text:p>388.0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92]+[.J92]+[.K92]" office:value-type="float" office:value="58994.03" calcext:value-type="float">
            <text:p>58994.03</text:p>
          </table:table-cell>
        </table:table-row>
        <table:table-row table:style-name="ro1">
          <table:table-cell table:formula="of:=[.D92]" office:value-type="float" office:value="177127.869999999" calcext:value-type="float">
            <text:p>177127.869999999</text:p>
          </table:table-cell>
          <table:table-cell table:formula="of:=ROUND([.A93]*0.06/12; 2)" office:value-type="float" office:value="885.64" calcext:value-type="float">
            <text:p>885.6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93]+[.B93]-[.C93]" office:value-type="float" office:value="176814.409999999" calcext:value-type="float">
            <text:p>176814.409999999</text:p>
          </table:table-cell>
          <table:table-cell table:number-columns-repeated="4"/>
          <table:table-cell table:formula="of:=[.L92]" office:value-type="float" office:value="58994.03" calcext:value-type="float">
            <text:p>58994.03</text:p>
          </table:table-cell>
          <table:table-cell table:formula="of:=ROUND([.I93]*0.08/12; 2)" office:value-type="float" office:value="393.29" calcext:value-type="float">
            <text:p>393.2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93]+[.J93]+[.K93]" office:value-type="float" office:value="59787.32" calcext:value-type="float">
            <text:p>59787.32</text:p>
          </table:table-cell>
        </table:table-row>
        <table:table-row table:style-name="ro1">
          <table:table-cell table:formula="of:=[.D93]" office:value-type="float" office:value="176814.409999999" calcext:value-type="float">
            <text:p>176814.409999999</text:p>
          </table:table-cell>
          <table:table-cell table:formula="of:=ROUND([.A94]*0.06/12; 2)" office:value-type="float" office:value="884.07" calcext:value-type="float">
            <text:p>884.0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94]+[.B94]-[.C94]" office:value-type="float" office:value="176499.379999999" calcext:value-type="float">
            <text:p>176499.379999999</text:p>
          </table:table-cell>
          <table:table-cell table:number-columns-repeated="4"/>
          <table:table-cell table:formula="of:=[.L93]" office:value-type="float" office:value="59787.32" calcext:value-type="float">
            <text:p>59787.32</text:p>
          </table:table-cell>
          <table:table-cell table:formula="of:=ROUND([.I94]*0.08/12; 2)" office:value-type="float" office:value="398.58" calcext:value-type="float">
            <text:p>398.5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94]+[.J94]+[.K94]" office:value-type="float" office:value="60585.9" calcext:value-type="float">
            <text:p>60585.9</text:p>
          </table:table-cell>
        </table:table-row>
        <table:table-row table:style-name="ro1">
          <table:table-cell table:formula="of:=[.D94]" office:value-type="float" office:value="176499.379999999" calcext:value-type="float">
            <text:p>176499.379999999</text:p>
          </table:table-cell>
          <table:table-cell table:formula="of:=ROUND([.A95]*0.06/12; 2)" office:value-type="float" office:value="882.5" calcext:value-type="float">
            <text:p>882.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95]+[.B95]-[.C95]" office:value-type="float" office:value="176182.779999999" calcext:value-type="float">
            <text:p>176182.779999999</text:p>
          </table:table-cell>
          <table:table-cell table:number-columns-repeated="4"/>
          <table:table-cell table:formula="of:=[.L94]" office:value-type="float" office:value="60585.9" calcext:value-type="float">
            <text:p>60585.9</text:p>
          </table:table-cell>
          <table:table-cell table:formula="of:=ROUND([.I95]*0.08/12; 2)" office:value-type="float" office:value="403.91" calcext:value-type="float">
            <text:p>403.9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95]+[.J95]+[.K95]" office:value-type="float" office:value="61389.81" calcext:value-type="float">
            <text:p>61389.81</text:p>
          </table:table-cell>
        </table:table-row>
        <table:table-row table:style-name="ro1">
          <table:table-cell table:formula="of:=[.D95]" office:value-type="float" office:value="176182.779999999" calcext:value-type="float">
            <text:p>176182.779999999</text:p>
          </table:table-cell>
          <table:table-cell table:formula="of:=ROUND([.A96]*0.06/12; 2)" office:value-type="float" office:value="880.91" calcext:value-type="float">
            <text:p>880.9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96]+[.B96]-[.C96]" office:value-type="float" office:value="175864.589999999" calcext:value-type="float">
            <text:p>175864.589999999</text:p>
          </table:table-cell>
          <table:table-cell table:number-columns-repeated="4"/>
          <table:table-cell table:formula="of:=[.L95]" office:value-type="float" office:value="61389.81" calcext:value-type="float">
            <text:p>61389.81</text:p>
          </table:table-cell>
          <table:table-cell table:formula="of:=ROUND([.I96]*0.08/12; 2)" office:value-type="float" office:value="409.27" calcext:value-type="float">
            <text:p>409.2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96]+[.J96]+[.K96]" office:value-type="float" office:value="62199.08" calcext:value-type="float">
            <text:p>62199.08</text:p>
          </table:table-cell>
        </table:table-row>
        <table:table-row table:style-name="ro1">
          <table:table-cell table:formula="of:=[.D96]" office:value-type="float" office:value="175864.589999999" calcext:value-type="float">
            <text:p>175864.589999999</text:p>
          </table:table-cell>
          <table:table-cell table:formula="of:=ROUND([.A97]*0.06/12; 2)" office:value-type="float" office:value="879.32" calcext:value-type="float">
            <text:p>879.3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97]+[.B97]-[.C97]" office:value-type="float" office:value="175544.809999999" calcext:value-type="float">
            <text:p>175544.809999999</text:p>
          </table:table-cell>
          <table:table-cell table:number-columns-repeated="4"/>
          <table:table-cell table:formula="of:=[.L96]" office:value-type="float" office:value="62199.08" calcext:value-type="float">
            <text:p>62199.08</text:p>
          </table:table-cell>
          <table:table-cell table:formula="of:=ROUND([.I97]*0.08/12; 2)" office:value-type="float" office:value="414.66" calcext:value-type="float">
            <text:p>414.6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97]+[.J97]+[.K97]" office:value-type="float" office:value="63013.74" calcext:value-type="float">
            <text:p>63013.74</text:p>
          </table:table-cell>
        </table:table-row>
        <table:table-row table:style-name="ro1">
          <table:table-cell table:formula="of:=[.D97]" office:value-type="float" office:value="175544.809999999" calcext:value-type="float">
            <text:p>175544.809999999</text:p>
          </table:table-cell>
          <table:table-cell table:formula="of:=ROUND([.A98]*0.06/12; 2)" office:value-type="float" office:value="877.72" calcext:value-type="float">
            <text:p>877.7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98]+[.B98]-[.C98]" office:value-type="float" office:value="175223.429999999" calcext:value-type="float">
            <text:p>175223.429999999</text:p>
          </table:table-cell>
          <table:table-cell table:number-columns-repeated="4"/>
          <table:table-cell table:formula="of:=[.L97]" office:value-type="float" office:value="63013.74" calcext:value-type="float">
            <text:p>63013.74</text:p>
          </table:table-cell>
          <table:table-cell table:formula="of:=ROUND([.I98]*0.08/12; 2)" office:value-type="float" office:value="420.09" calcext:value-type="float">
            <text:p>420.0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98]+[.J98]+[.K98]" office:value-type="float" office:value="63833.83" calcext:value-type="float">
            <text:p>63833.83</text:p>
          </table:table-cell>
        </table:table-row>
        <table:table-row table:style-name="ro1">
          <table:table-cell table:formula="of:=[.D98]" office:value-type="float" office:value="175223.429999999" calcext:value-type="float">
            <text:p>175223.429999999</text:p>
          </table:table-cell>
          <table:table-cell table:formula="of:=ROUND([.A99]*0.06/12; 2)" office:value-type="float" office:value="876.12" calcext:value-type="float">
            <text:p>876.1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99]+[.B99]-[.C99]" office:value-type="float" office:value="174900.449999999" calcext:value-type="float">
            <text:p>174900.449999999</text:p>
          </table:table-cell>
          <table:table-cell table:number-columns-repeated="4"/>
          <table:table-cell table:formula="of:=[.L98]" office:value-type="float" office:value="63833.83" calcext:value-type="float">
            <text:p>63833.83</text:p>
          </table:table-cell>
          <table:table-cell table:formula="of:=ROUND([.I99]*0.08/12; 2)" office:value-type="float" office:value="425.56" calcext:value-type="float">
            <text:p>425.5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99]+[.J99]+[.K99]" office:value-type="float" office:value="64659.39" calcext:value-type="float">
            <text:p>64659.39</text:p>
          </table:table-cell>
        </table:table-row>
        <table:table-row table:style-name="ro1">
          <table:table-cell table:formula="of:=[.D99]" office:value-type="float" office:value="174900.449999999" calcext:value-type="float">
            <text:p>174900.449999999</text:p>
          </table:table-cell>
          <table:table-cell table:formula="of:=ROUND([.A100]*0.06/12; 2)" office:value-type="float" office:value="874.5" calcext:value-type="float">
            <text:p>874.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00]+[.B100]-[.C100]" office:value-type="float" office:value="174575.849999999" calcext:value-type="float">
            <text:p>174575.849999999</text:p>
          </table:table-cell>
          <table:table-cell table:number-columns-repeated="4"/>
          <table:table-cell table:formula="of:=[.L99]" office:value-type="float" office:value="64659.39" calcext:value-type="float">
            <text:p>64659.39</text:p>
          </table:table-cell>
          <table:table-cell table:formula="of:=ROUND([.I100]*0.08/12; 2)" office:value-type="float" office:value="431.06" calcext:value-type="float">
            <text:p>431.0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00]+[.J100]+[.K100]" office:value-type="float" office:value="65490.45" calcext:value-type="float">
            <text:p>65490.45</text:p>
          </table:table-cell>
        </table:table-row>
        <table:table-row table:style-name="ro1">
          <table:table-cell table:formula="of:=[.D100]" office:value-type="float" office:value="174575.849999999" calcext:value-type="float">
            <text:p>174575.849999999</text:p>
          </table:table-cell>
          <table:table-cell table:formula="of:=ROUND([.A101]*0.06/12; 2)" office:value-type="float" office:value="872.88" calcext:value-type="float">
            <text:p>872.8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01]+[.B101]-[.C101]" office:value-type="float" office:value="174249.629999999" calcext:value-type="float">
            <text:p>174249.629999999</text:p>
          </table:table-cell>
          <table:table-cell table:number-columns-repeated="4"/>
          <table:table-cell table:formula="of:=[.L100]" office:value-type="float" office:value="65490.45" calcext:value-type="float">
            <text:p>65490.45</text:p>
          </table:table-cell>
          <table:table-cell table:formula="of:=ROUND([.I101]*0.08/12; 2)" office:value-type="float" office:value="436.6" calcext:value-type="float">
            <text:p>436.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01]+[.J101]+[.K101]" office:value-type="float" office:value="66327.05" calcext:value-type="float">
            <text:p>66327.05</text:p>
          </table:table-cell>
        </table:table-row>
        <table:table-row table:style-name="ro1">
          <table:table-cell table:formula="of:=[.D101]" office:value-type="float" office:value="174249.629999999" calcext:value-type="float">
            <text:p>174249.629999999</text:p>
          </table:table-cell>
          <table:table-cell table:formula="of:=ROUND([.A102]*0.06/12; 2)" office:value-type="float" office:value="871.25" calcext:value-type="float">
            <text:p>871.2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02]+[.B102]-[.C102]" office:value-type="float" office:value="173921.779999999" calcext:value-type="float">
            <text:p>173921.779999999</text:p>
          </table:table-cell>
          <table:table-cell table:number-columns-repeated="4"/>
          <table:table-cell table:formula="of:=[.L101]" office:value-type="float" office:value="66327.05" calcext:value-type="float">
            <text:p>66327.05</text:p>
          </table:table-cell>
          <table:table-cell table:formula="of:=ROUND([.I102]*0.08/12; 2)" office:value-type="float" office:value="442.18" calcext:value-type="float">
            <text:p>442.1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02]+[.J102]+[.K102]" office:value-type="float" office:value="67169.23" calcext:value-type="float">
            <text:p>67169.23</text:p>
          </table:table-cell>
        </table:table-row>
        <table:table-row table:style-name="ro1">
          <table:table-cell table:formula="of:=[.D102]" office:value-type="float" office:value="173921.779999999" calcext:value-type="float">
            <text:p>173921.779999999</text:p>
          </table:table-cell>
          <table:table-cell table:formula="of:=ROUND([.A103]*0.06/12; 2)" office:value-type="float" office:value="869.61" calcext:value-type="float">
            <text:p>869.6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03]+[.B103]-[.C103]" office:value-type="float" office:value="173592.289999999" calcext:value-type="float">
            <text:p>173592.289999999</text:p>
          </table:table-cell>
          <table:table-cell table:number-columns-repeated="4"/>
          <table:table-cell table:formula="of:=[.L102]" office:value-type="float" office:value="67169.23" calcext:value-type="float">
            <text:p>67169.23</text:p>
          </table:table-cell>
          <table:table-cell table:formula="of:=ROUND([.I103]*0.08/12; 2)" office:value-type="float" office:value="447.79" calcext:value-type="float">
            <text:p>447.7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03]+[.J103]+[.K103]" office:value-type="float" office:value="68017.02" calcext:value-type="float">
            <text:p>68017.02</text:p>
          </table:table-cell>
        </table:table-row>
        <table:table-row table:style-name="ro1">
          <table:table-cell table:formula="of:=[.D103]" office:value-type="float" office:value="173592.289999999" calcext:value-type="float">
            <text:p>173592.289999999</text:p>
          </table:table-cell>
          <table:table-cell table:formula="of:=ROUND([.A104]*0.06/12; 2)" office:value-type="float" office:value="867.96" calcext:value-type="float">
            <text:p>867.9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04]+[.B104]-[.C104]" office:value-type="float" office:value="173261.149999999" calcext:value-type="float">
            <text:p>173261.149999999</text:p>
          </table:table-cell>
          <table:table-cell table:number-columns-repeated="4"/>
          <table:table-cell table:formula="of:=[.L103]" office:value-type="float" office:value="68017.02" calcext:value-type="float">
            <text:p>68017.02</text:p>
          </table:table-cell>
          <table:table-cell table:formula="of:=ROUND([.I104]*0.08/12; 2)" office:value-type="float" office:value="453.45" calcext:value-type="float">
            <text:p>453.4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04]+[.J104]+[.K104]" office:value-type="float" office:value="68870.47" calcext:value-type="float">
            <text:p>68870.47</text:p>
          </table:table-cell>
        </table:table-row>
        <table:table-row table:style-name="ro1">
          <table:table-cell table:formula="of:=[.D104]" office:value-type="float" office:value="173261.149999999" calcext:value-type="float">
            <text:p>173261.149999999</text:p>
          </table:table-cell>
          <table:table-cell table:formula="of:=ROUND([.A105]*0.06/12; 2)" office:value-type="float" office:value="866.31" calcext:value-type="float">
            <text:p>866.3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05]+[.B105]-[.C105]" office:value-type="float" office:value="172928.359999999" calcext:value-type="float">
            <text:p>172928.359999999</text:p>
          </table:table-cell>
          <table:table-cell table:number-columns-repeated="4"/>
          <table:table-cell table:formula="of:=[.L104]" office:value-type="float" office:value="68870.47" calcext:value-type="float">
            <text:p>68870.47</text:p>
          </table:table-cell>
          <table:table-cell table:formula="of:=ROUND([.I105]*0.08/12; 2)" office:value-type="float" office:value="459.14" calcext:value-type="float">
            <text:p>459.1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05]+[.J105]+[.K105]" office:value-type="float" office:value="69729.61" calcext:value-type="float">
            <text:p>69729.61</text:p>
          </table:table-cell>
        </table:table-row>
        <table:table-row table:style-name="ro1">
          <table:table-cell table:formula="of:=[.D105]" office:value-type="float" office:value="172928.359999999" calcext:value-type="float">
            <text:p>172928.359999999</text:p>
          </table:table-cell>
          <table:table-cell table:formula="of:=ROUND([.A106]*0.06/12; 2)" office:value-type="float" office:value="864.64" calcext:value-type="float">
            <text:p>864.6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06]+[.B106]-[.C106]" office:value-type="float" office:value="172593.899999999" calcext:value-type="float">
            <text:p>172593.899999999</text:p>
          </table:table-cell>
          <table:table-cell table:number-columns-repeated="4"/>
          <table:table-cell table:formula="of:=[.L105]" office:value-type="float" office:value="69729.61" calcext:value-type="float">
            <text:p>69729.61</text:p>
          </table:table-cell>
          <table:table-cell table:formula="of:=ROUND([.I106]*0.08/12; 2)" office:value-type="float" office:value="464.86" calcext:value-type="float">
            <text:p>464.8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06]+[.J106]+[.K106]" office:value-type="float" office:value="70594.47" calcext:value-type="float">
            <text:p>70594.47</text:p>
          </table:table-cell>
        </table:table-row>
        <table:table-row table:style-name="ro1">
          <table:table-cell table:formula="of:=[.D106]" office:value-type="float" office:value="172593.899999999" calcext:value-type="float">
            <text:p>172593.899999999</text:p>
          </table:table-cell>
          <table:table-cell table:formula="of:=ROUND([.A107]*0.06/12; 2)" office:value-type="float" office:value="862.97" calcext:value-type="float">
            <text:p>862.9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07]+[.B107]-[.C107]" office:value-type="float" office:value="172257.769999999" calcext:value-type="float">
            <text:p>172257.769999999</text:p>
          </table:table-cell>
          <table:table-cell table:number-columns-repeated="4"/>
          <table:table-cell table:formula="of:=[.L106]" office:value-type="float" office:value="70594.47" calcext:value-type="float">
            <text:p>70594.47</text:p>
          </table:table-cell>
          <table:table-cell table:formula="of:=ROUND([.I107]*0.08/12; 2)" office:value-type="float" office:value="470.63" calcext:value-type="float">
            <text:p>470.6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07]+[.J107]+[.K107]" office:value-type="float" office:value="71465.1" calcext:value-type="float">
            <text:p>71465.1</text:p>
          </table:table-cell>
        </table:table-row>
        <table:table-row table:style-name="ro1">
          <table:table-cell table:formula="of:=[.D107]" office:value-type="float" office:value="172257.769999999" calcext:value-type="float">
            <text:p>172257.769999999</text:p>
          </table:table-cell>
          <table:table-cell table:formula="of:=ROUND([.A108]*0.06/12; 2)" office:value-type="float" office:value="861.29" calcext:value-type="float">
            <text:p>861.2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08]+[.B108]-[.C108]" office:value-type="float" office:value="171919.959999999" calcext:value-type="float">
            <text:p>171919.959999999</text:p>
          </table:table-cell>
          <table:table-cell table:number-columns-repeated="4"/>
          <table:table-cell table:formula="of:=[.L107]" office:value-type="float" office:value="71465.1" calcext:value-type="float">
            <text:p>71465.1</text:p>
          </table:table-cell>
          <table:table-cell table:formula="of:=ROUND([.I108]*0.08/12; 2)" office:value-type="float" office:value="476.43" calcext:value-type="float">
            <text:p>476.4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08]+[.J108]+[.K108]" office:value-type="float" office:value="72341.53" calcext:value-type="float">
            <text:p>72341.53</text:p>
          </table:table-cell>
        </table:table-row>
        <table:table-row table:style-name="ro1">
          <table:table-cell table:formula="of:=[.D108]" office:value-type="float" office:value="171919.959999999" calcext:value-type="float">
            <text:p>171919.959999999</text:p>
          </table:table-cell>
          <table:table-cell table:formula="of:=ROUND([.A109]*0.06/12; 2)" office:value-type="float" office:value="859.6" calcext:value-type="float">
            <text:p>859.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09]+[.B109]-[.C109]" office:value-type="float" office:value="171580.459999999" calcext:value-type="float">
            <text:p>171580.459999999</text:p>
          </table:table-cell>
          <table:table-cell table:number-columns-repeated="4"/>
          <table:table-cell table:formula="of:=[.L108]" office:value-type="float" office:value="72341.53" calcext:value-type="float">
            <text:p>72341.53</text:p>
          </table:table-cell>
          <table:table-cell table:formula="of:=ROUND([.I109]*0.08/12; 2)" office:value-type="float" office:value="482.28" calcext:value-type="float">
            <text:p>482.2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09]+[.J109]+[.K109]" office:value-type="float" office:value="73223.81" calcext:value-type="float">
            <text:p>73223.81</text:p>
          </table:table-cell>
        </table:table-row>
        <table:table-row table:style-name="ro1">
          <table:table-cell table:formula="of:=[.D109]" office:value-type="float" office:value="171580.459999999" calcext:value-type="float">
            <text:p>171580.459999999</text:p>
          </table:table-cell>
          <table:table-cell table:formula="of:=ROUND([.A110]*0.06/12; 2)" office:value-type="float" office:value="857.9" calcext:value-type="float">
            <text:p>857.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10]+[.B110]-[.C110]" office:value-type="float" office:value="171239.259999999" calcext:value-type="float">
            <text:p>171239.259999999</text:p>
          </table:table-cell>
          <table:table-cell table:number-columns-repeated="4"/>
          <table:table-cell table:formula="of:=[.L109]" office:value-type="float" office:value="73223.81" calcext:value-type="float">
            <text:p>73223.81</text:p>
          </table:table-cell>
          <table:table-cell table:formula="of:=ROUND([.I110]*0.08/12; 2)" office:value-type="float" office:value="488.16" calcext:value-type="float">
            <text:p>488.1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10]+[.J110]+[.K110]" office:value-type="float" office:value="74111.97" calcext:value-type="float">
            <text:p>74111.97</text:p>
          </table:table-cell>
        </table:table-row>
        <table:table-row table:style-name="ro1">
          <table:table-cell table:formula="of:=[.D110]" office:value-type="float" office:value="171239.259999999" calcext:value-type="float">
            <text:p>171239.259999999</text:p>
          </table:table-cell>
          <table:table-cell table:formula="of:=ROUND([.A111]*0.06/12; 2)" office:value-type="float" office:value="856.2" calcext:value-type="float">
            <text:p>856.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11]+[.B111]-[.C111]" office:value-type="float" office:value="170896.359999999" calcext:value-type="float">
            <text:p>170896.359999999</text:p>
          </table:table-cell>
          <table:table-cell table:number-columns-repeated="4"/>
          <table:table-cell table:formula="of:=[.L110]" office:value-type="float" office:value="74111.97" calcext:value-type="float">
            <text:p>74111.97</text:p>
          </table:table-cell>
          <table:table-cell table:formula="of:=ROUND([.I111]*0.08/12; 2)" office:value-type="float" office:value="494.08" calcext:value-type="float">
            <text:p>494.0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11]+[.J111]+[.K111]" office:value-type="float" office:value="75006.05" calcext:value-type="float">
            <text:p>75006.05</text:p>
          </table:table-cell>
        </table:table-row>
        <table:table-row table:style-name="ro1">
          <table:table-cell table:formula="of:=[.D111]" office:value-type="float" office:value="170896.359999999" calcext:value-type="float">
            <text:p>170896.359999999</text:p>
          </table:table-cell>
          <table:table-cell table:formula="of:=ROUND([.A112]*0.06/12; 2)" office:value-type="float" office:value="854.48" calcext:value-type="float">
            <text:p>854.4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12]+[.B112]-[.C112]" office:value-type="float" office:value="170551.739999999" calcext:value-type="float">
            <text:p>170551.739999999</text:p>
          </table:table-cell>
          <table:table-cell table:number-columns-repeated="4"/>
          <table:table-cell table:formula="of:=[.L111]" office:value-type="float" office:value="75006.05" calcext:value-type="float">
            <text:p>75006.05</text:p>
          </table:table-cell>
          <table:table-cell table:formula="of:=ROUND([.I112]*0.08/12; 2)" office:value-type="float" office:value="500.04" calcext:value-type="float">
            <text:p>500.0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12]+[.J112]+[.K112]" office:value-type="float" office:value="75906.09" calcext:value-type="float">
            <text:p>75906.09</text:p>
          </table:table-cell>
        </table:table-row>
        <table:table-row table:style-name="ro1">
          <table:table-cell table:formula="of:=[.D112]" office:value-type="float" office:value="170551.739999999" calcext:value-type="float">
            <text:p>170551.739999999</text:p>
          </table:table-cell>
          <table:table-cell table:formula="of:=ROUND([.A113]*0.06/12; 2)" office:value-type="float" office:value="852.76" calcext:value-type="float">
            <text:p>852.7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13]+[.B113]-[.C113]" office:value-type="float" office:value="170205.399999999" calcext:value-type="float">
            <text:p>170205.399999999</text:p>
          </table:table-cell>
          <table:table-cell table:number-columns-repeated="4"/>
          <table:table-cell table:formula="of:=[.L112]" office:value-type="float" office:value="75906.09" calcext:value-type="float">
            <text:p>75906.09</text:p>
          </table:table-cell>
          <table:table-cell table:formula="of:=ROUND([.I113]*0.08/12; 2)" office:value-type="float" office:value="506.04" calcext:value-type="float">
            <text:p>506.0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13]+[.J113]+[.K113]" office:value-type="float" office:value="76812.13" calcext:value-type="float">
            <text:p>76812.13</text:p>
          </table:table-cell>
        </table:table-row>
        <table:table-row table:style-name="ro1">
          <table:table-cell table:formula="of:=[.D113]" office:value-type="float" office:value="170205.399999999" calcext:value-type="float">
            <text:p>170205.399999999</text:p>
          </table:table-cell>
          <table:table-cell table:formula="of:=ROUND([.A114]*0.06/12; 2)" office:value-type="float" office:value="851.03" calcext:value-type="float">
            <text:p>851.0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14]+[.B114]-[.C114]" office:value-type="float" office:value="169857.329999999" calcext:value-type="float">
            <text:p>169857.329999999</text:p>
          </table:table-cell>
          <table:table-cell table:number-columns-repeated="4"/>
          <table:table-cell table:formula="of:=[.L113]" office:value-type="float" office:value="76812.13" calcext:value-type="float">
            <text:p>76812.13</text:p>
          </table:table-cell>
          <table:table-cell table:formula="of:=ROUND([.I114]*0.08/12; 2)" office:value-type="float" office:value="512.08" calcext:value-type="float">
            <text:p>512.0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14]+[.J114]+[.K114]" office:value-type="float" office:value="77724.21" calcext:value-type="float">
            <text:p>77724.21</text:p>
          </table:table-cell>
        </table:table-row>
        <table:table-row table:style-name="ro1">
          <table:table-cell table:formula="of:=[.D114]" office:value-type="float" office:value="169857.329999999" calcext:value-type="float">
            <text:p>169857.329999999</text:p>
          </table:table-cell>
          <table:table-cell table:formula="of:=ROUND([.A115]*0.06/12; 2)" office:value-type="float" office:value="849.29" calcext:value-type="float">
            <text:p>849.2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15]+[.B115]-[.C115]" office:value-type="float" office:value="169507.519999999" calcext:value-type="float">
            <text:p>169507.519999999</text:p>
          </table:table-cell>
          <table:table-cell table:number-columns-repeated="4"/>
          <table:table-cell table:formula="of:=[.L114]" office:value-type="float" office:value="77724.21" calcext:value-type="float">
            <text:p>77724.21</text:p>
          </table:table-cell>
          <table:table-cell table:formula="of:=ROUND([.I115]*0.08/12; 2)" office:value-type="float" office:value="518.16" calcext:value-type="float">
            <text:p>518.1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15]+[.J115]+[.K115]" office:value-type="float" office:value="78642.37" calcext:value-type="float">
            <text:p>78642.37</text:p>
          </table:table-cell>
        </table:table-row>
        <table:table-row table:style-name="ro1">
          <table:table-cell table:formula="of:=[.D115]" office:value-type="float" office:value="169507.519999999" calcext:value-type="float">
            <text:p>169507.519999999</text:p>
          </table:table-cell>
          <table:table-cell table:formula="of:=ROUND([.A116]*0.06/12; 2)" office:value-type="float" office:value="847.54" calcext:value-type="float">
            <text:p>847.5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16]+[.B116]-[.C116]" office:value-type="float" office:value="169155.959999999" calcext:value-type="float">
            <text:p>169155.959999999</text:p>
          </table:table-cell>
          <table:table-cell table:number-columns-repeated="4"/>
          <table:table-cell table:formula="of:=[.L115]" office:value-type="float" office:value="78642.37" calcext:value-type="float">
            <text:p>78642.37</text:p>
          </table:table-cell>
          <table:table-cell table:formula="of:=ROUND([.I116]*0.08/12; 2)" office:value-type="float" office:value="524.28" calcext:value-type="float">
            <text:p>524.2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16]+[.J116]+[.K116]" office:value-type="float" office:value="79566.65" calcext:value-type="float">
            <text:p>79566.65</text:p>
          </table:table-cell>
        </table:table-row>
        <table:table-row table:style-name="ro1">
          <table:table-cell table:formula="of:=[.D116]" office:value-type="float" office:value="169155.959999999" calcext:value-type="float">
            <text:p>169155.959999999</text:p>
          </table:table-cell>
          <table:table-cell table:formula="of:=ROUND([.A117]*0.06/12; 2)" office:value-type="float" office:value="845.78" calcext:value-type="float">
            <text:p>845.7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17]+[.B117]-[.C117]" office:value-type="float" office:value="168802.639999999" calcext:value-type="float">
            <text:p>168802.639999999</text:p>
          </table:table-cell>
          <table:table-cell table:number-columns-repeated="4"/>
          <table:table-cell table:formula="of:=[.L116]" office:value-type="float" office:value="79566.65" calcext:value-type="float">
            <text:p>79566.65</text:p>
          </table:table-cell>
          <table:table-cell table:formula="of:=ROUND([.I117]*0.08/12; 2)" office:value-type="float" office:value="530.44" calcext:value-type="float">
            <text:p>530.4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17]+[.J117]+[.K117]" office:value-type="float" office:value="80497.09" calcext:value-type="float">
            <text:p>80497.09</text:p>
          </table:table-cell>
        </table:table-row>
        <table:table-row table:style-name="ro1">
          <table:table-cell table:formula="of:=[.D117]" office:value-type="float" office:value="168802.639999999" calcext:value-type="float">
            <text:p>168802.639999999</text:p>
          </table:table-cell>
          <table:table-cell table:formula="of:=ROUND([.A118]*0.06/12; 2)" office:value-type="float" office:value="844.01" calcext:value-type="float">
            <text:p>844.0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18]+[.B118]-[.C118]" office:value-type="float" office:value="168447.549999999" calcext:value-type="float">
            <text:p>168447.549999999</text:p>
          </table:table-cell>
          <table:table-cell table:number-columns-repeated="4"/>
          <table:table-cell table:formula="of:=[.L117]" office:value-type="float" office:value="80497.09" calcext:value-type="float">
            <text:p>80497.09</text:p>
          </table:table-cell>
          <table:table-cell table:formula="of:=ROUND([.I118]*0.08/12; 2)" office:value-type="float" office:value="536.65" calcext:value-type="float">
            <text:p>536.6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18]+[.J118]+[.K118]" office:value-type="float" office:value="81433.74" calcext:value-type="float">
            <text:p>81433.74</text:p>
          </table:table-cell>
        </table:table-row>
        <table:table-row table:style-name="ro1">
          <table:table-cell table:formula="of:=[.D118]" office:value-type="float" office:value="168447.549999999" calcext:value-type="float">
            <text:p>168447.549999999</text:p>
          </table:table-cell>
          <table:table-cell table:formula="of:=ROUND([.A119]*0.06/12; 2)" office:value-type="float" office:value="842.24" calcext:value-type="float">
            <text:p>842.2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19]+[.B119]-[.C119]" office:value-type="float" office:value="168090.689999999" calcext:value-type="float">
            <text:p>168090.689999999</text:p>
          </table:table-cell>
          <table:table-cell table:number-columns-repeated="4"/>
          <table:table-cell table:formula="of:=[.L118]" office:value-type="float" office:value="81433.74" calcext:value-type="float">
            <text:p>81433.74</text:p>
          </table:table-cell>
          <table:table-cell table:formula="of:=ROUND([.I119]*0.08/12; 2)" office:value-type="float" office:value="542.89" calcext:value-type="float">
            <text:p>542.8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19]+[.J119]+[.K119]" office:value-type="float" office:value="82376.63" calcext:value-type="float">
            <text:p>82376.63</text:p>
          </table:table-cell>
        </table:table-row>
        <table:table-row table:style-name="ro1">
          <table:table-cell table:formula="of:=[.D119]" office:value-type="float" office:value="168090.689999999" calcext:value-type="float">
            <text:p>168090.689999999</text:p>
          </table:table-cell>
          <table:table-cell table:formula="of:=ROUND([.A120]*0.06/12; 2)" office:value-type="float" office:value="840.45" calcext:value-type="float">
            <text:p>840.4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20]+[.B120]-[.C120]" office:value-type="float" office:value="167732.039999999" calcext:value-type="float">
            <text:p>167732.039999999</text:p>
          </table:table-cell>
          <table:table-cell table:number-columns-repeated="4"/>
          <table:table-cell table:formula="of:=[.L119]" office:value-type="float" office:value="82376.63" calcext:value-type="float">
            <text:p>82376.63</text:p>
          </table:table-cell>
          <table:table-cell table:formula="of:=ROUND([.I120]*0.08/12; 2)" office:value-type="float" office:value="549.18" calcext:value-type="float">
            <text:p>549.1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20]+[.J120]+[.K120]" office:value-type="float" office:value="83325.81" calcext:value-type="float">
            <text:p>83325.81</text:p>
          </table:table-cell>
        </table:table-row>
        <table:table-row table:style-name="ro1">
          <table:table-cell table:formula="of:=[.D120]" office:value-type="float" office:value="167732.039999999" calcext:value-type="float">
            <text:p>167732.039999999</text:p>
          </table:table-cell>
          <table:table-cell table:formula="of:=ROUND([.A121]*0.06/12; 2)" office:value-type="float" office:value="838.66" calcext:value-type="float">
            <text:p>838.6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21]+[.B121]-[.C121]" office:value-type="float" office:value="167371.599999999" calcext:value-type="float">
            <text:p>167371.599999999</text:p>
          </table:table-cell>
          <table:table-cell table:number-columns-repeated="4"/>
          <table:table-cell table:formula="of:=[.L120]" office:value-type="float" office:value="83325.81" calcext:value-type="float">
            <text:p>83325.81</text:p>
          </table:table-cell>
          <table:table-cell table:formula="of:=ROUND([.I121]*0.08/12; 2)" office:value-type="float" office:value="555.51" calcext:value-type="float">
            <text:p>555.5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21]+[.J121]+[.K121]" office:value-type="float" office:value="84281.32" calcext:value-type="float">
            <text:p>84281.32</text:p>
          </table:table-cell>
        </table:table-row>
        <table:table-row table:style-name="ro1">
          <table:table-cell table:formula="of:=[.D121]" office:value-type="float" office:value="167371.599999999" calcext:value-type="float">
            <text:p>167371.599999999</text:p>
          </table:table-cell>
          <table:table-cell table:formula="of:=ROUND([.A122]*0.06/12; 2)" office:value-type="float" office:value="836.86" calcext:value-type="float">
            <text:p>836.8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22]+[.B122]-[.C122]" office:value-type="float" office:value="167009.359999999" calcext:value-type="float">
            <text:p>167009.359999999</text:p>
          </table:table-cell>
          <table:table-cell table:number-columns-repeated="4"/>
          <table:table-cell table:formula="of:=[.L121]" office:value-type="float" office:value="84281.32" calcext:value-type="float">
            <text:p>84281.32</text:p>
          </table:table-cell>
          <table:table-cell table:formula="of:=ROUND([.I122]*0.08/12; 2)" office:value-type="float" office:value="561.88" calcext:value-type="float">
            <text:p>561.8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22]+[.J122]+[.K122]" office:value-type="float" office:value="85243.2" calcext:value-type="float">
            <text:p>85243.2</text:p>
          </table:table-cell>
        </table:table-row>
        <table:table-row table:style-name="ro1">
          <table:table-cell table:formula="of:=[.D122]" office:value-type="float" office:value="167009.359999999" calcext:value-type="float">
            <text:p>167009.359999999</text:p>
          </table:table-cell>
          <table:table-cell table:formula="of:=ROUND([.A123]*0.06/12; 2)" office:value-type="float" office:value="835.05" calcext:value-type="float">
            <text:p>835.0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23]+[.B123]-[.C123]" office:value-type="float" office:value="166645.309999999" calcext:value-type="float">
            <text:p>166645.309999999</text:p>
          </table:table-cell>
          <table:table-cell table:number-columns-repeated="4"/>
          <table:table-cell table:formula="of:=[.L122]" office:value-type="float" office:value="85243.2" calcext:value-type="float">
            <text:p>85243.2</text:p>
          </table:table-cell>
          <table:table-cell table:formula="of:=ROUND([.I123]*0.08/12; 2)" office:value-type="float" office:value="568.29" calcext:value-type="float">
            <text:p>568.2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23]+[.J123]+[.K123]" office:value-type="float" office:value="86211.49" calcext:value-type="float">
            <text:p>86211.49</text:p>
          </table:table-cell>
        </table:table-row>
        <table:table-row table:style-name="ro1">
          <table:table-cell table:formula="of:=[.D123]" office:value-type="float" office:value="166645.309999999" calcext:value-type="float">
            <text:p>166645.309999999</text:p>
          </table:table-cell>
          <table:table-cell table:formula="of:=ROUND([.A124]*0.06/12; 2)" office:value-type="float" office:value="833.23" calcext:value-type="float">
            <text:p>833.2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24]+[.B124]-[.C124]" office:value-type="float" office:value="166279.439999999" calcext:value-type="float">
            <text:p>166279.439999999</text:p>
          </table:table-cell>
          <table:table-cell table:number-columns-repeated="4"/>
          <table:table-cell table:formula="of:=[.L123]" office:value-type="float" office:value="86211.49" calcext:value-type="float">
            <text:p>86211.49</text:p>
          </table:table-cell>
          <table:table-cell table:formula="of:=ROUND([.I124]*0.08/12; 2)" office:value-type="float" office:value="574.74" calcext:value-type="float">
            <text:p>574.7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24]+[.J124]+[.K124]" office:value-type="float" office:value="87186.23" calcext:value-type="float">
            <text:p>87186.23</text:p>
          </table:table-cell>
        </table:table-row>
        <table:table-row table:style-name="ro1">
          <table:table-cell table:formula="of:=[.D124]" office:value-type="float" office:value="166279.439999999" calcext:value-type="float">
            <text:p>166279.439999999</text:p>
          </table:table-cell>
          <table:table-cell table:formula="of:=ROUND([.A125]*0.06/12; 2)" office:value-type="float" office:value="831.4" calcext:value-type="float">
            <text:p>831.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25]+[.B125]-[.C125]" office:value-type="float" office:value="165911.739999999" calcext:value-type="float">
            <text:p>165911.739999999</text:p>
          </table:table-cell>
          <table:table-cell table:number-columns-repeated="4"/>
          <table:table-cell table:formula="of:=[.L124]" office:value-type="float" office:value="87186.23" calcext:value-type="float">
            <text:p>87186.23</text:p>
          </table:table-cell>
          <table:table-cell table:formula="of:=ROUND([.I125]*0.08/12; 2)" office:value-type="float" office:value="581.24" calcext:value-type="float">
            <text:p>581.2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25]+[.J125]+[.K125]" office:value-type="float" office:value="88167.47" calcext:value-type="float">
            <text:p>88167.47</text:p>
          </table:table-cell>
        </table:table-row>
        <table:table-row table:style-name="ro1">
          <table:table-cell table:formula="of:=[.D125]" office:value-type="float" office:value="165911.739999999" calcext:value-type="float">
            <text:p>165911.739999999</text:p>
          </table:table-cell>
          <table:table-cell table:formula="of:=ROUND([.A126]*0.06/12; 2)" office:value-type="float" office:value="829.56" calcext:value-type="float">
            <text:p>829.5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26]+[.B126]-[.C126]" office:value-type="float" office:value="165542.199999999" calcext:value-type="float">
            <text:p>165542.199999999</text:p>
          </table:table-cell>
          <table:table-cell table:number-columns-repeated="4"/>
          <table:table-cell table:formula="of:=[.L125]" office:value-type="float" office:value="88167.47" calcext:value-type="float">
            <text:p>88167.47</text:p>
          </table:table-cell>
          <table:table-cell table:formula="of:=ROUND([.I126]*0.08/12; 2)" office:value-type="float" office:value="587.78" calcext:value-type="float">
            <text:p>587.7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26]+[.J126]+[.K126]" office:value-type="float" office:value="89155.25" calcext:value-type="float">
            <text:p>89155.25</text:p>
          </table:table-cell>
        </table:table-row>
        <table:table-row table:style-name="ro1">
          <table:table-cell table:formula="of:=[.D126]" office:value-type="float" office:value="165542.199999999" calcext:value-type="float">
            <text:p>165542.199999999</text:p>
          </table:table-cell>
          <table:table-cell table:formula="of:=ROUND([.A127]*0.06/12; 2)" office:value-type="float" office:value="827.71" calcext:value-type="float">
            <text:p>827.7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27]+[.B127]-[.C127]" office:value-type="float" office:value="165170.809999999" calcext:value-type="float">
            <text:p>165170.809999999</text:p>
          </table:table-cell>
          <table:table-cell table:number-columns-repeated="4"/>
          <table:table-cell table:formula="of:=[.L126]" office:value-type="float" office:value="89155.25" calcext:value-type="float">
            <text:p>89155.25</text:p>
          </table:table-cell>
          <table:table-cell table:formula="of:=ROUND([.I127]*0.08/12; 2)" office:value-type="float" office:value="594.37" calcext:value-type="float">
            <text:p>594.3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27]+[.J127]+[.K127]" office:value-type="float" office:value="90149.62" calcext:value-type="float">
            <text:p>90149.62</text:p>
          </table:table-cell>
        </table:table-row>
        <table:table-row table:style-name="ro1">
          <table:table-cell table:formula="of:=[.D127]" office:value-type="float" office:value="165170.809999999" calcext:value-type="float">
            <text:p>165170.809999999</text:p>
          </table:table-cell>
          <table:table-cell table:formula="of:=ROUND([.A128]*0.06/12; 2)" office:value-type="float" office:value="825.85" calcext:value-type="float">
            <text:p>825.8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28]+[.B128]-[.C128]" office:value-type="float" office:value="164797.559999999" calcext:value-type="float">
            <text:p>164797.559999999</text:p>
          </table:table-cell>
          <table:table-cell table:number-columns-repeated="4"/>
          <table:table-cell table:formula="of:=[.L127]" office:value-type="float" office:value="90149.62" calcext:value-type="float">
            <text:p>90149.62</text:p>
          </table:table-cell>
          <table:table-cell table:formula="of:=ROUND([.I128]*0.08/12; 2)" office:value-type="float" office:value="601" calcext:value-type="float">
            <text:p>60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28]+[.J128]+[.K128]" office:value-type="float" office:value="91150.62" calcext:value-type="float">
            <text:p>91150.62</text:p>
          </table:table-cell>
        </table:table-row>
        <table:table-row table:style-name="ro1">
          <table:table-cell table:formula="of:=[.D128]" office:value-type="float" office:value="164797.559999999" calcext:value-type="float">
            <text:p>164797.559999999</text:p>
          </table:table-cell>
          <table:table-cell table:formula="of:=ROUND([.A129]*0.06/12; 2)" office:value-type="float" office:value="823.99" calcext:value-type="float">
            <text:p>823.9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29]+[.B129]-[.C129]" office:value-type="float" office:value="164422.449999999" calcext:value-type="float">
            <text:p>164422.449999999</text:p>
          </table:table-cell>
          <table:table-cell table:number-columns-repeated="4"/>
          <table:table-cell table:formula="of:=[.L128]" office:value-type="float" office:value="91150.62" calcext:value-type="float">
            <text:p>91150.62</text:p>
          </table:table-cell>
          <table:table-cell table:formula="of:=ROUND([.I129]*0.08/12; 2)" office:value-type="float" office:value="607.67" calcext:value-type="float">
            <text:p>607.6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29]+[.J129]+[.K129]" office:value-type="float" office:value="92158.29" calcext:value-type="float">
            <text:p>92158.29</text:p>
          </table:table-cell>
        </table:table-row>
        <table:table-row table:style-name="ro1">
          <table:table-cell table:formula="of:=[.D129]" office:value-type="float" office:value="164422.449999999" calcext:value-type="float">
            <text:p>164422.449999999</text:p>
          </table:table-cell>
          <table:table-cell table:formula="of:=ROUND([.A130]*0.06/12; 2)" office:value-type="float" office:value="822.11" calcext:value-type="float">
            <text:p>822.1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30]+[.B130]-[.C130]" office:value-type="float" office:value="164045.459999999" calcext:value-type="float">
            <text:p>164045.459999999</text:p>
          </table:table-cell>
          <table:table-cell table:number-columns-repeated="4"/>
          <table:table-cell table:formula="of:=[.L129]" office:value-type="float" office:value="92158.29" calcext:value-type="float">
            <text:p>92158.29</text:p>
          </table:table-cell>
          <table:table-cell table:formula="of:=ROUND([.I130]*0.08/12; 2)" office:value-type="float" office:value="614.39" calcext:value-type="float">
            <text:p>614.3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30]+[.J130]+[.K130]" office:value-type="float" office:value="93172.68" calcext:value-type="float">
            <text:p>93172.68</text:p>
          </table:table-cell>
        </table:table-row>
        <table:table-row table:style-name="ro1">
          <table:table-cell table:formula="of:=[.D130]" office:value-type="float" office:value="164045.459999999" calcext:value-type="float">
            <text:p>164045.459999999</text:p>
          </table:table-cell>
          <table:table-cell table:formula="of:=ROUND([.A131]*0.06/12; 2)" office:value-type="float" office:value="820.23" calcext:value-type="float">
            <text:p>820.2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31]+[.B131]-[.C131]" office:value-type="float" office:value="163666.589999999" calcext:value-type="float">
            <text:p>163666.589999999</text:p>
          </table:table-cell>
          <table:table-cell table:number-columns-repeated="4"/>
          <table:table-cell table:formula="of:=[.L130]" office:value-type="float" office:value="93172.68" calcext:value-type="float">
            <text:p>93172.68</text:p>
          </table:table-cell>
          <table:table-cell table:formula="of:=ROUND([.I131]*0.08/12; 2)" office:value-type="float" office:value="621.15" calcext:value-type="float">
            <text:p>621.1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31]+[.J131]+[.K131]" office:value-type="float" office:value="94193.83" calcext:value-type="float">
            <text:p>94193.83</text:p>
          </table:table-cell>
        </table:table-row>
        <table:table-row table:style-name="ro1">
          <table:table-cell table:formula="of:=[.D131]" office:value-type="float" office:value="163666.589999999" calcext:value-type="float">
            <text:p>163666.589999999</text:p>
          </table:table-cell>
          <table:table-cell table:formula="of:=ROUND([.A132]*0.06/12; 2)" office:value-type="float" office:value="818.33" calcext:value-type="float">
            <text:p>818.3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32]+[.B132]-[.C132]" office:value-type="float" office:value="163285.819999999" calcext:value-type="float">
            <text:p>163285.819999999</text:p>
          </table:table-cell>
          <table:table-cell table:number-columns-repeated="4"/>
          <table:table-cell table:formula="of:=[.L131]" office:value-type="float" office:value="94193.83" calcext:value-type="float">
            <text:p>94193.83</text:p>
          </table:table-cell>
          <table:table-cell table:formula="of:=ROUND([.I132]*0.08/12; 2)" office:value-type="float" office:value="627.96" calcext:value-type="float">
            <text:p>627.9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32]+[.J132]+[.K132]" office:value-type="float" office:value="95221.79" calcext:value-type="float">
            <text:p>95221.79</text:p>
          </table:table-cell>
        </table:table-row>
        <table:table-row table:style-name="ro1">
          <table:table-cell table:formula="of:=[.D132]" office:value-type="float" office:value="163285.819999999" calcext:value-type="float">
            <text:p>163285.819999999</text:p>
          </table:table-cell>
          <table:table-cell table:formula="of:=ROUND([.A133]*0.06/12; 2)" office:value-type="float" office:value="816.43" calcext:value-type="float">
            <text:p>816.4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33]+[.B133]-[.C133]" office:value-type="float" office:value="162903.149999999" calcext:value-type="float">
            <text:p>162903.149999999</text:p>
          </table:table-cell>
          <table:table-cell table:number-columns-repeated="4"/>
          <table:table-cell table:formula="of:=[.L132]" office:value-type="float" office:value="95221.79" calcext:value-type="float">
            <text:p>95221.79</text:p>
          </table:table-cell>
          <table:table-cell table:formula="of:=ROUND([.I133]*0.08/12; 2)" office:value-type="float" office:value="634.81" calcext:value-type="float">
            <text:p>634.8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33]+[.J133]+[.K133]" office:value-type="float" office:value="96256.6" calcext:value-type="float">
            <text:p>96256.6</text:p>
          </table:table-cell>
        </table:table-row>
        <table:table-row table:style-name="ro1">
          <table:table-cell table:formula="of:=[.D133]" office:value-type="float" office:value="162903.149999999" calcext:value-type="float">
            <text:p>162903.149999999</text:p>
          </table:table-cell>
          <table:table-cell table:formula="of:=ROUND([.A134]*0.06/12; 2)" office:value-type="float" office:value="814.52" calcext:value-type="float">
            <text:p>814.5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34]+[.B134]-[.C134]" office:value-type="float" office:value="162518.569999999" calcext:value-type="float">
            <text:p>162518.569999999</text:p>
          </table:table-cell>
          <table:table-cell table:number-columns-repeated="4"/>
          <table:table-cell table:formula="of:=[.L133]" office:value-type="float" office:value="96256.6" calcext:value-type="float">
            <text:p>96256.6</text:p>
          </table:table-cell>
          <table:table-cell table:formula="of:=ROUND([.I134]*0.08/12; 2)" office:value-type="float" office:value="641.71" calcext:value-type="float">
            <text:p>641.7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34]+[.J134]+[.K134]" office:value-type="float" office:value="97298.31" calcext:value-type="float">
            <text:p>97298.31</text:p>
          </table:table-cell>
        </table:table-row>
        <table:table-row table:style-name="ro1">
          <table:table-cell table:formula="of:=[.D134]" office:value-type="float" office:value="162518.569999999" calcext:value-type="float">
            <text:p>162518.569999999</text:p>
          </table:table-cell>
          <table:table-cell table:formula="of:=ROUND([.A135]*0.06/12; 2)" office:value-type="float" office:value="812.59" calcext:value-type="float">
            <text:p>812.5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35]+[.B135]-[.C135]" office:value-type="float" office:value="162132.059999999" calcext:value-type="float">
            <text:p>162132.059999999</text:p>
          </table:table-cell>
          <table:table-cell table:number-columns-repeated="4"/>
          <table:table-cell table:formula="of:=[.L134]" office:value-type="float" office:value="97298.31" calcext:value-type="float">
            <text:p>97298.31</text:p>
          </table:table-cell>
          <table:table-cell table:formula="of:=ROUND([.I135]*0.08/12; 2)" office:value-type="float" office:value="648.66" calcext:value-type="float">
            <text:p>648.6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35]+[.J135]+[.K135]" office:value-type="float" office:value="98346.97" calcext:value-type="float">
            <text:p>98346.97</text:p>
          </table:table-cell>
        </table:table-row>
        <table:table-row table:style-name="ro1">
          <table:table-cell table:formula="of:=[.D135]" office:value-type="float" office:value="162132.059999999" calcext:value-type="float">
            <text:p>162132.059999999</text:p>
          </table:table-cell>
          <table:table-cell table:formula="of:=ROUND([.A136]*0.06/12; 2)" office:value-type="float" office:value="810.66" calcext:value-type="float">
            <text:p>810.6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36]+[.B136]-[.C136]" office:value-type="float" office:value="161743.619999999" calcext:value-type="float">
            <text:p>161743.619999999</text:p>
          </table:table-cell>
          <table:table-cell table:number-columns-repeated="4"/>
          <table:table-cell table:formula="of:=[.L135]" office:value-type="float" office:value="98346.97" calcext:value-type="float">
            <text:p>98346.97</text:p>
          </table:table-cell>
          <table:table-cell table:formula="of:=ROUND([.I136]*0.08/12; 2)" office:value-type="float" office:value="655.65" calcext:value-type="float">
            <text:p>655.6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36]+[.J136]+[.K136]" office:value-type="float" office:value="99402.62" calcext:value-type="float">
            <text:p>99402.62</text:p>
          </table:table-cell>
        </table:table-row>
        <table:table-row table:style-name="ro1">
          <table:table-cell table:formula="of:=[.D136]" office:value-type="float" office:value="161743.619999999" calcext:value-type="float">
            <text:p>161743.619999999</text:p>
          </table:table-cell>
          <table:table-cell table:formula="of:=ROUND([.A137]*0.06/12; 2)" office:value-type="float" office:value="808.72" calcext:value-type="float">
            <text:p>808.7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37]+[.B137]-[.C137]" office:value-type="float" office:value="161353.239999999" calcext:value-type="float">
            <text:p>161353.239999999</text:p>
          </table:table-cell>
          <table:table-cell table:number-columns-repeated="4"/>
          <table:table-cell table:formula="of:=[.L136]" office:value-type="float" office:value="99402.62" calcext:value-type="float">
            <text:p>99402.62</text:p>
          </table:table-cell>
          <table:table-cell table:formula="of:=ROUND([.I137]*0.08/12; 2)" office:value-type="float" office:value="662.68" calcext:value-type="float">
            <text:p>662.6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37]+[.J137]+[.K137]" office:value-type="float" office:value="100465.3" calcext:value-type="float">
            <text:p>100465.3</text:p>
          </table:table-cell>
        </table:table-row>
        <table:table-row table:style-name="ro1">
          <table:table-cell table:formula="of:=[.D137]" office:value-type="float" office:value="161353.239999999" calcext:value-type="float">
            <text:p>161353.239999999</text:p>
          </table:table-cell>
          <table:table-cell table:formula="of:=ROUND([.A138]*0.06/12; 2)" office:value-type="float" office:value="806.77" calcext:value-type="float">
            <text:p>806.7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38]+[.B138]-[.C138]" office:value-type="float" office:value="160960.909999999" calcext:value-type="float">
            <text:p>160960.909999999</text:p>
          </table:table-cell>
          <table:table-cell table:number-columns-repeated="4"/>
          <table:table-cell table:formula="of:=[.L137]" office:value-type="float" office:value="100465.3" calcext:value-type="float">
            <text:p>100465.3</text:p>
          </table:table-cell>
          <table:table-cell table:formula="of:=ROUND([.I138]*0.08/12; 2)" office:value-type="float" office:value="669.77" calcext:value-type="float">
            <text:p>669.7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38]+[.J138]+[.K138]" office:value-type="float" office:value="101535.07" calcext:value-type="float">
            <text:p>101535.07</text:p>
          </table:table-cell>
        </table:table-row>
        <table:table-row table:style-name="ro1">
          <table:table-cell table:formula="of:=[.D138]" office:value-type="float" office:value="160960.909999999" calcext:value-type="float">
            <text:p>160960.909999999</text:p>
          </table:table-cell>
          <table:table-cell table:formula="of:=ROUND([.A139]*0.06/12; 2)" office:value-type="float" office:value="804.8" calcext:value-type="float">
            <text:p>804.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39]+[.B139]-[.C139]" office:value-type="float" office:value="160566.609999999" calcext:value-type="float">
            <text:p>160566.609999999</text:p>
          </table:table-cell>
          <table:table-cell table:number-columns-repeated="4"/>
          <table:table-cell table:formula="of:=[.L138]" office:value-type="float" office:value="101535.07" calcext:value-type="float">
            <text:p>101535.07</text:p>
          </table:table-cell>
          <table:table-cell table:formula="of:=ROUND([.I139]*0.08/12; 2)" office:value-type="float" office:value="676.9" calcext:value-type="float">
            <text:p>676.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39]+[.J139]+[.K139]" office:value-type="float" office:value="102611.97" calcext:value-type="float">
            <text:p>102611.97</text:p>
          </table:table-cell>
        </table:table-row>
        <table:table-row table:style-name="ro1">
          <table:table-cell table:formula="of:=[.D139]" office:value-type="float" office:value="160566.609999999" calcext:value-type="float">
            <text:p>160566.609999999</text:p>
          </table:table-cell>
          <table:table-cell table:formula="of:=ROUND([.A140]*0.06/12; 2)" office:value-type="float" office:value="802.83" calcext:value-type="float">
            <text:p>802.8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40]+[.B140]-[.C140]" office:value-type="float" office:value="160170.339999999" calcext:value-type="float">
            <text:p>160170.339999999</text:p>
          </table:table-cell>
          <table:table-cell table:number-columns-repeated="4"/>
          <table:table-cell table:formula="of:=[.L139]" office:value-type="float" office:value="102611.97" calcext:value-type="float">
            <text:p>102611.97</text:p>
          </table:table-cell>
          <table:table-cell table:formula="of:=ROUND([.I140]*0.08/12; 2)" office:value-type="float" office:value="684.08" calcext:value-type="float">
            <text:p>684.0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40]+[.J140]+[.K140]" office:value-type="float" office:value="103696.05" calcext:value-type="float">
            <text:p>103696.05</text:p>
          </table:table-cell>
        </table:table-row>
        <table:table-row table:style-name="ro1">
          <table:table-cell table:formula="of:=[.D140]" office:value-type="float" office:value="160170.339999999" calcext:value-type="float">
            <text:p>160170.339999999</text:p>
          </table:table-cell>
          <table:table-cell table:formula="of:=ROUND([.A141]*0.06/12; 2)" office:value-type="float" office:value="800.85" calcext:value-type="float">
            <text:p>800.8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41]+[.B141]-[.C141]" office:value-type="float" office:value="159772.089999999" calcext:value-type="float">
            <text:p>159772.089999999</text:p>
          </table:table-cell>
          <table:table-cell table:number-columns-repeated="4"/>
          <table:table-cell table:formula="of:=[.L140]" office:value-type="float" office:value="103696.05" calcext:value-type="float">
            <text:p>103696.05</text:p>
          </table:table-cell>
          <table:table-cell table:formula="of:=ROUND([.I141]*0.08/12; 2)" office:value-type="float" office:value="691.31" calcext:value-type="float">
            <text:p>691.3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41]+[.J141]+[.K141]" office:value-type="float" office:value="104787.36" calcext:value-type="float">
            <text:p>104787.36</text:p>
          </table:table-cell>
        </table:table-row>
        <table:table-row table:style-name="ro1">
          <table:table-cell table:formula="of:=[.D141]" office:value-type="float" office:value="159772.089999999" calcext:value-type="float">
            <text:p>159772.089999999</text:p>
          </table:table-cell>
          <table:table-cell table:formula="of:=ROUND([.A142]*0.06/12; 2)" office:value-type="float" office:value="798.86" calcext:value-type="float">
            <text:p>798.8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42]+[.B142]-[.C142]" office:value-type="float" office:value="159371.849999999" calcext:value-type="float">
            <text:p>159371.849999999</text:p>
          </table:table-cell>
          <table:table-cell table:number-columns-repeated="4"/>
          <table:table-cell table:formula="of:=[.L141]" office:value-type="float" office:value="104787.36" calcext:value-type="float">
            <text:p>104787.36</text:p>
          </table:table-cell>
          <table:table-cell table:formula="of:=ROUND([.I142]*0.08/12; 2)" office:value-type="float" office:value="698.58" calcext:value-type="float">
            <text:p>698.5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42]+[.J142]+[.K142]" office:value-type="float" office:value="105885.94" calcext:value-type="float">
            <text:p>105885.94</text:p>
          </table:table-cell>
        </table:table-row>
        <table:table-row table:style-name="ro1">
          <table:table-cell table:formula="of:=[.D142]" office:value-type="float" office:value="159371.849999999" calcext:value-type="float">
            <text:p>159371.849999999</text:p>
          </table:table-cell>
          <table:table-cell table:formula="of:=ROUND([.A143]*0.06/12; 2)" office:value-type="float" office:value="796.86" calcext:value-type="float">
            <text:p>796.8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43]+[.B143]-[.C143]" office:value-type="float" office:value="158969.609999999" calcext:value-type="float">
            <text:p>158969.609999999</text:p>
          </table:table-cell>
          <table:table-cell table:number-columns-repeated="4"/>
          <table:table-cell table:formula="of:=[.L142]" office:value-type="float" office:value="105885.94" calcext:value-type="float">
            <text:p>105885.94</text:p>
          </table:table-cell>
          <table:table-cell table:formula="of:=ROUND([.I143]*0.08/12; 2)" office:value-type="float" office:value="705.91" calcext:value-type="float">
            <text:p>705.9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43]+[.J143]+[.K143]" office:value-type="float" office:value="106991.85" calcext:value-type="float">
            <text:p>106991.85</text:p>
          </table:table-cell>
        </table:table-row>
        <table:table-row table:style-name="ro1">
          <table:table-cell table:formula="of:=[.D143]" office:value-type="float" office:value="158969.609999999" calcext:value-type="float">
            <text:p>158969.609999999</text:p>
          </table:table-cell>
          <table:table-cell table:formula="of:=ROUND([.A144]*0.06/12; 2)" office:value-type="float" office:value="794.85" calcext:value-type="float">
            <text:p>794.8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44]+[.B144]-[.C144]" office:value-type="float" office:value="158565.359999999" calcext:value-type="float">
            <text:p>158565.359999999</text:p>
          </table:table-cell>
          <table:table-cell table:number-columns-repeated="4"/>
          <table:table-cell table:formula="of:=[.L143]" office:value-type="float" office:value="106991.85" calcext:value-type="float">
            <text:p>106991.85</text:p>
          </table:table-cell>
          <table:table-cell table:formula="of:=ROUND([.I144]*0.08/12; 2)" office:value-type="float" office:value="713.28" calcext:value-type="float">
            <text:p>713.2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44]+[.J144]+[.K144]" office:value-type="float" office:value="108105.13" calcext:value-type="float">
            <text:p>108105.13</text:p>
          </table:table-cell>
        </table:table-row>
        <table:table-row table:style-name="ro1">
          <table:table-cell table:formula="of:=[.D144]" office:value-type="float" office:value="158565.359999999" calcext:value-type="float">
            <text:p>158565.359999999</text:p>
          </table:table-cell>
          <table:table-cell table:formula="of:=ROUND([.A145]*0.06/12; 2)" office:value-type="float" office:value="792.83" calcext:value-type="float">
            <text:p>792.8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45]+[.B145]-[.C145]" office:value-type="float" office:value="158159.089999999" calcext:value-type="float">
            <text:p>158159.089999999</text:p>
          </table:table-cell>
          <table:table-cell table:number-columns-repeated="4"/>
          <table:table-cell table:formula="of:=[.L144]" office:value-type="float" office:value="108105.13" calcext:value-type="float">
            <text:p>108105.13</text:p>
          </table:table-cell>
          <table:table-cell table:formula="of:=ROUND([.I145]*0.08/12; 2)" office:value-type="float" office:value="720.7" calcext:value-type="float">
            <text:p>720.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45]+[.J145]+[.K145]" office:value-type="float" office:value="109225.83" calcext:value-type="float">
            <text:p>109225.83</text:p>
          </table:table-cell>
        </table:table-row>
        <table:table-row table:style-name="ro1">
          <table:table-cell table:formula="of:=[.D145]" office:value-type="float" office:value="158159.089999999" calcext:value-type="float">
            <text:p>158159.089999999</text:p>
          </table:table-cell>
          <table:table-cell table:formula="of:=ROUND([.A146]*0.06/12; 2)" office:value-type="float" office:value="790.8" calcext:value-type="float">
            <text:p>790.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46]+[.B146]-[.C146]" office:value-type="float" office:value="157750.789999999" calcext:value-type="float">
            <text:p>157750.789999999</text:p>
          </table:table-cell>
          <table:table-cell table:number-columns-repeated="4"/>
          <table:table-cell table:formula="of:=[.L145]" office:value-type="float" office:value="109225.83" calcext:value-type="float">
            <text:p>109225.83</text:p>
          </table:table-cell>
          <table:table-cell table:formula="of:=ROUND([.I146]*0.08/12; 2)" office:value-type="float" office:value="728.17" calcext:value-type="float">
            <text:p>728.1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46]+[.J146]+[.K146]" office:value-type="float" office:value="110354" calcext:value-type="float">
            <text:p>110354</text:p>
          </table:table-cell>
        </table:table-row>
        <table:table-row table:style-name="ro1">
          <table:table-cell table:formula="of:=[.D146]" office:value-type="float" office:value="157750.789999999" calcext:value-type="float">
            <text:p>157750.789999999</text:p>
          </table:table-cell>
          <table:table-cell table:formula="of:=ROUND([.A147]*0.06/12; 2)" office:value-type="float" office:value="788.75" calcext:value-type="float">
            <text:p>788.7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47]+[.B147]-[.C147]" office:value-type="float" office:value="157340.439999999" calcext:value-type="float">
            <text:p>157340.439999999</text:p>
          </table:table-cell>
          <table:table-cell table:number-columns-repeated="4"/>
          <table:table-cell table:formula="of:=[.L146]" office:value-type="float" office:value="110354" calcext:value-type="float">
            <text:p>110354</text:p>
          </table:table-cell>
          <table:table-cell table:formula="of:=ROUND([.I147]*0.08/12; 2)" office:value-type="float" office:value="735.69" calcext:value-type="float">
            <text:p>735.6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47]+[.J147]+[.K147]" office:value-type="float" office:value="111489.69" calcext:value-type="float">
            <text:p>111489.69</text:p>
          </table:table-cell>
        </table:table-row>
        <table:table-row table:style-name="ro1">
          <table:table-cell table:formula="of:=[.D147]" office:value-type="float" office:value="157340.439999999" calcext:value-type="float">
            <text:p>157340.439999999</text:p>
          </table:table-cell>
          <table:table-cell table:formula="of:=ROUND([.A148]*0.06/12; 2)" office:value-type="float" office:value="786.7" calcext:value-type="float">
            <text:p>786.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48]+[.B148]-[.C148]" office:value-type="float" office:value="156928.039999999" calcext:value-type="float">
            <text:p>156928.039999999</text:p>
          </table:table-cell>
          <table:table-cell table:number-columns-repeated="4"/>
          <table:table-cell table:formula="of:=[.L147]" office:value-type="float" office:value="111489.69" calcext:value-type="float">
            <text:p>111489.69</text:p>
          </table:table-cell>
          <table:table-cell table:formula="of:=ROUND([.I148]*0.08/12; 2)" office:value-type="float" office:value="743.26" calcext:value-type="float">
            <text:p>743.2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48]+[.J148]+[.K148]" office:value-type="float" office:value="112632.95" calcext:value-type="float">
            <text:p>112632.95</text:p>
          </table:table-cell>
        </table:table-row>
        <table:table-row table:style-name="ro1">
          <table:table-cell table:formula="of:=[.D148]" office:value-type="float" office:value="156928.039999999" calcext:value-type="float">
            <text:p>156928.039999999</text:p>
          </table:table-cell>
          <table:table-cell table:formula="of:=ROUND([.A149]*0.06/12; 2)" office:value-type="float" office:value="784.64" calcext:value-type="float">
            <text:p>784.6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49]+[.B149]-[.C149]" office:value-type="float" office:value="156513.579999999" calcext:value-type="float">
            <text:p>156513.579999999</text:p>
          </table:table-cell>
          <table:table-cell table:number-columns-repeated="4"/>
          <table:table-cell table:formula="of:=[.L148]" office:value-type="float" office:value="112632.95" calcext:value-type="float">
            <text:p>112632.95</text:p>
          </table:table-cell>
          <table:table-cell table:formula="of:=ROUND([.I149]*0.08/12; 2)" office:value-type="float" office:value="750.89" calcext:value-type="float">
            <text:p>750.8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49]+[.J149]+[.K149]" office:value-type="float" office:value="113783.84" calcext:value-type="float">
            <text:p>113783.84</text:p>
          </table:table-cell>
        </table:table-row>
        <table:table-row table:style-name="ro1">
          <table:table-cell table:formula="of:=[.D149]" office:value-type="float" office:value="156513.579999999" calcext:value-type="float">
            <text:p>156513.579999999</text:p>
          </table:table-cell>
          <table:table-cell table:formula="of:=ROUND([.A150]*0.06/12; 2)" office:value-type="float" office:value="782.57" calcext:value-type="float">
            <text:p>782.5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50]+[.B150]-[.C150]" office:value-type="float" office:value="156097.049999999" calcext:value-type="float">
            <text:p>156097.049999999</text:p>
          </table:table-cell>
          <table:table-cell table:number-columns-repeated="4"/>
          <table:table-cell table:formula="of:=[.L149]" office:value-type="float" office:value="113783.84" calcext:value-type="float">
            <text:p>113783.84</text:p>
          </table:table-cell>
          <table:table-cell table:formula="of:=ROUND([.I150]*0.08/12; 2)" office:value-type="float" office:value="758.56" calcext:value-type="float">
            <text:p>758.5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50]+[.J150]+[.K150]" office:value-type="float" office:value="114942.4" calcext:value-type="float">
            <text:p>114942.4</text:p>
          </table:table-cell>
        </table:table-row>
        <table:table-row table:style-name="ro1">
          <table:table-cell table:formula="of:=[.D150]" office:value-type="float" office:value="156097.049999999" calcext:value-type="float">
            <text:p>156097.049999999</text:p>
          </table:table-cell>
          <table:table-cell table:formula="of:=ROUND([.A151]*0.06/12; 2)" office:value-type="float" office:value="780.49" calcext:value-type="float">
            <text:p>780.4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51]+[.B151]-[.C151]" office:value-type="float" office:value="155678.439999999" calcext:value-type="float">
            <text:p>155678.439999999</text:p>
          </table:table-cell>
          <table:table-cell table:number-columns-repeated="4"/>
          <table:table-cell table:formula="of:=[.L150]" office:value-type="float" office:value="114942.4" calcext:value-type="float">
            <text:p>114942.4</text:p>
          </table:table-cell>
          <table:table-cell table:formula="of:=ROUND([.I151]*0.08/12; 2)" office:value-type="float" office:value="766.28" calcext:value-type="float">
            <text:p>766.2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51]+[.J151]+[.K151]" office:value-type="float" office:value="116108.68" calcext:value-type="float">
            <text:p>116108.68</text:p>
          </table:table-cell>
        </table:table-row>
        <table:table-row table:style-name="ro1">
          <table:table-cell table:formula="of:=[.D151]" office:value-type="float" office:value="155678.439999999" calcext:value-type="float">
            <text:p>155678.439999999</text:p>
          </table:table-cell>
          <table:table-cell table:formula="of:=ROUND([.A152]*0.06/12; 2)" office:value-type="float" office:value="778.39" calcext:value-type="float">
            <text:p>778.3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52]+[.B152]-[.C152]" office:value-type="float" office:value="155257.729999999" calcext:value-type="float">
            <text:p>155257.729999999</text:p>
          </table:table-cell>
          <table:table-cell table:number-columns-repeated="4"/>
          <table:table-cell table:formula="of:=[.L151]" office:value-type="float" office:value="116108.68" calcext:value-type="float">
            <text:p>116108.68</text:p>
          </table:table-cell>
          <table:table-cell table:formula="of:=ROUND([.I152]*0.08/12; 2)" office:value-type="float" office:value="774.06" calcext:value-type="float">
            <text:p>774.0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52]+[.J152]+[.K152]" office:value-type="float" office:value="117282.74" calcext:value-type="float">
            <text:p>117282.74</text:p>
          </table:table-cell>
        </table:table-row>
        <table:table-row table:style-name="ro1">
          <table:table-cell table:formula="of:=[.D152]" office:value-type="float" office:value="155257.729999999" calcext:value-type="float">
            <text:p>155257.729999999</text:p>
          </table:table-cell>
          <table:table-cell table:formula="of:=ROUND([.A153]*0.06/12; 2)" office:value-type="float" office:value="776.29" calcext:value-type="float">
            <text:p>776.2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53]+[.B153]-[.C153]" office:value-type="float" office:value="154834.919999999" calcext:value-type="float">
            <text:p>154834.919999999</text:p>
          </table:table-cell>
          <table:table-cell table:number-columns-repeated="4"/>
          <table:table-cell table:formula="of:=[.L152]" office:value-type="float" office:value="117282.74" calcext:value-type="float">
            <text:p>117282.74</text:p>
          </table:table-cell>
          <table:table-cell table:formula="of:=ROUND([.I153]*0.08/12; 2)" office:value-type="float" office:value="781.88" calcext:value-type="float">
            <text:p>781.8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53]+[.J153]+[.K153]" office:value-type="float" office:value="118464.62" calcext:value-type="float">
            <text:p>118464.62</text:p>
          </table:table-cell>
        </table:table-row>
        <table:table-row table:style-name="ro1">
          <table:table-cell table:formula="of:=[.D153]" office:value-type="float" office:value="154834.919999999" calcext:value-type="float">
            <text:p>154834.919999999</text:p>
          </table:table-cell>
          <table:table-cell table:formula="of:=ROUND([.A154]*0.06/12; 2)" office:value-type="float" office:value="774.17" calcext:value-type="float">
            <text:p>774.1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54]+[.B154]-[.C154]" office:value-type="float" office:value="154409.989999999" calcext:value-type="float">
            <text:p>154409.989999999</text:p>
          </table:table-cell>
          <table:table-cell table:number-columns-repeated="4"/>
          <table:table-cell table:formula="of:=[.L153]" office:value-type="float" office:value="118464.62" calcext:value-type="float">
            <text:p>118464.62</text:p>
          </table:table-cell>
          <table:table-cell table:formula="of:=ROUND([.I154]*0.08/12; 2)" office:value-type="float" office:value="789.76" calcext:value-type="float">
            <text:p>789.7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54]+[.J154]+[.K154]" office:value-type="float" office:value="119654.38" calcext:value-type="float">
            <text:p>119654.38</text:p>
          </table:table-cell>
        </table:table-row>
        <table:table-row table:style-name="ro1">
          <table:table-cell table:formula="of:=[.D154]" office:value-type="float" office:value="154409.989999999" calcext:value-type="float">
            <text:p>154409.989999999</text:p>
          </table:table-cell>
          <table:table-cell table:formula="of:=ROUND([.A155]*0.06/12; 2)" office:value-type="float" office:value="772.05" calcext:value-type="float">
            <text:p>772.0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55]+[.B155]-[.C155]" office:value-type="float" office:value="153982.939999999" calcext:value-type="float">
            <text:p>153982.939999999</text:p>
          </table:table-cell>
          <table:table-cell table:number-columns-repeated="4"/>
          <table:table-cell table:formula="of:=[.L154]" office:value-type="float" office:value="119654.38" calcext:value-type="float">
            <text:p>119654.38</text:p>
          </table:table-cell>
          <table:table-cell table:formula="of:=ROUND([.I155]*0.08/12; 2)" office:value-type="float" office:value="797.7" calcext:value-type="float">
            <text:p>797.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55]+[.J155]+[.K155]" office:value-type="float" office:value="120852.08" calcext:value-type="float">
            <text:p>120852.08</text:p>
          </table:table-cell>
        </table:table-row>
        <table:table-row table:style-name="ro1">
          <table:table-cell table:formula="of:=[.D155]" office:value-type="float" office:value="153982.939999999" calcext:value-type="float">
            <text:p>153982.939999999</text:p>
          </table:table-cell>
          <table:table-cell table:formula="of:=ROUND([.A156]*0.06/12; 2)" office:value-type="float" office:value="769.91" calcext:value-type="float">
            <text:p>769.9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56]+[.B156]-[.C156]" office:value-type="float" office:value="153553.749999999" calcext:value-type="float">
            <text:p>153553.749999999</text:p>
          </table:table-cell>
          <table:table-cell table:number-columns-repeated="4"/>
          <table:table-cell table:formula="of:=[.L155]" office:value-type="float" office:value="120852.08" calcext:value-type="float">
            <text:p>120852.08</text:p>
          </table:table-cell>
          <table:table-cell table:formula="of:=ROUND([.I156]*0.08/12; 2)" office:value-type="float" office:value="805.68" calcext:value-type="float">
            <text:p>805.6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56]+[.J156]+[.K156]" office:value-type="float" office:value="122057.76" calcext:value-type="float">
            <text:p>122057.76</text:p>
          </table:table-cell>
        </table:table-row>
        <table:table-row table:style-name="ro1">
          <table:table-cell table:formula="of:=[.D156]" office:value-type="float" office:value="153553.749999999" calcext:value-type="float">
            <text:p>153553.749999999</text:p>
          </table:table-cell>
          <table:table-cell table:formula="of:=ROUND([.A157]*0.06/12; 2)" office:value-type="float" office:value="767.77" calcext:value-type="float">
            <text:p>767.7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57]+[.B157]-[.C157]" office:value-type="float" office:value="153122.419999999" calcext:value-type="float">
            <text:p>153122.419999999</text:p>
          </table:table-cell>
          <table:table-cell table:number-columns-repeated="4"/>
          <table:table-cell table:formula="of:=[.L156]" office:value-type="float" office:value="122057.76" calcext:value-type="float">
            <text:p>122057.76</text:p>
          </table:table-cell>
          <table:table-cell table:formula="of:=ROUND([.I157]*0.08/12; 2)" office:value-type="float" office:value="813.72" calcext:value-type="float">
            <text:p>813.7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57]+[.J157]+[.K157]" office:value-type="float" office:value="123271.48" calcext:value-type="float">
            <text:p>123271.48</text:p>
          </table:table-cell>
        </table:table-row>
        <table:table-row table:style-name="ro1">
          <table:table-cell table:formula="of:=[.D157]" office:value-type="float" office:value="153122.419999999" calcext:value-type="float">
            <text:p>153122.419999999</text:p>
          </table:table-cell>
          <table:table-cell table:formula="of:=ROUND([.A158]*0.06/12; 2)" office:value-type="float" office:value="765.61" calcext:value-type="float">
            <text:p>765.6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58]+[.B158]-[.C158]" office:value-type="float" office:value="152688.929999999" calcext:value-type="float">
            <text:p>152688.929999999</text:p>
          </table:table-cell>
          <table:table-cell table:number-columns-repeated="4"/>
          <table:table-cell table:formula="of:=[.L157]" office:value-type="float" office:value="123271.48" calcext:value-type="float">
            <text:p>123271.48</text:p>
          </table:table-cell>
          <table:table-cell table:formula="of:=ROUND([.I158]*0.08/12; 2)" office:value-type="float" office:value="821.81" calcext:value-type="float">
            <text:p>821.8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58]+[.J158]+[.K158]" office:value-type="float" office:value="124493.29" calcext:value-type="float">
            <text:p>124493.29</text:p>
          </table:table-cell>
        </table:table-row>
        <table:table-row table:style-name="ro1">
          <table:table-cell table:formula="of:=[.D158]" office:value-type="float" office:value="152688.929999999" calcext:value-type="float">
            <text:p>152688.929999999</text:p>
          </table:table-cell>
          <table:table-cell table:formula="of:=ROUND([.A159]*0.06/12; 2)" office:value-type="float" office:value="763.44" calcext:value-type="float">
            <text:p>763.4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59]+[.B159]-[.C159]" office:value-type="float" office:value="152253.269999999" calcext:value-type="float">
            <text:p>152253.269999999</text:p>
          </table:table-cell>
          <table:table-cell table:number-columns-repeated="4"/>
          <table:table-cell table:formula="of:=[.L158]" office:value-type="float" office:value="124493.29" calcext:value-type="float">
            <text:p>124493.29</text:p>
          </table:table-cell>
          <table:table-cell table:formula="of:=ROUND([.I159]*0.08/12; 2)" office:value-type="float" office:value="829.96" calcext:value-type="float">
            <text:p>829.9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59]+[.J159]+[.K159]" office:value-type="float" office:value="125723.25" calcext:value-type="float">
            <text:p>125723.25</text:p>
          </table:table-cell>
        </table:table-row>
        <table:table-row table:style-name="ro1">
          <table:table-cell table:formula="of:=[.D159]" office:value-type="float" office:value="152253.269999999" calcext:value-type="float">
            <text:p>152253.269999999</text:p>
          </table:table-cell>
          <table:table-cell table:formula="of:=ROUND([.A160]*0.06/12; 2)" office:value-type="float" office:value="761.27" calcext:value-type="float">
            <text:p>761.2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60]+[.B160]-[.C160]" office:value-type="float" office:value="151815.439999999" calcext:value-type="float">
            <text:p>151815.439999999</text:p>
          </table:table-cell>
          <table:table-cell table:number-columns-repeated="4"/>
          <table:table-cell table:formula="of:=[.L159]" office:value-type="float" office:value="125723.25" calcext:value-type="float">
            <text:p>125723.25</text:p>
          </table:table-cell>
          <table:table-cell table:formula="of:=ROUND([.I160]*0.08/12; 2)" office:value-type="float" office:value="838.16" calcext:value-type="float">
            <text:p>838.1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60]+[.J160]+[.K160]" office:value-type="float" office:value="126961.41" calcext:value-type="float">
            <text:p>126961.41</text:p>
          </table:table-cell>
        </table:table-row>
        <table:table-row table:style-name="ro1">
          <table:table-cell table:formula="of:=[.D160]" office:value-type="float" office:value="151815.439999999" calcext:value-type="float">
            <text:p>151815.439999999</text:p>
          </table:table-cell>
          <table:table-cell table:formula="of:=ROUND([.A161]*0.06/12; 2)" office:value-type="float" office:value="759.08" calcext:value-type="float">
            <text:p>759.0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61]+[.B161]-[.C161]" office:value-type="float" office:value="151375.419999999" calcext:value-type="float">
            <text:p>151375.419999999</text:p>
          </table:table-cell>
          <table:table-cell table:number-columns-repeated="4"/>
          <table:table-cell table:formula="of:=[.L160]" office:value-type="float" office:value="126961.41" calcext:value-type="float">
            <text:p>126961.41</text:p>
          </table:table-cell>
          <table:table-cell table:formula="of:=ROUND([.I161]*0.08/12; 2)" office:value-type="float" office:value="846.41" calcext:value-type="float">
            <text:p>846.4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61]+[.J161]+[.K161]" office:value-type="float" office:value="128207.82" calcext:value-type="float">
            <text:p>128207.82</text:p>
          </table:table-cell>
        </table:table-row>
        <table:table-row table:style-name="ro1">
          <table:table-cell table:formula="of:=[.D161]" office:value-type="float" office:value="151375.419999999" calcext:value-type="float">
            <text:p>151375.419999999</text:p>
          </table:table-cell>
          <table:table-cell table:formula="of:=ROUND([.A162]*0.06/12; 2)" office:value-type="float" office:value="756.88" calcext:value-type="float">
            <text:p>756.8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62]+[.B162]-[.C162]" office:value-type="float" office:value="150933.199999999" calcext:value-type="float">
            <text:p>150933.199999999</text:p>
          </table:table-cell>
          <table:table-cell table:number-columns-repeated="4"/>
          <table:table-cell table:formula="of:=[.L161]" office:value-type="float" office:value="128207.82" calcext:value-type="float">
            <text:p>128207.82</text:p>
          </table:table-cell>
          <table:table-cell table:formula="of:=ROUND([.I162]*0.08/12; 2)" office:value-type="float" office:value="854.72" calcext:value-type="float">
            <text:p>854.7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62]+[.J162]+[.K162]" office:value-type="float" office:value="129462.54" calcext:value-type="float">
            <text:p>129462.54</text:p>
          </table:table-cell>
        </table:table-row>
        <table:table-row table:style-name="ro1">
          <table:table-cell table:formula="of:=[.D162]" office:value-type="float" office:value="150933.199999999" calcext:value-type="float">
            <text:p>150933.199999999</text:p>
          </table:table-cell>
          <table:table-cell table:formula="of:=ROUND([.A163]*0.06/12; 2)" office:value-type="float" office:value="754.67" calcext:value-type="float">
            <text:p>754.6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63]+[.B163]-[.C163]" office:value-type="float" office:value="150488.769999999" calcext:value-type="float">
            <text:p>150488.769999999</text:p>
          </table:table-cell>
          <table:table-cell table:number-columns-repeated="4"/>
          <table:table-cell table:formula="of:=[.L162]" office:value-type="float" office:value="129462.54" calcext:value-type="float">
            <text:p>129462.54</text:p>
          </table:table-cell>
          <table:table-cell table:formula="of:=ROUND([.I163]*0.08/12; 2)" office:value-type="float" office:value="863.08" calcext:value-type="float">
            <text:p>863.0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63]+[.J163]+[.K163]" office:value-type="float" office:value="130725.62" calcext:value-type="float">
            <text:p>130725.62</text:p>
          </table:table-cell>
        </table:table-row>
        <table:table-row table:style-name="ro1">
          <table:table-cell table:formula="of:=[.D163]" office:value-type="float" office:value="150488.769999999" calcext:value-type="float">
            <text:p>150488.769999999</text:p>
          </table:table-cell>
          <table:table-cell table:formula="of:=ROUND([.A164]*0.06/12; 2)" office:value-type="float" office:value="752.44" calcext:value-type="float">
            <text:p>752.4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64]+[.B164]-[.C164]" office:value-type="float" office:value="150042.109999999" calcext:value-type="float">
            <text:p>150042.109999999</text:p>
          </table:table-cell>
          <table:table-cell table:number-columns-repeated="4"/>
          <table:table-cell table:formula="of:=[.L163]" office:value-type="float" office:value="130725.62" calcext:value-type="float">
            <text:p>130725.62</text:p>
          </table:table-cell>
          <table:table-cell table:formula="of:=ROUND([.I164]*0.08/12; 2)" office:value-type="float" office:value="871.5" calcext:value-type="float">
            <text:p>871.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64]+[.J164]+[.K164]" office:value-type="float" office:value="131997.12" calcext:value-type="float">
            <text:p>131997.12</text:p>
          </table:table-cell>
        </table:table-row>
        <table:table-row table:style-name="ro1">
          <table:table-cell table:formula="of:=[.D164]" office:value-type="float" office:value="150042.109999999" calcext:value-type="float">
            <text:p>150042.109999999</text:p>
          </table:table-cell>
          <table:table-cell table:formula="of:=ROUND([.A165]*0.06/12; 2)" office:value-type="float" office:value="750.21" calcext:value-type="float">
            <text:p>750.2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65]+[.B165]-[.C165]" office:value-type="float" office:value="149593.219999999" calcext:value-type="float">
            <text:p>149593.219999999</text:p>
          </table:table-cell>
          <table:table-cell table:number-columns-repeated="4"/>
          <table:table-cell table:formula="of:=[.L164]" office:value-type="float" office:value="131997.12" calcext:value-type="float">
            <text:p>131997.12</text:p>
          </table:table-cell>
          <table:table-cell table:formula="of:=ROUND([.I165]*0.08/12; 2)" office:value-type="float" office:value="879.98" calcext:value-type="float">
            <text:p>879.9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65]+[.J165]+[.K165]" office:value-type="float" office:value="133277.1" calcext:value-type="float">
            <text:p>133277.1</text:p>
          </table:table-cell>
        </table:table-row>
        <table:table-row table:style-name="ro1">
          <table:table-cell table:formula="of:=[.D165]" office:value-type="float" office:value="149593.219999999" calcext:value-type="float">
            <text:p>149593.219999999</text:p>
          </table:table-cell>
          <table:table-cell table:formula="of:=ROUND([.A166]*0.06/12; 2)" office:value-type="float" office:value="747.97" calcext:value-type="float">
            <text:p>747.9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66]+[.B166]-[.C166]" office:value-type="float" office:value="149142.089999999" calcext:value-type="float">
            <text:p>149142.089999999</text:p>
          </table:table-cell>
          <table:table-cell table:number-columns-repeated="4"/>
          <table:table-cell table:formula="of:=[.L165]" office:value-type="float" office:value="133277.1" calcext:value-type="float">
            <text:p>133277.1</text:p>
          </table:table-cell>
          <table:table-cell table:formula="of:=ROUND([.I166]*0.08/12; 2)" office:value-type="float" office:value="888.51" calcext:value-type="float">
            <text:p>888.5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66]+[.J166]+[.K166]" office:value-type="float" office:value="134565.61" calcext:value-type="float">
            <text:p>134565.61</text:p>
          </table:table-cell>
        </table:table-row>
        <table:table-row table:style-name="ro1">
          <table:table-cell table:formula="of:=[.D166]" office:value-type="float" office:value="149142.089999999" calcext:value-type="float">
            <text:p>149142.089999999</text:p>
          </table:table-cell>
          <table:table-cell table:formula="of:=ROUND([.A167]*0.06/12; 2)" office:value-type="float" office:value="745.71" calcext:value-type="float">
            <text:p>745.7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67]+[.B167]-[.C167]" office:value-type="float" office:value="148688.699999999" calcext:value-type="float">
            <text:p>148688.699999999</text:p>
          </table:table-cell>
          <table:table-cell table:number-columns-repeated="4"/>
          <table:table-cell table:formula="of:=[.L166]" office:value-type="float" office:value="134565.61" calcext:value-type="float">
            <text:p>134565.61</text:p>
          </table:table-cell>
          <table:table-cell table:formula="of:=ROUND([.I167]*0.08/12; 2)" office:value-type="float" office:value="897.1" calcext:value-type="float">
            <text:p>897.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67]+[.J167]+[.K167]" office:value-type="float" office:value="135862.71" calcext:value-type="float">
            <text:p>135862.71</text:p>
          </table:table-cell>
        </table:table-row>
        <table:table-row table:style-name="ro1">
          <table:table-cell table:formula="of:=[.D167]" office:value-type="float" office:value="148688.699999999" calcext:value-type="float">
            <text:p>148688.699999999</text:p>
          </table:table-cell>
          <table:table-cell table:formula="of:=ROUND([.A168]*0.06/12; 2)" office:value-type="float" office:value="743.44" calcext:value-type="float">
            <text:p>743.4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68]+[.B168]-[.C168]" office:value-type="float" office:value="148233.039999999" calcext:value-type="float">
            <text:p>148233.039999999</text:p>
          </table:table-cell>
          <table:table-cell table:number-columns-repeated="4"/>
          <table:table-cell table:formula="of:=[.L167]" office:value-type="float" office:value="135862.71" calcext:value-type="float">
            <text:p>135862.71</text:p>
          </table:table-cell>
          <table:table-cell table:formula="of:=ROUND([.I168]*0.08/12; 2)" office:value-type="float" office:value="905.75" calcext:value-type="float">
            <text:p>905.7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68]+[.J168]+[.K168]" office:value-type="float" office:value="137168.46" calcext:value-type="float">
            <text:p>137168.46</text:p>
          </table:table-cell>
        </table:table-row>
        <table:table-row table:style-name="ro1">
          <table:table-cell table:formula="of:=[.D168]" office:value-type="float" office:value="148233.039999999" calcext:value-type="float">
            <text:p>148233.039999999</text:p>
          </table:table-cell>
          <table:table-cell table:formula="of:=ROUND([.A169]*0.06/12; 2)" office:value-type="float" office:value="741.17" calcext:value-type="float">
            <text:p>741.1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69]+[.B169]-[.C169]" office:value-type="float" office:value="147775.109999999" calcext:value-type="float">
            <text:p>147775.109999999</text:p>
          </table:table-cell>
          <table:table-cell table:number-columns-repeated="4"/>
          <table:table-cell table:formula="of:=[.L168]" office:value-type="float" office:value="137168.46" calcext:value-type="float">
            <text:p>137168.46</text:p>
          </table:table-cell>
          <table:table-cell table:formula="of:=ROUND([.I169]*0.08/12; 2)" office:value-type="float" office:value="914.46" calcext:value-type="float">
            <text:p>914.4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69]+[.J169]+[.K169]" office:value-type="float" office:value="138482.92" calcext:value-type="float">
            <text:p>138482.92</text:p>
          </table:table-cell>
        </table:table-row>
        <table:table-row table:style-name="ro1">
          <table:table-cell table:formula="of:=[.D169]" office:value-type="float" office:value="147775.109999999" calcext:value-type="float">
            <text:p>147775.109999999</text:p>
          </table:table-cell>
          <table:table-cell table:formula="of:=ROUND([.A170]*0.06/12; 2)" office:value-type="float" office:value="738.88" calcext:value-type="float">
            <text:p>738.8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70]+[.B170]-[.C170]" office:value-type="float" office:value="147314.889999999" calcext:value-type="float">
            <text:p>147314.889999999</text:p>
          </table:table-cell>
          <table:table-cell table:number-columns-repeated="4"/>
          <table:table-cell table:formula="of:=[.L169]" office:value-type="float" office:value="138482.92" calcext:value-type="float">
            <text:p>138482.92</text:p>
          </table:table-cell>
          <table:table-cell table:formula="of:=ROUND([.I170]*0.08/12; 2)" office:value-type="float" office:value="923.22" calcext:value-type="float">
            <text:p>923.2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70]+[.J170]+[.K170]" office:value-type="float" office:value="139806.14" calcext:value-type="float">
            <text:p>139806.14</text:p>
          </table:table-cell>
        </table:table-row>
        <table:table-row table:style-name="ro1">
          <table:table-cell table:formula="of:=[.D170]" office:value-type="float" office:value="147314.889999999" calcext:value-type="float">
            <text:p>147314.889999999</text:p>
          </table:table-cell>
          <table:table-cell table:formula="of:=ROUND([.A171]*0.06/12; 2)" office:value-type="float" office:value="736.57" calcext:value-type="float">
            <text:p>736.5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71]+[.B171]-[.C171]" office:value-type="float" office:value="146852.359999999" calcext:value-type="float">
            <text:p>146852.359999999</text:p>
          </table:table-cell>
          <table:table-cell table:number-columns-repeated="4"/>
          <table:table-cell table:formula="of:=[.L170]" office:value-type="float" office:value="139806.14" calcext:value-type="float">
            <text:p>139806.14</text:p>
          </table:table-cell>
          <table:table-cell table:formula="of:=ROUND([.I171]*0.08/12; 2)" office:value-type="float" office:value="932.04" calcext:value-type="float">
            <text:p>932.0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71]+[.J171]+[.K171]" office:value-type="float" office:value="141138.18" calcext:value-type="float">
            <text:p>141138.18</text:p>
          </table:table-cell>
        </table:table-row>
        <table:table-row table:style-name="ro1">
          <table:table-cell table:formula="of:=[.D171]" office:value-type="float" office:value="146852.359999999" calcext:value-type="float">
            <text:p>146852.359999999</text:p>
          </table:table-cell>
          <table:table-cell table:formula="of:=ROUND([.A172]*0.06/12; 2)" office:value-type="float" office:value="734.26" calcext:value-type="float">
            <text:p>734.2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72]+[.B172]-[.C172]" office:value-type="float" office:value="146387.519999999" calcext:value-type="float">
            <text:p>146387.519999999</text:p>
          </table:table-cell>
          <table:table-cell table:number-columns-repeated="4"/>
          <table:table-cell table:formula="of:=[.L171]" office:value-type="float" office:value="141138.18" calcext:value-type="float">
            <text:p>141138.18</text:p>
          </table:table-cell>
          <table:table-cell table:formula="of:=ROUND([.I172]*0.08/12; 2)" office:value-type="float" office:value="940.92" calcext:value-type="float">
            <text:p>940.9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72]+[.J172]+[.K172]" office:value-type="float" office:value="142479.1" calcext:value-type="float">
            <text:p>142479.1</text:p>
          </table:table-cell>
        </table:table-row>
        <table:table-row table:style-name="ro1">
          <table:table-cell table:formula="of:=[.D172]" office:value-type="float" office:value="146387.519999999" calcext:value-type="float">
            <text:p>146387.519999999</text:p>
          </table:table-cell>
          <table:table-cell table:formula="of:=ROUND([.A173]*0.06/12; 2)" office:value-type="float" office:value="731.94" calcext:value-type="float">
            <text:p>731.9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73]+[.B173]-[.C173]" office:value-type="float" office:value="145920.359999999" calcext:value-type="float">
            <text:p>145920.359999999</text:p>
          </table:table-cell>
          <table:table-cell table:number-columns-repeated="4"/>
          <table:table-cell table:formula="of:=[.L172]" office:value-type="float" office:value="142479.1" calcext:value-type="float">
            <text:p>142479.1</text:p>
          </table:table-cell>
          <table:table-cell table:formula="of:=ROUND([.I173]*0.08/12; 2)" office:value-type="float" office:value="949.86" calcext:value-type="float">
            <text:p>949.8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73]+[.J173]+[.K173]" office:value-type="float" office:value="143828.96" calcext:value-type="float">
            <text:p>143828.96</text:p>
          </table:table-cell>
        </table:table-row>
        <table:table-row table:style-name="ro1">
          <table:table-cell table:formula="of:=[.D173]" office:value-type="float" office:value="145920.359999999" calcext:value-type="float">
            <text:p>145920.359999999</text:p>
          </table:table-cell>
          <table:table-cell table:formula="of:=ROUND([.A174]*0.06/12; 2)" office:value-type="float" office:value="729.6" calcext:value-type="float">
            <text:p>729.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74]+[.B174]-[.C174]" office:value-type="float" office:value="145450.859999999" calcext:value-type="float">
            <text:p>145450.859999999</text:p>
          </table:table-cell>
          <table:table-cell table:number-columns-repeated="4"/>
          <table:table-cell table:formula="of:=[.L173]" office:value-type="float" office:value="143828.96" calcext:value-type="float">
            <text:p>143828.96</text:p>
          </table:table-cell>
          <table:table-cell table:formula="of:=ROUND([.I174]*0.08/12; 2)" office:value-type="float" office:value="958.86" calcext:value-type="float">
            <text:p>958.8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74]+[.J174]+[.K174]" office:value-type="float" office:value="145187.82" calcext:value-type="float">
            <text:p>145187.82</text:p>
          </table:table-cell>
        </table:table-row>
        <table:table-row table:style-name="ro1">
          <table:table-cell table:formula="of:=[.D174]" office:value-type="float" office:value="145450.859999999" calcext:value-type="float">
            <text:p>145450.859999999</text:p>
          </table:table-cell>
          <table:table-cell table:formula="of:=ROUND([.A175]*0.06/12; 2)" office:value-type="float" office:value="727.25" calcext:value-type="float">
            <text:p>727.2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75]+[.B175]-[.C175]" office:value-type="float" office:value="144979.009999999" calcext:value-type="float">
            <text:p>144979.009999999</text:p>
          </table:table-cell>
          <table:table-cell table:number-columns-repeated="4"/>
          <table:table-cell table:formula="of:=[.L174]" office:value-type="float" office:value="145187.82" calcext:value-type="float">
            <text:p>145187.82</text:p>
          </table:table-cell>
          <table:table-cell table:formula="of:=ROUND([.I175]*0.08/12; 2)" office:value-type="float" office:value="967.92" calcext:value-type="float">
            <text:p>967.9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75]+[.J175]+[.K175]" office:value-type="float" office:value="146555.74" calcext:value-type="float">
            <text:p>146555.74</text:p>
          </table:table-cell>
        </table:table-row>
        <table:table-row table:style-name="ro1">
          <table:table-cell table:formula="of:=[.D175]" office:value-type="float" office:value="144979.009999999" calcext:value-type="float">
            <text:p>144979.009999999</text:p>
          </table:table-cell>
          <table:table-cell table:formula="of:=ROUND([.A176]*0.06/12; 2)" office:value-type="float" office:value="724.9" calcext:value-type="float">
            <text:p>724.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76]+[.B176]-[.C176]" office:value-type="float" office:value="144504.809999999" calcext:value-type="float">
            <text:p>144504.809999999</text:p>
          </table:table-cell>
          <table:table-cell table:number-columns-repeated="4"/>
          <table:table-cell table:formula="of:=[.L175]" office:value-type="float" office:value="146555.74" calcext:value-type="float">
            <text:p>146555.74</text:p>
          </table:table-cell>
          <table:table-cell table:formula="of:=ROUND([.I176]*0.08/12; 2)" office:value-type="float" office:value="977.04" calcext:value-type="float">
            <text:p>977.0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76]+[.J176]+[.K176]" office:value-type="float" office:value="147932.78" calcext:value-type="float">
            <text:p>147932.78</text:p>
          </table:table-cell>
        </table:table-row>
        <table:table-row table:style-name="ro1">
          <table:table-cell table:formula="of:=[.D176]" office:value-type="float" office:value="144504.809999999" calcext:value-type="float">
            <text:p>144504.809999999</text:p>
          </table:table-cell>
          <table:table-cell table:formula="of:=ROUND([.A177]*0.06/12; 2)" office:value-type="float" office:value="722.52" calcext:value-type="float">
            <text:p>722.5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77]+[.B177]-[.C177]" office:value-type="float" office:value="144028.229999999" calcext:value-type="float">
            <text:p>144028.229999999</text:p>
          </table:table-cell>
          <table:table-cell table:number-columns-repeated="4"/>
          <table:table-cell table:formula="of:=[.L176]" office:value-type="float" office:value="147932.78" calcext:value-type="float">
            <text:p>147932.78</text:p>
          </table:table-cell>
          <table:table-cell table:formula="of:=ROUND([.I177]*0.08/12; 2)" office:value-type="float" office:value="986.22" calcext:value-type="float">
            <text:p>986.2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77]+[.J177]+[.K177]" office:value-type="float" office:value="149319" calcext:value-type="float">
            <text:p>149319</text:p>
          </table:table-cell>
        </table:table-row>
        <table:table-row table:style-name="ro1">
          <table:table-cell table:formula="of:=[.D177]" office:value-type="float" office:value="144028.229999999" calcext:value-type="float">
            <text:p>144028.229999999</text:p>
          </table:table-cell>
          <table:table-cell table:formula="of:=ROUND([.A178]*0.06/12; 2)" office:value-type="float" office:value="720.14" calcext:value-type="float">
            <text:p>720.1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78]+[.B178]-[.C178]" office:value-type="float" office:value="143549.269999999" calcext:value-type="float">
            <text:p>143549.269999999</text:p>
          </table:table-cell>
          <table:table-cell table:number-columns-repeated="4"/>
          <table:table-cell table:formula="of:=[.L177]" office:value-type="float" office:value="149319" calcext:value-type="float">
            <text:p>149319</text:p>
          </table:table-cell>
          <table:table-cell table:formula="of:=ROUND([.I178]*0.08/12; 2)" office:value-type="float" office:value="995.46" calcext:value-type="float">
            <text:p>995.4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78]+[.J178]+[.K178]" office:value-type="float" office:value="150714.46" calcext:value-type="float">
            <text:p>150714.46</text:p>
          </table:table-cell>
        </table:table-row>
        <table:table-row table:style-name="ro1">
          <table:table-cell table:formula="of:=[.D178]" office:value-type="float" office:value="143549.269999999" calcext:value-type="float">
            <text:p>143549.269999999</text:p>
          </table:table-cell>
          <table:table-cell table:formula="of:=ROUND([.A179]*0.06/12; 2)" office:value-type="float" office:value="717.75" calcext:value-type="float">
            <text:p>717.7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79]+[.B179]-[.C179]" office:value-type="float" office:value="143067.919999999" calcext:value-type="float">
            <text:p>143067.919999999</text:p>
          </table:table-cell>
          <table:table-cell table:number-columns-repeated="4"/>
          <table:table-cell table:formula="of:=[.L178]" office:value-type="float" office:value="150714.46" calcext:value-type="float">
            <text:p>150714.46</text:p>
          </table:table-cell>
          <table:table-cell table:formula="of:=ROUND([.I179]*0.08/12; 2)" office:value-type="float" office:value="1004.76" calcext:value-type="float">
            <text:p>1004.7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79]+[.J179]+[.K179]" office:value-type="float" office:value="152119.22" calcext:value-type="float">
            <text:p>152119.22</text:p>
          </table:table-cell>
        </table:table-row>
        <table:table-row table:style-name="ro1">
          <table:table-cell table:formula="of:=[.D179]" office:value-type="float" office:value="143067.919999999" calcext:value-type="float">
            <text:p>143067.919999999</text:p>
          </table:table-cell>
          <table:table-cell table:formula="of:=ROUND([.A180]*0.06/12; 2)" office:value-type="float" office:value="715.34" calcext:value-type="float">
            <text:p>715.3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80]+[.B180]-[.C180]" office:value-type="float" office:value="142584.159999999" calcext:value-type="float">
            <text:p>142584.159999999</text:p>
          </table:table-cell>
          <table:table-cell table:number-columns-repeated="4"/>
          <table:table-cell table:formula="of:=[.L179]" office:value-type="float" office:value="152119.22" calcext:value-type="float">
            <text:p>152119.22</text:p>
          </table:table-cell>
          <table:table-cell table:formula="of:=ROUND([.I180]*0.08/12; 2)" office:value-type="float" office:value="1014.13" calcext:value-type="float">
            <text:p>1014.1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80]+[.J180]+[.K180]" office:value-type="float" office:value="153533.35" calcext:value-type="float">
            <text:p>153533.35</text:p>
          </table:table-cell>
        </table:table-row>
        <table:table-row table:style-name="ro1">
          <table:table-cell table:formula="of:=[.D180]" office:value-type="float" office:value="142584.159999999" calcext:value-type="float">
            <text:p>142584.159999999</text:p>
          </table:table-cell>
          <table:table-cell table:formula="of:=ROUND([.A181]*0.06/12; 2)" office:value-type="float" office:value="712.92" calcext:value-type="float">
            <text:p>712.9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81]+[.B181]-[.C181]" office:value-type="float" office:value="142097.979999999" calcext:value-type="float">
            <text:p>142097.979999999</text:p>
          </table:table-cell>
          <table:table-cell table:number-columns-repeated="4"/>
          <table:table-cell table:formula="of:=[.L180]" office:value-type="float" office:value="153533.35" calcext:value-type="float">
            <text:p>153533.35</text:p>
          </table:table-cell>
          <table:table-cell table:formula="of:=ROUND([.I181]*0.08/12; 2)" office:value-type="float" office:value="1023.56" calcext:value-type="float">
            <text:p>1023.5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81]+[.J181]+[.K181]" office:value-type="float" office:value="154956.91" calcext:value-type="float">
            <text:p>154956.91</text:p>
          </table:table-cell>
        </table:table-row>
        <table:table-row table:style-name="ro1">
          <table:table-cell table:formula="of:=[.D181]" office:value-type="float" office:value="142097.979999999" calcext:value-type="float">
            <text:p>142097.979999999</text:p>
          </table:table-cell>
          <table:table-cell table:formula="of:=ROUND([.A182]*0.06/12; 2)" office:value-type="float" office:value="710.49" calcext:value-type="float">
            <text:p>710.4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82]+[.B182]-[.C182]" office:value-type="float" office:value="141609.369999999" calcext:value-type="float">
            <text:p>141609.369999999</text:p>
          </table:table-cell>
          <table:table-cell table:number-columns-repeated="4"/>
          <table:table-cell table:formula="of:=[.L181]" office:value-type="float" office:value="154956.91" calcext:value-type="float">
            <text:p>154956.91</text:p>
          </table:table-cell>
          <table:table-cell table:formula="of:=ROUND([.I182]*0.08/12; 2)" office:value-type="float" office:value="1033.05" calcext:value-type="float">
            <text:p>1033.0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82]+[.J182]+[.K182]" office:value-type="float" office:value="156389.96" calcext:value-type="float">
            <text:p>156389.96</text:p>
          </table:table-cell>
        </table:table-row>
        <table:table-row table:style-name="ro1">
          <table:table-cell table:formula="of:=[.D182]" office:value-type="float" office:value="141609.369999999" calcext:value-type="float">
            <text:p>141609.369999999</text:p>
          </table:table-cell>
          <table:table-cell table:formula="of:=ROUND([.A183]*0.06/12; 2)" office:value-type="float" office:value="708.05" calcext:value-type="float">
            <text:p>708.0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83]+[.B183]-[.C183]" office:value-type="float" office:value="141118.319999999" calcext:value-type="float">
            <text:p>141118.319999999</text:p>
          </table:table-cell>
          <table:table-cell table:number-columns-repeated="4"/>
          <table:table-cell table:formula="of:=[.L182]" office:value-type="float" office:value="156389.96" calcext:value-type="float">
            <text:p>156389.96</text:p>
          </table:table-cell>
          <table:table-cell table:formula="of:=ROUND([.I183]*0.08/12; 2)" office:value-type="float" office:value="1042.6" calcext:value-type="float">
            <text:p>1042.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83]+[.J183]+[.K183]" office:value-type="float" office:value="157832.56" calcext:value-type="float">
            <text:p>157832.56</text:p>
          </table:table-cell>
        </table:table-row>
        <table:table-row table:style-name="ro1">
          <table:table-cell table:formula="of:=[.D183]" office:value-type="float" office:value="141118.319999999" calcext:value-type="float">
            <text:p>141118.319999999</text:p>
          </table:table-cell>
          <table:table-cell table:formula="of:=ROUND([.A184]*0.06/12; 2)" office:value-type="float" office:value="705.59" calcext:value-type="float">
            <text:p>705.5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84]+[.B184]-[.C184]" office:value-type="float" office:value="140624.809999999" calcext:value-type="float">
            <text:p>140624.809999999</text:p>
          </table:table-cell>
          <table:table-cell table:number-columns-repeated="4"/>
          <table:table-cell table:formula="of:=[.L183]" office:value-type="float" office:value="157832.56" calcext:value-type="float">
            <text:p>157832.56</text:p>
          </table:table-cell>
          <table:table-cell table:formula="of:=ROUND([.I184]*0.08/12; 2)" office:value-type="float" office:value="1052.22" calcext:value-type="float">
            <text:p>1052.2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84]+[.J184]+[.K184]" office:value-type="float" office:value="159284.78" calcext:value-type="float">
            <text:p>159284.78</text:p>
          </table:table-cell>
        </table:table-row>
        <table:table-row table:style-name="ro1">
          <table:table-cell table:formula="of:=[.D184]" office:value-type="float" office:value="140624.809999999" calcext:value-type="float">
            <text:p>140624.809999999</text:p>
          </table:table-cell>
          <table:table-cell table:formula="of:=ROUND([.A185]*0.06/12; 2)" office:value-type="float" office:value="703.12" calcext:value-type="float">
            <text:p>703.1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85]+[.B185]-[.C185]" office:value-type="float" office:value="140128.829999999" calcext:value-type="float">
            <text:p>140128.829999999</text:p>
          </table:table-cell>
          <table:table-cell table:number-columns-repeated="4"/>
          <table:table-cell table:formula="of:=[.L184]" office:value-type="float" office:value="159284.78" calcext:value-type="float">
            <text:p>159284.78</text:p>
          </table:table-cell>
          <table:table-cell table:formula="of:=ROUND([.I185]*0.08/12; 2)" office:value-type="float" office:value="1061.9" calcext:value-type="float">
            <text:p>1061.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85]+[.J185]+[.K185]" office:value-type="float" office:value="160746.68" calcext:value-type="float">
            <text:p>160746.68</text:p>
          </table:table-cell>
        </table:table-row>
        <table:table-row table:style-name="ro1">
          <table:table-cell table:formula="of:=[.D185]" office:value-type="float" office:value="140128.829999999" calcext:value-type="float">
            <text:p>140128.829999999</text:p>
          </table:table-cell>
          <table:table-cell table:formula="of:=ROUND([.A186]*0.06/12; 2)" office:value-type="float" office:value="700.64" calcext:value-type="float">
            <text:p>700.6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86]+[.B186]-[.C186]" office:value-type="float" office:value="139630.369999999" calcext:value-type="float">
            <text:p>139630.369999999</text:p>
          </table:table-cell>
          <table:table-cell table:number-columns-repeated="4"/>
          <table:table-cell table:formula="of:=[.L185]" office:value-type="float" office:value="160746.68" calcext:value-type="float">
            <text:p>160746.68</text:p>
          </table:table-cell>
          <table:table-cell table:formula="of:=ROUND([.I186]*0.08/12; 2)" office:value-type="float" office:value="1071.64" calcext:value-type="float">
            <text:p>1071.6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86]+[.J186]+[.K186]" office:value-type="float" office:value="162218.32" calcext:value-type="float">
            <text:p>162218.32</text:p>
          </table:table-cell>
        </table:table-row>
        <table:table-row table:style-name="ro1">
          <table:table-cell table:formula="of:=[.D186]" office:value-type="float" office:value="139630.369999999" calcext:value-type="float">
            <text:p>139630.369999999</text:p>
          </table:table-cell>
          <table:table-cell table:formula="of:=ROUND([.A187]*0.06/12; 2)" office:value-type="float" office:value="698.15" calcext:value-type="float">
            <text:p>698.1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87]+[.B187]-[.C187]" office:value-type="float" office:value="139129.419999999" calcext:value-type="float">
            <text:p>139129.419999999</text:p>
          </table:table-cell>
          <table:table-cell table:number-columns-repeated="4"/>
          <table:table-cell table:formula="of:=[.L186]" office:value-type="float" office:value="162218.32" calcext:value-type="float">
            <text:p>162218.32</text:p>
          </table:table-cell>
          <table:table-cell table:formula="of:=ROUND([.I187]*0.08/12; 2)" office:value-type="float" office:value="1081.46" calcext:value-type="float">
            <text:p>1081.4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87]+[.J187]+[.K187]" office:value-type="float" office:value="163699.78" calcext:value-type="float">
            <text:p>163699.78</text:p>
          </table:table-cell>
        </table:table-row>
        <table:table-row table:style-name="ro1">
          <table:table-cell table:formula="of:=[.D187]" office:value-type="float" office:value="139129.419999999" calcext:value-type="float">
            <text:p>139129.419999999</text:p>
          </table:table-cell>
          <table:table-cell table:formula="of:=ROUND([.A188]*0.06/12; 2)" office:value-type="float" office:value="695.65" calcext:value-type="float">
            <text:p>695.6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88]+[.B188]-[.C188]" office:value-type="float" office:value="138625.969999999" calcext:value-type="float">
            <text:p>138625.969999999</text:p>
          </table:table-cell>
          <table:table-cell table:number-columns-repeated="4"/>
          <table:table-cell table:formula="of:=[.L187]" office:value-type="float" office:value="163699.78" calcext:value-type="float">
            <text:p>163699.78</text:p>
          </table:table-cell>
          <table:table-cell table:formula="of:=ROUND([.I188]*0.08/12; 2)" office:value-type="float" office:value="1091.33" calcext:value-type="float">
            <text:p>1091.3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88]+[.J188]+[.K188]" office:value-type="float" office:value="165191.11" calcext:value-type="float">
            <text:p>165191.11</text:p>
          </table:table-cell>
        </table:table-row>
        <table:table-row table:style-name="ro1">
          <table:table-cell table:formula="of:=[.D188]" office:value-type="float" office:value="138625.969999999" calcext:value-type="float">
            <text:p>138625.969999999</text:p>
          </table:table-cell>
          <table:table-cell table:formula="of:=ROUND([.A189]*0.06/12; 2)" office:value-type="float" office:value="693.13" calcext:value-type="float">
            <text:p>693.1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89]+[.B189]-[.C189]" office:value-type="float" office:value="138119.999999999" calcext:value-type="float">
            <text:p>138119.999999999</text:p>
          </table:table-cell>
          <table:table-cell table:number-columns-repeated="4"/>
          <table:table-cell table:formula="of:=[.L188]" office:value-type="float" office:value="165191.11" calcext:value-type="float">
            <text:p>165191.11</text:p>
          </table:table-cell>
          <table:table-cell table:formula="of:=ROUND([.I189]*0.08/12; 2)" office:value-type="float" office:value="1101.27" calcext:value-type="float">
            <text:p>1101.2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89]+[.J189]+[.K189]" office:value-type="float" office:value="166692.38" calcext:value-type="float">
            <text:p>166692.38</text:p>
          </table:table-cell>
        </table:table-row>
        <table:table-row table:style-name="ro1">
          <table:table-cell table:formula="of:=[.D189]" office:value-type="float" office:value="138119.999999999" calcext:value-type="float">
            <text:p>138119.999999999</text:p>
          </table:table-cell>
          <table:table-cell table:formula="of:=ROUND([.A190]*0.06/12; 2)" office:value-type="float" office:value="690.6" calcext:value-type="float">
            <text:p>690.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90]+[.B190]-[.C190]" office:value-type="float" office:value="137611.499999999" calcext:value-type="float">
            <text:p>137611.499999999</text:p>
          </table:table-cell>
          <table:table-cell table:number-columns-repeated="4"/>
          <table:table-cell table:formula="of:=[.L189]" office:value-type="float" office:value="166692.38" calcext:value-type="float">
            <text:p>166692.38</text:p>
          </table:table-cell>
          <table:table-cell table:formula="of:=ROUND([.I190]*0.08/12; 2)" office:value-type="float" office:value="1111.28" calcext:value-type="float">
            <text:p>1111.2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90]+[.J190]+[.K190]" office:value-type="float" office:value="168203.66" calcext:value-type="float">
            <text:p>168203.66</text:p>
          </table:table-cell>
        </table:table-row>
        <table:table-row table:style-name="ro1">
          <table:table-cell table:formula="of:=[.D190]" office:value-type="float" office:value="137611.499999999" calcext:value-type="float">
            <text:p>137611.499999999</text:p>
          </table:table-cell>
          <table:table-cell table:formula="of:=ROUND([.A191]*0.06/12; 2)" office:value-type="float" office:value="688.06" calcext:value-type="float">
            <text:p>688.0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91]+[.B191]-[.C191]" office:value-type="float" office:value="137100.459999999" calcext:value-type="float">
            <text:p>137100.459999999</text:p>
          </table:table-cell>
          <table:table-cell table:number-columns-repeated="4"/>
          <table:table-cell table:formula="of:=[.L190]" office:value-type="float" office:value="168203.66" calcext:value-type="float">
            <text:p>168203.66</text:p>
          </table:table-cell>
          <table:table-cell table:formula="of:=ROUND([.I191]*0.08/12; 2)" office:value-type="float" office:value="1121.36" calcext:value-type="float">
            <text:p>1121.3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91]+[.J191]+[.K191]" office:value-type="float" office:value="169725.02" calcext:value-type="float">
            <text:p>169725.02</text:p>
          </table:table-cell>
        </table:table-row>
        <table:table-row table:style-name="ro1">
          <table:table-cell table:formula="of:=[.D191]" office:value-type="float" office:value="137100.459999999" calcext:value-type="float">
            <text:p>137100.459999999</text:p>
          </table:table-cell>
          <table:table-cell table:formula="of:=ROUND([.A192]*0.06/12; 2)" office:value-type="float" office:value="685.5" calcext:value-type="float">
            <text:p>685.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92]+[.B192]-[.C192]" office:value-type="float" office:value="136586.859999999" calcext:value-type="float">
            <text:p>136586.859999999</text:p>
          </table:table-cell>
          <table:table-cell table:number-columns-repeated="4"/>
          <table:table-cell table:formula="of:=[.L191]" office:value-type="float" office:value="169725.02" calcext:value-type="float">
            <text:p>169725.02</text:p>
          </table:table-cell>
          <table:table-cell table:formula="of:=ROUND([.I192]*0.08/12; 2)" office:value-type="float" office:value="1131.5" calcext:value-type="float">
            <text:p>1131.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92]+[.J192]+[.K192]" office:value-type="float" office:value="171256.52" calcext:value-type="float">
            <text:p>171256.52</text:p>
          </table:table-cell>
        </table:table-row>
        <table:table-row table:style-name="ro1">
          <table:table-cell table:formula="of:=[.D192]" office:value-type="float" office:value="136586.859999999" calcext:value-type="float">
            <text:p>136586.859999999</text:p>
          </table:table-cell>
          <table:table-cell table:formula="of:=ROUND([.A193]*0.06/12; 2)" office:value-type="float" office:value="682.93" calcext:value-type="float">
            <text:p>682.9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93]+[.B193]-[.C193]" office:value-type="float" office:value="136070.689999999" calcext:value-type="float">
            <text:p>136070.689999999</text:p>
          </table:table-cell>
          <table:table-cell table:number-columns-repeated="4"/>
          <table:table-cell table:formula="of:=[.L192]" office:value-type="float" office:value="171256.52" calcext:value-type="float">
            <text:p>171256.52</text:p>
          </table:table-cell>
          <table:table-cell table:formula="of:=ROUND([.I193]*0.08/12; 2)" office:value-type="float" office:value="1141.71" calcext:value-type="float">
            <text:p>1141.7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93]+[.J193]+[.K193]" office:value-type="float" office:value="172798.23" calcext:value-type="float">
            <text:p>172798.23</text:p>
          </table:table-cell>
        </table:table-row>
        <table:table-row table:style-name="ro1">
          <table:table-cell table:formula="of:=[.D193]" office:value-type="float" office:value="136070.689999999" calcext:value-type="float">
            <text:p>136070.689999999</text:p>
          </table:table-cell>
          <table:table-cell table:formula="of:=ROUND([.A194]*0.06/12; 2)" office:value-type="float" office:value="680.35" calcext:value-type="float">
            <text:p>680.3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94]+[.B194]-[.C194]" office:value-type="float" office:value="135551.939999999" calcext:value-type="float">
            <text:p>135551.939999999</text:p>
          </table:table-cell>
          <table:table-cell table:number-columns-repeated="4"/>
          <table:table-cell table:formula="of:=[.L193]" office:value-type="float" office:value="172798.23" calcext:value-type="float">
            <text:p>172798.23</text:p>
          </table:table-cell>
          <table:table-cell table:formula="of:=ROUND([.I194]*0.08/12; 2)" office:value-type="float" office:value="1151.99" calcext:value-type="float">
            <text:p>1151.9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94]+[.J194]+[.K194]" office:value-type="float" office:value="174350.22" calcext:value-type="float">
            <text:p>174350.22</text:p>
          </table:table-cell>
        </table:table-row>
        <table:table-row table:style-name="ro1">
          <table:table-cell table:formula="of:=[.D194]" office:value-type="float" office:value="135551.939999999" calcext:value-type="float">
            <text:p>135551.939999999</text:p>
          </table:table-cell>
          <table:table-cell table:formula="of:=ROUND([.A195]*0.06/12; 2)" office:value-type="float" office:value="677.76" calcext:value-type="float">
            <text:p>677.7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95]+[.B195]-[.C195]" office:value-type="float" office:value="135030.599999999" calcext:value-type="float">
            <text:p>135030.599999999</text:p>
          </table:table-cell>
          <table:table-cell table:number-columns-repeated="4"/>
          <table:table-cell table:formula="of:=[.L194]" office:value-type="float" office:value="174350.22" calcext:value-type="float">
            <text:p>174350.22</text:p>
          </table:table-cell>
          <table:table-cell table:formula="of:=ROUND([.I195]*0.08/12; 2)" office:value-type="float" office:value="1162.33" calcext:value-type="float">
            <text:p>1162.3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95]+[.J195]+[.K195]" office:value-type="float" office:value="175912.55" calcext:value-type="float">
            <text:p>175912.55</text:p>
          </table:table-cell>
        </table:table-row>
        <table:table-row table:style-name="ro1">
          <table:table-cell table:formula="of:=[.D195]" office:value-type="float" office:value="135030.599999999" calcext:value-type="float">
            <text:p>135030.599999999</text:p>
          </table:table-cell>
          <table:table-cell table:formula="of:=ROUND([.A196]*0.06/12; 2)" office:value-type="float" office:value="675.15" calcext:value-type="float">
            <text:p>675.1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96]+[.B196]-[.C196]" office:value-type="float" office:value="134506.649999999" calcext:value-type="float">
            <text:p>134506.649999999</text:p>
          </table:table-cell>
          <table:table-cell table:number-columns-repeated="4"/>
          <table:table-cell table:formula="of:=[.L195]" office:value-type="float" office:value="175912.55" calcext:value-type="float">
            <text:p>175912.55</text:p>
          </table:table-cell>
          <table:table-cell table:formula="of:=ROUND([.I196]*0.08/12; 2)" office:value-type="float" office:value="1172.75" calcext:value-type="float">
            <text:p>1172.7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96]+[.J196]+[.K196]" office:value-type="float" office:value="177485.3" calcext:value-type="float">
            <text:p>177485.3</text:p>
          </table:table-cell>
        </table:table-row>
        <table:table-row table:style-name="ro1">
          <table:table-cell table:formula="of:=[.D196]" office:value-type="float" office:value="134506.649999999" calcext:value-type="float">
            <text:p>134506.649999999</text:p>
          </table:table-cell>
          <table:table-cell table:formula="of:=ROUND([.A197]*0.06/12; 2)" office:value-type="float" office:value="672.53" calcext:value-type="float">
            <text:p>672.5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97]+[.B197]-[.C197]" office:value-type="float" office:value="133980.079999999" calcext:value-type="float">
            <text:p>133980.079999999</text:p>
          </table:table-cell>
          <table:table-cell table:number-columns-repeated="4"/>
          <table:table-cell table:formula="of:=[.L196]" office:value-type="float" office:value="177485.3" calcext:value-type="float">
            <text:p>177485.3</text:p>
          </table:table-cell>
          <table:table-cell table:formula="of:=ROUND([.I197]*0.08/12; 2)" office:value-type="float" office:value="1183.24" calcext:value-type="float">
            <text:p>1183.2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97]+[.J197]+[.K197]" office:value-type="float" office:value="179068.54" calcext:value-type="float">
            <text:p>179068.54</text:p>
          </table:table-cell>
        </table:table-row>
        <table:table-row table:style-name="ro1">
          <table:table-cell table:formula="of:=[.D197]" office:value-type="float" office:value="133980.079999999" calcext:value-type="float">
            <text:p>133980.079999999</text:p>
          </table:table-cell>
          <table:table-cell table:formula="of:=ROUND([.A198]*0.06/12; 2)" office:value-type="float" office:value="669.9" calcext:value-type="float">
            <text:p>669.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98]+[.B198]-[.C198]" office:value-type="float" office:value="133450.879999999" calcext:value-type="float">
            <text:p>133450.879999999</text:p>
          </table:table-cell>
          <table:table-cell table:number-columns-repeated="4"/>
          <table:table-cell table:formula="of:=[.L197]" office:value-type="float" office:value="179068.54" calcext:value-type="float">
            <text:p>179068.54</text:p>
          </table:table-cell>
          <table:table-cell table:formula="of:=ROUND([.I198]*0.08/12; 2)" office:value-type="float" office:value="1193.79" calcext:value-type="float">
            <text:p>1193.7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98]+[.J198]+[.K198]" office:value-type="float" office:value="180662.33" calcext:value-type="float">
            <text:p>180662.33</text:p>
          </table:table-cell>
        </table:table-row>
        <table:table-row table:style-name="ro1">
          <table:table-cell table:formula="of:=[.D198]" office:value-type="float" office:value="133450.879999999" calcext:value-type="float">
            <text:p>133450.879999999</text:p>
          </table:table-cell>
          <table:table-cell table:formula="of:=ROUND([.A199]*0.06/12; 2)" office:value-type="float" office:value="667.25" calcext:value-type="float">
            <text:p>667.2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199]+[.B199]-[.C199]" office:value-type="float" office:value="132919.029999999" calcext:value-type="float">
            <text:p>132919.029999999</text:p>
          </table:table-cell>
          <table:table-cell table:number-columns-repeated="4"/>
          <table:table-cell table:formula="of:=[.L198]" office:value-type="float" office:value="180662.33" calcext:value-type="float">
            <text:p>180662.33</text:p>
          </table:table-cell>
          <table:table-cell table:formula="of:=ROUND([.I199]*0.08/12; 2)" office:value-type="float" office:value="1204.42" calcext:value-type="float">
            <text:p>1204.4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199]+[.J199]+[.K199]" office:value-type="float" office:value="182266.75" calcext:value-type="float">
            <text:p>182266.75</text:p>
          </table:table-cell>
        </table:table-row>
        <table:table-row table:style-name="ro1">
          <table:table-cell table:formula="of:=[.D199]" office:value-type="float" office:value="132919.029999999" calcext:value-type="float">
            <text:p>132919.029999999</text:p>
          </table:table-cell>
          <table:table-cell table:formula="of:=ROUND([.A200]*0.06/12; 2)" office:value-type="float" office:value="664.6" calcext:value-type="float">
            <text:p>664.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00]+[.B200]-[.C200]" office:value-type="float" office:value="132384.529999999" calcext:value-type="float">
            <text:p>132384.529999999</text:p>
          </table:table-cell>
          <table:table-cell table:number-columns-repeated="4"/>
          <table:table-cell table:formula="of:=[.L199]" office:value-type="float" office:value="182266.75" calcext:value-type="float">
            <text:p>182266.75</text:p>
          </table:table-cell>
          <table:table-cell table:formula="of:=ROUND([.I200]*0.08/12; 2)" office:value-type="float" office:value="1215.11" calcext:value-type="float">
            <text:p>1215.1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00]+[.J200]+[.K200]" office:value-type="float" office:value="183881.86" calcext:value-type="float">
            <text:p>183881.86</text:p>
          </table:table-cell>
        </table:table-row>
        <table:table-row table:style-name="ro1">
          <table:table-cell table:formula="of:=[.D200]" office:value-type="float" office:value="132384.529999999" calcext:value-type="float">
            <text:p>132384.529999999</text:p>
          </table:table-cell>
          <table:table-cell table:formula="of:=ROUND([.A201]*0.06/12; 2)" office:value-type="float" office:value="661.92" calcext:value-type="float">
            <text:p>661.9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01]+[.B201]-[.C201]" office:value-type="float" office:value="131847.349999999" calcext:value-type="float">
            <text:p>131847.349999999</text:p>
          </table:table-cell>
          <table:table-cell table:number-columns-repeated="4"/>
          <table:table-cell table:formula="of:=[.L200]" office:value-type="float" office:value="183881.86" calcext:value-type="float">
            <text:p>183881.86</text:p>
          </table:table-cell>
          <table:table-cell table:formula="of:=ROUND([.I201]*0.08/12; 2)" office:value-type="float" office:value="1225.88" calcext:value-type="float">
            <text:p>1225.8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01]+[.J201]+[.K201]" office:value-type="float" office:value="185507.74" calcext:value-type="float">
            <text:p>185507.74</text:p>
          </table:table-cell>
        </table:table-row>
        <table:table-row table:style-name="ro1">
          <table:table-cell table:formula="of:=[.D201]" office:value-type="float" office:value="131847.349999999" calcext:value-type="float">
            <text:p>131847.349999999</text:p>
          </table:table-cell>
          <table:table-cell table:formula="of:=ROUND([.A202]*0.06/12; 2)" office:value-type="float" office:value="659.24" calcext:value-type="float">
            <text:p>659.2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02]+[.B202]-[.C202]" office:value-type="float" office:value="131307.489999999" calcext:value-type="float">
            <text:p>131307.489999999</text:p>
          </table:table-cell>
          <table:table-cell table:number-columns-repeated="4"/>
          <table:table-cell table:formula="of:=[.L201]" office:value-type="float" office:value="185507.74" calcext:value-type="float">
            <text:p>185507.74</text:p>
          </table:table-cell>
          <table:table-cell table:formula="of:=ROUND([.I202]*0.08/12; 2)" office:value-type="float" office:value="1236.72" calcext:value-type="float">
            <text:p>1236.7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02]+[.J202]+[.K202]" office:value-type="float" office:value="187144.46" calcext:value-type="float">
            <text:p>187144.46</text:p>
          </table:table-cell>
        </table:table-row>
        <table:table-row table:style-name="ro1">
          <table:table-cell table:formula="of:=[.D202]" office:value-type="float" office:value="131307.489999999" calcext:value-type="float">
            <text:p>131307.489999999</text:p>
          </table:table-cell>
          <table:table-cell table:formula="of:=ROUND([.A203]*0.06/12; 2)" office:value-type="float" office:value="656.54" calcext:value-type="float">
            <text:p>656.5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03]+[.B203]-[.C203]" office:value-type="float" office:value="130764.929999999" calcext:value-type="float">
            <text:p>130764.929999999</text:p>
          </table:table-cell>
          <table:table-cell table:number-columns-repeated="4"/>
          <table:table-cell table:formula="of:=[.L202]" office:value-type="float" office:value="187144.46" calcext:value-type="float">
            <text:p>187144.46</text:p>
          </table:table-cell>
          <table:table-cell table:formula="of:=ROUND([.I203]*0.08/12; 2)" office:value-type="float" office:value="1247.63" calcext:value-type="float">
            <text:p>1247.6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03]+[.J203]+[.K203]" office:value-type="float" office:value="188792.09" calcext:value-type="float">
            <text:p>188792.09</text:p>
          </table:table-cell>
        </table:table-row>
        <table:table-row table:style-name="ro1">
          <table:table-cell table:formula="of:=[.D203]" office:value-type="float" office:value="130764.929999999" calcext:value-type="float">
            <text:p>130764.929999999</text:p>
          </table:table-cell>
          <table:table-cell table:formula="of:=ROUND([.A204]*0.06/12; 2)" office:value-type="float" office:value="653.82" calcext:value-type="float">
            <text:p>653.8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04]+[.B204]-[.C204]" office:value-type="float" office:value="130219.649999999" calcext:value-type="float">
            <text:p>130219.649999999</text:p>
          </table:table-cell>
          <table:table-cell table:number-columns-repeated="4"/>
          <table:table-cell table:formula="of:=[.L203]" office:value-type="float" office:value="188792.09" calcext:value-type="float">
            <text:p>188792.09</text:p>
          </table:table-cell>
          <table:table-cell table:formula="of:=ROUND([.I204]*0.08/12; 2)" office:value-type="float" office:value="1258.61" calcext:value-type="float">
            <text:p>1258.6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04]+[.J204]+[.K204]" office:value-type="float" office:value="190450.7" calcext:value-type="float">
            <text:p>190450.7</text:p>
          </table:table-cell>
        </table:table-row>
        <table:table-row table:style-name="ro1">
          <table:table-cell table:formula="of:=[.D204]" office:value-type="float" office:value="130219.649999999" calcext:value-type="float">
            <text:p>130219.649999999</text:p>
          </table:table-cell>
          <table:table-cell table:formula="of:=ROUND([.A205]*0.06/12; 2)" office:value-type="float" office:value="651.1" calcext:value-type="float">
            <text:p>651.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05]+[.B205]-[.C205]" office:value-type="float" office:value="129671.649999999" calcext:value-type="float">
            <text:p>129671.649999999</text:p>
          </table:table-cell>
          <table:table-cell table:number-columns-repeated="4"/>
          <table:table-cell table:formula="of:=[.L204]" office:value-type="float" office:value="190450.7" calcext:value-type="float">
            <text:p>190450.7</text:p>
          </table:table-cell>
          <table:table-cell table:formula="of:=ROUND([.I205]*0.08/12; 2)" office:value-type="float" office:value="1269.67" calcext:value-type="float">
            <text:p>1269.6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05]+[.J205]+[.K205]" office:value-type="float" office:value="192120.37" calcext:value-type="float">
            <text:p>192120.37</text:p>
          </table:table-cell>
        </table:table-row>
        <table:table-row table:style-name="ro1">
          <table:table-cell table:formula="of:=[.D205]" office:value-type="float" office:value="129671.649999999" calcext:value-type="float">
            <text:p>129671.649999999</text:p>
          </table:table-cell>
          <table:table-cell table:formula="of:=ROUND([.A206]*0.06/12; 2)" office:value-type="float" office:value="648.36" calcext:value-type="float">
            <text:p>648.3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06]+[.B206]-[.C206]" office:value-type="float" office:value="129120.909999999" calcext:value-type="float">
            <text:p>129120.909999999</text:p>
          </table:table-cell>
          <table:table-cell table:number-columns-repeated="4"/>
          <table:table-cell table:formula="of:=[.L205]" office:value-type="float" office:value="192120.37" calcext:value-type="float">
            <text:p>192120.37</text:p>
          </table:table-cell>
          <table:table-cell table:formula="of:=ROUND([.I206]*0.08/12; 2)" office:value-type="float" office:value="1280.8" calcext:value-type="float">
            <text:p>1280.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06]+[.J206]+[.K206]" office:value-type="float" office:value="193801.17" calcext:value-type="float">
            <text:p>193801.17</text:p>
          </table:table-cell>
        </table:table-row>
        <table:table-row table:style-name="ro1">
          <table:table-cell table:formula="of:=[.D206]" office:value-type="float" office:value="129120.909999999" calcext:value-type="float">
            <text:p>129120.909999999</text:p>
          </table:table-cell>
          <table:table-cell table:formula="of:=ROUND([.A207]*0.06/12; 2)" office:value-type="float" office:value="645.6" calcext:value-type="float">
            <text:p>645.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07]+[.B207]-[.C207]" office:value-type="float" office:value="128567.409999999" calcext:value-type="float">
            <text:p>128567.409999999</text:p>
          </table:table-cell>
          <table:table-cell table:number-columns-repeated="4"/>
          <table:table-cell table:formula="of:=[.L206]" office:value-type="float" office:value="193801.17" calcext:value-type="float">
            <text:p>193801.17</text:p>
          </table:table-cell>
          <table:table-cell table:formula="of:=ROUND([.I207]*0.08/12; 2)" office:value-type="float" office:value="1292.01" calcext:value-type="float">
            <text:p>1292.0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07]+[.J207]+[.K207]" office:value-type="float" office:value="195493.18" calcext:value-type="float">
            <text:p>195493.18</text:p>
          </table:table-cell>
        </table:table-row>
        <table:table-row table:style-name="ro1">
          <table:table-cell table:formula="of:=[.D207]" office:value-type="float" office:value="128567.409999999" calcext:value-type="float">
            <text:p>128567.409999999</text:p>
          </table:table-cell>
          <table:table-cell table:formula="of:=ROUND([.A208]*0.06/12; 2)" office:value-type="float" office:value="642.84" calcext:value-type="float">
            <text:p>642.8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08]+[.B208]-[.C208]" office:value-type="float" office:value="128011.149999999" calcext:value-type="float">
            <text:p>128011.149999999</text:p>
          </table:table-cell>
          <table:table-cell table:number-columns-repeated="4"/>
          <table:table-cell table:formula="of:=[.L207]" office:value-type="float" office:value="195493.18" calcext:value-type="float">
            <text:p>195493.18</text:p>
          </table:table-cell>
          <table:table-cell table:formula="of:=ROUND([.I208]*0.08/12; 2)" office:value-type="float" office:value="1303.29" calcext:value-type="float">
            <text:p>1303.2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08]+[.J208]+[.K208]" office:value-type="float" office:value="197196.47" calcext:value-type="float">
            <text:p>197196.47</text:p>
          </table:table-cell>
        </table:table-row>
        <table:table-row table:style-name="ro1">
          <table:table-cell table:formula="of:=[.D208]" office:value-type="float" office:value="128011.149999999" calcext:value-type="float">
            <text:p>128011.149999999</text:p>
          </table:table-cell>
          <table:table-cell table:formula="of:=ROUND([.A209]*0.06/12; 2)" office:value-type="float" office:value="640.06" calcext:value-type="float">
            <text:p>640.0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09]+[.B209]-[.C209]" office:value-type="float" office:value="127452.109999999" calcext:value-type="float">
            <text:p>127452.109999999</text:p>
          </table:table-cell>
          <table:table-cell table:number-columns-repeated="4"/>
          <table:table-cell table:formula="of:=[.L208]" office:value-type="float" office:value="197196.47" calcext:value-type="float">
            <text:p>197196.47</text:p>
          </table:table-cell>
          <table:table-cell table:formula="of:=ROUND([.I209]*0.08/12; 2)" office:value-type="float" office:value="1314.64" calcext:value-type="float">
            <text:p>1314.6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09]+[.J209]+[.K209]" office:value-type="float" office:value="198911.11" calcext:value-type="float">
            <text:p>198911.11</text:p>
          </table:table-cell>
        </table:table-row>
        <table:table-row table:style-name="ro1">
          <table:table-cell table:formula="of:=[.D209]" office:value-type="float" office:value="127452.109999999" calcext:value-type="float">
            <text:p>127452.109999999</text:p>
          </table:table-cell>
          <table:table-cell table:formula="of:=ROUND([.A210]*0.06/12; 2)" office:value-type="float" office:value="637.26" calcext:value-type="float">
            <text:p>637.2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10]+[.B210]-[.C210]" office:value-type="float" office:value="126890.269999999" calcext:value-type="float">
            <text:p>126890.269999999</text:p>
          </table:table-cell>
          <table:table-cell table:number-columns-repeated="4"/>
          <table:table-cell table:formula="of:=[.L209]" office:value-type="float" office:value="198911.11" calcext:value-type="float">
            <text:p>198911.11</text:p>
          </table:table-cell>
          <table:table-cell table:formula="of:=ROUND([.I210]*0.08/12; 2)" office:value-type="float" office:value="1326.07" calcext:value-type="float">
            <text:p>1326.0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10]+[.J210]+[.K210]" office:value-type="float" office:value="200637.18" calcext:value-type="float">
            <text:p>200637.18</text:p>
          </table:table-cell>
        </table:table-row>
        <table:table-row table:style-name="ro1">
          <table:table-cell table:formula="of:=[.D210]" office:value-type="float" office:value="126890.269999999" calcext:value-type="float">
            <text:p>126890.269999999</text:p>
          </table:table-cell>
          <table:table-cell table:formula="of:=ROUND([.A211]*0.06/12; 2)" office:value-type="float" office:value="634.45" calcext:value-type="float">
            <text:p>634.4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11]+[.B211]-[.C211]" office:value-type="float" office:value="126325.619999999" calcext:value-type="float">
            <text:p>126325.619999999</text:p>
          </table:table-cell>
          <table:table-cell table:number-columns-repeated="4"/>
          <table:table-cell table:formula="of:=[.L210]" office:value-type="float" office:value="200637.18" calcext:value-type="float">
            <text:p>200637.18</text:p>
          </table:table-cell>
          <table:table-cell table:formula="of:=ROUND([.I211]*0.08/12; 2)" office:value-type="float" office:value="1337.58" calcext:value-type="float">
            <text:p>1337.5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11]+[.J211]+[.K211]" office:value-type="float" office:value="202374.76" calcext:value-type="float">
            <text:p>202374.76</text:p>
          </table:table-cell>
        </table:table-row>
        <table:table-row table:style-name="ro1">
          <table:table-cell table:formula="of:=[.D211]" office:value-type="float" office:value="126325.619999999" calcext:value-type="float">
            <text:p>126325.619999999</text:p>
          </table:table-cell>
          <table:table-cell table:formula="of:=ROUND([.A212]*0.06/12; 2)" office:value-type="float" office:value="631.63" calcext:value-type="float">
            <text:p>631.6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12]+[.B212]-[.C212]" office:value-type="float" office:value="125758.149999999" calcext:value-type="float">
            <text:p>125758.149999999</text:p>
          </table:table-cell>
          <table:table-cell table:number-columns-repeated="4"/>
          <table:table-cell table:formula="of:=[.L211]" office:value-type="float" office:value="202374.76" calcext:value-type="float">
            <text:p>202374.76</text:p>
          </table:table-cell>
          <table:table-cell table:formula="of:=ROUND([.I212]*0.08/12; 2)" office:value-type="float" office:value="1349.17" calcext:value-type="float">
            <text:p>1349.1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12]+[.J212]+[.K212]" office:value-type="float" office:value="204123.93" calcext:value-type="float">
            <text:p>204123.93</text:p>
          </table:table-cell>
        </table:table-row>
        <table:table-row table:style-name="ro1">
          <table:table-cell table:formula="of:=[.D212]" office:value-type="float" office:value="125758.149999999" calcext:value-type="float">
            <text:p>125758.149999999</text:p>
          </table:table-cell>
          <table:table-cell table:formula="of:=ROUND([.A213]*0.06/12; 2)" office:value-type="float" office:value="628.79" calcext:value-type="float">
            <text:p>628.7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13]+[.B213]-[.C213]" office:value-type="float" office:value="125187.839999999" calcext:value-type="float">
            <text:p>125187.839999999</text:p>
          </table:table-cell>
          <table:table-cell table:number-columns-repeated="4"/>
          <table:table-cell table:formula="of:=[.L212]" office:value-type="float" office:value="204123.93" calcext:value-type="float">
            <text:p>204123.93</text:p>
          </table:table-cell>
          <table:table-cell table:formula="of:=ROUND([.I213]*0.08/12; 2)" office:value-type="float" office:value="1360.83" calcext:value-type="float">
            <text:p>1360.8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13]+[.J213]+[.K213]" office:value-type="float" office:value="205884.76" calcext:value-type="float">
            <text:p>205884.76</text:p>
          </table:table-cell>
        </table:table-row>
        <table:table-row table:style-name="ro1">
          <table:table-cell table:formula="of:=[.D213]" office:value-type="float" office:value="125187.839999999" calcext:value-type="float">
            <text:p>125187.839999999</text:p>
          </table:table-cell>
          <table:table-cell table:formula="of:=ROUND([.A214]*0.06/12; 2)" office:value-type="float" office:value="625.94" calcext:value-type="float">
            <text:p>625.9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14]+[.B214]-[.C214]" office:value-type="float" office:value="124614.679999999" calcext:value-type="float">
            <text:p>124614.679999999</text:p>
          </table:table-cell>
          <table:table-cell table:number-columns-repeated="4"/>
          <table:table-cell table:formula="of:=[.L213]" office:value-type="float" office:value="205884.76" calcext:value-type="float">
            <text:p>205884.76</text:p>
          </table:table-cell>
          <table:table-cell table:formula="of:=ROUND([.I214]*0.08/12; 2)" office:value-type="float" office:value="1372.57" calcext:value-type="float">
            <text:p>1372.5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14]+[.J214]+[.K214]" office:value-type="float" office:value="207657.33" calcext:value-type="float">
            <text:p>207657.33</text:p>
          </table:table-cell>
        </table:table-row>
        <table:table-row table:style-name="ro1">
          <table:table-cell table:formula="of:=[.D214]" office:value-type="float" office:value="124614.679999999" calcext:value-type="float">
            <text:p>124614.679999999</text:p>
          </table:table-cell>
          <table:table-cell table:formula="of:=ROUND([.A215]*0.06/12; 2)" office:value-type="float" office:value="623.07" calcext:value-type="float">
            <text:p>623.0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15]+[.B215]-[.C215]" office:value-type="float" office:value="124038.649999999" calcext:value-type="float">
            <text:p>124038.649999999</text:p>
          </table:table-cell>
          <table:table-cell table:number-columns-repeated="4"/>
          <table:table-cell table:formula="of:=[.L214]" office:value-type="float" office:value="207657.33" calcext:value-type="float">
            <text:p>207657.33</text:p>
          </table:table-cell>
          <table:table-cell table:formula="of:=ROUND([.I215]*0.08/12; 2)" office:value-type="float" office:value="1384.38" calcext:value-type="float">
            <text:p>1384.3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15]+[.J215]+[.K215]" office:value-type="float" office:value="209441.71" calcext:value-type="float">
            <text:p>209441.71</text:p>
          </table:table-cell>
        </table:table-row>
        <table:table-row table:style-name="ro1">
          <table:table-cell table:formula="of:=[.D215]" office:value-type="float" office:value="124038.649999999" calcext:value-type="float">
            <text:p>124038.649999999</text:p>
          </table:table-cell>
          <table:table-cell table:formula="of:=ROUND([.A216]*0.06/12; 2)" office:value-type="float" office:value="620.19" calcext:value-type="float">
            <text:p>620.1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16]+[.B216]-[.C216]" office:value-type="float" office:value="123459.739999999" calcext:value-type="float">
            <text:p>123459.739999999</text:p>
          </table:table-cell>
          <table:table-cell table:number-columns-repeated="4"/>
          <table:table-cell table:formula="of:=[.L215]" office:value-type="float" office:value="209441.71" calcext:value-type="float">
            <text:p>209441.71</text:p>
          </table:table-cell>
          <table:table-cell table:formula="of:=ROUND([.I216]*0.08/12; 2)" office:value-type="float" office:value="1396.28" calcext:value-type="float">
            <text:p>1396.2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16]+[.J216]+[.K216]" office:value-type="float" office:value="211237.99" calcext:value-type="float">
            <text:p>211237.99</text:p>
          </table:table-cell>
        </table:table-row>
        <table:table-row table:style-name="ro1">
          <table:table-cell table:formula="of:=[.D216]" office:value-type="float" office:value="123459.739999999" calcext:value-type="float">
            <text:p>123459.739999999</text:p>
          </table:table-cell>
          <table:table-cell table:formula="of:=ROUND([.A217]*0.06/12; 2)" office:value-type="float" office:value="617.3" calcext:value-type="float">
            <text:p>617.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17]+[.B217]-[.C217]" office:value-type="float" office:value="122877.939999999" calcext:value-type="float">
            <text:p>122877.939999999</text:p>
          </table:table-cell>
          <table:table-cell table:number-columns-repeated="4"/>
          <table:table-cell table:formula="of:=[.L216]" office:value-type="float" office:value="211237.99" calcext:value-type="float">
            <text:p>211237.99</text:p>
          </table:table-cell>
          <table:table-cell table:formula="of:=ROUND([.I217]*0.08/12; 2)" office:value-type="float" office:value="1408.25" calcext:value-type="float">
            <text:p>1408.2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17]+[.J217]+[.K217]" office:value-type="float" office:value="213046.24" calcext:value-type="float">
            <text:p>213046.24</text:p>
          </table:table-cell>
        </table:table-row>
        <table:table-row table:style-name="ro1">
          <table:table-cell table:formula="of:=[.D217]" office:value-type="float" office:value="122877.939999999" calcext:value-type="float">
            <text:p>122877.939999999</text:p>
          </table:table-cell>
          <table:table-cell table:formula="of:=ROUND([.A218]*0.06/12; 2)" office:value-type="float" office:value="614.39" calcext:value-type="float">
            <text:p>614.3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18]+[.B218]-[.C218]" office:value-type="float" office:value="122293.229999999" calcext:value-type="float">
            <text:p>122293.229999999</text:p>
          </table:table-cell>
          <table:table-cell table:number-columns-repeated="4"/>
          <table:table-cell table:formula="of:=[.L217]" office:value-type="float" office:value="213046.24" calcext:value-type="float">
            <text:p>213046.24</text:p>
          </table:table-cell>
          <table:table-cell table:formula="of:=ROUND([.I218]*0.08/12; 2)" office:value-type="float" office:value="1420.31" calcext:value-type="float">
            <text:p>1420.3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18]+[.J218]+[.K218]" office:value-type="float" office:value="214866.55" calcext:value-type="float">
            <text:p>214866.55</text:p>
          </table:table-cell>
        </table:table-row>
        <table:table-row table:style-name="ro1">
          <table:table-cell table:formula="of:=[.D218]" office:value-type="float" office:value="122293.229999999" calcext:value-type="float">
            <text:p>122293.229999999</text:p>
          </table:table-cell>
          <table:table-cell table:formula="of:=ROUND([.A219]*0.06/12; 2)" office:value-type="float" office:value="611.47" calcext:value-type="float">
            <text:p>611.4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19]+[.B219]-[.C219]" office:value-type="float" office:value="121705.599999999" calcext:value-type="float">
            <text:p>121705.599999999</text:p>
          </table:table-cell>
          <table:table-cell table:number-columns-repeated="4"/>
          <table:table-cell table:formula="of:=[.L218]" office:value-type="float" office:value="214866.55" calcext:value-type="float">
            <text:p>214866.55</text:p>
          </table:table-cell>
          <table:table-cell table:formula="of:=ROUND([.I219]*0.08/12; 2)" office:value-type="float" office:value="1432.44" calcext:value-type="float">
            <text:p>1432.4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19]+[.J219]+[.K219]" office:value-type="float" office:value="216698.99" calcext:value-type="float">
            <text:p>216698.99</text:p>
          </table:table-cell>
        </table:table-row>
        <table:table-row table:style-name="ro1">
          <table:table-cell table:formula="of:=[.D219]" office:value-type="float" office:value="121705.599999999" calcext:value-type="float">
            <text:p>121705.599999999</text:p>
          </table:table-cell>
          <table:table-cell table:formula="of:=ROUND([.A220]*0.06/12; 2)" office:value-type="float" office:value="608.53" calcext:value-type="float">
            <text:p>608.5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20]+[.B220]-[.C220]" office:value-type="float" office:value="121115.029999999" calcext:value-type="float">
            <text:p>121115.029999999</text:p>
          </table:table-cell>
          <table:table-cell table:number-columns-repeated="4"/>
          <table:table-cell table:formula="of:=[.L219]" office:value-type="float" office:value="216698.99" calcext:value-type="float">
            <text:p>216698.99</text:p>
          </table:table-cell>
          <table:table-cell table:formula="of:=ROUND([.I220]*0.08/12; 2)" office:value-type="float" office:value="1444.66" calcext:value-type="float">
            <text:p>1444.6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20]+[.J220]+[.K220]" office:value-type="float" office:value="218543.65" calcext:value-type="float">
            <text:p>218543.65</text:p>
          </table:table-cell>
        </table:table-row>
        <table:table-row table:style-name="ro1">
          <table:table-cell table:formula="of:=[.D220]" office:value-type="float" office:value="121115.029999999" calcext:value-type="float">
            <text:p>121115.029999999</text:p>
          </table:table-cell>
          <table:table-cell table:formula="of:=ROUND([.A221]*0.06/12; 2)" office:value-type="float" office:value="605.58" calcext:value-type="float">
            <text:p>605.5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21]+[.B221]-[.C221]" office:value-type="float" office:value="120521.509999999" calcext:value-type="float">
            <text:p>120521.509999999</text:p>
          </table:table-cell>
          <table:table-cell table:number-columns-repeated="4"/>
          <table:table-cell table:formula="of:=[.L220]" office:value-type="float" office:value="218543.65" calcext:value-type="float">
            <text:p>218543.65</text:p>
          </table:table-cell>
          <table:table-cell table:formula="of:=ROUND([.I221]*0.08/12; 2)" office:value-type="float" office:value="1456.96" calcext:value-type="float">
            <text:p>1456.9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21]+[.J221]+[.K221]" office:value-type="float" office:value="220400.61" calcext:value-type="float">
            <text:p>220400.61</text:p>
          </table:table-cell>
        </table:table-row>
        <table:table-row table:style-name="ro1">
          <table:table-cell table:formula="of:=[.D221]" office:value-type="float" office:value="120521.509999999" calcext:value-type="float">
            <text:p>120521.509999999</text:p>
          </table:table-cell>
          <table:table-cell table:formula="of:=ROUND([.A222]*0.06/12; 2)" office:value-type="float" office:value="602.61" calcext:value-type="float">
            <text:p>602.6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22]+[.B222]-[.C222]" office:value-type="float" office:value="119925.019999999" calcext:value-type="float">
            <text:p>119925.019999999</text:p>
          </table:table-cell>
          <table:table-cell table:number-columns-repeated="4"/>
          <table:table-cell table:formula="of:=[.L221]" office:value-type="float" office:value="220400.61" calcext:value-type="float">
            <text:p>220400.61</text:p>
          </table:table-cell>
          <table:table-cell table:formula="of:=ROUND([.I222]*0.08/12; 2)" office:value-type="float" office:value="1469.34" calcext:value-type="float">
            <text:p>1469.3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22]+[.J222]+[.K222]" office:value-type="float" office:value="222269.95" calcext:value-type="float">
            <text:p>222269.95</text:p>
          </table:table-cell>
        </table:table-row>
        <table:table-row table:style-name="ro1">
          <table:table-cell table:formula="of:=[.D222]" office:value-type="float" office:value="119925.019999999" calcext:value-type="float">
            <text:p>119925.019999999</text:p>
          </table:table-cell>
          <table:table-cell table:formula="of:=ROUND([.A223]*0.06/12; 2)" office:value-type="float" office:value="599.63" calcext:value-type="float">
            <text:p>599.6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23]+[.B223]-[.C223]" office:value-type="float" office:value="119325.549999999" calcext:value-type="float">
            <text:p>119325.549999999</text:p>
          </table:table-cell>
          <table:table-cell table:number-columns-repeated="4"/>
          <table:table-cell table:formula="of:=[.L222]" office:value-type="float" office:value="222269.95" calcext:value-type="float">
            <text:p>222269.95</text:p>
          </table:table-cell>
          <table:table-cell table:formula="of:=ROUND([.I223]*0.08/12; 2)" office:value-type="float" office:value="1481.8" calcext:value-type="float">
            <text:p>1481.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23]+[.J223]+[.K223]" office:value-type="float" office:value="224151.75" calcext:value-type="float">
            <text:p>224151.75</text:p>
          </table:table-cell>
        </table:table-row>
        <table:table-row table:style-name="ro1">
          <table:table-cell table:formula="of:=[.D223]" office:value-type="float" office:value="119325.549999999" calcext:value-type="float">
            <text:p>119325.549999999</text:p>
          </table:table-cell>
          <table:table-cell table:formula="of:=ROUND([.A224]*0.06/12; 2)" office:value-type="float" office:value="596.63" calcext:value-type="float">
            <text:p>596.6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24]+[.B224]-[.C224]" office:value-type="float" office:value="118723.079999999" calcext:value-type="float">
            <text:p>118723.079999999</text:p>
          </table:table-cell>
          <table:table-cell table:number-columns-repeated="4"/>
          <table:table-cell table:formula="of:=[.L223]" office:value-type="float" office:value="224151.75" calcext:value-type="float">
            <text:p>224151.75</text:p>
          </table:table-cell>
          <table:table-cell table:formula="of:=ROUND([.I224]*0.08/12; 2)" office:value-type="float" office:value="1494.35" calcext:value-type="float">
            <text:p>1494.3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24]+[.J224]+[.K224]" office:value-type="float" office:value="226046.1" calcext:value-type="float">
            <text:p>226046.1</text:p>
          </table:table-cell>
        </table:table-row>
        <table:table-row table:style-name="ro1">
          <table:table-cell table:formula="of:=[.D224]" office:value-type="float" office:value="118723.079999999" calcext:value-type="float">
            <text:p>118723.079999999</text:p>
          </table:table-cell>
          <table:table-cell table:formula="of:=ROUND([.A225]*0.06/12; 2)" office:value-type="float" office:value="593.62" calcext:value-type="float">
            <text:p>593.6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25]+[.B225]-[.C225]" office:value-type="float" office:value="118117.599999999" calcext:value-type="float">
            <text:p>118117.599999999</text:p>
          </table:table-cell>
          <table:table-cell table:number-columns-repeated="4"/>
          <table:table-cell table:formula="of:=[.L224]" office:value-type="float" office:value="226046.1" calcext:value-type="float">
            <text:p>226046.1</text:p>
          </table:table-cell>
          <table:table-cell table:formula="of:=ROUND([.I225]*0.08/12; 2)" office:value-type="float" office:value="1506.97" calcext:value-type="float">
            <text:p>1506.9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25]+[.J225]+[.K225]" office:value-type="float" office:value="227953.07" calcext:value-type="float">
            <text:p>227953.07</text:p>
          </table:table-cell>
        </table:table-row>
        <table:table-row table:style-name="ro1">
          <table:table-cell table:formula="of:=[.D225]" office:value-type="float" office:value="118117.599999999" calcext:value-type="float">
            <text:p>118117.599999999</text:p>
          </table:table-cell>
          <table:table-cell table:formula="of:=ROUND([.A226]*0.06/12; 2)" office:value-type="float" office:value="590.59" calcext:value-type="float">
            <text:p>590.5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26]+[.B226]-[.C226]" office:value-type="float" office:value="117509.089999999" calcext:value-type="float">
            <text:p>117509.089999999</text:p>
          </table:table-cell>
          <table:table-cell table:number-columns-repeated="4"/>
          <table:table-cell table:formula="of:=[.L225]" office:value-type="float" office:value="227953.07" calcext:value-type="float">
            <text:p>227953.07</text:p>
          </table:table-cell>
          <table:table-cell table:formula="of:=ROUND([.I226]*0.08/12; 2)" office:value-type="float" office:value="1519.69" calcext:value-type="float">
            <text:p>1519.6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26]+[.J226]+[.K226]" office:value-type="float" office:value="229872.76" calcext:value-type="float">
            <text:p>229872.76</text:p>
          </table:table-cell>
        </table:table-row>
        <table:table-row table:style-name="ro1">
          <table:table-cell table:formula="of:=[.D226]" office:value-type="float" office:value="117509.089999999" calcext:value-type="float">
            <text:p>117509.089999999</text:p>
          </table:table-cell>
          <table:table-cell table:formula="of:=ROUND([.A227]*0.06/12; 2)" office:value-type="float" office:value="587.55" calcext:value-type="float">
            <text:p>587.5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27]+[.B227]-[.C227]" office:value-type="float" office:value="116897.539999999" calcext:value-type="float">
            <text:p>116897.539999999</text:p>
          </table:table-cell>
          <table:table-cell table:number-columns-repeated="4"/>
          <table:table-cell table:formula="of:=[.L226]" office:value-type="float" office:value="229872.76" calcext:value-type="float">
            <text:p>229872.76</text:p>
          </table:table-cell>
          <table:table-cell table:formula="of:=ROUND([.I227]*0.08/12; 2)" office:value-type="float" office:value="1532.49" calcext:value-type="float">
            <text:p>1532.4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27]+[.J227]+[.K227]" office:value-type="float" office:value="231805.25" calcext:value-type="float">
            <text:p>231805.25</text:p>
          </table:table-cell>
        </table:table-row>
        <table:table-row table:style-name="ro1">
          <table:table-cell table:formula="of:=[.D227]" office:value-type="float" office:value="116897.539999999" calcext:value-type="float">
            <text:p>116897.539999999</text:p>
          </table:table-cell>
          <table:table-cell table:formula="of:=ROUND([.A228]*0.06/12; 2)" office:value-type="float" office:value="584.49" calcext:value-type="float">
            <text:p>584.4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28]+[.B228]-[.C228]" office:value-type="float" office:value="116282.929999999" calcext:value-type="float">
            <text:p>116282.929999999</text:p>
          </table:table-cell>
          <table:table-cell table:number-columns-repeated="4"/>
          <table:table-cell table:formula="of:=[.L227]" office:value-type="float" office:value="231805.25" calcext:value-type="float">
            <text:p>231805.25</text:p>
          </table:table-cell>
          <table:table-cell table:formula="of:=ROUND([.I228]*0.08/12; 2)" office:value-type="float" office:value="1545.37" calcext:value-type="float">
            <text:p>1545.3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28]+[.J228]+[.K228]" office:value-type="float" office:value="233750.62" calcext:value-type="float">
            <text:p>233750.62</text:p>
          </table:table-cell>
        </table:table-row>
        <table:table-row table:style-name="ro1">
          <table:table-cell table:formula="of:=[.D228]" office:value-type="float" office:value="116282.929999999" calcext:value-type="float">
            <text:p>116282.929999999</text:p>
          </table:table-cell>
          <table:table-cell table:formula="of:=ROUND([.A229]*0.06/12; 2)" office:value-type="float" office:value="581.41" calcext:value-type="float">
            <text:p>581.4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29]+[.B229]-[.C229]" office:value-type="float" office:value="115665.239999999" calcext:value-type="float">
            <text:p>115665.239999999</text:p>
          </table:table-cell>
          <table:table-cell table:number-columns-repeated="4"/>
          <table:table-cell table:formula="of:=[.L228]" office:value-type="float" office:value="233750.62" calcext:value-type="float">
            <text:p>233750.62</text:p>
          </table:table-cell>
          <table:table-cell table:formula="of:=ROUND([.I229]*0.08/12; 2)" office:value-type="float" office:value="1558.34" calcext:value-type="float">
            <text:p>1558.3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29]+[.J229]+[.K229]" office:value-type="float" office:value="235708.96" calcext:value-type="float">
            <text:p>235708.96</text:p>
          </table:table-cell>
        </table:table-row>
        <table:table-row table:style-name="ro1">
          <table:table-cell table:formula="of:=[.D229]" office:value-type="float" office:value="115665.239999999" calcext:value-type="float">
            <text:p>115665.239999999</text:p>
          </table:table-cell>
          <table:table-cell table:formula="of:=ROUND([.A230]*0.06/12; 2)" office:value-type="float" office:value="578.33" calcext:value-type="float">
            <text:p>578.3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30]+[.B230]-[.C230]" office:value-type="float" office:value="115044.469999999" calcext:value-type="float">
            <text:p>115044.469999999</text:p>
          </table:table-cell>
          <table:table-cell table:number-columns-repeated="4"/>
          <table:table-cell table:formula="of:=[.L229]" office:value-type="float" office:value="235708.96" calcext:value-type="float">
            <text:p>235708.96</text:p>
          </table:table-cell>
          <table:table-cell table:formula="of:=ROUND([.I230]*0.08/12; 2)" office:value-type="float" office:value="1571.39" calcext:value-type="float">
            <text:p>1571.3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30]+[.J230]+[.K230]" office:value-type="float" office:value="237680.35" calcext:value-type="float">
            <text:p>237680.35</text:p>
          </table:table-cell>
        </table:table-row>
        <table:table-row table:style-name="ro1">
          <table:table-cell table:formula="of:=[.D230]" office:value-type="float" office:value="115044.469999999" calcext:value-type="float">
            <text:p>115044.469999999</text:p>
          </table:table-cell>
          <table:table-cell table:formula="of:=ROUND([.A231]*0.06/12; 2)" office:value-type="float" office:value="575.22" calcext:value-type="float">
            <text:p>575.2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31]+[.B231]-[.C231]" office:value-type="float" office:value="114420.589999999" calcext:value-type="float">
            <text:p>114420.589999999</text:p>
          </table:table-cell>
          <table:table-cell table:number-columns-repeated="4"/>
          <table:table-cell table:formula="of:=[.L230]" office:value-type="float" office:value="237680.35" calcext:value-type="float">
            <text:p>237680.35</text:p>
          </table:table-cell>
          <table:table-cell table:formula="of:=ROUND([.I231]*0.08/12; 2)" office:value-type="float" office:value="1584.54" calcext:value-type="float">
            <text:p>1584.5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31]+[.J231]+[.K231]" office:value-type="float" office:value="239664.89" calcext:value-type="float">
            <text:p>239664.89</text:p>
          </table:table-cell>
        </table:table-row>
        <table:table-row table:style-name="ro1">
          <table:table-cell table:formula="of:=[.D231]" office:value-type="float" office:value="114420.589999999" calcext:value-type="float">
            <text:p>114420.589999999</text:p>
          </table:table-cell>
          <table:table-cell table:formula="of:=ROUND([.A232]*0.06/12; 2)" office:value-type="float" office:value="572.1" calcext:value-type="float">
            <text:p>572.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32]+[.B232]-[.C232]" office:value-type="float" office:value="113793.589999999" calcext:value-type="float">
            <text:p>113793.589999999</text:p>
          </table:table-cell>
          <table:table-cell table:number-columns-repeated="4"/>
          <table:table-cell table:formula="of:=[.L231]" office:value-type="float" office:value="239664.89" calcext:value-type="float">
            <text:p>239664.89</text:p>
          </table:table-cell>
          <table:table-cell table:formula="of:=ROUND([.I232]*0.08/12; 2)" office:value-type="float" office:value="1597.77" calcext:value-type="float">
            <text:p>1597.7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32]+[.J232]+[.K232]" office:value-type="float" office:value="241662.66" calcext:value-type="float">
            <text:p>241662.66</text:p>
          </table:table-cell>
        </table:table-row>
        <table:table-row table:style-name="ro1">
          <table:table-cell table:formula="of:=[.D232]" office:value-type="float" office:value="113793.589999999" calcext:value-type="float">
            <text:p>113793.589999999</text:p>
          </table:table-cell>
          <table:table-cell table:formula="of:=ROUND([.A233]*0.06/12; 2)" office:value-type="float" office:value="568.97" calcext:value-type="float">
            <text:p>568.9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33]+[.B233]-[.C233]" office:value-type="float" office:value="113163.459999999" calcext:value-type="float">
            <text:p>113163.459999999</text:p>
          </table:table-cell>
          <table:table-cell table:number-columns-repeated="4"/>
          <table:table-cell table:formula="of:=[.L232]" office:value-type="float" office:value="241662.66" calcext:value-type="float">
            <text:p>241662.66</text:p>
          </table:table-cell>
          <table:table-cell table:formula="of:=ROUND([.I233]*0.08/12; 2)" office:value-type="float" office:value="1611.08" calcext:value-type="float">
            <text:p>1611.0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33]+[.J233]+[.K233]" office:value-type="float" office:value="243673.74" calcext:value-type="float">
            <text:p>243673.74</text:p>
          </table:table-cell>
        </table:table-row>
        <table:table-row table:style-name="ro1">
          <table:table-cell table:formula="of:=[.D233]" office:value-type="float" office:value="113163.459999999" calcext:value-type="float">
            <text:p>113163.459999999</text:p>
          </table:table-cell>
          <table:table-cell table:formula="of:=ROUND([.A234]*0.06/12; 2)" office:value-type="float" office:value="565.82" calcext:value-type="float">
            <text:p>565.8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34]+[.B234]-[.C234]" office:value-type="float" office:value="112530.179999999" calcext:value-type="float">
            <text:p>112530.179999999</text:p>
          </table:table-cell>
          <table:table-cell table:number-columns-repeated="4"/>
          <table:table-cell table:formula="of:=[.L233]" office:value-type="float" office:value="243673.74" calcext:value-type="float">
            <text:p>243673.74</text:p>
          </table:table-cell>
          <table:table-cell table:formula="of:=ROUND([.I234]*0.08/12; 2)" office:value-type="float" office:value="1624.49" calcext:value-type="float">
            <text:p>1624.4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34]+[.J234]+[.K234]" office:value-type="float" office:value="245698.23" calcext:value-type="float">
            <text:p>245698.23</text:p>
          </table:table-cell>
        </table:table-row>
        <table:table-row table:style-name="ro1">
          <table:table-cell table:formula="of:=[.D234]" office:value-type="float" office:value="112530.179999999" calcext:value-type="float">
            <text:p>112530.179999999</text:p>
          </table:table-cell>
          <table:table-cell table:formula="of:=ROUND([.A235]*0.06/12; 2)" office:value-type="float" office:value="562.65" calcext:value-type="float">
            <text:p>562.6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35]+[.B235]-[.C235]" office:value-type="float" office:value="111893.729999999" calcext:value-type="float">
            <text:p>111893.729999999</text:p>
          </table:table-cell>
          <table:table-cell table:number-columns-repeated="4"/>
          <table:table-cell table:formula="of:=[.L234]" office:value-type="float" office:value="245698.23" calcext:value-type="float">
            <text:p>245698.23</text:p>
          </table:table-cell>
          <table:table-cell table:formula="of:=ROUND([.I235]*0.08/12; 2)" office:value-type="float" office:value="1637.99" calcext:value-type="float">
            <text:p>1637.9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35]+[.J235]+[.K235]" office:value-type="float" office:value="247736.22" calcext:value-type="float">
            <text:p>247736.22</text:p>
          </table:table-cell>
        </table:table-row>
        <table:table-row table:style-name="ro1">
          <table:table-cell table:formula="of:=[.D235]" office:value-type="float" office:value="111893.729999999" calcext:value-type="float">
            <text:p>111893.729999999</text:p>
          </table:table-cell>
          <table:table-cell table:formula="of:=ROUND([.A236]*0.06/12; 2)" office:value-type="float" office:value="559.47" calcext:value-type="float">
            <text:p>559.4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36]+[.B236]-[.C236]" office:value-type="float" office:value="111254.099999999" calcext:value-type="float">
            <text:p>111254.099999999</text:p>
          </table:table-cell>
          <table:table-cell table:number-columns-repeated="4"/>
          <table:table-cell table:formula="of:=[.L235]" office:value-type="float" office:value="247736.22" calcext:value-type="float">
            <text:p>247736.22</text:p>
          </table:table-cell>
          <table:table-cell table:formula="of:=ROUND([.I236]*0.08/12; 2)" office:value-type="float" office:value="1651.57" calcext:value-type="float">
            <text:p>1651.5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36]+[.J236]+[.K236]" office:value-type="float" office:value="249787.79" calcext:value-type="float">
            <text:p>249787.79</text:p>
          </table:table-cell>
        </table:table-row>
        <table:table-row table:style-name="ro1">
          <table:table-cell table:formula="of:=[.D236]" office:value-type="float" office:value="111254.099999999" calcext:value-type="float">
            <text:p>111254.099999999</text:p>
          </table:table-cell>
          <table:table-cell table:formula="of:=ROUND([.A237]*0.06/12; 2)" office:value-type="float" office:value="556.27" calcext:value-type="float">
            <text:p>556.2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37]+[.B237]-[.C237]" office:value-type="float" office:value="110611.269999999" calcext:value-type="float">
            <text:p>110611.269999999</text:p>
          </table:table-cell>
          <table:table-cell table:number-columns-repeated="4"/>
          <table:table-cell table:formula="of:=[.L236]" office:value-type="float" office:value="249787.79" calcext:value-type="float">
            <text:p>249787.79</text:p>
          </table:table-cell>
          <table:table-cell table:formula="of:=ROUND([.I237]*0.08/12; 2)" office:value-type="float" office:value="1665.25" calcext:value-type="float">
            <text:p>1665.2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37]+[.J237]+[.K237]" office:value-type="float" office:value="251853.04" calcext:value-type="float">
            <text:p>251853.04</text:p>
          </table:table-cell>
        </table:table-row>
        <table:table-row table:style-name="ro1">
          <table:table-cell table:formula="of:=[.D237]" office:value-type="float" office:value="110611.269999999" calcext:value-type="float">
            <text:p>110611.269999999</text:p>
          </table:table-cell>
          <table:table-cell table:formula="of:=ROUND([.A238]*0.06/12; 2)" office:value-type="float" office:value="553.06" calcext:value-type="float">
            <text:p>553.0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38]+[.B238]-[.C238]" office:value-type="float" office:value="109965.229999999" calcext:value-type="float">
            <text:p>109965.229999999</text:p>
          </table:table-cell>
          <table:table-cell table:number-columns-repeated="4"/>
          <table:table-cell table:formula="of:=[.L237]" office:value-type="float" office:value="251853.04" calcext:value-type="float">
            <text:p>251853.04</text:p>
          </table:table-cell>
          <table:table-cell table:formula="of:=ROUND([.I238]*0.08/12; 2)" office:value-type="float" office:value="1679.02" calcext:value-type="float">
            <text:p>1679.0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38]+[.J238]+[.K238]" office:value-type="float" office:value="253932.06" calcext:value-type="float">
            <text:p>253932.06</text:p>
          </table:table-cell>
        </table:table-row>
        <table:table-row table:style-name="ro1">
          <table:table-cell table:formula="of:=[.D238]" office:value-type="float" office:value="109965.229999999" calcext:value-type="float">
            <text:p>109965.229999999</text:p>
          </table:table-cell>
          <table:table-cell table:formula="of:=ROUND([.A239]*0.06/12; 2)" office:value-type="float" office:value="549.83" calcext:value-type="float">
            <text:p>549.8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39]+[.B239]-[.C239]" office:value-type="float" office:value="109315.959999999" calcext:value-type="float">
            <text:p>109315.959999999</text:p>
          </table:table-cell>
          <table:table-cell table:number-columns-repeated="4"/>
          <table:table-cell table:formula="of:=[.L238]" office:value-type="float" office:value="253932.06" calcext:value-type="float">
            <text:p>253932.06</text:p>
          </table:table-cell>
          <table:table-cell table:formula="of:=ROUND([.I239]*0.08/12; 2)" office:value-type="float" office:value="1692.88" calcext:value-type="float">
            <text:p>1692.8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39]+[.J239]+[.K239]" office:value-type="float" office:value="256024.94" calcext:value-type="float">
            <text:p>256024.94</text:p>
          </table:table-cell>
        </table:table-row>
        <table:table-row table:style-name="ro1">
          <table:table-cell table:formula="of:=[.D239]" office:value-type="float" office:value="109315.959999999" calcext:value-type="float">
            <text:p>109315.959999999</text:p>
          </table:table-cell>
          <table:table-cell table:formula="of:=ROUND([.A240]*0.06/12; 2)" office:value-type="float" office:value="546.58" calcext:value-type="float">
            <text:p>546.5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40]+[.B240]-[.C240]" office:value-type="float" office:value="108663.439999999" calcext:value-type="float">
            <text:p>108663.439999999</text:p>
          </table:table-cell>
          <table:table-cell table:number-columns-repeated="4"/>
          <table:table-cell table:formula="of:=[.L239]" office:value-type="float" office:value="256024.94" calcext:value-type="float">
            <text:p>256024.94</text:p>
          </table:table-cell>
          <table:table-cell table:formula="of:=ROUND([.I240]*0.08/12; 2)" office:value-type="float" office:value="1706.83" calcext:value-type="float">
            <text:p>1706.8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40]+[.J240]+[.K240]" office:value-type="float" office:value="258131.77" calcext:value-type="float">
            <text:p>258131.77</text:p>
          </table:table-cell>
        </table:table-row>
        <table:table-row table:style-name="ro1">
          <table:table-cell table:formula="of:=[.D240]" office:value-type="float" office:value="108663.439999999" calcext:value-type="float">
            <text:p>108663.439999999</text:p>
          </table:table-cell>
          <table:table-cell table:formula="of:=ROUND([.A241]*0.06/12; 2)" office:value-type="float" office:value="543.32" calcext:value-type="float">
            <text:p>543.3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41]+[.B241]-[.C241]" office:value-type="float" office:value="108007.659999999" calcext:value-type="float">
            <text:p>108007.659999999</text:p>
          </table:table-cell>
          <table:table-cell table:number-columns-repeated="4"/>
          <table:table-cell table:formula="of:=[.L240]" office:value-type="float" office:value="258131.77" calcext:value-type="float">
            <text:p>258131.77</text:p>
          </table:table-cell>
          <table:table-cell table:formula="of:=ROUND([.I241]*0.08/12; 2)" office:value-type="float" office:value="1720.88" calcext:value-type="float">
            <text:p>1720.8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41]+[.J241]+[.K241]" office:value-type="float" office:value="260252.65" calcext:value-type="float">
            <text:p>260252.65</text:p>
          </table:table-cell>
        </table:table-row>
        <table:table-row table:style-name="ro1">
          <table:table-cell table:formula="of:=[.D241]" office:value-type="float" office:value="108007.659999999" calcext:value-type="float">
            <text:p>108007.659999999</text:p>
          </table:table-cell>
          <table:table-cell table:formula="of:=ROUND([.A242]*0.06/12; 2)" office:value-type="float" office:value="540.04" calcext:value-type="float">
            <text:p>540.0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42]+[.B242]-[.C242]" office:value-type="float" office:value="107348.599999999" calcext:value-type="float">
            <text:p>107348.599999999</text:p>
          </table:table-cell>
          <table:table-cell table:number-columns-repeated="4"/>
          <table:table-cell table:formula="of:=[.L241]" office:value-type="float" office:value="260252.65" calcext:value-type="float">
            <text:p>260252.65</text:p>
          </table:table-cell>
          <table:table-cell table:formula="of:=ROUND([.I242]*0.08/12; 2)" office:value-type="float" office:value="1735.02" calcext:value-type="float">
            <text:p>1735.0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42]+[.J242]+[.K242]" office:value-type="float" office:value="262387.67" calcext:value-type="float">
            <text:p>262387.67</text:p>
          </table:table-cell>
        </table:table-row>
        <table:table-row table:style-name="ro1">
          <table:table-cell table:formula="of:=[.D242]" office:value-type="float" office:value="107348.599999999" calcext:value-type="float">
            <text:p>107348.599999999</text:p>
          </table:table-cell>
          <table:table-cell table:formula="of:=ROUND([.A243]*0.06/12; 2)" office:value-type="float" office:value="536.74" calcext:value-type="float">
            <text:p>536.7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43]+[.B243]-[.C243]" office:value-type="float" office:value="106686.239999999" calcext:value-type="float">
            <text:p>106686.239999999</text:p>
          </table:table-cell>
          <table:table-cell table:number-columns-repeated="4"/>
          <table:table-cell table:formula="of:=[.L242]" office:value-type="float" office:value="262387.67" calcext:value-type="float">
            <text:p>262387.67</text:p>
          </table:table-cell>
          <table:table-cell table:formula="of:=ROUND([.I243]*0.08/12; 2)" office:value-type="float" office:value="1749.25" calcext:value-type="float">
            <text:p>1749.2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43]+[.J243]+[.K243]" office:value-type="float" office:value="264536.92" calcext:value-type="float">
            <text:p>264536.92</text:p>
          </table:table-cell>
        </table:table-row>
        <table:table-row table:style-name="ro1">
          <table:table-cell table:formula="of:=[.D243]" office:value-type="float" office:value="106686.239999999" calcext:value-type="float">
            <text:p>106686.239999999</text:p>
          </table:table-cell>
          <table:table-cell table:formula="of:=ROUND([.A244]*0.06/12; 2)" office:value-type="float" office:value="533.43" calcext:value-type="float">
            <text:p>533.4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44]+[.B244]-[.C244]" office:value-type="float" office:value="106020.569999999" calcext:value-type="float">
            <text:p>106020.569999999</text:p>
          </table:table-cell>
          <table:table-cell table:number-columns-repeated="4"/>
          <table:table-cell table:formula="of:=[.L243]" office:value-type="float" office:value="264536.92" calcext:value-type="float">
            <text:p>264536.92</text:p>
          </table:table-cell>
          <table:table-cell table:formula="of:=ROUND([.I244]*0.08/12; 2)" office:value-type="float" office:value="1763.58" calcext:value-type="float">
            <text:p>1763.5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44]+[.J244]+[.K244]" office:value-type="float" office:value="266700.5" calcext:value-type="float">
            <text:p>266700.5</text:p>
          </table:table-cell>
        </table:table-row>
        <table:table-row table:style-name="ro1">
          <table:table-cell table:formula="of:=[.D244]" office:value-type="float" office:value="106020.569999999" calcext:value-type="float">
            <text:p>106020.569999999</text:p>
          </table:table-cell>
          <table:table-cell table:formula="of:=ROUND([.A245]*0.06/12; 2)" office:value-type="float" office:value="530.1" calcext:value-type="float">
            <text:p>530.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45]+[.B245]-[.C245]" office:value-type="float" office:value="105351.569999999" calcext:value-type="float">
            <text:p>105351.569999999</text:p>
          </table:table-cell>
          <table:table-cell table:number-columns-repeated="4"/>
          <table:table-cell table:formula="of:=[.L244]" office:value-type="float" office:value="266700.5" calcext:value-type="float">
            <text:p>266700.5</text:p>
          </table:table-cell>
          <table:table-cell table:formula="of:=ROUND([.I245]*0.08/12; 2)" office:value-type="float" office:value="1778" calcext:value-type="float">
            <text:p>177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45]+[.J245]+[.K245]" office:value-type="float" office:value="268878.5" calcext:value-type="float">
            <text:p>268878.5</text:p>
          </table:table-cell>
        </table:table-row>
        <table:table-row table:style-name="ro1">
          <table:table-cell table:formula="of:=[.D245]" office:value-type="float" office:value="105351.569999999" calcext:value-type="float">
            <text:p>105351.569999999</text:p>
          </table:table-cell>
          <table:table-cell table:formula="of:=ROUND([.A246]*0.06/12; 2)" office:value-type="float" office:value="526.76" calcext:value-type="float">
            <text:p>526.7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46]+[.B246]-[.C246]" office:value-type="float" office:value="104679.229999999" calcext:value-type="float">
            <text:p>104679.229999999</text:p>
          </table:table-cell>
          <table:table-cell table:number-columns-repeated="4"/>
          <table:table-cell table:formula="of:=[.L245]" office:value-type="float" office:value="268878.5" calcext:value-type="float">
            <text:p>268878.5</text:p>
          </table:table-cell>
          <table:table-cell table:formula="of:=ROUND([.I246]*0.08/12; 2)" office:value-type="float" office:value="1792.52" calcext:value-type="float">
            <text:p>1792.5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46]+[.J246]+[.K246]" office:value-type="float" office:value="271071.02" calcext:value-type="float">
            <text:p>271071.02</text:p>
          </table:table-cell>
        </table:table-row>
        <table:table-row table:style-name="ro1">
          <table:table-cell table:formula="of:=[.D246]" office:value-type="float" office:value="104679.229999999" calcext:value-type="float">
            <text:p>104679.229999999</text:p>
          </table:table-cell>
          <table:table-cell table:formula="of:=ROUND([.A247]*0.06/12; 2)" office:value-type="float" office:value="523.4" calcext:value-type="float">
            <text:p>523.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47]+[.B247]-[.C247]" office:value-type="float" office:value="104003.529999999" calcext:value-type="float">
            <text:p>104003.529999999</text:p>
          </table:table-cell>
          <table:table-cell table:number-columns-repeated="4"/>
          <table:table-cell table:formula="of:=[.L246]" office:value-type="float" office:value="271071.02" calcext:value-type="float">
            <text:p>271071.02</text:p>
          </table:table-cell>
          <table:table-cell table:formula="of:=ROUND([.I247]*0.08/12; 2)" office:value-type="float" office:value="1807.14" calcext:value-type="float">
            <text:p>1807.1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47]+[.J247]+[.K247]" office:value-type="float" office:value="273278.16" calcext:value-type="float">
            <text:p>273278.16</text:p>
          </table:table-cell>
        </table:table-row>
        <table:table-row table:style-name="ro1">
          <table:table-cell table:formula="of:=[.D247]" office:value-type="float" office:value="104003.529999999" calcext:value-type="float">
            <text:p>104003.529999999</text:p>
          </table:table-cell>
          <table:table-cell table:formula="of:=ROUND([.A248]*0.06/12; 2)" office:value-type="float" office:value="520.02" calcext:value-type="float">
            <text:p>520.0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48]+[.B248]-[.C248]" office:value-type="float" office:value="103324.449999999" calcext:value-type="float">
            <text:p>103324.449999999</text:p>
          </table:table-cell>
          <table:table-cell table:number-columns-repeated="4"/>
          <table:table-cell table:formula="of:=[.L247]" office:value-type="float" office:value="273278.16" calcext:value-type="float">
            <text:p>273278.16</text:p>
          </table:table-cell>
          <table:table-cell table:formula="of:=ROUND([.I248]*0.08/12; 2)" office:value-type="float" office:value="1821.85" calcext:value-type="float">
            <text:p>1821.8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48]+[.J248]+[.K248]" office:value-type="float" office:value="275500.01" calcext:value-type="float">
            <text:p>275500.01</text:p>
          </table:table-cell>
        </table:table-row>
        <table:table-row table:style-name="ro1">
          <table:table-cell table:formula="of:=[.D248]" office:value-type="float" office:value="103324.449999999" calcext:value-type="float">
            <text:p>103324.449999999</text:p>
          </table:table-cell>
          <table:table-cell table:formula="of:=ROUND([.A249]*0.06/12; 2)" office:value-type="float" office:value="516.62" calcext:value-type="float">
            <text:p>516.6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49]+[.B249]-[.C249]" office:value-type="float" office:value="102641.969999999" calcext:value-type="float">
            <text:p>102641.969999999</text:p>
          </table:table-cell>
          <table:table-cell table:number-columns-repeated="4"/>
          <table:table-cell table:formula="of:=[.L248]" office:value-type="float" office:value="275500.01" calcext:value-type="float">
            <text:p>275500.01</text:p>
          </table:table-cell>
          <table:table-cell table:formula="of:=ROUND([.I249]*0.08/12; 2)" office:value-type="float" office:value="1836.67" calcext:value-type="float">
            <text:p>1836.6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49]+[.J249]+[.K249]" office:value-type="float" office:value="277736.68" calcext:value-type="float">
            <text:p>277736.68</text:p>
          </table:table-cell>
        </table:table-row>
        <table:table-row table:style-name="ro1">
          <table:table-cell table:formula="of:=[.D249]" office:value-type="float" office:value="102641.969999999" calcext:value-type="float">
            <text:p>102641.969999999</text:p>
          </table:table-cell>
          <table:table-cell table:formula="of:=ROUND([.A250]*0.06/12; 2)" office:value-type="float" office:value="513.21" calcext:value-type="float">
            <text:p>513.2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50]+[.B250]-[.C250]" office:value-type="float" office:value="101956.079999999" calcext:value-type="float">
            <text:p>101956.079999999</text:p>
          </table:table-cell>
          <table:table-cell table:number-columns-repeated="4"/>
          <table:table-cell table:formula="of:=[.L249]" office:value-type="float" office:value="277736.68" calcext:value-type="float">
            <text:p>277736.68</text:p>
          </table:table-cell>
          <table:table-cell table:formula="of:=ROUND([.I250]*0.08/12; 2)" office:value-type="float" office:value="1851.58" calcext:value-type="float">
            <text:p>1851.5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50]+[.J250]+[.K250]" office:value-type="float" office:value="279988.26" calcext:value-type="float">
            <text:p>279988.26</text:p>
          </table:table-cell>
        </table:table-row>
        <table:table-row table:style-name="ro1">
          <table:table-cell table:formula="of:=[.D250]" office:value-type="float" office:value="101956.079999999" calcext:value-type="float">
            <text:p>101956.079999999</text:p>
          </table:table-cell>
          <table:table-cell table:formula="of:=ROUND([.A251]*0.06/12; 2)" office:value-type="float" office:value="509.78" calcext:value-type="float">
            <text:p>509.7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51]+[.B251]-[.C251]" office:value-type="float" office:value="101266.759999999" calcext:value-type="float">
            <text:p>101266.759999999</text:p>
          </table:table-cell>
          <table:table-cell table:number-columns-repeated="4"/>
          <table:table-cell table:formula="of:=[.L250]" office:value-type="float" office:value="279988.26" calcext:value-type="float">
            <text:p>279988.26</text:p>
          </table:table-cell>
          <table:table-cell table:formula="of:=ROUND([.I251]*0.08/12; 2)" office:value-type="float" office:value="1866.59" calcext:value-type="float">
            <text:p>1866.5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51]+[.J251]+[.K251]" office:value-type="float" office:value="282254.85" calcext:value-type="float">
            <text:p>282254.85</text:p>
          </table:table-cell>
        </table:table-row>
        <table:table-row table:style-name="ro1">
          <table:table-cell table:formula="of:=[.D251]" office:value-type="float" office:value="101266.759999999" calcext:value-type="float">
            <text:p>101266.759999999</text:p>
          </table:table-cell>
          <table:table-cell table:formula="of:=ROUND([.A252]*0.06/12; 2)" office:value-type="float" office:value="506.33" calcext:value-type="float">
            <text:p>506.3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52]+[.B252]-[.C252]" office:value-type="float" office:value="100573.989999999" calcext:value-type="float">
            <text:p>100573.989999999</text:p>
          </table:table-cell>
          <table:table-cell table:number-columns-repeated="4"/>
          <table:table-cell table:formula="of:=[.L251]" office:value-type="float" office:value="282254.85" calcext:value-type="float">
            <text:p>282254.85</text:p>
          </table:table-cell>
          <table:table-cell table:formula="of:=ROUND([.I252]*0.08/12; 2)" office:value-type="float" office:value="1881.7" calcext:value-type="float">
            <text:p>1881.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52]+[.J252]+[.K252]" office:value-type="float" office:value="284536.55" calcext:value-type="float">
            <text:p>284536.55</text:p>
          </table:table-cell>
        </table:table-row>
        <table:table-row table:style-name="ro1">
          <table:table-cell table:formula="of:=[.D252]" office:value-type="float" office:value="100573.989999999" calcext:value-type="float">
            <text:p>100573.989999999</text:p>
          </table:table-cell>
          <table:table-cell table:formula="of:=ROUND([.A253]*0.06/12; 2)" office:value-type="float" office:value="502.87" calcext:value-type="float">
            <text:p>502.8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53]+[.B253]-[.C253]" office:value-type="float" office:value="99877.7599999985" calcext:value-type="float">
            <text:p>99877.7599999985</text:p>
          </table:table-cell>
          <table:table-cell table:number-columns-repeated="4"/>
          <table:table-cell table:formula="of:=[.L252]" office:value-type="float" office:value="284536.55" calcext:value-type="float">
            <text:p>284536.55</text:p>
          </table:table-cell>
          <table:table-cell table:formula="of:=ROUND([.I253]*0.08/12; 2)" office:value-type="float" office:value="1896.91" calcext:value-type="float">
            <text:p>1896.9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53]+[.J253]+[.K253]" office:value-type="float" office:value="286833.46" calcext:value-type="float">
            <text:p>286833.46</text:p>
          </table:table-cell>
        </table:table-row>
        <table:table-row table:style-name="ro1">
          <table:table-cell table:formula="of:=[.D253]" office:value-type="float" office:value="99877.7599999985" calcext:value-type="float">
            <text:p>99877.7599999985</text:p>
          </table:table-cell>
          <table:table-cell table:formula="of:=ROUND([.A254]*0.06/12; 2)" office:value-type="float" office:value="499.39" calcext:value-type="float">
            <text:p>499.3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54]+[.B254]-[.C254]" office:value-type="float" office:value="99178.0499999985" calcext:value-type="float">
            <text:p>99178.0499999985</text:p>
          </table:table-cell>
          <table:table-cell table:number-columns-repeated="4"/>
          <table:table-cell table:formula="of:=[.L253]" office:value-type="float" office:value="286833.46" calcext:value-type="float">
            <text:p>286833.46</text:p>
          </table:table-cell>
          <table:table-cell table:formula="of:=ROUND([.I254]*0.08/12; 2)" office:value-type="float" office:value="1912.22" calcext:value-type="float">
            <text:p>1912.2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54]+[.J254]+[.K254]" office:value-type="float" office:value="289145.68" calcext:value-type="float">
            <text:p>289145.68</text:p>
          </table:table-cell>
        </table:table-row>
        <table:table-row table:style-name="ro1">
          <table:table-cell table:formula="of:=[.D254]" office:value-type="float" office:value="99178.0499999985" calcext:value-type="float">
            <text:p>99178.0499999985</text:p>
          </table:table-cell>
          <table:table-cell table:formula="of:=ROUND([.A255]*0.06/12; 2)" office:value-type="float" office:value="495.89" calcext:value-type="float">
            <text:p>495.8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55]+[.B255]-[.C255]" office:value-type="float" office:value="98474.8399999985" calcext:value-type="float">
            <text:p>98474.8399999985</text:p>
          </table:table-cell>
          <table:table-cell table:number-columns-repeated="4"/>
          <table:table-cell table:formula="of:=[.L254]" office:value-type="float" office:value="289145.68" calcext:value-type="float">
            <text:p>289145.68</text:p>
          </table:table-cell>
          <table:table-cell table:formula="of:=ROUND([.I255]*0.08/12; 2)" office:value-type="float" office:value="1927.64" calcext:value-type="float">
            <text:p>1927.6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55]+[.J255]+[.K255]" office:value-type="float" office:value="291473.32" calcext:value-type="float">
            <text:p>291473.32</text:p>
          </table:table-cell>
        </table:table-row>
        <table:table-row table:style-name="ro1">
          <table:table-cell table:formula="of:=[.D255]" office:value-type="float" office:value="98474.8399999985" calcext:value-type="float">
            <text:p>98474.8399999985</text:p>
          </table:table-cell>
          <table:table-cell table:formula="of:=ROUND([.A256]*0.06/12; 2)" office:value-type="float" office:value="492.37" calcext:value-type="float">
            <text:p>492.3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56]+[.B256]-[.C256]" office:value-type="float" office:value="97768.1099999985" calcext:value-type="float">
            <text:p>97768.1099999985</text:p>
          </table:table-cell>
          <table:table-cell table:number-columns-repeated="4"/>
          <table:table-cell table:formula="of:=[.L255]" office:value-type="float" office:value="291473.32" calcext:value-type="float">
            <text:p>291473.32</text:p>
          </table:table-cell>
          <table:table-cell table:formula="of:=ROUND([.I256]*0.08/12; 2)" office:value-type="float" office:value="1943.16" calcext:value-type="float">
            <text:p>1943.1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56]+[.J256]+[.K256]" office:value-type="float" office:value="293816.48" calcext:value-type="float">
            <text:p>293816.48</text:p>
          </table:table-cell>
        </table:table-row>
        <table:table-row table:style-name="ro1">
          <table:table-cell table:formula="of:=[.D256]" office:value-type="float" office:value="97768.1099999985" calcext:value-type="float">
            <text:p>97768.1099999985</text:p>
          </table:table-cell>
          <table:table-cell table:formula="of:=ROUND([.A257]*0.06/12; 2)" office:value-type="float" office:value="488.84" calcext:value-type="float">
            <text:p>488.8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57]+[.B257]-[.C257]" office:value-type="float" office:value="97057.8499999985" calcext:value-type="float">
            <text:p>97057.8499999985</text:p>
          </table:table-cell>
          <table:table-cell table:number-columns-repeated="4"/>
          <table:table-cell table:formula="of:=[.L256]" office:value-type="float" office:value="293816.48" calcext:value-type="float">
            <text:p>293816.48</text:p>
          </table:table-cell>
          <table:table-cell table:formula="of:=ROUND([.I257]*0.08/12; 2)" office:value-type="float" office:value="1958.78" calcext:value-type="float">
            <text:p>1958.7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57]+[.J257]+[.K257]" office:value-type="float" office:value="296175.26" calcext:value-type="float">
            <text:p>296175.26</text:p>
          </table:table-cell>
        </table:table-row>
        <table:table-row table:style-name="ro1">
          <table:table-cell table:formula="of:=[.D257]" office:value-type="float" office:value="97057.8499999985" calcext:value-type="float">
            <text:p>97057.8499999985</text:p>
          </table:table-cell>
          <table:table-cell table:formula="of:=ROUND([.A258]*0.06/12; 2)" office:value-type="float" office:value="485.29" calcext:value-type="float">
            <text:p>485.2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58]+[.B258]-[.C258]" office:value-type="float" office:value="96344.0399999985" calcext:value-type="float">
            <text:p>96344.0399999985</text:p>
          </table:table-cell>
          <table:table-cell table:number-columns-repeated="4"/>
          <table:table-cell table:formula="of:=[.L257]" office:value-type="float" office:value="296175.26" calcext:value-type="float">
            <text:p>296175.26</text:p>
          </table:table-cell>
          <table:table-cell table:formula="of:=ROUND([.I258]*0.08/12; 2)" office:value-type="float" office:value="1974.5" calcext:value-type="float">
            <text:p>1974.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58]+[.J258]+[.K258]" office:value-type="float" office:value="298549.76" calcext:value-type="float">
            <text:p>298549.76</text:p>
          </table:table-cell>
        </table:table-row>
        <table:table-row table:style-name="ro1">
          <table:table-cell table:formula="of:=[.D258]" office:value-type="float" office:value="96344.0399999985" calcext:value-type="float">
            <text:p>96344.0399999985</text:p>
          </table:table-cell>
          <table:table-cell table:formula="of:=ROUND([.A259]*0.06/12; 2)" office:value-type="float" office:value="481.72" calcext:value-type="float">
            <text:p>481.7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59]+[.B259]-[.C259]" office:value-type="float" office:value="95626.6599999984" calcext:value-type="float">
            <text:p>95626.6599999984</text:p>
          </table:table-cell>
          <table:table-cell table:number-columns-repeated="4"/>
          <table:table-cell table:formula="of:=[.L258]" office:value-type="float" office:value="298549.76" calcext:value-type="float">
            <text:p>298549.76</text:p>
          </table:table-cell>
          <table:table-cell table:formula="of:=ROUND([.I259]*0.08/12; 2)" office:value-type="float" office:value="1990.33" calcext:value-type="float">
            <text:p>1990.3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59]+[.J259]+[.K259]" office:value-type="float" office:value="300940.09" calcext:value-type="float">
            <text:p>300940.09</text:p>
          </table:table-cell>
        </table:table-row>
        <table:table-row table:style-name="ro1">
          <table:table-cell table:formula="of:=[.D259]" office:value-type="float" office:value="95626.6599999984" calcext:value-type="float">
            <text:p>95626.6599999984</text:p>
          </table:table-cell>
          <table:table-cell table:formula="of:=ROUND([.A260]*0.06/12; 2)" office:value-type="float" office:value="478.13" calcext:value-type="float">
            <text:p>478.1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60]+[.B260]-[.C260]" office:value-type="float" office:value="94905.6899999984" calcext:value-type="float">
            <text:p>94905.6899999984</text:p>
          </table:table-cell>
          <table:table-cell table:number-columns-repeated="4"/>
          <table:table-cell table:formula="of:=[.L259]" office:value-type="float" office:value="300940.09" calcext:value-type="float">
            <text:p>300940.09</text:p>
          </table:table-cell>
          <table:table-cell table:formula="of:=ROUND([.I260]*0.08/12; 2)" office:value-type="float" office:value="2006.27" calcext:value-type="float">
            <text:p>2006.2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60]+[.J260]+[.K260]" office:value-type="float" office:value="303346.36" calcext:value-type="float">
            <text:p>303346.36</text:p>
          </table:table-cell>
        </table:table-row>
        <table:table-row table:style-name="ro1">
          <table:table-cell table:formula="of:=[.D260]" office:value-type="float" office:value="94905.6899999984" calcext:value-type="float">
            <text:p>94905.6899999984</text:p>
          </table:table-cell>
          <table:table-cell table:formula="of:=ROUND([.A261]*0.06/12; 2)" office:value-type="float" office:value="474.53" calcext:value-type="float">
            <text:p>474.5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61]+[.B261]-[.C261]" office:value-type="float" office:value="94181.1199999984" calcext:value-type="float">
            <text:p>94181.1199999984</text:p>
          </table:table-cell>
          <table:table-cell table:number-columns-repeated="4"/>
          <table:table-cell table:formula="of:=[.L260]" office:value-type="float" office:value="303346.36" calcext:value-type="float">
            <text:p>303346.36</text:p>
          </table:table-cell>
          <table:table-cell table:formula="of:=ROUND([.I261]*0.08/12; 2)" office:value-type="float" office:value="2022.31" calcext:value-type="float">
            <text:p>2022.3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61]+[.J261]+[.K261]" office:value-type="float" office:value="305768.67" calcext:value-type="float">
            <text:p>305768.67</text:p>
          </table:table-cell>
        </table:table-row>
        <table:table-row table:style-name="ro1">
          <table:table-cell table:formula="of:=[.D261]" office:value-type="float" office:value="94181.1199999984" calcext:value-type="float">
            <text:p>94181.1199999984</text:p>
          </table:table-cell>
          <table:table-cell table:formula="of:=ROUND([.A262]*0.06/12; 2)" office:value-type="float" office:value="470.91" calcext:value-type="float">
            <text:p>470.9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62]+[.B262]-[.C262]" office:value-type="float" office:value="93452.9299999984" calcext:value-type="float">
            <text:p>93452.9299999984</text:p>
          </table:table-cell>
          <table:table-cell table:number-columns-repeated="4"/>
          <table:table-cell table:formula="of:=[.L261]" office:value-type="float" office:value="305768.67" calcext:value-type="float">
            <text:p>305768.67</text:p>
          </table:table-cell>
          <table:table-cell table:formula="of:=ROUND([.I262]*0.08/12; 2)" office:value-type="float" office:value="2038.46" calcext:value-type="float">
            <text:p>2038.4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62]+[.J262]+[.K262]" office:value-type="float" office:value="308207.13" calcext:value-type="float">
            <text:p>308207.13</text:p>
          </table:table-cell>
        </table:table-row>
        <table:table-row table:style-name="ro1">
          <table:table-cell table:formula="of:=[.D262]" office:value-type="float" office:value="93452.9299999984" calcext:value-type="float">
            <text:p>93452.9299999984</text:p>
          </table:table-cell>
          <table:table-cell table:formula="of:=ROUND([.A263]*0.06/12; 2)" office:value-type="float" office:value="467.26" calcext:value-type="float">
            <text:p>467.2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63]+[.B263]-[.C263]" office:value-type="float" office:value="92721.0899999984" calcext:value-type="float">
            <text:p>92721.0899999984</text:p>
          </table:table-cell>
          <table:table-cell table:number-columns-repeated="4"/>
          <table:table-cell table:formula="of:=[.L262]" office:value-type="float" office:value="308207.13" calcext:value-type="float">
            <text:p>308207.13</text:p>
          </table:table-cell>
          <table:table-cell table:formula="of:=ROUND([.I263]*0.08/12; 2)" office:value-type="float" office:value="2054.71" calcext:value-type="float">
            <text:p>2054.7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63]+[.J263]+[.K263]" office:value-type="float" office:value="310661.84" calcext:value-type="float">
            <text:p>310661.84</text:p>
          </table:table-cell>
        </table:table-row>
        <table:table-row table:style-name="ro1">
          <table:table-cell table:formula="of:=[.D263]" office:value-type="float" office:value="92721.0899999984" calcext:value-type="float">
            <text:p>92721.0899999984</text:p>
          </table:table-cell>
          <table:table-cell table:formula="of:=ROUND([.A264]*0.06/12; 2)" office:value-type="float" office:value="463.61" calcext:value-type="float">
            <text:p>463.6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64]+[.B264]-[.C264]" office:value-type="float" office:value="91985.5999999984" calcext:value-type="float">
            <text:p>91985.5999999984</text:p>
          </table:table-cell>
          <table:table-cell table:number-columns-repeated="4"/>
          <table:table-cell table:formula="of:=[.L263]" office:value-type="float" office:value="310661.84" calcext:value-type="float">
            <text:p>310661.84</text:p>
          </table:table-cell>
          <table:table-cell table:formula="of:=ROUND([.I264]*0.08/12; 2)" office:value-type="float" office:value="2071.08" calcext:value-type="float">
            <text:p>2071.0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64]+[.J264]+[.K264]" office:value-type="float" office:value="313132.92" calcext:value-type="float">
            <text:p>313132.92</text:p>
          </table:table-cell>
        </table:table-row>
        <table:table-row table:style-name="ro1">
          <table:table-cell table:formula="of:=[.D264]" office:value-type="float" office:value="91985.5999999984" calcext:value-type="float">
            <text:p>91985.5999999984</text:p>
          </table:table-cell>
          <table:table-cell table:formula="of:=ROUND([.A265]*0.06/12; 2)" office:value-type="float" office:value="459.93" calcext:value-type="float">
            <text:p>459.9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65]+[.B265]-[.C265]" office:value-type="float" office:value="91246.4299999984" calcext:value-type="float">
            <text:p>91246.4299999984</text:p>
          </table:table-cell>
          <table:table-cell table:number-columns-repeated="4"/>
          <table:table-cell table:formula="of:=[.L264]" office:value-type="float" office:value="313132.92" calcext:value-type="float">
            <text:p>313132.92</text:p>
          </table:table-cell>
          <table:table-cell table:formula="of:=ROUND([.I265]*0.08/12; 2)" office:value-type="float" office:value="2087.55" calcext:value-type="float">
            <text:p>2087.5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65]+[.J265]+[.K265]" office:value-type="float" office:value="315620.47" calcext:value-type="float">
            <text:p>315620.47</text:p>
          </table:table-cell>
        </table:table-row>
        <table:table-row table:style-name="ro1">
          <table:table-cell table:formula="of:=[.D265]" office:value-type="float" office:value="91246.4299999984" calcext:value-type="float">
            <text:p>91246.4299999984</text:p>
          </table:table-cell>
          <table:table-cell table:formula="of:=ROUND([.A266]*0.06/12; 2)" office:value-type="float" office:value="456.23" calcext:value-type="float">
            <text:p>456.2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66]+[.B266]-[.C266]" office:value-type="float" office:value="90503.5599999984" calcext:value-type="float">
            <text:p>90503.5599999984</text:p>
          </table:table-cell>
          <table:table-cell table:number-columns-repeated="4"/>
          <table:table-cell table:formula="of:=[.L265]" office:value-type="float" office:value="315620.47" calcext:value-type="float">
            <text:p>315620.47</text:p>
          </table:table-cell>
          <table:table-cell table:formula="of:=ROUND([.I266]*0.08/12; 2)" office:value-type="float" office:value="2104.14" calcext:value-type="float">
            <text:p>2104.1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66]+[.J266]+[.K266]" office:value-type="float" office:value="318124.61" calcext:value-type="float">
            <text:p>318124.61</text:p>
          </table:table-cell>
        </table:table-row>
        <table:table-row table:style-name="ro1">
          <table:table-cell table:formula="of:=[.D266]" office:value-type="float" office:value="90503.5599999984" calcext:value-type="float">
            <text:p>90503.5599999984</text:p>
          </table:table-cell>
          <table:table-cell table:formula="of:=ROUND([.A267]*0.06/12; 2)" office:value-type="float" office:value="452.52" calcext:value-type="float">
            <text:p>452.5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67]+[.B267]-[.C267]" office:value-type="float" office:value="89756.9799999984" calcext:value-type="float">
            <text:p>89756.9799999984</text:p>
          </table:table-cell>
          <table:table-cell table:number-columns-repeated="4"/>
          <table:table-cell table:formula="of:=[.L266]" office:value-type="float" office:value="318124.61" calcext:value-type="float">
            <text:p>318124.61</text:p>
          </table:table-cell>
          <table:table-cell table:formula="of:=ROUND([.I267]*0.08/12; 2)" office:value-type="float" office:value="2120.83" calcext:value-type="float">
            <text:p>2120.8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67]+[.J267]+[.K267]" office:value-type="float" office:value="320645.44" calcext:value-type="float">
            <text:p>320645.44</text:p>
          </table:table-cell>
        </table:table-row>
        <table:table-row table:style-name="ro1">
          <table:table-cell table:formula="of:=[.D267]" office:value-type="float" office:value="89756.9799999984" calcext:value-type="float">
            <text:p>89756.9799999984</text:p>
          </table:table-cell>
          <table:table-cell table:formula="of:=ROUND([.A268]*0.06/12; 2)" office:value-type="float" office:value="448.78" calcext:value-type="float">
            <text:p>448.7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68]+[.B268]-[.C268]" office:value-type="float" office:value="89006.6599999984" calcext:value-type="float">
            <text:p>89006.6599999984</text:p>
          </table:table-cell>
          <table:table-cell table:number-columns-repeated="4"/>
          <table:table-cell table:formula="of:=[.L267]" office:value-type="float" office:value="320645.44" calcext:value-type="float">
            <text:p>320645.44</text:p>
          </table:table-cell>
          <table:table-cell table:formula="of:=ROUND([.I268]*0.08/12; 2)" office:value-type="float" office:value="2137.64" calcext:value-type="float">
            <text:p>2137.6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68]+[.J268]+[.K268]" office:value-type="float" office:value="323183.08" calcext:value-type="float">
            <text:p>323183.08</text:p>
          </table:table-cell>
        </table:table-row>
        <table:table-row table:style-name="ro1">
          <table:table-cell table:formula="of:=[.D268]" office:value-type="float" office:value="89006.6599999984" calcext:value-type="float">
            <text:p>89006.6599999984</text:p>
          </table:table-cell>
          <table:table-cell table:formula="of:=ROUND([.A269]*0.06/12; 2)" office:value-type="float" office:value="445.03" calcext:value-type="float">
            <text:p>445.0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69]+[.B269]-[.C269]" office:value-type="float" office:value="88252.5899999984" calcext:value-type="float">
            <text:p>88252.5899999984</text:p>
          </table:table-cell>
          <table:table-cell table:number-columns-repeated="4"/>
          <table:table-cell table:formula="of:=[.L268]" office:value-type="float" office:value="323183.08" calcext:value-type="float">
            <text:p>323183.08</text:p>
          </table:table-cell>
          <table:table-cell table:formula="of:=ROUND([.I269]*0.08/12; 2)" office:value-type="float" office:value="2154.55" calcext:value-type="float">
            <text:p>2154.5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69]+[.J269]+[.K269]" office:value-type="float" office:value="325737.63" calcext:value-type="float">
            <text:p>325737.63</text:p>
          </table:table-cell>
        </table:table-row>
        <table:table-row table:style-name="ro1">
          <table:table-cell table:formula="of:=[.D269]" office:value-type="float" office:value="88252.5899999984" calcext:value-type="float">
            <text:p>88252.5899999984</text:p>
          </table:table-cell>
          <table:table-cell table:formula="of:=ROUND([.A270]*0.06/12; 2)" office:value-type="float" office:value="441.26" calcext:value-type="float">
            <text:p>441.2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70]+[.B270]-[.C270]" office:value-type="float" office:value="87494.7499999984" calcext:value-type="float">
            <text:p>87494.7499999984</text:p>
          </table:table-cell>
          <table:table-cell table:number-columns-repeated="4"/>
          <table:table-cell table:formula="of:=[.L269]" office:value-type="float" office:value="325737.63" calcext:value-type="float">
            <text:p>325737.63</text:p>
          </table:table-cell>
          <table:table-cell table:formula="of:=ROUND([.I270]*0.08/12; 2)" office:value-type="float" office:value="2171.58" calcext:value-type="float">
            <text:p>2171.5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70]+[.J270]+[.K270]" office:value-type="float" office:value="328309.21" calcext:value-type="float">
            <text:p>328309.21</text:p>
          </table:table-cell>
        </table:table-row>
        <table:table-row table:style-name="ro1">
          <table:table-cell table:formula="of:=[.D270]" office:value-type="float" office:value="87494.7499999984" calcext:value-type="float">
            <text:p>87494.7499999984</text:p>
          </table:table-cell>
          <table:table-cell table:formula="of:=ROUND([.A271]*0.06/12; 2)" office:value-type="float" office:value="437.47" calcext:value-type="float">
            <text:p>437.4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71]+[.B271]-[.C271]" office:value-type="float" office:value="86733.1199999984" calcext:value-type="float">
            <text:p>86733.1199999984</text:p>
          </table:table-cell>
          <table:table-cell table:number-columns-repeated="4"/>
          <table:table-cell table:formula="of:=[.L270]" office:value-type="float" office:value="328309.21" calcext:value-type="float">
            <text:p>328309.21</text:p>
          </table:table-cell>
          <table:table-cell table:formula="of:=ROUND([.I271]*0.08/12; 2)" office:value-type="float" office:value="2188.73" calcext:value-type="float">
            <text:p>2188.7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71]+[.J271]+[.K271]" office:value-type="float" office:value="330897.94" calcext:value-type="float">
            <text:p>330897.94</text:p>
          </table:table-cell>
        </table:table-row>
        <table:table-row table:style-name="ro1">
          <table:table-cell table:formula="of:=[.D271]" office:value-type="float" office:value="86733.1199999984" calcext:value-type="float">
            <text:p>86733.1199999984</text:p>
          </table:table-cell>
          <table:table-cell table:formula="of:=ROUND([.A272]*0.06/12; 2)" office:value-type="float" office:value="433.67" calcext:value-type="float">
            <text:p>433.6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72]+[.B272]-[.C272]" office:value-type="float" office:value="85967.6899999984" calcext:value-type="float">
            <text:p>85967.6899999984</text:p>
          </table:table-cell>
          <table:table-cell table:number-columns-repeated="4"/>
          <table:table-cell table:formula="of:=[.L271]" office:value-type="float" office:value="330897.94" calcext:value-type="float">
            <text:p>330897.94</text:p>
          </table:table-cell>
          <table:table-cell table:formula="of:=ROUND([.I272]*0.08/12; 2)" office:value-type="float" office:value="2205.99" calcext:value-type="float">
            <text:p>2205.9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72]+[.J272]+[.K272]" office:value-type="float" office:value="333503.93" calcext:value-type="float">
            <text:p>333503.93</text:p>
          </table:table-cell>
        </table:table-row>
        <table:table-row table:style-name="ro1">
          <table:table-cell table:formula="of:=[.D272]" office:value-type="float" office:value="85967.6899999984" calcext:value-type="float">
            <text:p>85967.6899999984</text:p>
          </table:table-cell>
          <table:table-cell table:formula="of:=ROUND([.A273]*0.06/12; 2)" office:value-type="float" office:value="429.84" calcext:value-type="float">
            <text:p>429.8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73]+[.B273]-[.C273]" office:value-type="float" office:value="85198.4299999983" calcext:value-type="float">
            <text:p>85198.4299999983</text:p>
          </table:table-cell>
          <table:table-cell table:number-columns-repeated="4"/>
          <table:table-cell table:formula="of:=[.L272]" office:value-type="float" office:value="333503.93" calcext:value-type="float">
            <text:p>333503.93</text:p>
          </table:table-cell>
          <table:table-cell table:formula="of:=ROUND([.I273]*0.08/12; 2)" office:value-type="float" office:value="2223.36" calcext:value-type="float">
            <text:p>2223.3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73]+[.J273]+[.K273]" office:value-type="float" office:value="336127.29" calcext:value-type="float">
            <text:p>336127.29</text:p>
          </table:table-cell>
        </table:table-row>
        <table:table-row table:style-name="ro1">
          <table:table-cell table:formula="of:=[.D273]" office:value-type="float" office:value="85198.4299999983" calcext:value-type="float">
            <text:p>85198.4299999983</text:p>
          </table:table-cell>
          <table:table-cell table:formula="of:=ROUND([.A274]*0.06/12; 2)" office:value-type="float" office:value="425.99" calcext:value-type="float">
            <text:p>425.9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74]+[.B274]-[.C274]" office:value-type="float" office:value="84425.3199999984" calcext:value-type="float">
            <text:p>84425.3199999984</text:p>
          </table:table-cell>
          <table:table-cell table:number-columns-repeated="4"/>
          <table:table-cell table:formula="of:=[.L273]" office:value-type="float" office:value="336127.29" calcext:value-type="float">
            <text:p>336127.29</text:p>
          </table:table-cell>
          <table:table-cell table:formula="of:=ROUND([.I274]*0.08/12; 2)" office:value-type="float" office:value="2240.85" calcext:value-type="float">
            <text:p>2240.8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74]+[.J274]+[.K274]" office:value-type="float" office:value="338768.14" calcext:value-type="float">
            <text:p>338768.14</text:p>
          </table:table-cell>
        </table:table-row>
        <table:table-row table:style-name="ro1">
          <table:table-cell table:formula="of:=[.D274]" office:value-type="float" office:value="84425.3199999984" calcext:value-type="float">
            <text:p>84425.3199999984</text:p>
          </table:table-cell>
          <table:table-cell table:formula="of:=ROUND([.A275]*0.06/12; 2)" office:value-type="float" office:value="422.13" calcext:value-type="float">
            <text:p>422.1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75]+[.B275]-[.C275]" office:value-type="float" office:value="83648.3499999983" calcext:value-type="float">
            <text:p>83648.3499999983</text:p>
          </table:table-cell>
          <table:table-cell table:number-columns-repeated="4"/>
          <table:table-cell table:formula="of:=[.L274]" office:value-type="float" office:value="338768.14" calcext:value-type="float">
            <text:p>338768.14</text:p>
          </table:table-cell>
          <table:table-cell table:formula="of:=ROUND([.I275]*0.08/12; 2)" office:value-type="float" office:value="2258.45" calcext:value-type="float">
            <text:p>2258.4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75]+[.J275]+[.K275]" office:value-type="float" office:value="341426.59" calcext:value-type="float">
            <text:p>341426.59</text:p>
          </table:table-cell>
        </table:table-row>
        <table:table-row table:style-name="ro1">
          <table:table-cell table:formula="of:=[.D275]" office:value-type="float" office:value="83648.3499999983" calcext:value-type="float">
            <text:p>83648.3499999983</text:p>
          </table:table-cell>
          <table:table-cell table:formula="of:=ROUND([.A276]*0.06/12; 2)" office:value-type="float" office:value="418.24" calcext:value-type="float">
            <text:p>418.2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76]+[.B276]-[.C276]" office:value-type="float" office:value="82867.4899999984" calcext:value-type="float">
            <text:p>82867.4899999984</text:p>
          </table:table-cell>
          <table:table-cell table:number-columns-repeated="4"/>
          <table:table-cell table:formula="of:=[.L275]" office:value-type="float" office:value="341426.59" calcext:value-type="float">
            <text:p>341426.59</text:p>
          </table:table-cell>
          <table:table-cell table:formula="of:=ROUND([.I276]*0.08/12; 2)" office:value-type="float" office:value="2276.18" calcext:value-type="float">
            <text:p>2276.1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76]+[.J276]+[.K276]" office:value-type="float" office:value="344102.77" calcext:value-type="float">
            <text:p>344102.77</text:p>
          </table:table-cell>
        </table:table-row>
        <table:table-row table:style-name="ro1">
          <table:table-cell table:formula="of:=[.D276]" office:value-type="float" office:value="82867.4899999984" calcext:value-type="float">
            <text:p>82867.4899999984</text:p>
          </table:table-cell>
          <table:table-cell table:formula="of:=ROUND([.A277]*0.06/12; 2)" office:value-type="float" office:value="414.34" calcext:value-type="float">
            <text:p>414.3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77]+[.B277]-[.C277]" office:value-type="float" office:value="82082.7299999983" calcext:value-type="float">
            <text:p>82082.7299999983</text:p>
          </table:table-cell>
          <table:table-cell table:number-columns-repeated="4"/>
          <table:table-cell table:formula="of:=[.L276]" office:value-type="float" office:value="344102.77" calcext:value-type="float">
            <text:p>344102.77</text:p>
          </table:table-cell>
          <table:table-cell table:formula="of:=ROUND([.I277]*0.08/12; 2)" office:value-type="float" office:value="2294.02" calcext:value-type="float">
            <text:p>2294.0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77]+[.J277]+[.K277]" office:value-type="float" office:value="346796.79" calcext:value-type="float">
            <text:p>346796.79</text:p>
          </table:table-cell>
        </table:table-row>
        <table:table-row table:style-name="ro1">
          <table:table-cell table:formula="of:=[.D277]" office:value-type="float" office:value="82082.7299999983" calcext:value-type="float">
            <text:p>82082.7299999983</text:p>
          </table:table-cell>
          <table:table-cell table:formula="of:=ROUND([.A278]*0.06/12; 2)" office:value-type="float" office:value="410.41" calcext:value-type="float">
            <text:p>410.4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78]+[.B278]-[.C278]" office:value-type="float" office:value="81294.0399999983" calcext:value-type="float">
            <text:p>81294.0399999983</text:p>
          </table:table-cell>
          <table:table-cell table:number-columns-repeated="4"/>
          <table:table-cell table:formula="of:=[.L277]" office:value-type="float" office:value="346796.79" calcext:value-type="float">
            <text:p>346796.79</text:p>
          </table:table-cell>
          <table:table-cell table:formula="of:=ROUND([.I278]*0.08/12; 2)" office:value-type="float" office:value="2311.98" calcext:value-type="float">
            <text:p>2311.9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78]+[.J278]+[.K278]" office:value-type="float" office:value="349508.77" calcext:value-type="float">
            <text:p>349508.77</text:p>
          </table:table-cell>
        </table:table-row>
        <table:table-row table:style-name="ro1">
          <table:table-cell table:formula="of:=[.D278]" office:value-type="float" office:value="81294.0399999983" calcext:value-type="float">
            <text:p>81294.0399999983</text:p>
          </table:table-cell>
          <table:table-cell table:formula="of:=ROUND([.A279]*0.06/12; 2)" office:value-type="float" office:value="406.47" calcext:value-type="float">
            <text:p>406.4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79]+[.B279]-[.C279]" office:value-type="float" office:value="80501.4099999983" calcext:value-type="float">
            <text:p>80501.4099999983</text:p>
          </table:table-cell>
          <table:table-cell table:number-columns-repeated="4"/>
          <table:table-cell table:formula="of:=[.L278]" office:value-type="float" office:value="349508.77" calcext:value-type="float">
            <text:p>349508.77</text:p>
          </table:table-cell>
          <table:table-cell table:formula="of:=ROUND([.I279]*0.08/12; 2)" office:value-type="float" office:value="2330.06" calcext:value-type="float">
            <text:p>2330.0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79]+[.J279]+[.K279]" office:value-type="float" office:value="352238.83" calcext:value-type="float">
            <text:p>352238.83</text:p>
          </table:table-cell>
        </table:table-row>
        <table:table-row table:style-name="ro1">
          <table:table-cell table:formula="of:=[.D279]" office:value-type="float" office:value="80501.4099999983" calcext:value-type="float">
            <text:p>80501.4099999983</text:p>
          </table:table-cell>
          <table:table-cell table:formula="of:=ROUND([.A280]*0.06/12; 2)" office:value-type="float" office:value="402.51" calcext:value-type="float">
            <text:p>402.5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80]+[.B280]-[.C280]" office:value-type="float" office:value="79704.8199999983" calcext:value-type="float">
            <text:p>79704.8199999983</text:p>
          </table:table-cell>
          <table:table-cell table:number-columns-repeated="4"/>
          <table:table-cell table:formula="of:=[.L279]" office:value-type="float" office:value="352238.83" calcext:value-type="float">
            <text:p>352238.83</text:p>
          </table:table-cell>
          <table:table-cell table:formula="of:=ROUND([.I280]*0.08/12; 2)" office:value-type="float" office:value="2348.26" calcext:value-type="float">
            <text:p>2348.2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80]+[.J280]+[.K280]" office:value-type="float" office:value="354987.09" calcext:value-type="float">
            <text:p>354987.09</text:p>
          </table:table-cell>
        </table:table-row>
        <table:table-row table:style-name="ro1">
          <table:table-cell table:formula="of:=[.D280]" office:value-type="float" office:value="79704.8199999983" calcext:value-type="float">
            <text:p>79704.8199999983</text:p>
          </table:table-cell>
          <table:table-cell table:formula="of:=ROUND([.A281]*0.06/12; 2)" office:value-type="float" office:value="398.52" calcext:value-type="float">
            <text:p>398.5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81]+[.B281]-[.C281]" office:value-type="float" office:value="78904.2399999983" calcext:value-type="float">
            <text:p>78904.2399999983</text:p>
          </table:table-cell>
          <table:table-cell table:number-columns-repeated="4"/>
          <table:table-cell table:formula="of:=[.L280]" office:value-type="float" office:value="354987.09" calcext:value-type="float">
            <text:p>354987.09</text:p>
          </table:table-cell>
          <table:table-cell table:formula="of:=ROUND([.I281]*0.08/12; 2)" office:value-type="float" office:value="2366.58" calcext:value-type="float">
            <text:p>2366.5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81]+[.J281]+[.K281]" office:value-type="float" office:value="357753.67" calcext:value-type="float">
            <text:p>357753.67</text:p>
          </table:table-cell>
        </table:table-row>
        <table:table-row table:style-name="ro1">
          <table:table-cell table:formula="of:=[.D281]" office:value-type="float" office:value="78904.2399999983" calcext:value-type="float">
            <text:p>78904.2399999983</text:p>
          </table:table-cell>
          <table:table-cell table:formula="of:=ROUND([.A282]*0.06/12; 2)" office:value-type="float" office:value="394.52" calcext:value-type="float">
            <text:p>394.5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82]+[.B282]-[.C282]" office:value-type="float" office:value="78099.6599999983" calcext:value-type="float">
            <text:p>78099.6599999983</text:p>
          </table:table-cell>
          <table:table-cell table:number-columns-repeated="4"/>
          <table:table-cell table:formula="of:=[.L281]" office:value-type="float" office:value="357753.67" calcext:value-type="float">
            <text:p>357753.67</text:p>
          </table:table-cell>
          <table:table-cell table:formula="of:=ROUND([.I282]*0.08/12; 2)" office:value-type="float" office:value="2385.02" calcext:value-type="float">
            <text:p>2385.0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82]+[.J282]+[.K282]" office:value-type="float" office:value="360538.69" calcext:value-type="float">
            <text:p>360538.69</text:p>
          </table:table-cell>
        </table:table-row>
        <table:table-row table:style-name="ro1">
          <table:table-cell table:formula="of:=[.D282]" office:value-type="float" office:value="78099.6599999983" calcext:value-type="float">
            <text:p>78099.6599999983</text:p>
          </table:table-cell>
          <table:table-cell table:formula="of:=ROUND([.A283]*0.06/12; 2)" office:value-type="float" office:value="390.5" calcext:value-type="float">
            <text:p>390.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83]+[.B283]-[.C283]" office:value-type="float" office:value="77291.0599999983" calcext:value-type="float">
            <text:p>77291.0599999983</text:p>
          </table:table-cell>
          <table:table-cell table:number-columns-repeated="4"/>
          <table:table-cell table:formula="of:=[.L282]" office:value-type="float" office:value="360538.69" calcext:value-type="float">
            <text:p>360538.69</text:p>
          </table:table-cell>
          <table:table-cell table:formula="of:=ROUND([.I283]*0.08/12; 2)" office:value-type="float" office:value="2403.59" calcext:value-type="float">
            <text:p>2403.5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83]+[.J283]+[.K283]" office:value-type="float" office:value="363342.28" calcext:value-type="float">
            <text:p>363342.28</text:p>
          </table:table-cell>
        </table:table-row>
        <table:table-row table:style-name="ro1">
          <table:table-cell table:formula="of:=[.D283]" office:value-type="float" office:value="77291.0599999983" calcext:value-type="float">
            <text:p>77291.0599999983</text:p>
          </table:table-cell>
          <table:table-cell table:formula="of:=ROUND([.A284]*0.06/12; 2)" office:value-type="float" office:value="386.46" calcext:value-type="float">
            <text:p>386.4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84]+[.B284]-[.C284]" office:value-type="float" office:value="76478.4199999983" calcext:value-type="float">
            <text:p>76478.4199999983</text:p>
          </table:table-cell>
          <table:table-cell table:number-columns-repeated="4"/>
          <table:table-cell table:formula="of:=[.L283]" office:value-type="float" office:value="363342.28" calcext:value-type="float">
            <text:p>363342.28</text:p>
          </table:table-cell>
          <table:table-cell table:formula="of:=ROUND([.I284]*0.08/12; 2)" office:value-type="float" office:value="2422.28" calcext:value-type="float">
            <text:p>2422.2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84]+[.J284]+[.K284]" office:value-type="float" office:value="366164.56" calcext:value-type="float">
            <text:p>366164.56</text:p>
          </table:table-cell>
        </table:table-row>
        <table:table-row table:style-name="ro1">
          <table:table-cell table:formula="of:=[.D284]" office:value-type="float" office:value="76478.4199999983" calcext:value-type="float">
            <text:p>76478.4199999983</text:p>
          </table:table-cell>
          <table:table-cell table:formula="of:=ROUND([.A285]*0.06/12; 2)" office:value-type="float" office:value="382.39" calcext:value-type="float">
            <text:p>382.3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85]+[.B285]-[.C285]" office:value-type="float" office:value="75661.7099999983" calcext:value-type="float">
            <text:p>75661.7099999983</text:p>
          </table:table-cell>
          <table:table-cell table:number-columns-repeated="4"/>
          <table:table-cell table:formula="of:=[.L284]" office:value-type="float" office:value="366164.56" calcext:value-type="float">
            <text:p>366164.56</text:p>
          </table:table-cell>
          <table:table-cell table:formula="of:=ROUND([.I285]*0.08/12; 2)" office:value-type="float" office:value="2441.1" calcext:value-type="float">
            <text:p>2441.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85]+[.J285]+[.K285]" office:value-type="float" office:value="369005.66" calcext:value-type="float">
            <text:p>369005.66</text:p>
          </table:table-cell>
        </table:table-row>
        <table:table-row table:style-name="ro1">
          <table:table-cell table:formula="of:=[.D285]" office:value-type="float" office:value="75661.7099999983" calcext:value-type="float">
            <text:p>75661.7099999983</text:p>
          </table:table-cell>
          <table:table-cell table:formula="of:=ROUND([.A286]*0.06/12; 2)" office:value-type="float" office:value="378.31" calcext:value-type="float">
            <text:p>378.3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86]+[.B286]-[.C286]" office:value-type="float" office:value="74840.9199999983" calcext:value-type="float">
            <text:p>74840.9199999983</text:p>
          </table:table-cell>
          <table:table-cell table:number-columns-repeated="4"/>
          <table:table-cell table:formula="of:=[.L285]" office:value-type="float" office:value="369005.66" calcext:value-type="float">
            <text:p>369005.66</text:p>
          </table:table-cell>
          <table:table-cell table:formula="of:=ROUND([.I286]*0.08/12; 2)" office:value-type="float" office:value="2460.04" calcext:value-type="float">
            <text:p>2460.0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86]+[.J286]+[.K286]" office:value-type="float" office:value="371865.7" calcext:value-type="float">
            <text:p>371865.7</text:p>
          </table:table-cell>
        </table:table-row>
        <table:table-row table:style-name="ro1">
          <table:table-cell table:formula="of:=[.D286]" office:value-type="float" office:value="74840.9199999983" calcext:value-type="float">
            <text:p>74840.9199999983</text:p>
          </table:table-cell>
          <table:table-cell table:formula="of:=ROUND([.A287]*0.06/12; 2)" office:value-type="float" office:value="374.2" calcext:value-type="float">
            <text:p>374.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87]+[.B287]-[.C287]" office:value-type="float" office:value="74016.0199999983" calcext:value-type="float">
            <text:p>74016.0199999983</text:p>
          </table:table-cell>
          <table:table-cell table:number-columns-repeated="4"/>
          <table:table-cell table:formula="of:=[.L286]" office:value-type="float" office:value="371865.7" calcext:value-type="float">
            <text:p>371865.7</text:p>
          </table:table-cell>
          <table:table-cell table:formula="of:=ROUND([.I287]*0.08/12; 2)" office:value-type="float" office:value="2479.1" calcext:value-type="float">
            <text:p>2479.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87]+[.J287]+[.K287]" office:value-type="float" office:value="374744.8" calcext:value-type="float">
            <text:p>374744.8</text:p>
          </table:table-cell>
        </table:table-row>
        <table:table-row table:style-name="ro1">
          <table:table-cell table:formula="of:=[.D287]" office:value-type="float" office:value="74016.0199999983" calcext:value-type="float">
            <text:p>74016.0199999983</text:p>
          </table:table-cell>
          <table:table-cell table:formula="of:=ROUND([.A288]*0.06/12; 2)" office:value-type="float" office:value="370.08" calcext:value-type="float">
            <text:p>370.0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88]+[.B288]-[.C288]" office:value-type="float" office:value="73186.9999999983" calcext:value-type="float">
            <text:p>73186.9999999983</text:p>
          </table:table-cell>
          <table:table-cell table:number-columns-repeated="4"/>
          <table:table-cell table:formula="of:=[.L287]" office:value-type="float" office:value="374744.8" calcext:value-type="float">
            <text:p>374744.8</text:p>
          </table:table-cell>
          <table:table-cell table:formula="of:=ROUND([.I288]*0.08/12; 2)" office:value-type="float" office:value="2498.3" calcext:value-type="float">
            <text:p>2498.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88]+[.J288]+[.K288]" office:value-type="float" office:value="377643.1" calcext:value-type="float">
            <text:p>377643.1</text:p>
          </table:table-cell>
        </table:table-row>
        <table:table-row table:style-name="ro1">
          <table:table-cell table:formula="of:=[.D288]" office:value-type="float" office:value="73186.9999999983" calcext:value-type="float">
            <text:p>73186.9999999983</text:p>
          </table:table-cell>
          <table:table-cell table:formula="of:=ROUND([.A289]*0.06/12; 2)" office:value-type="float" office:value="365.93" calcext:value-type="float">
            <text:p>365.9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89]+[.B289]-[.C289]" office:value-type="float" office:value="72353.8299999983" calcext:value-type="float">
            <text:p>72353.8299999983</text:p>
          </table:table-cell>
          <table:table-cell table:number-columns-repeated="4"/>
          <table:table-cell table:formula="of:=[.L288]" office:value-type="float" office:value="377643.1" calcext:value-type="float">
            <text:p>377643.1</text:p>
          </table:table-cell>
          <table:table-cell table:formula="of:=ROUND([.I289]*0.08/12; 2)" office:value-type="float" office:value="2517.62" calcext:value-type="float">
            <text:p>2517.6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89]+[.J289]+[.K289]" office:value-type="float" office:value="380560.72" calcext:value-type="float">
            <text:p>380560.72</text:p>
          </table:table-cell>
        </table:table-row>
        <table:table-row table:style-name="ro1">
          <table:table-cell table:formula="of:=[.D289]" office:value-type="float" office:value="72353.8299999983" calcext:value-type="float">
            <text:p>72353.8299999983</text:p>
          </table:table-cell>
          <table:table-cell table:formula="of:=ROUND([.A290]*0.06/12; 2)" office:value-type="float" office:value="361.77" calcext:value-type="float">
            <text:p>361.7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90]+[.B290]-[.C290]" office:value-type="float" office:value="71516.4999999983" calcext:value-type="float">
            <text:p>71516.4999999983</text:p>
          </table:table-cell>
          <table:table-cell table:number-columns-repeated="4"/>
          <table:table-cell table:formula="of:=[.L289]" office:value-type="float" office:value="380560.72" calcext:value-type="float">
            <text:p>380560.72</text:p>
          </table:table-cell>
          <table:table-cell table:formula="of:=ROUND([.I290]*0.08/12; 2)" office:value-type="float" office:value="2537.07" calcext:value-type="float">
            <text:p>2537.0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90]+[.J290]+[.K290]" office:value-type="float" office:value="383497.79" calcext:value-type="float">
            <text:p>383497.79</text:p>
          </table:table-cell>
        </table:table-row>
        <table:table-row table:style-name="ro1">
          <table:table-cell table:formula="of:=[.D290]" office:value-type="float" office:value="71516.4999999983" calcext:value-type="float">
            <text:p>71516.4999999983</text:p>
          </table:table-cell>
          <table:table-cell table:formula="of:=ROUND([.A291]*0.06/12; 2)" office:value-type="float" office:value="357.58" calcext:value-type="float">
            <text:p>357.5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91]+[.B291]-[.C291]" office:value-type="float" office:value="70674.9799999983" calcext:value-type="float">
            <text:p>70674.9799999983</text:p>
          </table:table-cell>
          <table:table-cell table:number-columns-repeated="4"/>
          <table:table-cell table:formula="of:=[.L290]" office:value-type="float" office:value="383497.79" calcext:value-type="float">
            <text:p>383497.79</text:p>
          </table:table-cell>
          <table:table-cell table:formula="of:=ROUND([.I291]*0.08/12; 2)" office:value-type="float" office:value="2556.65" calcext:value-type="float">
            <text:p>2556.6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91]+[.J291]+[.K291]" office:value-type="float" office:value="386454.44" calcext:value-type="float">
            <text:p>386454.44</text:p>
          </table:table-cell>
        </table:table-row>
        <table:table-row table:style-name="ro1">
          <table:table-cell table:formula="of:=[.D291]" office:value-type="float" office:value="70674.9799999983" calcext:value-type="float">
            <text:p>70674.9799999983</text:p>
          </table:table-cell>
          <table:table-cell table:formula="of:=ROUND([.A292]*0.06/12; 2)" office:value-type="float" office:value="353.37" calcext:value-type="float">
            <text:p>353.3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92]+[.B292]-[.C292]" office:value-type="float" office:value="69829.2499999983" calcext:value-type="float">
            <text:p>69829.2499999983</text:p>
          </table:table-cell>
          <table:table-cell table:number-columns-repeated="4"/>
          <table:table-cell table:formula="of:=[.L291]" office:value-type="float" office:value="386454.44" calcext:value-type="float">
            <text:p>386454.44</text:p>
          </table:table-cell>
          <table:table-cell table:formula="of:=ROUND([.I292]*0.08/12; 2)" office:value-type="float" office:value="2576.36" calcext:value-type="float">
            <text:p>2576.3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92]+[.J292]+[.K292]" office:value-type="float" office:value="389430.8" calcext:value-type="float">
            <text:p>389430.8</text:p>
          </table:table-cell>
        </table:table-row>
        <table:table-row table:style-name="ro1">
          <table:table-cell table:formula="of:=[.D292]" office:value-type="float" office:value="69829.2499999983" calcext:value-type="float">
            <text:p>69829.2499999983</text:p>
          </table:table-cell>
          <table:table-cell table:formula="of:=ROUND([.A293]*0.06/12; 2)" office:value-type="float" office:value="349.15" calcext:value-type="float">
            <text:p>349.1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93]+[.B293]-[.C293]" office:value-type="float" office:value="68979.2999999982" calcext:value-type="float">
            <text:p>68979.2999999982</text:p>
          </table:table-cell>
          <table:table-cell table:number-columns-repeated="4"/>
          <table:table-cell table:formula="of:=[.L292]" office:value-type="float" office:value="389430.8" calcext:value-type="float">
            <text:p>389430.8</text:p>
          </table:table-cell>
          <table:table-cell table:formula="of:=ROUND([.I293]*0.08/12; 2)" office:value-type="float" office:value="2596.21" calcext:value-type="float">
            <text:p>2596.2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93]+[.J293]+[.K293]" office:value-type="float" office:value="392427.01" calcext:value-type="float">
            <text:p>392427.01</text:p>
          </table:table-cell>
        </table:table-row>
        <table:table-row table:style-name="ro1">
          <table:table-cell table:formula="of:=[.D293]" office:value-type="float" office:value="68979.2999999982" calcext:value-type="float">
            <text:p>68979.2999999982</text:p>
          </table:table-cell>
          <table:table-cell table:formula="of:=ROUND([.A294]*0.06/12; 2)" office:value-type="float" office:value="344.9" calcext:value-type="float">
            <text:p>344.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94]+[.B294]-[.C294]" office:value-type="float" office:value="68125.0999999982" calcext:value-type="float">
            <text:p>68125.0999999982</text:p>
          </table:table-cell>
          <table:table-cell table:number-columns-repeated="4"/>
          <table:table-cell table:formula="of:=[.L293]" office:value-type="float" office:value="392427.01" calcext:value-type="float">
            <text:p>392427.01</text:p>
          </table:table-cell>
          <table:table-cell table:formula="of:=ROUND([.I294]*0.08/12; 2)" office:value-type="float" office:value="2616.18" calcext:value-type="float">
            <text:p>2616.1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94]+[.J294]+[.K294]" office:value-type="float" office:value="395443.19" calcext:value-type="float">
            <text:p>395443.19</text:p>
          </table:table-cell>
        </table:table-row>
        <table:table-row table:style-name="ro1">
          <table:table-cell table:formula="of:=[.D294]" office:value-type="float" office:value="68125.0999999982" calcext:value-type="float">
            <text:p>68125.0999999982</text:p>
          </table:table-cell>
          <table:table-cell table:formula="of:=ROUND([.A295]*0.06/12; 2)" office:value-type="float" office:value="340.63" calcext:value-type="float">
            <text:p>340.6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95]+[.B295]-[.C295]" office:value-type="float" office:value="67266.6299999982" calcext:value-type="float">
            <text:p>67266.6299999982</text:p>
          </table:table-cell>
          <table:table-cell table:number-columns-repeated="4"/>
          <table:table-cell table:formula="of:=[.L294]" office:value-type="float" office:value="395443.19" calcext:value-type="float">
            <text:p>395443.19</text:p>
          </table:table-cell>
          <table:table-cell table:formula="of:=ROUND([.I295]*0.08/12; 2)" office:value-type="float" office:value="2636.29" calcext:value-type="float">
            <text:p>2636.2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95]+[.J295]+[.K295]" office:value-type="float" office:value="398479.48" calcext:value-type="float">
            <text:p>398479.48</text:p>
          </table:table-cell>
        </table:table-row>
        <table:table-row table:style-name="ro1">
          <table:table-cell table:formula="of:=[.D295]" office:value-type="float" office:value="67266.6299999982" calcext:value-type="float">
            <text:p>67266.6299999982</text:p>
          </table:table-cell>
          <table:table-cell table:formula="of:=ROUND([.A296]*0.06/12; 2)" office:value-type="float" office:value="336.33" calcext:value-type="float">
            <text:p>336.3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96]+[.B296]-[.C296]" office:value-type="float" office:value="66403.8599999982" calcext:value-type="float">
            <text:p>66403.8599999982</text:p>
          </table:table-cell>
          <table:table-cell table:number-columns-repeated="4"/>
          <table:table-cell table:formula="of:=[.L295]" office:value-type="float" office:value="398479.48" calcext:value-type="float">
            <text:p>398479.48</text:p>
          </table:table-cell>
          <table:table-cell table:formula="of:=ROUND([.I296]*0.08/12; 2)" office:value-type="float" office:value="2656.53" calcext:value-type="float">
            <text:p>2656.5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96]+[.J296]+[.K296]" office:value-type="float" office:value="401536.01" calcext:value-type="float">
            <text:p>401536.01</text:p>
          </table:table-cell>
        </table:table-row>
        <table:table-row table:style-name="ro1">
          <table:table-cell table:formula="of:=[.D296]" office:value-type="float" office:value="66403.8599999982" calcext:value-type="float">
            <text:p>66403.8599999982</text:p>
          </table:table-cell>
          <table:table-cell table:formula="of:=ROUND([.A297]*0.06/12; 2)" office:value-type="float" office:value="332.02" calcext:value-type="float">
            <text:p>332.0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97]+[.B297]-[.C297]" office:value-type="float" office:value="65536.7799999982" calcext:value-type="float">
            <text:p>65536.7799999982</text:p>
          </table:table-cell>
          <table:table-cell table:number-columns-repeated="4"/>
          <table:table-cell table:formula="of:=[.L296]" office:value-type="float" office:value="401536.01" calcext:value-type="float">
            <text:p>401536.01</text:p>
          </table:table-cell>
          <table:table-cell table:formula="of:=ROUND([.I297]*0.08/12; 2)" office:value-type="float" office:value="2676.91" calcext:value-type="float">
            <text:p>2676.9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97]+[.J297]+[.K297]" office:value-type="float" office:value="404612.92" calcext:value-type="float">
            <text:p>404612.92</text:p>
          </table:table-cell>
        </table:table-row>
        <table:table-row table:style-name="ro1">
          <table:table-cell table:formula="of:=[.D297]" office:value-type="float" office:value="65536.7799999982" calcext:value-type="float">
            <text:p>65536.7799999982</text:p>
          </table:table-cell>
          <table:table-cell table:formula="of:=ROUND([.A298]*0.06/12; 2)" office:value-type="float" office:value="327.68" calcext:value-type="float">
            <text:p>327.6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98]+[.B298]-[.C298]" office:value-type="float" office:value="64665.3599999982" calcext:value-type="float">
            <text:p>64665.3599999982</text:p>
          </table:table-cell>
          <table:table-cell table:number-columns-repeated="4"/>
          <table:table-cell table:formula="of:=[.L297]" office:value-type="float" office:value="404612.92" calcext:value-type="float">
            <text:p>404612.92</text:p>
          </table:table-cell>
          <table:table-cell table:formula="of:=ROUND([.I298]*0.08/12; 2)" office:value-type="float" office:value="2697.42" calcext:value-type="float">
            <text:p>2697.4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98]+[.J298]+[.K298]" office:value-type="float" office:value="407710.34" calcext:value-type="float">
            <text:p>407710.34</text:p>
          </table:table-cell>
        </table:table-row>
        <table:table-row table:style-name="ro1">
          <table:table-cell table:formula="of:=[.D298]" office:value-type="float" office:value="64665.3599999982" calcext:value-type="float">
            <text:p>64665.3599999982</text:p>
          </table:table-cell>
          <table:table-cell table:formula="of:=ROUND([.A299]*0.06/12; 2)" office:value-type="float" office:value="323.33" calcext:value-type="float">
            <text:p>323.3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299]+[.B299]-[.C299]" office:value-type="float" office:value="63789.5899999982" calcext:value-type="float">
            <text:p>63789.5899999982</text:p>
          </table:table-cell>
          <table:table-cell table:number-columns-repeated="4"/>
          <table:table-cell table:formula="of:=[.L298]" office:value-type="float" office:value="407710.34" calcext:value-type="float">
            <text:p>407710.34</text:p>
          </table:table-cell>
          <table:table-cell table:formula="of:=ROUND([.I299]*0.08/12; 2)" office:value-type="float" office:value="2718.07" calcext:value-type="float">
            <text:p>2718.0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299]+[.J299]+[.K299]" office:value-type="float" office:value="410828.41" calcext:value-type="float">
            <text:p>410828.41</text:p>
          </table:table-cell>
        </table:table-row>
        <table:table-row table:style-name="ro1">
          <table:table-cell table:formula="of:=[.D299]" office:value-type="float" office:value="63789.5899999982" calcext:value-type="float">
            <text:p>63789.5899999982</text:p>
          </table:table-cell>
          <table:table-cell table:formula="of:=ROUND([.A300]*0.06/12; 2)" office:value-type="float" office:value="318.95" calcext:value-type="float">
            <text:p>318.9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00]+[.B300]-[.C300]" office:value-type="float" office:value="62909.4399999982" calcext:value-type="float">
            <text:p>62909.4399999982</text:p>
          </table:table-cell>
          <table:table-cell table:number-columns-repeated="4"/>
          <table:table-cell table:formula="of:=[.L299]" office:value-type="float" office:value="410828.41" calcext:value-type="float">
            <text:p>410828.41</text:p>
          </table:table-cell>
          <table:table-cell table:formula="of:=ROUND([.I300]*0.08/12; 2)" office:value-type="float" office:value="2738.86" calcext:value-type="float">
            <text:p>2738.8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00]+[.J300]+[.K300]" office:value-type="float" office:value="413967.27" calcext:value-type="float">
            <text:p>413967.27</text:p>
          </table:table-cell>
        </table:table-row>
        <table:table-row table:style-name="ro1">
          <table:table-cell table:formula="of:=[.D300]" office:value-type="float" office:value="62909.4399999982" calcext:value-type="float">
            <text:p>62909.4399999982</text:p>
          </table:table-cell>
          <table:table-cell table:formula="of:=ROUND([.A301]*0.06/12; 2)" office:value-type="float" office:value="314.55" calcext:value-type="float">
            <text:p>314.5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01]+[.B301]-[.C301]" office:value-type="float" office:value="62024.8899999982" calcext:value-type="float">
            <text:p>62024.8899999982</text:p>
          </table:table-cell>
          <table:table-cell table:number-columns-repeated="4"/>
          <table:table-cell table:formula="of:=[.L300]" office:value-type="float" office:value="413967.27" calcext:value-type="float">
            <text:p>413967.27</text:p>
          </table:table-cell>
          <table:table-cell table:formula="of:=ROUND([.I301]*0.08/12; 2)" office:value-type="float" office:value="2759.78" calcext:value-type="float">
            <text:p>2759.7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01]+[.J301]+[.K301]" office:value-type="float" office:value="417127.05" calcext:value-type="float">
            <text:p>417127.05</text:p>
          </table:table-cell>
        </table:table-row>
        <table:table-row table:style-name="ro1">
          <table:table-cell table:formula="of:=[.D301]" office:value-type="float" office:value="62024.8899999982" calcext:value-type="float">
            <text:p>62024.8899999982</text:p>
          </table:table-cell>
          <table:table-cell table:formula="of:=ROUND([.A302]*0.06/12; 2)" office:value-type="float" office:value="310.12" calcext:value-type="float">
            <text:p>310.1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02]+[.B302]-[.C302]" office:value-type="float" office:value="61135.9099999982" calcext:value-type="float">
            <text:p>61135.9099999982</text:p>
          </table:table-cell>
          <table:table-cell table:number-columns-repeated="4"/>
          <table:table-cell table:formula="of:=[.L301]" office:value-type="float" office:value="417127.05" calcext:value-type="float">
            <text:p>417127.05</text:p>
          </table:table-cell>
          <table:table-cell table:formula="of:=ROUND([.I302]*0.08/12; 2)" office:value-type="float" office:value="2780.85" calcext:value-type="float">
            <text:p>2780.8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02]+[.J302]+[.K302]" office:value-type="float" office:value="420307.9" calcext:value-type="float">
            <text:p>420307.9</text:p>
          </table:table-cell>
        </table:table-row>
        <table:table-row table:style-name="ro1">
          <table:table-cell table:formula="of:=[.D302]" office:value-type="float" office:value="61135.9099999982" calcext:value-type="float">
            <text:p>61135.9099999982</text:p>
          </table:table-cell>
          <table:table-cell table:formula="of:=ROUND([.A303]*0.06/12; 2)" office:value-type="float" office:value="305.68" calcext:value-type="float">
            <text:p>305.6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03]+[.B303]-[.C303]" office:value-type="float" office:value="60242.4899999982" calcext:value-type="float">
            <text:p>60242.4899999982</text:p>
          </table:table-cell>
          <table:table-cell table:number-columns-repeated="4"/>
          <table:table-cell table:formula="of:=[.L302]" office:value-type="float" office:value="420307.9" calcext:value-type="float">
            <text:p>420307.9</text:p>
          </table:table-cell>
          <table:table-cell table:formula="of:=ROUND([.I303]*0.08/12; 2)" office:value-type="float" office:value="2802.05" calcext:value-type="float">
            <text:p>2802.0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03]+[.J303]+[.K303]" office:value-type="float" office:value="423509.95" calcext:value-type="float">
            <text:p>423509.95</text:p>
          </table:table-cell>
        </table:table-row>
        <table:table-row table:style-name="ro1">
          <table:table-cell table:formula="of:=[.D303]" office:value-type="float" office:value="60242.4899999982" calcext:value-type="float">
            <text:p>60242.4899999982</text:p>
          </table:table-cell>
          <table:table-cell table:formula="of:=ROUND([.A304]*0.06/12; 2)" office:value-type="float" office:value="301.21" calcext:value-type="float">
            <text:p>301.2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04]+[.B304]-[.C304]" office:value-type="float" office:value="59344.5999999982" calcext:value-type="float">
            <text:p>59344.5999999982</text:p>
          </table:table-cell>
          <table:table-cell table:number-columns-repeated="4"/>
          <table:table-cell table:formula="of:=[.L303]" office:value-type="float" office:value="423509.95" calcext:value-type="float">
            <text:p>423509.95</text:p>
          </table:table-cell>
          <table:table-cell table:formula="of:=ROUND([.I304]*0.08/12; 2)" office:value-type="float" office:value="2823.4" calcext:value-type="float">
            <text:p>2823.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04]+[.J304]+[.K304]" office:value-type="float" office:value="426733.35" calcext:value-type="float">
            <text:p>426733.35</text:p>
          </table:table-cell>
        </table:table-row>
        <table:table-row table:style-name="ro1">
          <table:table-cell table:formula="of:=[.D304]" office:value-type="float" office:value="59344.5999999982" calcext:value-type="float">
            <text:p>59344.5999999982</text:p>
          </table:table-cell>
          <table:table-cell table:formula="of:=ROUND([.A305]*0.06/12; 2)" office:value-type="float" office:value="296.72" calcext:value-type="float">
            <text:p>296.7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05]+[.B305]-[.C305]" office:value-type="float" office:value="58442.2199999982" calcext:value-type="float">
            <text:p>58442.2199999982</text:p>
          </table:table-cell>
          <table:table-cell table:number-columns-repeated="4"/>
          <table:table-cell table:formula="of:=[.L304]" office:value-type="float" office:value="426733.35" calcext:value-type="float">
            <text:p>426733.35</text:p>
          </table:table-cell>
          <table:table-cell table:formula="of:=ROUND([.I305]*0.08/12; 2)" office:value-type="float" office:value="2844.89" calcext:value-type="float">
            <text:p>2844.8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05]+[.J305]+[.K305]" office:value-type="float" office:value="429978.24" calcext:value-type="float">
            <text:p>429978.24</text:p>
          </table:table-cell>
        </table:table-row>
        <table:table-row table:style-name="ro1">
          <table:table-cell table:formula="of:=[.D305]" office:value-type="float" office:value="58442.2199999982" calcext:value-type="float">
            <text:p>58442.2199999982</text:p>
          </table:table-cell>
          <table:table-cell table:formula="of:=ROUND([.A306]*0.06/12; 2)" office:value-type="float" office:value="292.21" calcext:value-type="float">
            <text:p>292.2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06]+[.B306]-[.C306]" office:value-type="float" office:value="57535.3299999982" calcext:value-type="float">
            <text:p>57535.3299999982</text:p>
          </table:table-cell>
          <table:table-cell table:number-columns-repeated="4"/>
          <table:table-cell table:formula="of:=[.L305]" office:value-type="float" office:value="429978.24" calcext:value-type="float">
            <text:p>429978.24</text:p>
          </table:table-cell>
          <table:table-cell table:formula="of:=ROUND([.I306]*0.08/12; 2)" office:value-type="float" office:value="2866.52" calcext:value-type="float">
            <text:p>2866.5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06]+[.J306]+[.K306]" office:value-type="float" office:value="433244.76" calcext:value-type="float">
            <text:p>433244.76</text:p>
          </table:table-cell>
        </table:table-row>
        <table:table-row table:style-name="ro1">
          <table:table-cell table:formula="of:=[.D306]" office:value-type="float" office:value="57535.3299999982" calcext:value-type="float">
            <text:p>57535.3299999982</text:p>
          </table:table-cell>
          <table:table-cell table:formula="of:=ROUND([.A307]*0.06/12; 2)" office:value-type="float" office:value="287.68" calcext:value-type="float">
            <text:p>287.6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07]+[.B307]-[.C307]" office:value-type="float" office:value="56623.9099999982" calcext:value-type="float">
            <text:p>56623.9099999982</text:p>
          </table:table-cell>
          <table:table-cell table:number-columns-repeated="4"/>
          <table:table-cell table:formula="of:=[.L306]" office:value-type="float" office:value="433244.76" calcext:value-type="float">
            <text:p>433244.76</text:p>
          </table:table-cell>
          <table:table-cell table:formula="of:=ROUND([.I307]*0.08/12; 2)" office:value-type="float" office:value="2888.3" calcext:value-type="float">
            <text:p>2888.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07]+[.J307]+[.K307]" office:value-type="float" office:value="436533.06" calcext:value-type="float">
            <text:p>436533.06</text:p>
          </table:table-cell>
        </table:table-row>
        <table:table-row table:style-name="ro1">
          <table:table-cell table:formula="of:=[.D307]" office:value-type="float" office:value="56623.9099999982" calcext:value-type="float">
            <text:p>56623.9099999982</text:p>
          </table:table-cell>
          <table:table-cell table:formula="of:=ROUND([.A308]*0.06/12; 2)" office:value-type="float" office:value="283.12" calcext:value-type="float">
            <text:p>283.1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08]+[.B308]-[.C308]" office:value-type="float" office:value="55707.9299999982" calcext:value-type="float">
            <text:p>55707.9299999982</text:p>
          </table:table-cell>
          <table:table-cell table:number-columns-repeated="4"/>
          <table:table-cell table:formula="of:=[.L307]" office:value-type="float" office:value="436533.06" calcext:value-type="float">
            <text:p>436533.06</text:p>
          </table:table-cell>
          <table:table-cell table:formula="of:=ROUND([.I308]*0.08/12; 2)" office:value-type="float" office:value="2910.22" calcext:value-type="float">
            <text:p>2910.2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08]+[.J308]+[.K308]" office:value-type="float" office:value="439843.28" calcext:value-type="float">
            <text:p>439843.28</text:p>
          </table:table-cell>
        </table:table-row>
        <table:table-row table:style-name="ro1">
          <table:table-cell table:formula="of:=[.D308]" office:value-type="float" office:value="55707.9299999982" calcext:value-type="float">
            <text:p>55707.9299999982</text:p>
          </table:table-cell>
          <table:table-cell table:formula="of:=ROUND([.A309]*0.06/12; 2)" office:value-type="float" office:value="278.54" calcext:value-type="float">
            <text:p>278.5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09]+[.B309]-[.C309]" office:value-type="float" office:value="54787.3699999982" calcext:value-type="float">
            <text:p>54787.3699999982</text:p>
          </table:table-cell>
          <table:table-cell table:number-columns-repeated="4"/>
          <table:table-cell table:formula="of:=[.L308]" office:value-type="float" office:value="439843.28" calcext:value-type="float">
            <text:p>439843.28</text:p>
          </table:table-cell>
          <table:table-cell table:formula="of:=ROUND([.I309]*0.08/12; 2)" office:value-type="float" office:value="2932.29" calcext:value-type="float">
            <text:p>2932.2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09]+[.J309]+[.K309]" office:value-type="float" office:value="443175.57" calcext:value-type="float">
            <text:p>443175.57</text:p>
          </table:table-cell>
        </table:table-row>
        <table:table-row table:style-name="ro1">
          <table:table-cell table:formula="of:=[.D309]" office:value-type="float" office:value="54787.3699999982" calcext:value-type="float">
            <text:p>54787.3699999982</text:p>
          </table:table-cell>
          <table:table-cell table:formula="of:=ROUND([.A310]*0.06/12; 2)" office:value-type="float" office:value="273.94" calcext:value-type="float">
            <text:p>273.9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10]+[.B310]-[.C310]" office:value-type="float" office:value="53862.2099999983" calcext:value-type="float">
            <text:p>53862.2099999983</text:p>
          </table:table-cell>
          <table:table-cell table:number-columns-repeated="4"/>
          <table:table-cell table:formula="of:=[.L309]" office:value-type="float" office:value="443175.57" calcext:value-type="float">
            <text:p>443175.57</text:p>
          </table:table-cell>
          <table:table-cell table:formula="of:=ROUND([.I310]*0.08/12; 2)" office:value-type="float" office:value="2954.5" calcext:value-type="float">
            <text:p>2954.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10]+[.J310]+[.K310]" office:value-type="float" office:value="446530.07" calcext:value-type="float">
            <text:p>446530.07</text:p>
          </table:table-cell>
        </table:table-row>
        <table:table-row table:style-name="ro1">
          <table:table-cell table:formula="of:=[.D310]" office:value-type="float" office:value="53862.2099999983" calcext:value-type="float">
            <text:p>53862.2099999983</text:p>
          </table:table-cell>
          <table:table-cell table:formula="of:=ROUND([.A311]*0.06/12; 2)" office:value-type="float" office:value="269.31" calcext:value-type="float">
            <text:p>269.3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11]+[.B311]-[.C311]" office:value-type="float" office:value="52932.4199999982" calcext:value-type="float">
            <text:p>52932.4199999982</text:p>
          </table:table-cell>
          <table:table-cell table:number-columns-repeated="4"/>
          <table:table-cell table:formula="of:=[.L310]" office:value-type="float" office:value="446530.07" calcext:value-type="float">
            <text:p>446530.07</text:p>
          </table:table-cell>
          <table:table-cell table:formula="of:=ROUND([.I311]*0.08/12; 2)" office:value-type="float" office:value="2976.87" calcext:value-type="float">
            <text:p>2976.8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11]+[.J311]+[.K311]" office:value-type="float" office:value="449906.94" calcext:value-type="float">
            <text:p>449906.94</text:p>
          </table:table-cell>
        </table:table-row>
        <table:table-row table:style-name="ro1">
          <table:table-cell table:formula="of:=[.D311]" office:value-type="float" office:value="52932.4199999982" calcext:value-type="float">
            <text:p>52932.4199999982</text:p>
          </table:table-cell>
          <table:table-cell table:formula="of:=ROUND([.A312]*0.06/12; 2)" office:value-type="float" office:value="264.66" calcext:value-type="float">
            <text:p>264.6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12]+[.B312]-[.C312]" office:value-type="float" office:value="51997.9799999983" calcext:value-type="float">
            <text:p>51997.9799999983</text:p>
          </table:table-cell>
          <table:table-cell table:number-columns-repeated="4"/>
          <table:table-cell table:formula="of:=[.L311]" office:value-type="float" office:value="449906.94" calcext:value-type="float">
            <text:p>449906.94</text:p>
          </table:table-cell>
          <table:table-cell table:formula="of:=ROUND([.I312]*0.08/12; 2)" office:value-type="float" office:value="2999.38" calcext:value-type="float">
            <text:p>2999.3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12]+[.J312]+[.K312]" office:value-type="float" office:value="453306.32" calcext:value-type="float">
            <text:p>453306.32</text:p>
          </table:table-cell>
        </table:table-row>
        <table:table-row table:style-name="ro1">
          <table:table-cell table:formula="of:=[.D312]" office:value-type="float" office:value="51997.9799999983" calcext:value-type="float">
            <text:p>51997.9799999983</text:p>
          </table:table-cell>
          <table:table-cell table:formula="of:=ROUND([.A313]*0.06/12; 2)" office:value-type="float" office:value="259.99" calcext:value-type="float">
            <text:p>259.9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13]+[.B313]-[.C313]" office:value-type="float" office:value="51058.8699999983" calcext:value-type="float">
            <text:p>51058.8699999983</text:p>
          </table:table-cell>
          <table:table-cell table:number-columns-repeated="4"/>
          <table:table-cell table:formula="of:=[.L312]" office:value-type="float" office:value="453306.32" calcext:value-type="float">
            <text:p>453306.32</text:p>
          </table:table-cell>
          <table:table-cell table:formula="of:=ROUND([.I313]*0.08/12; 2)" office:value-type="float" office:value="3022.04" calcext:value-type="float">
            <text:p>3022.0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13]+[.J313]+[.K313]" office:value-type="float" office:value="456728.36" calcext:value-type="float">
            <text:p>456728.36</text:p>
          </table:table-cell>
        </table:table-row>
        <table:table-row table:style-name="ro1">
          <table:table-cell table:formula="of:=[.D313]" office:value-type="float" office:value="51058.8699999983" calcext:value-type="float">
            <text:p>51058.8699999983</text:p>
          </table:table-cell>
          <table:table-cell table:formula="of:=ROUND([.A314]*0.06/12; 2)" office:value-type="float" office:value="255.29" calcext:value-type="float">
            <text:p>255.2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14]+[.B314]-[.C314]" office:value-type="float" office:value="50115.0599999983" calcext:value-type="float">
            <text:p>50115.0599999983</text:p>
          </table:table-cell>
          <table:table-cell table:number-columns-repeated="4"/>
          <table:table-cell table:formula="of:=[.L313]" office:value-type="float" office:value="456728.36" calcext:value-type="float">
            <text:p>456728.36</text:p>
          </table:table-cell>
          <table:table-cell table:formula="of:=ROUND([.I314]*0.08/12; 2)" office:value-type="float" office:value="3044.86" calcext:value-type="float">
            <text:p>3044.8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14]+[.J314]+[.K314]" office:value-type="float" office:value="460173.22" calcext:value-type="float">
            <text:p>460173.22</text:p>
          </table:table-cell>
        </table:table-row>
        <table:table-row table:style-name="ro1">
          <table:table-cell table:formula="of:=[.D314]" office:value-type="float" office:value="50115.0599999983" calcext:value-type="float">
            <text:p>50115.0599999983</text:p>
          </table:table-cell>
          <table:table-cell table:formula="of:=ROUND([.A315]*0.06/12; 2)" office:value-type="float" office:value="250.58" calcext:value-type="float">
            <text:p>250.5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15]+[.B315]-[.C315]" office:value-type="float" office:value="49166.5399999983" calcext:value-type="float">
            <text:p>49166.5399999983</text:p>
          </table:table-cell>
          <table:table-cell table:number-columns-repeated="4"/>
          <table:table-cell table:formula="of:=[.L314]" office:value-type="float" office:value="460173.22" calcext:value-type="float">
            <text:p>460173.22</text:p>
          </table:table-cell>
          <table:table-cell table:formula="of:=ROUND([.I315]*0.08/12; 2)" office:value-type="float" office:value="3067.82" calcext:value-type="float">
            <text:p>3067.8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15]+[.J315]+[.K315]" office:value-type="float" office:value="463641.04" calcext:value-type="float">
            <text:p>463641.04</text:p>
          </table:table-cell>
        </table:table-row>
        <table:table-row table:style-name="ro1">
          <table:table-cell table:formula="of:=[.D315]" office:value-type="float" office:value="49166.5399999983" calcext:value-type="float">
            <text:p>49166.5399999983</text:p>
          </table:table-cell>
          <table:table-cell table:formula="of:=ROUND([.A316]*0.06/12; 2)" office:value-type="float" office:value="245.83" calcext:value-type="float">
            <text:p>245.8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16]+[.B316]-[.C316]" office:value-type="float" office:value="48213.2699999983" calcext:value-type="float">
            <text:p>48213.2699999983</text:p>
          </table:table-cell>
          <table:table-cell table:number-columns-repeated="4"/>
          <table:table-cell table:formula="of:=[.L315]" office:value-type="float" office:value="463641.04" calcext:value-type="float">
            <text:p>463641.04</text:p>
          </table:table-cell>
          <table:table-cell table:formula="of:=ROUND([.I316]*0.08/12; 2)" office:value-type="float" office:value="3090.94" calcext:value-type="float">
            <text:p>3090.9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16]+[.J316]+[.K316]" office:value-type="float" office:value="467131.98" calcext:value-type="float">
            <text:p>467131.98</text:p>
          </table:table-cell>
        </table:table-row>
        <table:table-row table:style-name="ro1">
          <table:table-cell table:formula="of:=[.D316]" office:value-type="float" office:value="48213.2699999983" calcext:value-type="float">
            <text:p>48213.2699999983</text:p>
          </table:table-cell>
          <table:table-cell table:formula="of:=ROUND([.A317]*0.06/12; 2)" office:value-type="float" office:value="241.07" calcext:value-type="float">
            <text:p>241.0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17]+[.B317]-[.C317]" office:value-type="float" office:value="47255.2399999983" calcext:value-type="float">
            <text:p>47255.2399999983</text:p>
          </table:table-cell>
          <table:table-cell table:number-columns-repeated="4"/>
          <table:table-cell table:formula="of:=[.L316]" office:value-type="float" office:value="467131.98" calcext:value-type="float">
            <text:p>467131.98</text:p>
          </table:table-cell>
          <table:table-cell table:formula="of:=ROUND([.I317]*0.08/12; 2)" office:value-type="float" office:value="3114.21" calcext:value-type="float">
            <text:p>3114.2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17]+[.J317]+[.K317]" office:value-type="float" office:value="470646.19" calcext:value-type="float">
            <text:p>470646.19</text:p>
          </table:table-cell>
        </table:table-row>
        <table:table-row table:style-name="ro1">
          <table:table-cell table:formula="of:=[.D317]" office:value-type="float" office:value="47255.2399999983" calcext:value-type="float">
            <text:p>47255.2399999983</text:p>
          </table:table-cell>
          <table:table-cell table:formula="of:=ROUND([.A318]*0.06/12; 2)" office:value-type="float" office:value="236.28" calcext:value-type="float">
            <text:p>236.2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18]+[.B318]-[.C318]" office:value-type="float" office:value="46292.4199999983" calcext:value-type="float">
            <text:p>46292.4199999983</text:p>
          </table:table-cell>
          <table:table-cell table:number-columns-repeated="4"/>
          <table:table-cell table:formula="of:=[.L317]" office:value-type="float" office:value="470646.19" calcext:value-type="float">
            <text:p>470646.19</text:p>
          </table:table-cell>
          <table:table-cell table:formula="of:=ROUND([.I318]*0.08/12; 2)" office:value-type="float" office:value="3137.64" calcext:value-type="float">
            <text:p>3137.6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18]+[.J318]+[.K318]" office:value-type="float" office:value="474183.83" calcext:value-type="float">
            <text:p>474183.83</text:p>
          </table:table-cell>
        </table:table-row>
        <table:table-row table:style-name="ro1">
          <table:table-cell table:formula="of:=[.D318]" office:value-type="float" office:value="46292.4199999983" calcext:value-type="float">
            <text:p>46292.4199999983</text:p>
          </table:table-cell>
          <table:table-cell table:formula="of:=ROUND([.A319]*0.06/12; 2)" office:value-type="float" office:value="231.46" calcext:value-type="float">
            <text:p>231.4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19]+[.B319]-[.C319]" office:value-type="float" office:value="45324.7799999983" calcext:value-type="float">
            <text:p>45324.7799999983</text:p>
          </table:table-cell>
          <table:table-cell table:number-columns-repeated="4"/>
          <table:table-cell table:formula="of:=[.L318]" office:value-type="float" office:value="474183.83" calcext:value-type="float">
            <text:p>474183.83</text:p>
          </table:table-cell>
          <table:table-cell table:formula="of:=ROUND([.I319]*0.08/12; 2)" office:value-type="float" office:value="3161.23" calcext:value-type="float">
            <text:p>3161.2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19]+[.J319]+[.K319]" office:value-type="float" office:value="477745.06" calcext:value-type="float">
            <text:p>477745.06</text:p>
          </table:table-cell>
        </table:table-row>
        <table:table-row table:style-name="ro1">
          <table:table-cell table:formula="of:=[.D319]" office:value-type="float" office:value="45324.7799999983" calcext:value-type="float">
            <text:p>45324.7799999983</text:p>
          </table:table-cell>
          <table:table-cell table:formula="of:=ROUND([.A320]*0.06/12; 2)" office:value-type="float" office:value="226.62" calcext:value-type="float">
            <text:p>226.6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20]+[.B320]-[.C320]" office:value-type="float" office:value="44352.2999999983" calcext:value-type="float">
            <text:p>44352.2999999983</text:p>
          </table:table-cell>
          <table:table-cell table:number-columns-repeated="4"/>
          <table:table-cell table:formula="of:=[.L319]" office:value-type="float" office:value="477745.06" calcext:value-type="float">
            <text:p>477745.06</text:p>
          </table:table-cell>
          <table:table-cell table:formula="of:=ROUND([.I320]*0.08/12; 2)" office:value-type="float" office:value="3184.97" calcext:value-type="float">
            <text:p>3184.9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20]+[.J320]+[.K320]" office:value-type="float" office:value="481330.03" calcext:value-type="float">
            <text:p>481330.03</text:p>
          </table:table-cell>
        </table:table-row>
        <table:table-row table:style-name="ro1">
          <table:table-cell table:formula="of:=[.D320]" office:value-type="float" office:value="44352.2999999983" calcext:value-type="float">
            <text:p>44352.2999999983</text:p>
          </table:table-cell>
          <table:table-cell table:formula="of:=ROUND([.A321]*0.06/12; 2)" office:value-type="float" office:value="221.76" calcext:value-type="float">
            <text:p>221.7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21]+[.B321]-[.C321]" office:value-type="float" office:value="43374.9599999983" calcext:value-type="float">
            <text:p>43374.9599999983</text:p>
          </table:table-cell>
          <table:table-cell table:number-columns-repeated="4"/>
          <table:table-cell table:formula="of:=[.L320]" office:value-type="float" office:value="481330.03" calcext:value-type="float">
            <text:p>481330.03</text:p>
          </table:table-cell>
          <table:table-cell table:formula="of:=ROUND([.I321]*0.08/12; 2)" office:value-type="float" office:value="3208.87" calcext:value-type="float">
            <text:p>3208.8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21]+[.J321]+[.K321]" office:value-type="float" office:value="484938.9" calcext:value-type="float">
            <text:p>484938.9</text:p>
          </table:table-cell>
        </table:table-row>
        <table:table-row table:style-name="ro1">
          <table:table-cell table:formula="of:=[.D321]" office:value-type="float" office:value="43374.9599999983" calcext:value-type="float">
            <text:p>43374.9599999983</text:p>
          </table:table-cell>
          <table:table-cell table:formula="of:=ROUND([.A322]*0.06/12; 2)" office:value-type="float" office:value="216.87" calcext:value-type="float">
            <text:p>216.8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22]+[.B322]-[.C322]" office:value-type="float" office:value="42392.7299999983" calcext:value-type="float">
            <text:p>42392.7299999983</text:p>
          </table:table-cell>
          <table:table-cell table:number-columns-repeated="4"/>
          <table:table-cell table:formula="of:=[.L321]" office:value-type="float" office:value="484938.9" calcext:value-type="float">
            <text:p>484938.9</text:p>
          </table:table-cell>
          <table:table-cell table:formula="of:=ROUND([.I322]*0.08/12; 2)" office:value-type="float" office:value="3232.93" calcext:value-type="float">
            <text:p>3232.9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22]+[.J322]+[.K322]" office:value-type="float" office:value="488571.83" calcext:value-type="float">
            <text:p>488571.83</text:p>
          </table:table-cell>
        </table:table-row>
        <table:table-row table:style-name="ro1">
          <table:table-cell table:formula="of:=[.D322]" office:value-type="float" office:value="42392.7299999983" calcext:value-type="float">
            <text:p>42392.7299999983</text:p>
          </table:table-cell>
          <table:table-cell table:formula="of:=ROUND([.A323]*0.06/12; 2)" office:value-type="float" office:value="211.96" calcext:value-type="float">
            <text:p>211.9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23]+[.B323]-[.C323]" office:value-type="float" office:value="41405.5899999983" calcext:value-type="float">
            <text:p>41405.5899999983</text:p>
          </table:table-cell>
          <table:table-cell table:number-columns-repeated="4"/>
          <table:table-cell table:formula="of:=[.L322]" office:value-type="float" office:value="488571.83" calcext:value-type="float">
            <text:p>488571.83</text:p>
          </table:table-cell>
          <table:table-cell table:formula="of:=ROUND([.I323]*0.08/12; 2)" office:value-type="float" office:value="3257.15" calcext:value-type="float">
            <text:p>3257.1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23]+[.J323]+[.K323]" office:value-type="float" office:value="492228.98" calcext:value-type="float">
            <text:p>492228.98</text:p>
          </table:table-cell>
        </table:table-row>
        <table:table-row table:style-name="ro1">
          <table:table-cell table:formula="of:=[.D323]" office:value-type="float" office:value="41405.5899999983" calcext:value-type="float">
            <text:p>41405.5899999983</text:p>
          </table:table-cell>
          <table:table-cell table:formula="of:=ROUND([.A324]*0.06/12; 2)" office:value-type="float" office:value="207.03" calcext:value-type="float">
            <text:p>207.03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24]+[.B324]-[.C324]" office:value-type="float" office:value="40413.5199999983" calcext:value-type="float">
            <text:p>40413.5199999983</text:p>
          </table:table-cell>
          <table:table-cell table:number-columns-repeated="4"/>
          <table:table-cell table:formula="of:=[.L323]" office:value-type="float" office:value="492228.98" calcext:value-type="float">
            <text:p>492228.98</text:p>
          </table:table-cell>
          <table:table-cell table:formula="of:=ROUND([.I324]*0.08/12; 2)" office:value-type="float" office:value="3281.53" calcext:value-type="float">
            <text:p>3281.5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24]+[.J324]+[.K324]" office:value-type="float" office:value="495910.51" calcext:value-type="float">
            <text:p>495910.51</text:p>
          </table:table-cell>
        </table:table-row>
        <table:table-row table:style-name="ro1">
          <table:table-cell table:formula="of:=[.D324]" office:value-type="float" office:value="40413.5199999983" calcext:value-type="float">
            <text:p>40413.5199999983</text:p>
          </table:table-cell>
          <table:table-cell table:formula="of:=ROUND([.A325]*0.06/12; 2)" office:value-type="float" office:value="202.07" calcext:value-type="float">
            <text:p>202.0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25]+[.B325]-[.C325]" office:value-type="float" office:value="39416.4899999983" calcext:value-type="float">
            <text:p>39416.4899999983</text:p>
          </table:table-cell>
          <table:table-cell table:number-columns-repeated="4"/>
          <table:table-cell table:formula="of:=[.L324]" office:value-type="float" office:value="495910.51" calcext:value-type="float">
            <text:p>495910.51</text:p>
          </table:table-cell>
          <table:table-cell table:formula="of:=ROUND([.I325]*0.08/12; 2)" office:value-type="float" office:value="3306.07" calcext:value-type="float">
            <text:p>3306.0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25]+[.J325]+[.K325]" office:value-type="float" office:value="499616.58" calcext:value-type="float">
            <text:p>499616.58</text:p>
          </table:table-cell>
        </table:table-row>
        <table:table-row table:style-name="ro1">
          <table:table-cell table:formula="of:=[.D325]" office:value-type="float" office:value="39416.4899999983" calcext:value-type="float">
            <text:p>39416.4899999983</text:p>
          </table:table-cell>
          <table:table-cell table:formula="of:=ROUND([.A326]*0.06/12; 2)" office:value-type="float" office:value="197.08" calcext:value-type="float">
            <text:p>197.0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26]+[.B326]-[.C326]" office:value-type="float" office:value="38414.4699999983" calcext:value-type="float">
            <text:p>38414.4699999983</text:p>
          </table:table-cell>
          <table:table-cell table:number-columns-repeated="4"/>
          <table:table-cell table:formula="of:=[.L325]" office:value-type="float" office:value="499616.58" calcext:value-type="float">
            <text:p>499616.58</text:p>
          </table:table-cell>
          <table:table-cell table:formula="of:=ROUND([.I326]*0.08/12; 2)" office:value-type="float" office:value="3330.78" calcext:value-type="float">
            <text:p>3330.7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26]+[.J326]+[.K326]" office:value-type="float" office:value="503347.36" calcext:value-type="float">
            <text:p>503347.36</text:p>
          </table:table-cell>
        </table:table-row>
        <table:table-row table:style-name="ro1">
          <table:table-cell table:formula="of:=[.D326]" office:value-type="float" office:value="38414.4699999983" calcext:value-type="float">
            <text:p>38414.4699999983</text:p>
          </table:table-cell>
          <table:table-cell table:formula="of:=ROUND([.A327]*0.06/12; 2)" office:value-type="float" office:value="192.07" calcext:value-type="float">
            <text:p>192.0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27]+[.B327]-[.C327]" office:value-type="float" office:value="37407.4399999983" calcext:value-type="float">
            <text:p>37407.4399999983</text:p>
          </table:table-cell>
          <table:table-cell table:number-columns-repeated="4"/>
          <table:table-cell table:formula="of:=[.L326]" office:value-type="float" office:value="503347.36" calcext:value-type="float">
            <text:p>503347.36</text:p>
          </table:table-cell>
          <table:table-cell table:formula="of:=ROUND([.I327]*0.08/12; 2)" office:value-type="float" office:value="3355.65" calcext:value-type="float">
            <text:p>3355.6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27]+[.J327]+[.K327]" office:value-type="float" office:value="507103.01" calcext:value-type="float">
            <text:p>507103.01</text:p>
          </table:table-cell>
        </table:table-row>
        <table:table-row table:style-name="ro1">
          <table:table-cell table:formula="of:=[.D327]" office:value-type="float" office:value="37407.4399999983" calcext:value-type="float">
            <text:p>37407.4399999983</text:p>
          </table:table-cell>
          <table:table-cell table:formula="of:=ROUND([.A328]*0.06/12; 2)" office:value-type="float" office:value="187.04" calcext:value-type="float">
            <text:p>187.0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28]+[.B328]-[.C328]" office:value-type="float" office:value="36395.3799999983" calcext:value-type="float">
            <text:p>36395.3799999983</text:p>
          </table:table-cell>
          <table:table-cell table:number-columns-repeated="4"/>
          <table:table-cell table:formula="of:=[.L327]" office:value-type="float" office:value="507103.01" calcext:value-type="float">
            <text:p>507103.01</text:p>
          </table:table-cell>
          <table:table-cell table:formula="of:=ROUND([.I328]*0.08/12; 2)" office:value-type="float" office:value="3380.69" calcext:value-type="float">
            <text:p>3380.6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28]+[.J328]+[.K328]" office:value-type="float" office:value="510883.7" calcext:value-type="float">
            <text:p>510883.7</text:p>
          </table:table-cell>
        </table:table-row>
        <table:table-row table:style-name="ro1">
          <table:table-cell table:formula="of:=[.D328]" office:value-type="float" office:value="36395.3799999983" calcext:value-type="float">
            <text:p>36395.3799999983</text:p>
          </table:table-cell>
          <table:table-cell table:formula="of:=ROUND([.A329]*0.06/12; 2)" office:value-type="float" office:value="181.98" calcext:value-type="float">
            <text:p>181.9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29]+[.B329]-[.C329]" office:value-type="float" office:value="35378.2599999983" calcext:value-type="float">
            <text:p>35378.2599999983</text:p>
          </table:table-cell>
          <table:table-cell table:number-columns-repeated="4"/>
          <table:table-cell table:formula="of:=[.L328]" office:value-type="float" office:value="510883.7" calcext:value-type="float">
            <text:p>510883.7</text:p>
          </table:table-cell>
          <table:table-cell table:formula="of:=ROUND([.I329]*0.08/12; 2)" office:value-type="float" office:value="3405.89" calcext:value-type="float">
            <text:p>3405.8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29]+[.J329]+[.K329]" office:value-type="float" office:value="514689.59" calcext:value-type="float">
            <text:p>514689.59</text:p>
          </table:table-cell>
        </table:table-row>
        <table:table-row table:style-name="ro1">
          <table:table-cell table:formula="of:=[.D329]" office:value-type="float" office:value="35378.2599999983" calcext:value-type="float">
            <text:p>35378.2599999983</text:p>
          </table:table-cell>
          <table:table-cell table:formula="of:=ROUND([.A330]*0.06/12; 2)" office:value-type="float" office:value="176.89" calcext:value-type="float">
            <text:p>176.8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30]+[.B330]-[.C330]" office:value-type="float" office:value="34356.0499999983" calcext:value-type="float">
            <text:p>34356.0499999983</text:p>
          </table:table-cell>
          <table:table-cell table:number-columns-repeated="4"/>
          <table:table-cell table:formula="of:=[.L329]" office:value-type="float" office:value="514689.59" calcext:value-type="float">
            <text:p>514689.59</text:p>
          </table:table-cell>
          <table:table-cell table:formula="of:=ROUND([.I330]*0.08/12; 2)" office:value-type="float" office:value="3431.26" calcext:value-type="float">
            <text:p>3431.2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30]+[.J330]+[.K330]" office:value-type="float" office:value="518520.85" calcext:value-type="float">
            <text:p>518520.85</text:p>
          </table:table-cell>
        </table:table-row>
        <table:table-row table:style-name="ro1">
          <table:table-cell table:formula="of:=[.D330]" office:value-type="float" office:value="34356.0499999983" calcext:value-type="float">
            <text:p>34356.0499999983</text:p>
          </table:table-cell>
          <table:table-cell table:formula="of:=ROUND([.A331]*0.06/12; 2)" office:value-type="float" office:value="171.78" calcext:value-type="float">
            <text:p>171.7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31]+[.B331]-[.C331]" office:value-type="float" office:value="33328.7299999983" calcext:value-type="float">
            <text:p>33328.7299999983</text:p>
          </table:table-cell>
          <table:table-cell table:number-columns-repeated="4"/>
          <table:table-cell table:formula="of:=[.L330]" office:value-type="float" office:value="518520.85" calcext:value-type="float">
            <text:p>518520.85</text:p>
          </table:table-cell>
          <table:table-cell table:formula="of:=ROUND([.I331]*0.08/12; 2)" office:value-type="float" office:value="3456.81" calcext:value-type="float">
            <text:p>3456.8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31]+[.J331]+[.K331]" office:value-type="float" office:value="522377.66" calcext:value-type="float">
            <text:p>522377.66</text:p>
          </table:table-cell>
        </table:table-row>
        <table:table-row table:style-name="ro1">
          <table:table-cell table:formula="of:=[.D331]" office:value-type="float" office:value="33328.7299999983" calcext:value-type="float">
            <text:p>33328.7299999983</text:p>
          </table:table-cell>
          <table:table-cell table:formula="of:=ROUND([.A332]*0.06/12; 2)" office:value-type="float" office:value="166.64" calcext:value-type="float">
            <text:p>166.6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32]+[.B332]-[.C332]" office:value-type="float" office:value="32296.2699999983" calcext:value-type="float">
            <text:p>32296.2699999983</text:p>
          </table:table-cell>
          <table:table-cell table:number-columns-repeated="4"/>
          <table:table-cell table:formula="of:=[.L331]" office:value-type="float" office:value="522377.66" calcext:value-type="float">
            <text:p>522377.66</text:p>
          </table:table-cell>
          <table:table-cell table:formula="of:=ROUND([.I332]*0.08/12; 2)" office:value-type="float" office:value="3482.52" calcext:value-type="float">
            <text:p>3482.5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32]+[.J332]+[.K332]" office:value-type="float" office:value="526260.18" calcext:value-type="float">
            <text:p>526260.18</text:p>
          </table:table-cell>
        </table:table-row>
        <table:table-row table:style-name="ro1">
          <table:table-cell table:formula="of:=[.D332]" office:value-type="float" office:value="32296.2699999983" calcext:value-type="float">
            <text:p>32296.2699999983</text:p>
          </table:table-cell>
          <table:table-cell table:formula="of:=ROUND([.A333]*0.06/12; 2)" office:value-type="float" office:value="161.48" calcext:value-type="float">
            <text:p>161.4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33]+[.B333]-[.C333]" office:value-type="float" office:value="31258.6499999983" calcext:value-type="float">
            <text:p>31258.6499999983</text:p>
          </table:table-cell>
          <table:table-cell table:number-columns-repeated="4"/>
          <table:table-cell table:formula="of:=[.L332]" office:value-type="float" office:value="526260.18" calcext:value-type="float">
            <text:p>526260.18</text:p>
          </table:table-cell>
          <table:table-cell table:formula="of:=ROUND([.I333]*0.08/12; 2)" office:value-type="float" office:value="3508.4" calcext:value-type="float">
            <text:p>3508.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33]+[.J333]+[.K333]" office:value-type="float" office:value="530168.58" calcext:value-type="float">
            <text:p>530168.58</text:p>
          </table:table-cell>
        </table:table-row>
        <table:table-row table:style-name="ro1">
          <table:table-cell table:formula="of:=[.D333]" office:value-type="float" office:value="31258.6499999983" calcext:value-type="float">
            <text:p>31258.6499999983</text:p>
          </table:table-cell>
          <table:table-cell table:formula="of:=ROUND([.A334]*0.06/12; 2)" office:value-type="float" office:value="156.29" calcext:value-type="float">
            <text:p>156.2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34]+[.B334]-[.C334]" office:value-type="float" office:value="30215.8399999983" calcext:value-type="float">
            <text:p>30215.8399999983</text:p>
          </table:table-cell>
          <table:table-cell table:number-columns-repeated="4"/>
          <table:table-cell table:formula="of:=[.L333]" office:value-type="float" office:value="530168.58" calcext:value-type="float">
            <text:p>530168.58</text:p>
          </table:table-cell>
          <table:table-cell table:formula="of:=ROUND([.I334]*0.08/12; 2)" office:value-type="float" office:value="3534.46" calcext:value-type="float">
            <text:p>3534.4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34]+[.J334]+[.K334]" office:value-type="float" office:value="534103.04" calcext:value-type="float">
            <text:p>534103.04</text:p>
          </table:table-cell>
        </table:table-row>
        <table:table-row table:style-name="ro1">
          <table:table-cell table:formula="of:=[.D334]" office:value-type="float" office:value="30215.8399999983" calcext:value-type="float">
            <text:p>30215.8399999983</text:p>
          </table:table-cell>
          <table:table-cell table:formula="of:=ROUND([.A335]*0.06/12; 2)" office:value-type="float" office:value="151.08" calcext:value-type="float">
            <text:p>151.0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35]+[.B335]-[.C335]" office:value-type="float" office:value="29167.8199999983" calcext:value-type="float">
            <text:p>29167.8199999983</text:p>
          </table:table-cell>
          <table:table-cell table:number-columns-repeated="4"/>
          <table:table-cell table:formula="of:=[.L334]" office:value-type="float" office:value="534103.04" calcext:value-type="float">
            <text:p>534103.04</text:p>
          </table:table-cell>
          <table:table-cell table:formula="of:=ROUND([.I335]*0.08/12; 2)" office:value-type="float" office:value="3560.69" calcext:value-type="float">
            <text:p>3560.6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35]+[.J335]+[.K335]" office:value-type="float" office:value="538063.73" calcext:value-type="float">
            <text:p>538063.73</text:p>
          </table:table-cell>
        </table:table-row>
        <table:table-row table:style-name="ro1">
          <table:table-cell table:formula="of:=[.D335]" office:value-type="float" office:value="29167.8199999983" calcext:value-type="float">
            <text:p>29167.8199999983</text:p>
          </table:table-cell>
          <table:table-cell table:formula="of:=ROUND([.A336]*0.06/12; 2)" office:value-type="float" office:value="145.84" calcext:value-type="float">
            <text:p>145.8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36]+[.B336]-[.C336]" office:value-type="float" office:value="28114.5599999983" calcext:value-type="float">
            <text:p>28114.5599999983</text:p>
          </table:table-cell>
          <table:table-cell table:number-columns-repeated="4"/>
          <table:table-cell table:formula="of:=[.L335]" office:value-type="float" office:value="538063.73" calcext:value-type="float">
            <text:p>538063.73</text:p>
          </table:table-cell>
          <table:table-cell table:formula="of:=ROUND([.I336]*0.08/12; 2)" office:value-type="float" office:value="3587.09" calcext:value-type="float">
            <text:p>3587.0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36]+[.J336]+[.K336]" office:value-type="float" office:value="542050.82" calcext:value-type="float">
            <text:p>542050.82</text:p>
          </table:table-cell>
        </table:table-row>
        <table:table-row table:style-name="ro1">
          <table:table-cell table:formula="of:=[.D336]" office:value-type="float" office:value="28114.5599999983" calcext:value-type="float">
            <text:p>28114.5599999983</text:p>
          </table:table-cell>
          <table:table-cell table:formula="of:=ROUND([.A337]*0.06/12; 2)" office:value-type="float" office:value="140.57" calcext:value-type="float">
            <text:p>140.5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37]+[.B337]-[.C337]" office:value-type="float" office:value="27056.0299999983" calcext:value-type="float">
            <text:p>27056.0299999983</text:p>
          </table:table-cell>
          <table:table-cell table:number-columns-repeated="4"/>
          <table:table-cell table:formula="of:=[.L336]" office:value-type="float" office:value="542050.82" calcext:value-type="float">
            <text:p>542050.82</text:p>
          </table:table-cell>
          <table:table-cell table:formula="of:=ROUND([.I337]*0.08/12; 2)" office:value-type="float" office:value="3613.67" calcext:value-type="float">
            <text:p>3613.6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37]+[.J337]+[.K337]" office:value-type="float" office:value="546064.49" calcext:value-type="float">
            <text:p>546064.49</text:p>
          </table:table-cell>
        </table:table-row>
        <table:table-row table:style-name="ro1">
          <table:table-cell table:formula="of:=[.D337]" office:value-type="float" office:value="27056.0299999983" calcext:value-type="float">
            <text:p>27056.0299999983</text:p>
          </table:table-cell>
          <table:table-cell table:formula="of:=ROUND([.A338]*0.06/12; 2)" office:value-type="float" office:value="135.28" calcext:value-type="float">
            <text:p>135.2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38]+[.B338]-[.C338]" office:value-type="float" office:value="25992.2099999983" calcext:value-type="float">
            <text:p>25992.2099999983</text:p>
          </table:table-cell>
          <table:table-cell table:number-columns-repeated="4"/>
          <table:table-cell table:formula="of:=[.L337]" office:value-type="float" office:value="546064.49" calcext:value-type="float">
            <text:p>546064.49</text:p>
          </table:table-cell>
          <table:table-cell table:formula="of:=ROUND([.I338]*0.08/12; 2)" office:value-type="float" office:value="3640.43" calcext:value-type="float">
            <text:p>3640.4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38]+[.J338]+[.K338]" office:value-type="float" office:value="550104.92" calcext:value-type="float">
            <text:p>550104.92</text:p>
          </table:table-cell>
        </table:table-row>
        <table:table-row table:style-name="ro1">
          <table:table-cell table:formula="of:=[.D338]" office:value-type="float" office:value="25992.2099999983" calcext:value-type="float">
            <text:p>25992.2099999983</text:p>
          </table:table-cell>
          <table:table-cell table:formula="of:=ROUND([.A339]*0.06/12; 2)" office:value-type="float" office:value="129.96" calcext:value-type="float">
            <text:p>129.9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39]+[.B339]-[.C339]" office:value-type="float" office:value="24923.0699999983" calcext:value-type="float">
            <text:p>24923.0699999983</text:p>
          </table:table-cell>
          <table:table-cell table:number-columns-repeated="4"/>
          <table:table-cell table:formula="of:=[.L338]" office:value-type="float" office:value="550104.92" calcext:value-type="float">
            <text:p>550104.92</text:p>
          </table:table-cell>
          <table:table-cell table:formula="of:=ROUND([.I339]*0.08/12; 2)" office:value-type="float" office:value="3667.37" calcext:value-type="float">
            <text:p>3667.3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39]+[.J339]+[.K339]" office:value-type="float" office:value="554172.29" calcext:value-type="float">
            <text:p>554172.29</text:p>
          </table:table-cell>
        </table:table-row>
        <table:table-row table:style-name="ro1">
          <table:table-cell table:formula="of:=[.D339]" office:value-type="float" office:value="24923.0699999983" calcext:value-type="float">
            <text:p>24923.0699999983</text:p>
          </table:table-cell>
          <table:table-cell table:formula="of:=ROUND([.A340]*0.06/12; 2)" office:value-type="float" office:value="124.62" calcext:value-type="float">
            <text:p>124.6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40]+[.B340]-[.C340]" office:value-type="float" office:value="23848.5899999983" calcext:value-type="float">
            <text:p>23848.5899999983</text:p>
          </table:table-cell>
          <table:table-cell table:number-columns-repeated="4"/>
          <table:table-cell table:formula="of:=[.L339]" office:value-type="float" office:value="554172.29" calcext:value-type="float">
            <text:p>554172.29</text:p>
          </table:table-cell>
          <table:table-cell table:formula="of:=ROUND([.I340]*0.08/12; 2)" office:value-type="float" office:value="3694.48" calcext:value-type="float">
            <text:p>3694.4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40]+[.J340]+[.K340]" office:value-type="float" office:value="558266.77" calcext:value-type="float">
            <text:p>558266.77</text:p>
          </table:table-cell>
        </table:table-row>
        <table:table-row table:style-name="ro1">
          <table:table-cell table:formula="of:=[.D340]" office:value-type="float" office:value="23848.5899999983" calcext:value-type="float">
            <text:p>23848.5899999983</text:p>
          </table:table-cell>
          <table:table-cell table:formula="of:=ROUND([.A341]*0.06/12; 2)" office:value-type="float" office:value="119.24" calcext:value-type="float">
            <text:p>119.2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41]+[.B341]-[.C341]" office:value-type="float" office:value="22768.7299999983" calcext:value-type="float">
            <text:p>22768.7299999983</text:p>
          </table:table-cell>
          <table:table-cell table:number-columns-repeated="4"/>
          <table:table-cell table:formula="of:=[.L340]" office:value-type="float" office:value="558266.77" calcext:value-type="float">
            <text:p>558266.77</text:p>
          </table:table-cell>
          <table:table-cell table:formula="of:=ROUND([.I341]*0.08/12; 2)" office:value-type="float" office:value="3721.78" calcext:value-type="float">
            <text:p>3721.7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41]+[.J341]+[.K341]" office:value-type="float" office:value="562388.55" calcext:value-type="float">
            <text:p>562388.55</text:p>
          </table:table-cell>
        </table:table-row>
        <table:table-row table:style-name="ro1">
          <table:table-cell table:formula="of:=[.D341]" office:value-type="float" office:value="22768.7299999983" calcext:value-type="float">
            <text:p>22768.7299999983</text:p>
          </table:table-cell>
          <table:table-cell table:formula="of:=ROUND([.A342]*0.06/12; 2)" office:value-type="float" office:value="113.84" calcext:value-type="float">
            <text:p>113.8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42]+[.B342]-[.C342]" office:value-type="float" office:value="21683.4699999983" calcext:value-type="float">
            <text:p>21683.4699999983</text:p>
          </table:table-cell>
          <table:table-cell table:number-columns-repeated="4"/>
          <table:table-cell table:formula="of:=[.L341]" office:value-type="float" office:value="562388.55" calcext:value-type="float">
            <text:p>562388.55</text:p>
          </table:table-cell>
          <table:table-cell table:formula="of:=ROUND([.I342]*0.08/12; 2)" office:value-type="float" office:value="3749.26" calcext:value-type="float">
            <text:p>3749.2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42]+[.J342]+[.K342]" office:value-type="float" office:value="566537.81" calcext:value-type="float">
            <text:p>566537.81</text:p>
          </table:table-cell>
        </table:table-row>
        <table:table-row table:style-name="ro1">
          <table:table-cell table:formula="of:=[.D342]" office:value-type="float" office:value="21683.4699999983" calcext:value-type="float">
            <text:p>21683.4699999983</text:p>
          </table:table-cell>
          <table:table-cell table:formula="of:=ROUND([.A343]*0.06/12; 2)" office:value-type="float" office:value="108.42" calcext:value-type="float">
            <text:p>108.4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43]+[.B343]-[.C343]" office:value-type="float" office:value="20592.7899999983" calcext:value-type="float">
            <text:p>20592.7899999983</text:p>
          </table:table-cell>
          <table:table-cell table:number-columns-repeated="4"/>
          <table:table-cell table:formula="of:=[.L342]" office:value-type="float" office:value="566537.81" calcext:value-type="float">
            <text:p>566537.81</text:p>
          </table:table-cell>
          <table:table-cell table:formula="of:=ROUND([.I343]*0.08/12; 2)" office:value-type="float" office:value="3776.92" calcext:value-type="float">
            <text:p>3776.9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43]+[.J343]+[.K343]" office:value-type="float" office:value="570714.73" calcext:value-type="float">
            <text:p>570714.73</text:p>
          </table:table-cell>
        </table:table-row>
        <table:table-row table:style-name="ro1">
          <table:table-cell table:formula="of:=[.D343]" office:value-type="float" office:value="20592.7899999983" calcext:value-type="float">
            <text:p>20592.7899999983</text:p>
          </table:table-cell>
          <table:table-cell table:formula="of:=ROUND([.A344]*0.06/12; 2)" office:value-type="float" office:value="102.96" calcext:value-type="float">
            <text:p>102.9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44]+[.B344]-[.C344]" office:value-type="float" office:value="19496.6499999983" calcext:value-type="float">
            <text:p>19496.6499999983</text:p>
          </table:table-cell>
          <table:table-cell table:number-columns-repeated="4"/>
          <table:table-cell table:formula="of:=[.L343]" office:value-type="float" office:value="570714.73" calcext:value-type="float">
            <text:p>570714.73</text:p>
          </table:table-cell>
          <table:table-cell table:formula="of:=ROUND([.I344]*0.08/12; 2)" office:value-type="float" office:value="3804.76" calcext:value-type="float">
            <text:p>3804.7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44]+[.J344]+[.K344]" office:value-type="float" office:value="574919.49" calcext:value-type="float">
            <text:p>574919.49</text:p>
          </table:table-cell>
        </table:table-row>
        <table:table-row table:style-name="ro1">
          <table:table-cell table:formula="of:=[.D344]" office:value-type="float" office:value="19496.6499999983" calcext:value-type="float">
            <text:p>19496.6499999983</text:p>
          </table:table-cell>
          <table:table-cell table:formula="of:=ROUND([.A345]*0.06/12; 2)" office:value-type="float" office:value="97.48" calcext:value-type="float">
            <text:p>97.4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45]+[.B345]-[.C345]" office:value-type="float" office:value="18395.0299999983" calcext:value-type="float">
            <text:p>18395.0299999983</text:p>
          </table:table-cell>
          <table:table-cell table:number-columns-repeated="4"/>
          <table:table-cell table:formula="of:=[.L344]" office:value-type="float" office:value="574919.49" calcext:value-type="float">
            <text:p>574919.49</text:p>
          </table:table-cell>
          <table:table-cell table:formula="of:=ROUND([.I345]*0.08/12; 2)" office:value-type="float" office:value="3832.8" calcext:value-type="float">
            <text:p>3832.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45]+[.J345]+[.K345]" office:value-type="float" office:value="579152.29" calcext:value-type="float">
            <text:p>579152.29</text:p>
          </table:table-cell>
        </table:table-row>
        <table:table-row table:style-name="ro1">
          <table:table-cell table:formula="of:=[.D345]" office:value-type="float" office:value="18395.0299999983" calcext:value-type="float">
            <text:p>18395.0299999983</text:p>
          </table:table-cell>
          <table:table-cell table:formula="of:=ROUND([.A346]*0.06/12; 2)" office:value-type="float" office:value="91.98" calcext:value-type="float">
            <text:p>91.9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46]+[.B346]-[.C346]" office:value-type="float" office:value="17287.9099999983" calcext:value-type="float">
            <text:p>17287.9099999983</text:p>
          </table:table-cell>
          <table:table-cell table:number-columns-repeated="4"/>
          <table:table-cell table:formula="of:=[.L345]" office:value-type="float" office:value="579152.29" calcext:value-type="float">
            <text:p>579152.29</text:p>
          </table:table-cell>
          <table:table-cell table:formula="of:=ROUND([.I346]*0.08/12; 2)" office:value-type="float" office:value="3861.02" calcext:value-type="float">
            <text:p>3861.0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46]+[.J346]+[.K346]" office:value-type="float" office:value="583413.31" calcext:value-type="float">
            <text:p>583413.31</text:p>
          </table:table-cell>
        </table:table-row>
        <table:table-row table:style-name="ro1">
          <table:table-cell table:formula="of:=[.D346]" office:value-type="float" office:value="17287.9099999983" calcext:value-type="float">
            <text:p>17287.9099999983</text:p>
          </table:table-cell>
          <table:table-cell table:formula="of:=ROUND([.A347]*0.06/12; 2)" office:value-type="float" office:value="86.44" calcext:value-type="float">
            <text:p>86.4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47]+[.B347]-[.C347]" office:value-type="float" office:value="16175.2499999983" calcext:value-type="float">
            <text:p>16175.2499999983</text:p>
          </table:table-cell>
          <table:table-cell table:number-columns-repeated="4"/>
          <table:table-cell table:formula="of:=[.L346]" office:value-type="float" office:value="583413.31" calcext:value-type="float">
            <text:p>583413.31</text:p>
          </table:table-cell>
          <table:table-cell table:formula="of:=ROUND([.I347]*0.08/12; 2)" office:value-type="float" office:value="3889.42" calcext:value-type="float">
            <text:p>3889.4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47]+[.J347]+[.K347]" office:value-type="float" office:value="587702.73" calcext:value-type="float">
            <text:p>587702.73</text:p>
          </table:table-cell>
        </table:table-row>
        <table:table-row table:style-name="ro1">
          <table:table-cell table:formula="of:=[.D347]" office:value-type="float" office:value="16175.2499999983" calcext:value-type="float">
            <text:p>16175.2499999983</text:p>
          </table:table-cell>
          <table:table-cell table:formula="of:=ROUND([.A348]*0.06/12; 2)" office:value-type="float" office:value="80.88" calcext:value-type="float">
            <text:p>80.88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48]+[.B348]-[.C348]" office:value-type="float" office:value="15057.0299999983" calcext:value-type="float">
            <text:p>15057.0299999983</text:p>
          </table:table-cell>
          <table:table-cell table:number-columns-repeated="4"/>
          <table:table-cell table:formula="of:=[.L347]" office:value-type="float" office:value="587702.73" calcext:value-type="float">
            <text:p>587702.73</text:p>
          </table:table-cell>
          <table:table-cell table:formula="of:=ROUND([.I348]*0.08/12; 2)" office:value-type="float" office:value="3918.02" calcext:value-type="float">
            <text:p>3918.0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48]+[.J348]+[.K348]" office:value-type="float" office:value="592020.75" calcext:value-type="float">
            <text:p>592020.75</text:p>
          </table:table-cell>
        </table:table-row>
        <table:table-row table:style-name="ro1">
          <table:table-cell table:formula="of:=[.D348]" office:value-type="float" office:value="15057.0299999983" calcext:value-type="float">
            <text:p>15057.0299999983</text:p>
          </table:table-cell>
          <table:table-cell table:formula="of:=ROUND([.A349]*0.06/12; 2)" office:value-type="float" office:value="75.29" calcext:value-type="float">
            <text:p>75.2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49]+[.B349]-[.C349]" office:value-type="float" office:value="13933.2199999983" calcext:value-type="float">
            <text:p>13933.2199999983</text:p>
          </table:table-cell>
          <table:table-cell table:number-columns-repeated="4"/>
          <table:table-cell table:formula="of:=[.L348]" office:value-type="float" office:value="592020.75" calcext:value-type="float">
            <text:p>592020.75</text:p>
          </table:table-cell>
          <table:table-cell table:formula="of:=ROUND([.I349]*0.08/12; 2)" office:value-type="float" office:value="3946.81" calcext:value-type="float">
            <text:p>3946.8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49]+[.J349]+[.K349]" office:value-type="float" office:value="596367.56" calcext:value-type="float">
            <text:p>596367.56</text:p>
          </table:table-cell>
        </table:table-row>
        <table:table-row table:style-name="ro1">
          <table:table-cell table:formula="of:=[.D349]" office:value-type="float" office:value="13933.2199999983" calcext:value-type="float">
            <text:p>13933.2199999983</text:p>
          </table:table-cell>
          <table:table-cell table:formula="of:=ROUND([.A350]*0.06/12; 2)" office:value-type="float" office:value="69.67" calcext:value-type="float">
            <text:p>69.6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50]+[.B350]-[.C350]" office:value-type="float" office:value="12803.7899999983" calcext:value-type="float">
            <text:p>12803.7899999983</text:p>
          </table:table-cell>
          <table:table-cell table:number-columns-repeated="4"/>
          <table:table-cell table:formula="of:=[.L349]" office:value-type="float" office:value="596367.56" calcext:value-type="float">
            <text:p>596367.56</text:p>
          </table:table-cell>
          <table:table-cell table:formula="of:=ROUND([.I350]*0.08/12; 2)" office:value-type="float" office:value="3975.78" calcext:value-type="float">
            <text:p>3975.7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50]+[.J350]+[.K350]" office:value-type="float" office:value="600743.34" calcext:value-type="float">
            <text:p>600743.34</text:p>
          </table:table-cell>
        </table:table-row>
        <table:table-row table:style-name="ro1">
          <table:table-cell table:formula="of:=[.D350]" office:value-type="float" office:value="12803.7899999983" calcext:value-type="float">
            <text:p>12803.7899999983</text:p>
          </table:table-cell>
          <table:table-cell table:formula="of:=ROUND([.A351]*0.06/12; 2)" office:value-type="float" office:value="64.02" calcext:value-type="float">
            <text:p>64.02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51]+[.B351]-[.C351]" office:value-type="float" office:value="11668.7099999983" calcext:value-type="float">
            <text:p>11668.7099999983</text:p>
          </table:table-cell>
          <table:table-cell table:number-columns-repeated="4"/>
          <table:table-cell table:formula="of:=[.L350]" office:value-type="float" office:value="600743.34" calcext:value-type="float">
            <text:p>600743.34</text:p>
          </table:table-cell>
          <table:table-cell table:formula="of:=ROUND([.I351]*0.08/12; 2)" office:value-type="float" office:value="4004.96" calcext:value-type="float">
            <text:p>4004.9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51]+[.J351]+[.K351]" office:value-type="float" office:value="605148.3" calcext:value-type="float">
            <text:p>605148.3</text:p>
          </table:table-cell>
        </table:table-row>
        <table:table-row table:style-name="ro1">
          <table:table-cell table:formula="of:=[.D351]" office:value-type="float" office:value="11668.7099999983" calcext:value-type="float">
            <text:p>11668.7099999983</text:p>
          </table:table-cell>
          <table:table-cell table:formula="of:=ROUND([.A352]*0.06/12; 2)" office:value-type="float" office:value="58.34" calcext:value-type="float">
            <text:p>58.3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52]+[.B352]-[.C352]" office:value-type="float" office:value="10527.9499999983" calcext:value-type="float">
            <text:p>10527.9499999983</text:p>
          </table:table-cell>
          <table:table-cell table:number-columns-repeated="4"/>
          <table:table-cell table:formula="of:=[.L351]" office:value-type="float" office:value="605148.3" calcext:value-type="float">
            <text:p>605148.3</text:p>
          </table:table-cell>
          <table:table-cell table:formula="of:=ROUND([.I352]*0.08/12; 2)" office:value-type="float" office:value="4034.32" calcext:value-type="float">
            <text:p>4034.3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52]+[.J352]+[.K352]" office:value-type="float" office:value="609582.62" calcext:value-type="float">
            <text:p>609582.62</text:p>
          </table:table-cell>
        </table:table-row>
        <table:table-row table:style-name="ro1">
          <table:table-cell table:formula="of:=[.D352]" office:value-type="float" office:value="10527.9499999983" calcext:value-type="float">
            <text:p>10527.9499999983</text:p>
          </table:table-cell>
          <table:table-cell table:formula="of:=ROUND([.A353]*0.06/12; 2)" office:value-type="float" office:value="52.64" calcext:value-type="float">
            <text:p>52.6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53]+[.B353]-[.C353]" office:value-type="float" office:value="9381.4899999983" calcext:value-type="float">
            <text:p>9381.4899999983</text:p>
          </table:table-cell>
          <table:table-cell table:number-columns-repeated="4"/>
          <table:table-cell table:formula="of:=[.L352]" office:value-type="float" office:value="609582.62" calcext:value-type="float">
            <text:p>609582.62</text:p>
          </table:table-cell>
          <table:table-cell table:formula="of:=ROUND([.I353]*0.08/12; 2)" office:value-type="float" office:value="4063.88" calcext:value-type="float">
            <text:p>4063.8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53]+[.J353]+[.K353]" office:value-type="float" office:value="614046.5" calcext:value-type="float">
            <text:p>614046.5</text:p>
          </table:table-cell>
        </table:table-row>
        <table:table-row table:style-name="ro1">
          <table:table-cell table:formula="of:=[.D353]" office:value-type="float" office:value="9381.4899999983" calcext:value-type="float">
            <text:p>9381.4899999983</text:p>
          </table:table-cell>
          <table:table-cell table:formula="of:=ROUND([.A354]*0.06/12; 2)" office:value-type="float" office:value="46.91" calcext:value-type="float">
            <text:p>46.9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54]+[.B354]-[.C354]" office:value-type="float" office:value="8229.2999999983" calcext:value-type="float">
            <text:p>8229.2999999983</text:p>
          </table:table-cell>
          <table:table-cell table:number-columns-repeated="4"/>
          <table:table-cell table:formula="of:=[.L353]" office:value-type="float" office:value="614046.5" calcext:value-type="float">
            <text:p>614046.5</text:p>
          </table:table-cell>
          <table:table-cell table:formula="of:=ROUND([.I354]*0.08/12; 2)" office:value-type="float" office:value="4093.64" calcext:value-type="float">
            <text:p>4093.6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54]+[.J354]+[.K354]" office:value-type="float" office:value="618540.14" calcext:value-type="float">
            <text:p>618540.14</text:p>
          </table:table-cell>
        </table:table-row>
        <table:table-row table:style-name="ro1">
          <table:table-cell table:formula="of:=[.D354]" office:value-type="float" office:value="8229.2999999983" calcext:value-type="float">
            <text:p>8229.2999999983</text:p>
          </table:table-cell>
          <table:table-cell table:formula="of:=ROUND([.A355]*0.06/12; 2)" office:value-type="float" office:value="41.15" calcext:value-type="float">
            <text:p>41.15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55]+[.B355]-[.C355]" office:value-type="float" office:value="7071.3499999983" calcext:value-type="float">
            <text:p>7071.3499999983</text:p>
          </table:table-cell>
          <table:table-cell table:number-columns-repeated="4"/>
          <table:table-cell table:formula="of:=[.L354]" office:value-type="float" office:value="618540.14" calcext:value-type="float">
            <text:p>618540.14</text:p>
          </table:table-cell>
          <table:table-cell table:formula="of:=ROUND([.I355]*0.08/12; 2)" office:value-type="float" office:value="4123.6" calcext:value-type="float">
            <text:p>4123.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55]+[.J355]+[.K355]" office:value-type="float" office:value="623063.74" calcext:value-type="float">
            <text:p>623063.74</text:p>
          </table:table-cell>
        </table:table-row>
        <table:table-row table:style-name="ro1">
          <table:table-cell table:formula="of:=[.D355]" office:value-type="float" office:value="7071.3499999983" calcext:value-type="float">
            <text:p>7071.3499999983</text:p>
          </table:table-cell>
          <table:table-cell table:formula="of:=ROUND([.A356]*0.06/12; 2)" office:value-type="float" office:value="35.36" calcext:value-type="float">
            <text:p>35.36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56]+[.B356]-[.C356]" office:value-type="float" office:value="5907.6099999983" calcext:value-type="float">
            <text:p>5907.6099999983</text:p>
          </table:table-cell>
          <table:table-cell table:number-columns-repeated="4"/>
          <table:table-cell table:formula="of:=[.L355]" office:value-type="float" office:value="623063.74" calcext:value-type="float">
            <text:p>623063.74</text:p>
          </table:table-cell>
          <table:table-cell table:formula="of:=ROUND([.I356]*0.08/12; 2)" office:value-type="float" office:value="4153.76" calcext:value-type="float">
            <text:p>4153.7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56]+[.J356]+[.K356]" office:value-type="float" office:value="627617.5" calcext:value-type="float">
            <text:p>627617.5</text:p>
          </table:table-cell>
        </table:table-row>
        <table:table-row table:style-name="ro1">
          <table:table-cell table:formula="of:=[.D356]" office:value-type="float" office:value="5907.6099999983" calcext:value-type="float">
            <text:p>5907.6099999983</text:p>
          </table:table-cell>
          <table:table-cell table:formula="of:=ROUND([.A357]*0.06/12; 2)" office:value-type="float" office:value="29.54" calcext:value-type="float">
            <text:p>29.54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57]+[.B357]-[.C357]" office:value-type="float" office:value="4738.0499999983" calcext:value-type="float">
            <text:p>4738.0499999983</text:p>
          </table:table-cell>
          <table:table-cell table:number-columns-repeated="4"/>
          <table:table-cell table:formula="of:=[.L356]" office:value-type="float" office:value="627617.5" calcext:value-type="float">
            <text:p>627617.5</text:p>
          </table:table-cell>
          <table:table-cell table:formula="of:=ROUND([.I357]*0.08/12; 2)" office:value-type="float" office:value="4184.12" calcext:value-type="float">
            <text:p>4184.1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57]+[.J357]+[.K357]" office:value-type="float" office:value="632201.62" calcext:value-type="float">
            <text:p>632201.62</text:p>
          </table:table-cell>
        </table:table-row>
        <table:table-row table:style-name="ro1">
          <table:table-cell table:formula="of:=[.D357]" office:value-type="float" office:value="4738.0499999983" calcext:value-type="float">
            <text:p>4738.0499999983</text:p>
          </table:table-cell>
          <table:table-cell table:formula="of:=ROUND([.A358]*0.06/12; 2)" office:value-type="float" office:value="23.69" calcext:value-type="float">
            <text:p>23.69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58]+[.B358]-[.C358]" office:value-type="float" office:value="3562.6399999983" calcext:value-type="float">
            <text:p>3562.6399999983</text:p>
          </table:table-cell>
          <table:table-cell table:number-columns-repeated="4"/>
          <table:table-cell table:formula="of:=[.L357]" office:value-type="float" office:value="632201.62" calcext:value-type="float">
            <text:p>632201.62</text:p>
          </table:table-cell>
          <table:table-cell table:formula="of:=ROUND([.I358]*0.08/12; 2)" office:value-type="float" office:value="4214.68" calcext:value-type="float">
            <text:p>4214.6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58]+[.J358]+[.K358]" office:value-type="float" office:value="636816.3" calcext:value-type="float">
            <text:p>636816.3</text:p>
          </table:table-cell>
        </table:table-row>
        <table:table-row table:style-name="ro1">
          <table:table-cell table:formula="of:=[.D358]" office:value-type="float" office:value="3562.6399999983" calcext:value-type="float">
            <text:p>3562.6399999983</text:p>
          </table:table-cell>
          <table:table-cell table:formula="of:=ROUND([.A359]*0.06/12; 2)" office:value-type="float" office:value="17.81" calcext:value-type="float">
            <text:p>17.8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59]+[.B359]-[.C359]" office:value-type="float" office:value="2381.3499999983" calcext:value-type="float">
            <text:p>2381.3499999983</text:p>
          </table:table-cell>
          <table:table-cell table:number-columns-repeated="4"/>
          <table:table-cell table:formula="of:=[.L358]" office:value-type="float" office:value="636816.3" calcext:value-type="float">
            <text:p>636816.3</text:p>
          </table:table-cell>
          <table:table-cell table:formula="of:=ROUND([.I359]*0.08/12; 2)" office:value-type="float" office:value="4245.44" calcext:value-type="float">
            <text:p>4245.4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59]+[.J359]+[.K359]" office:value-type="float" office:value="641461.74" calcext:value-type="float">
            <text:p>641461.74</text:p>
          </table:table-cell>
        </table:table-row>
        <table:table-row table:style-name="ro1">
          <table:table-cell table:formula="of:=[.D359]" office:value-type="float" office:value="2381.3499999983" calcext:value-type="float">
            <text:p>2381.3499999983</text:p>
          </table:table-cell>
          <table:table-cell table:formula="of:=ROUND([.A360]*0.06/12; 2)" office:value-type="float" office:value="11.91" calcext:value-type="float">
            <text:p>11.91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60]+[.B360]-[.C360]" office:value-type="float" office:value="1194.1599999983" calcext:value-type="float">
            <text:p>1194.1599999983</text:p>
          </table:table-cell>
          <table:table-cell table:number-columns-repeated="4"/>
          <table:table-cell table:formula="of:=[.L359]" office:value-type="float" office:value="641461.74" calcext:value-type="float">
            <text:p>641461.74</text:p>
          </table:table-cell>
          <table:table-cell table:formula="of:=ROUND([.I360]*0.08/12; 2)" office:value-type="float" office:value="4276.41" calcext:value-type="float">
            <text:p>4276.4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60]+[.J360]+[.K360]" office:value-type="float" office:value="646138.15" calcext:value-type="float">
            <text:p>646138.15</text:p>
          </table:table-cell>
        </table:table-row>
        <table:table-row table:style-name="ro1">
          <table:table-cell table:formula="of:=[.D360]" office:value-type="float" office:value="1194.1599999983" calcext:value-type="float">
            <text:p>1194.1599999983</text:p>
          </table:table-cell>
          <table:table-cell table:formula="of:=ROUND([.A361]*0.06/12; 2)" office:value-type="float" office:value="5.97" calcext:value-type="float">
            <text:p>5.97</text:p>
          </table:table-cell>
          <table:table-cell table:formula="of:=[.$G$7]" office:value-type="float" office:value="1199.1" calcext:value-type="float">
            <text:p>1199.1</text:p>
          </table:table-cell>
          <table:table-cell table:formula="of:=[.A361]+[.B361]-[.C361]" office:value-type="float" office:value="1.02999999830013" calcext:value-type="float">
            <text:p>1.02999999830013</text:p>
          </table:table-cell>
          <table:table-cell table:number-columns-repeated="4"/>
          <table:table-cell table:formula="of:=[.L360]" office:value-type="float" office:value="646138.15" calcext:value-type="float">
            <text:p>646138.15</text:p>
          </table:table-cell>
          <table:table-cell table:formula="of:=ROUND([.I361]*0.08/12; 2)" office:value-type="float" office:value="4307.59" calcext:value-type="float">
            <text:p>4307.5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61]+[.J361]+[.K361]" office:value-type="float" office:value="650845.74" calcext:value-type="float">
            <text:p>650845.74</text:p>
          </table:table-cell>
        </table:table-row>
        <table:table-row table:style-name="ro1">
          <table:table-cell table:number-columns-repeated="8"/>
          <table:table-cell table:formula="of:=[.L361]" office:value-type="float" office:value="650845.74" calcext:value-type="float">
            <text:p>650845.74</text:p>
          </table:table-cell>
          <table:table-cell table:formula="of:=ROUND([.I362]*0.08/12; 2)" office:value-type="float" office:value="4338.97" calcext:value-type="float">
            <text:p>4338.9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62]+[.J362]+[.K362]" office:value-type="float" office:value="655584.71" calcext:value-type="float">
            <text:p>655584.71</text:p>
          </table:table-cell>
        </table:table-row>
        <table:table-row table:style-name="ro1">
          <table:table-cell table:number-columns-repeated="8"/>
          <table:table-cell table:formula="of:=[.L362]" office:value-type="float" office:value="655584.71" calcext:value-type="float">
            <text:p>655584.71</text:p>
          </table:table-cell>
          <table:table-cell table:formula="of:=ROUND([.I363]*0.08/12; 2)" office:value-type="float" office:value="4370.56" calcext:value-type="float">
            <text:p>4370.5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63]+[.J363]+[.K363]" office:value-type="float" office:value="660355.27" calcext:value-type="float">
            <text:p>660355.27</text:p>
          </table:table-cell>
        </table:table-row>
        <table:table-row table:style-name="ro1">
          <table:table-cell table:number-columns-repeated="8"/>
          <table:table-cell table:formula="of:=[.L363]" office:value-type="float" office:value="660355.27" calcext:value-type="float">
            <text:p>660355.27</text:p>
          </table:table-cell>
          <table:table-cell table:formula="of:=ROUND([.I364]*0.08/12; 2)" office:value-type="float" office:value="4402.37" calcext:value-type="float">
            <text:p>4402.3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64]+[.J364]+[.K364]" office:value-type="float" office:value="665157.64" calcext:value-type="float">
            <text:p>665157.64</text:p>
          </table:table-cell>
        </table:table-row>
        <table:table-row table:style-name="ro1">
          <table:table-cell table:number-columns-repeated="8"/>
          <table:table-cell table:formula="of:=[.L364]" office:value-type="float" office:value="665157.64" calcext:value-type="float">
            <text:p>665157.64</text:p>
          </table:table-cell>
          <table:table-cell table:formula="of:=ROUND([.I365]*0.08/12; 2)" office:value-type="float" office:value="4434.38" calcext:value-type="float">
            <text:p>4434.3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65]+[.J365]+[.K365]" office:value-type="float" office:value="669992.02" calcext:value-type="float">
            <text:p>669992.02</text:p>
          </table:table-cell>
        </table:table-row>
        <table:table-row table:style-name="ro1">
          <table:table-cell table:number-columns-repeated="8"/>
          <table:table-cell table:formula="of:=[.L365]" office:value-type="float" office:value="669992.02" calcext:value-type="float">
            <text:p>669992.02</text:p>
          </table:table-cell>
          <table:table-cell table:formula="of:=ROUND([.I366]*0.08/12; 2)" office:value-type="float" office:value="4466.61" calcext:value-type="float">
            <text:p>4466.6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66]+[.J366]+[.K366]" office:value-type="float" office:value="674858.63" calcext:value-type="float">
            <text:p>674858.63</text:p>
          </table:table-cell>
        </table:table-row>
        <table:table-row table:style-name="ro1">
          <table:table-cell table:number-columns-repeated="8"/>
          <table:table-cell table:formula="of:=[.L366]" office:value-type="float" office:value="674858.63" calcext:value-type="float">
            <text:p>674858.63</text:p>
          </table:table-cell>
          <table:table-cell table:formula="of:=ROUND([.I367]*0.08/12; 2)" office:value-type="float" office:value="4499.06" calcext:value-type="float">
            <text:p>4499.0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67]+[.J367]+[.K367]" office:value-type="float" office:value="679757.69" calcext:value-type="float">
            <text:p>679757.69</text:p>
          </table:table-cell>
        </table:table-row>
        <table:table-row table:style-name="ro1">
          <table:table-cell table:number-columns-repeated="8"/>
          <table:table-cell table:formula="of:=[.L367]" office:value-type="float" office:value="679757.69" calcext:value-type="float">
            <text:p>679757.69</text:p>
          </table:table-cell>
          <table:table-cell table:formula="of:=ROUND([.I368]*0.08/12; 2)" office:value-type="float" office:value="4531.72" calcext:value-type="float">
            <text:p>4531.7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68]+[.J368]+[.K368]" office:value-type="float" office:value="684689.41" calcext:value-type="float">
            <text:p>684689.41</text:p>
          </table:table-cell>
        </table:table-row>
        <table:table-row table:style-name="ro1">
          <table:table-cell table:number-columns-repeated="8"/>
          <table:table-cell table:formula="of:=[.L368]" office:value-type="float" office:value="684689.41" calcext:value-type="float">
            <text:p>684689.41</text:p>
          </table:table-cell>
          <table:table-cell table:formula="of:=ROUND([.I369]*0.08/12; 2)" office:value-type="float" office:value="4564.6" calcext:value-type="float">
            <text:p>4564.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69]+[.J369]+[.K369]" office:value-type="float" office:value="689654.01" calcext:value-type="float">
            <text:p>689654.01</text:p>
          </table:table-cell>
        </table:table-row>
        <table:table-row table:style-name="ro1">
          <table:table-cell table:number-columns-repeated="8"/>
          <table:table-cell table:formula="of:=[.L369]" office:value-type="float" office:value="689654.01" calcext:value-type="float">
            <text:p>689654.01</text:p>
          </table:table-cell>
          <table:table-cell table:formula="of:=ROUND([.I370]*0.08/12; 2)" office:value-type="float" office:value="4597.69" calcext:value-type="float">
            <text:p>4597.6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70]+[.J370]+[.K370]" office:value-type="float" office:value="694651.7" calcext:value-type="float">
            <text:p>694651.7</text:p>
          </table:table-cell>
        </table:table-row>
        <table:table-row table:style-name="ro1">
          <table:table-cell table:number-columns-repeated="8"/>
          <table:table-cell table:formula="of:=[.L370]" office:value-type="float" office:value="694651.7" calcext:value-type="float">
            <text:p>694651.7</text:p>
          </table:table-cell>
          <table:table-cell table:formula="of:=ROUND([.I371]*0.08/12; 2)" office:value-type="float" office:value="4631.01" calcext:value-type="float">
            <text:p>4631.0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71]+[.J371]+[.K371]" office:value-type="float" office:value="699682.71" calcext:value-type="float">
            <text:p>699682.71</text:p>
          </table:table-cell>
        </table:table-row>
        <table:table-row table:style-name="ro1">
          <table:table-cell table:number-columns-repeated="8"/>
          <table:table-cell table:formula="of:=[.L371]" office:value-type="float" office:value="699682.71" calcext:value-type="float">
            <text:p>699682.71</text:p>
          </table:table-cell>
          <table:table-cell table:formula="of:=ROUND([.I372]*0.08/12; 2)" office:value-type="float" office:value="4664.55" calcext:value-type="float">
            <text:p>4664.5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72]+[.J372]+[.K372]" office:value-type="float" office:value="704747.26" calcext:value-type="float">
            <text:p>704747.26</text:p>
          </table:table-cell>
        </table:table-row>
        <table:table-row table:style-name="ro1">
          <table:table-cell table:number-columns-repeated="8"/>
          <table:table-cell table:formula="of:=[.L372]" office:value-type="float" office:value="704747.26" calcext:value-type="float">
            <text:p>704747.26</text:p>
          </table:table-cell>
          <table:table-cell table:formula="of:=ROUND([.I373]*0.08/12; 2)" office:value-type="float" office:value="4698.32" calcext:value-type="float">
            <text:p>4698.3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73]+[.J373]+[.K373]" office:value-type="float" office:value="709845.58" calcext:value-type="float">
            <text:p>709845.58</text:p>
          </table:table-cell>
        </table:table-row>
        <table:table-row table:style-name="ro1">
          <table:table-cell table:number-columns-repeated="8"/>
          <table:table-cell table:formula="of:=[.L373]" office:value-type="float" office:value="709845.58" calcext:value-type="float">
            <text:p>709845.58</text:p>
          </table:table-cell>
          <table:table-cell table:formula="of:=ROUND([.I374]*0.08/12; 2)" office:value-type="float" office:value="4732.3" calcext:value-type="float">
            <text:p>4732.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74]+[.J374]+[.K374]" office:value-type="float" office:value="714977.88" calcext:value-type="float">
            <text:p>714977.88</text:p>
          </table:table-cell>
        </table:table-row>
        <table:table-row table:style-name="ro1">
          <table:table-cell table:number-columns-repeated="8"/>
          <table:table-cell table:formula="of:=[.L374]" office:value-type="float" office:value="714977.88" calcext:value-type="float">
            <text:p>714977.88</text:p>
          </table:table-cell>
          <table:table-cell table:formula="of:=ROUND([.I375]*0.08/12; 2)" office:value-type="float" office:value="4766.52" calcext:value-type="float">
            <text:p>4766.5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75]+[.J375]+[.K375]" office:value-type="float" office:value="720144.4" calcext:value-type="float">
            <text:p>720144.4</text:p>
          </table:table-cell>
        </table:table-row>
        <table:table-row table:style-name="ro1">
          <table:table-cell table:number-columns-repeated="8"/>
          <table:table-cell table:formula="of:=[.L375]" office:value-type="float" office:value="720144.4" calcext:value-type="float">
            <text:p>720144.4</text:p>
          </table:table-cell>
          <table:table-cell table:formula="of:=ROUND([.I376]*0.08/12; 2)" office:value-type="float" office:value="4800.96" calcext:value-type="float">
            <text:p>4800.9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76]+[.J376]+[.K376]" office:value-type="float" office:value="725345.36" calcext:value-type="float">
            <text:p>725345.36</text:p>
          </table:table-cell>
        </table:table-row>
        <table:table-row table:style-name="ro1">
          <table:table-cell table:number-columns-repeated="8"/>
          <table:table-cell table:formula="of:=[.L376]" office:value-type="float" office:value="725345.36" calcext:value-type="float">
            <text:p>725345.36</text:p>
          </table:table-cell>
          <table:table-cell table:formula="of:=ROUND([.I377]*0.08/12; 2)" office:value-type="float" office:value="4835.64" calcext:value-type="float">
            <text:p>4835.6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77]+[.J377]+[.K377]" office:value-type="float" office:value="730581" calcext:value-type="float">
            <text:p>730581</text:p>
          </table:table-cell>
        </table:table-row>
        <table:table-row table:style-name="ro1">
          <table:table-cell table:number-columns-repeated="8"/>
          <table:table-cell table:formula="of:=[.L377]" office:value-type="float" office:value="730581" calcext:value-type="float">
            <text:p>730581</text:p>
          </table:table-cell>
          <table:table-cell table:formula="of:=ROUND([.I378]*0.08/12; 2)" office:value-type="float" office:value="4870.54" calcext:value-type="float">
            <text:p>4870.5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78]+[.J378]+[.K378]" office:value-type="float" office:value="735851.54" calcext:value-type="float">
            <text:p>735851.54</text:p>
          </table:table-cell>
        </table:table-row>
        <table:table-row table:style-name="ro1">
          <table:table-cell table:number-columns-repeated="8"/>
          <table:table-cell table:formula="of:=[.L378]" office:value-type="float" office:value="735851.54" calcext:value-type="float">
            <text:p>735851.54</text:p>
          </table:table-cell>
          <table:table-cell table:formula="of:=ROUND([.I379]*0.08/12; 2)" office:value-type="float" office:value="4905.68" calcext:value-type="float">
            <text:p>4905.6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79]+[.J379]+[.K379]" office:value-type="float" office:value="741157.22" calcext:value-type="float">
            <text:p>741157.22</text:p>
          </table:table-cell>
        </table:table-row>
        <table:table-row table:style-name="ro1">
          <table:table-cell table:number-columns-repeated="8"/>
          <table:table-cell table:formula="of:=[.L379]" office:value-type="float" office:value="741157.22" calcext:value-type="float">
            <text:p>741157.22</text:p>
          </table:table-cell>
          <table:table-cell table:formula="of:=ROUND([.I380]*0.08/12; 2)" office:value-type="float" office:value="4941.05" calcext:value-type="float">
            <text:p>4941.0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80]+[.J380]+[.K380]" office:value-type="float" office:value="746498.27" calcext:value-type="float">
            <text:p>746498.27</text:p>
          </table:table-cell>
        </table:table-row>
        <table:table-row table:style-name="ro1">
          <table:table-cell table:number-columns-repeated="8"/>
          <table:table-cell table:formula="of:=[.L380]" office:value-type="float" office:value="746498.27" calcext:value-type="float">
            <text:p>746498.27</text:p>
          </table:table-cell>
          <table:table-cell table:formula="of:=ROUND([.I381]*0.08/12; 2)" office:value-type="float" office:value="4976.66" calcext:value-type="float">
            <text:p>4976.6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81]+[.J381]+[.K381]" office:value-type="float" office:value="751874.93" calcext:value-type="float">
            <text:p>751874.93</text:p>
          </table:table-cell>
        </table:table-row>
        <table:table-row table:style-name="ro1">
          <table:table-cell table:number-columns-repeated="8"/>
          <table:table-cell table:formula="of:=[.L381]" office:value-type="float" office:value="751874.93" calcext:value-type="float">
            <text:p>751874.93</text:p>
          </table:table-cell>
          <table:table-cell table:formula="of:=ROUND([.I382]*0.08/12; 2)" office:value-type="float" office:value="5012.5" calcext:value-type="float">
            <text:p>5012.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82]+[.J382]+[.K382]" office:value-type="float" office:value="757287.43" calcext:value-type="float">
            <text:p>757287.43</text:p>
          </table:table-cell>
        </table:table-row>
        <table:table-row table:style-name="ro1">
          <table:table-cell table:number-columns-repeated="8"/>
          <table:table-cell table:formula="of:=[.L382]" office:value-type="float" office:value="757287.43" calcext:value-type="float">
            <text:p>757287.43</text:p>
          </table:table-cell>
          <table:table-cell table:formula="of:=ROUND([.I383]*0.08/12; 2)" office:value-type="float" office:value="5048.58" calcext:value-type="float">
            <text:p>5048.5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83]+[.J383]+[.K383]" office:value-type="float" office:value="762736.01" calcext:value-type="float">
            <text:p>762736.01</text:p>
          </table:table-cell>
        </table:table-row>
        <table:table-row table:style-name="ro1">
          <table:table-cell table:number-columns-repeated="8"/>
          <table:table-cell table:formula="of:=[.L383]" office:value-type="float" office:value="762736.01" calcext:value-type="float">
            <text:p>762736.01</text:p>
          </table:table-cell>
          <table:table-cell table:formula="of:=ROUND([.I384]*0.08/12; 2)" office:value-type="float" office:value="5084.91" calcext:value-type="float">
            <text:p>5084.9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84]+[.J384]+[.K384]" office:value-type="float" office:value="768220.92" calcext:value-type="float">
            <text:p>768220.92</text:p>
          </table:table-cell>
        </table:table-row>
        <table:table-row table:style-name="ro1">
          <table:table-cell table:number-columns-repeated="8"/>
          <table:table-cell table:formula="of:=[.L384]" office:value-type="float" office:value="768220.92" calcext:value-type="float">
            <text:p>768220.92</text:p>
          </table:table-cell>
          <table:table-cell table:formula="of:=ROUND([.I385]*0.08/12; 2)" office:value-type="float" office:value="5121.47" calcext:value-type="float">
            <text:p>5121.4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85]+[.J385]+[.K385]" office:value-type="float" office:value="773742.39" calcext:value-type="float">
            <text:p>773742.39</text:p>
          </table:table-cell>
        </table:table-row>
        <table:table-row table:style-name="ro1">
          <table:table-cell table:number-columns-repeated="8"/>
          <table:table-cell table:formula="of:=[.L385]" office:value-type="float" office:value="773742.39" calcext:value-type="float">
            <text:p>773742.39</text:p>
          </table:table-cell>
          <table:table-cell table:formula="of:=ROUND([.I386]*0.08/12; 2)" office:value-type="float" office:value="5158.28" calcext:value-type="float">
            <text:p>5158.2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86]+[.J386]+[.K386]" office:value-type="float" office:value="779300.67" calcext:value-type="float">
            <text:p>779300.67</text:p>
          </table:table-cell>
        </table:table-row>
        <table:table-row table:style-name="ro1">
          <table:table-cell table:number-columns-repeated="8"/>
          <table:table-cell table:formula="of:=[.L386]" office:value-type="float" office:value="779300.67" calcext:value-type="float">
            <text:p>779300.67</text:p>
          </table:table-cell>
          <table:table-cell table:formula="of:=ROUND([.I387]*0.08/12; 2)" office:value-type="float" office:value="5195.34" calcext:value-type="float">
            <text:p>5195.3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87]+[.J387]+[.K387]" office:value-type="float" office:value="784896.01" calcext:value-type="float">
            <text:p>784896.01</text:p>
          </table:table-cell>
        </table:table-row>
        <table:table-row table:style-name="ro1">
          <table:table-cell table:number-columns-repeated="8"/>
          <table:table-cell table:formula="of:=[.L387]" office:value-type="float" office:value="784896.01" calcext:value-type="float">
            <text:p>784896.01</text:p>
          </table:table-cell>
          <table:table-cell table:formula="of:=ROUND([.I388]*0.08/12; 2)" office:value-type="float" office:value="5232.64" calcext:value-type="float">
            <text:p>5232.6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88]+[.J388]+[.K388]" office:value-type="float" office:value="790528.65" calcext:value-type="float">
            <text:p>790528.65</text:p>
          </table:table-cell>
        </table:table-row>
        <table:table-row table:style-name="ro1">
          <table:table-cell table:number-columns-repeated="8"/>
          <table:table-cell table:formula="of:=[.L388]" office:value-type="float" office:value="790528.65" calcext:value-type="float">
            <text:p>790528.65</text:p>
          </table:table-cell>
          <table:table-cell table:formula="of:=ROUND([.I389]*0.08/12; 2)" office:value-type="float" office:value="5270.19" calcext:value-type="float">
            <text:p>5270.1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89]+[.J389]+[.K389]" office:value-type="float" office:value="796198.84" calcext:value-type="float">
            <text:p>796198.84</text:p>
          </table:table-cell>
        </table:table-row>
        <table:table-row table:style-name="ro1">
          <table:table-cell table:number-columns-repeated="8"/>
          <table:table-cell table:formula="of:=[.L389]" office:value-type="float" office:value="796198.84" calcext:value-type="float">
            <text:p>796198.84</text:p>
          </table:table-cell>
          <table:table-cell table:formula="of:=ROUND([.I390]*0.08/12; 2)" office:value-type="float" office:value="5307.99" calcext:value-type="float">
            <text:p>5307.9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90]+[.J390]+[.K390]" office:value-type="float" office:value="801906.83" calcext:value-type="float">
            <text:p>801906.83</text:p>
          </table:table-cell>
        </table:table-row>
        <table:table-row table:style-name="ro1">
          <table:table-cell table:number-columns-repeated="8"/>
          <table:table-cell table:formula="of:=[.L390]" office:value-type="float" office:value="801906.83" calcext:value-type="float">
            <text:p>801906.83</text:p>
          </table:table-cell>
          <table:table-cell table:formula="of:=ROUND([.I391]*0.08/12; 2)" office:value-type="float" office:value="5346.05" calcext:value-type="float">
            <text:p>5346.0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91]+[.J391]+[.K391]" office:value-type="float" office:value="807652.88" calcext:value-type="float">
            <text:p>807652.88</text:p>
          </table:table-cell>
        </table:table-row>
        <table:table-row table:style-name="ro1">
          <table:table-cell table:number-columns-repeated="8"/>
          <table:table-cell table:formula="of:=[.L391]" office:value-type="float" office:value="807652.88" calcext:value-type="float">
            <text:p>807652.88</text:p>
          </table:table-cell>
          <table:table-cell table:formula="of:=ROUND([.I392]*0.08/12; 2)" office:value-type="float" office:value="5384.35" calcext:value-type="float">
            <text:p>5384.3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92]+[.J392]+[.K392]" office:value-type="float" office:value="813437.23" calcext:value-type="float">
            <text:p>813437.23</text:p>
          </table:table-cell>
        </table:table-row>
        <table:table-row table:style-name="ro1">
          <table:table-cell table:number-columns-repeated="8"/>
          <table:table-cell table:formula="of:=[.L392]" office:value-type="float" office:value="813437.23" calcext:value-type="float">
            <text:p>813437.23</text:p>
          </table:table-cell>
          <table:table-cell table:formula="of:=ROUND([.I393]*0.08/12; 2)" office:value-type="float" office:value="5422.91" calcext:value-type="float">
            <text:p>5422.9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93]+[.J393]+[.K393]" office:value-type="float" office:value="819260.14" calcext:value-type="float">
            <text:p>819260.14</text:p>
          </table:table-cell>
        </table:table-row>
        <table:table-row table:style-name="ro1">
          <table:table-cell table:number-columns-repeated="8"/>
          <table:table-cell table:formula="of:=[.L393]" office:value-type="float" office:value="819260.14" calcext:value-type="float">
            <text:p>819260.14</text:p>
          </table:table-cell>
          <table:table-cell table:formula="of:=ROUND([.I394]*0.08/12; 2)" office:value-type="float" office:value="5461.73" calcext:value-type="float">
            <text:p>5461.7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94]+[.J394]+[.K394]" office:value-type="float" office:value="825121.87" calcext:value-type="float">
            <text:p>825121.87</text:p>
          </table:table-cell>
        </table:table-row>
        <table:table-row table:style-name="ro1">
          <table:table-cell table:number-columns-repeated="8"/>
          <table:table-cell table:formula="of:=[.L394]" office:value-type="float" office:value="825121.87" calcext:value-type="float">
            <text:p>825121.87</text:p>
          </table:table-cell>
          <table:table-cell table:formula="of:=ROUND([.I395]*0.08/12; 2)" office:value-type="float" office:value="5500.81" calcext:value-type="float">
            <text:p>5500.8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95]+[.J395]+[.K395]" office:value-type="float" office:value="831022.68" calcext:value-type="float">
            <text:p>831022.68</text:p>
          </table:table-cell>
        </table:table-row>
        <table:table-row table:style-name="ro1">
          <table:table-cell table:number-columns-repeated="8"/>
          <table:table-cell table:formula="of:=[.L395]" office:value-type="float" office:value="831022.68" calcext:value-type="float">
            <text:p>831022.68</text:p>
          </table:table-cell>
          <table:table-cell table:formula="of:=ROUND([.I396]*0.08/12; 2)" office:value-type="float" office:value="5540.15" calcext:value-type="float">
            <text:p>5540.1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96]+[.J396]+[.K396]" office:value-type="float" office:value="836962.83" calcext:value-type="float">
            <text:p>836962.83</text:p>
          </table:table-cell>
        </table:table-row>
        <table:table-row table:style-name="ro1">
          <table:table-cell table:number-columns-repeated="8"/>
          <table:table-cell table:formula="of:=[.L396]" office:value-type="float" office:value="836962.83" calcext:value-type="float">
            <text:p>836962.83</text:p>
          </table:table-cell>
          <table:table-cell table:formula="of:=ROUND([.I397]*0.08/12; 2)" office:value-type="float" office:value="5579.75" calcext:value-type="float">
            <text:p>5579.7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97]+[.J397]+[.K397]" office:value-type="float" office:value="842942.58" calcext:value-type="float">
            <text:p>842942.58</text:p>
          </table:table-cell>
        </table:table-row>
        <table:table-row table:style-name="ro1">
          <table:table-cell table:number-columns-repeated="8"/>
          <table:table-cell table:formula="of:=[.L397]" office:value-type="float" office:value="842942.58" calcext:value-type="float">
            <text:p>842942.58</text:p>
          </table:table-cell>
          <table:table-cell table:formula="of:=ROUND([.I398]*0.08/12; 2)" office:value-type="float" office:value="5619.62" calcext:value-type="float">
            <text:p>5619.6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98]+[.J398]+[.K398]" office:value-type="float" office:value="848962.2" calcext:value-type="float">
            <text:p>848962.2</text:p>
          </table:table-cell>
        </table:table-row>
        <table:table-row table:style-name="ro1">
          <table:table-cell table:number-columns-repeated="8"/>
          <table:table-cell table:formula="of:=[.L398]" office:value-type="float" office:value="848962.2" calcext:value-type="float">
            <text:p>848962.2</text:p>
          </table:table-cell>
          <table:table-cell table:formula="of:=ROUND([.I399]*0.08/12; 2)" office:value-type="float" office:value="5659.75" calcext:value-type="float">
            <text:p>5659.7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399]+[.J399]+[.K399]" office:value-type="float" office:value="855021.95" calcext:value-type="float">
            <text:p>855021.95</text:p>
          </table:table-cell>
        </table:table-row>
        <table:table-row table:style-name="ro1">
          <table:table-cell table:number-columns-repeated="8"/>
          <table:table-cell table:formula="of:=[.L399]" office:value-type="float" office:value="855021.95" calcext:value-type="float">
            <text:p>855021.95</text:p>
          </table:table-cell>
          <table:table-cell table:formula="of:=ROUND([.I400]*0.08/12; 2)" office:value-type="float" office:value="5700.15" calcext:value-type="float">
            <text:p>5700.1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00]+[.J400]+[.K400]" office:value-type="float" office:value="861122.1" calcext:value-type="float">
            <text:p>861122.1</text:p>
          </table:table-cell>
        </table:table-row>
        <table:table-row table:style-name="ro1">
          <table:table-cell table:number-columns-repeated="8"/>
          <table:table-cell table:formula="of:=[.L400]" office:value-type="float" office:value="861122.1" calcext:value-type="float">
            <text:p>861122.1</text:p>
          </table:table-cell>
          <table:table-cell table:formula="of:=ROUND([.I401]*0.08/12; 2)" office:value-type="float" office:value="5740.81" calcext:value-type="float">
            <text:p>5740.8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01]+[.J401]+[.K401]" office:value-type="float" office:value="867262.910000001" calcext:value-type="float">
            <text:p>867262.910000001</text:p>
          </table:table-cell>
        </table:table-row>
        <table:table-row table:style-name="ro1">
          <table:table-cell table:number-columns-repeated="8"/>
          <table:table-cell table:formula="of:=[.L401]" office:value-type="float" office:value="867262.910000001" calcext:value-type="float">
            <text:p>867262.910000001</text:p>
          </table:table-cell>
          <table:table-cell table:formula="of:=ROUND([.I402]*0.08/12; 2)" office:value-type="float" office:value="5781.75" calcext:value-type="float">
            <text:p>5781.7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02]+[.J402]+[.K402]" office:value-type="float" office:value="873444.660000001" calcext:value-type="float">
            <text:p>873444.660000001</text:p>
          </table:table-cell>
        </table:table-row>
        <table:table-row table:style-name="ro1">
          <table:table-cell table:number-columns-repeated="8"/>
          <table:table-cell table:formula="of:=[.L402]" office:value-type="float" office:value="873444.660000001" calcext:value-type="float">
            <text:p>873444.660000001</text:p>
          </table:table-cell>
          <table:table-cell table:formula="of:=ROUND([.I403]*0.08/12; 2)" office:value-type="float" office:value="5822.96" calcext:value-type="float">
            <text:p>5822.9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03]+[.J403]+[.K403]" office:value-type="float" office:value="879667.62" calcext:value-type="float">
            <text:p>879667.62</text:p>
          </table:table-cell>
        </table:table-row>
        <table:table-row table:style-name="ro1">
          <table:table-cell table:number-columns-repeated="8"/>
          <table:table-cell table:formula="of:=[.L403]" office:value-type="float" office:value="879667.62" calcext:value-type="float">
            <text:p>879667.62</text:p>
          </table:table-cell>
          <table:table-cell table:formula="of:=ROUND([.I404]*0.08/12; 2)" office:value-type="float" office:value="5864.45" calcext:value-type="float">
            <text:p>5864.4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04]+[.J404]+[.K404]" office:value-type="float" office:value="885932.070000001" calcext:value-type="float">
            <text:p>885932.070000001</text:p>
          </table:table-cell>
        </table:table-row>
        <table:table-row table:style-name="ro1">
          <table:table-cell table:number-columns-repeated="8"/>
          <table:table-cell table:formula="of:=[.L404]" office:value-type="float" office:value="885932.070000001" calcext:value-type="float">
            <text:p>885932.070000001</text:p>
          </table:table-cell>
          <table:table-cell table:formula="of:=ROUND([.I405]*0.08/12; 2)" office:value-type="float" office:value="5906.21" calcext:value-type="float">
            <text:p>5906.2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05]+[.J405]+[.K405]" office:value-type="float" office:value="892238.28" calcext:value-type="float">
            <text:p>892238.28</text:p>
          </table:table-cell>
        </table:table-row>
        <table:table-row table:style-name="ro1">
          <table:table-cell table:number-columns-repeated="8"/>
          <table:table-cell table:formula="of:=[.L405]" office:value-type="float" office:value="892238.28" calcext:value-type="float">
            <text:p>892238.28</text:p>
          </table:table-cell>
          <table:table-cell table:formula="of:=ROUND([.I406]*0.08/12; 2)" office:value-type="float" office:value="5948.26" calcext:value-type="float">
            <text:p>5948.2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06]+[.J406]+[.K406]" office:value-type="float" office:value="898586.54" calcext:value-type="float">
            <text:p>898586.54</text:p>
          </table:table-cell>
        </table:table-row>
        <table:table-row table:style-name="ro1">
          <table:table-cell table:number-columns-repeated="8"/>
          <table:table-cell table:formula="of:=[.L406]" office:value-type="float" office:value="898586.54" calcext:value-type="float">
            <text:p>898586.54</text:p>
          </table:table-cell>
          <table:table-cell table:formula="of:=ROUND([.I407]*0.08/12; 2)" office:value-type="float" office:value="5990.58" calcext:value-type="float">
            <text:p>5990.5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07]+[.J407]+[.K407]" office:value-type="float" office:value="904977.12" calcext:value-type="float">
            <text:p>904977.12</text:p>
          </table:table-cell>
        </table:table-row>
        <table:table-row table:style-name="ro1">
          <table:table-cell table:number-columns-repeated="8"/>
          <table:table-cell table:formula="of:=[.L407]" office:value-type="float" office:value="904977.12" calcext:value-type="float">
            <text:p>904977.12</text:p>
          </table:table-cell>
          <table:table-cell table:formula="of:=ROUND([.I408]*0.08/12; 2)" office:value-type="float" office:value="6033.18" calcext:value-type="float">
            <text:p>6033.1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08]+[.J408]+[.K408]" office:value-type="float" office:value="911410.3" calcext:value-type="float">
            <text:p>911410.3</text:p>
          </table:table-cell>
        </table:table-row>
        <table:table-row table:style-name="ro1">
          <table:table-cell table:number-columns-repeated="8"/>
          <table:table-cell table:formula="of:=[.L408]" office:value-type="float" office:value="911410.3" calcext:value-type="float">
            <text:p>911410.3</text:p>
          </table:table-cell>
          <table:table-cell table:formula="of:=ROUND([.I409]*0.08/12; 2)" office:value-type="float" office:value="6076.07" calcext:value-type="float">
            <text:p>6076.0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09]+[.J409]+[.K409]" office:value-type="float" office:value="917886.37" calcext:value-type="float">
            <text:p>917886.37</text:p>
          </table:table-cell>
        </table:table-row>
        <table:table-row table:style-name="ro1">
          <table:table-cell table:number-columns-repeated="8"/>
          <table:table-cell table:formula="of:=[.L409]" office:value-type="float" office:value="917886.37" calcext:value-type="float">
            <text:p>917886.37</text:p>
          </table:table-cell>
          <table:table-cell table:formula="of:=ROUND([.I410]*0.08/12; 2)" office:value-type="float" office:value="6119.24" calcext:value-type="float">
            <text:p>6119.2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10]+[.J410]+[.K410]" office:value-type="float" office:value="924405.61" calcext:value-type="float">
            <text:p>924405.61</text:p>
          </table:table-cell>
        </table:table-row>
        <table:table-row table:style-name="ro1">
          <table:table-cell table:number-columns-repeated="8"/>
          <table:table-cell table:formula="of:=[.L410]" office:value-type="float" office:value="924405.61" calcext:value-type="float">
            <text:p>924405.61</text:p>
          </table:table-cell>
          <table:table-cell table:formula="of:=ROUND([.I411]*0.08/12; 2)" office:value-type="float" office:value="6162.7" calcext:value-type="float">
            <text:p>6162.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11]+[.J411]+[.K411]" office:value-type="float" office:value="930968.31" calcext:value-type="float">
            <text:p>930968.31</text:p>
          </table:table-cell>
        </table:table-row>
        <table:table-row table:style-name="ro1">
          <table:table-cell table:number-columns-repeated="8"/>
          <table:table-cell table:formula="of:=[.L411]" office:value-type="float" office:value="930968.31" calcext:value-type="float">
            <text:p>930968.31</text:p>
          </table:table-cell>
          <table:table-cell table:formula="of:=ROUND([.I412]*0.08/12; 2)" office:value-type="float" office:value="6206.46" calcext:value-type="float">
            <text:p>6206.4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12]+[.J412]+[.K412]" office:value-type="float" office:value="937574.77" calcext:value-type="float">
            <text:p>937574.77</text:p>
          </table:table-cell>
        </table:table-row>
        <table:table-row table:style-name="ro1">
          <table:table-cell table:number-columns-repeated="8"/>
          <table:table-cell table:formula="of:=[.L412]" office:value-type="float" office:value="937574.77" calcext:value-type="float">
            <text:p>937574.77</text:p>
          </table:table-cell>
          <table:table-cell table:formula="of:=ROUND([.I413]*0.08/12; 2)" office:value-type="float" office:value="6250.5" calcext:value-type="float">
            <text:p>6250.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13]+[.J413]+[.K413]" office:value-type="float" office:value="944225.27" calcext:value-type="float">
            <text:p>944225.27</text:p>
          </table:table-cell>
        </table:table-row>
        <table:table-row table:style-name="ro1">
          <table:table-cell table:number-columns-repeated="8"/>
          <table:table-cell table:formula="of:=[.L413]" office:value-type="float" office:value="944225.27" calcext:value-type="float">
            <text:p>944225.27</text:p>
          </table:table-cell>
          <table:table-cell table:formula="of:=ROUND([.I414]*0.08/12; 2)" office:value-type="float" office:value="6294.84" calcext:value-type="float">
            <text:p>6294.8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14]+[.J414]+[.K414]" office:value-type="float" office:value="950920.11" calcext:value-type="float">
            <text:p>950920.11</text:p>
          </table:table-cell>
        </table:table-row>
        <table:table-row table:style-name="ro1">
          <table:table-cell table:number-columns-repeated="8"/>
          <table:table-cell table:formula="of:=[.L414]" office:value-type="float" office:value="950920.11" calcext:value-type="float">
            <text:p>950920.11</text:p>
          </table:table-cell>
          <table:table-cell table:formula="of:=ROUND([.I415]*0.08/12; 2)" office:value-type="float" office:value="6339.47" calcext:value-type="float">
            <text:p>6339.4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15]+[.J415]+[.K415]" office:value-type="float" office:value="957659.58" calcext:value-type="float">
            <text:p>957659.58</text:p>
          </table:table-cell>
        </table:table-row>
        <table:table-row table:style-name="ro1">
          <table:table-cell table:number-columns-repeated="8"/>
          <table:table-cell table:formula="of:=[.L415]" office:value-type="float" office:value="957659.58" calcext:value-type="float">
            <text:p>957659.58</text:p>
          </table:table-cell>
          <table:table-cell table:formula="of:=ROUND([.I416]*0.08/12; 2)" office:value-type="float" office:value="6384.4" calcext:value-type="float">
            <text:p>6384.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16]+[.J416]+[.K416]" office:value-type="float" office:value="964443.98" calcext:value-type="float">
            <text:p>964443.98</text:p>
          </table:table-cell>
        </table:table-row>
        <table:table-row table:style-name="ro1">
          <table:table-cell table:number-columns-repeated="8"/>
          <table:table-cell table:formula="of:=[.L416]" office:value-type="float" office:value="964443.98" calcext:value-type="float">
            <text:p>964443.98</text:p>
          </table:table-cell>
          <table:table-cell table:formula="of:=ROUND([.I417]*0.08/12; 2)" office:value-type="float" office:value="6429.63" calcext:value-type="float">
            <text:p>6429.6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17]+[.J417]+[.K417]" office:value-type="float" office:value="971273.61" calcext:value-type="float">
            <text:p>971273.61</text:p>
          </table:table-cell>
        </table:table-row>
        <table:table-row table:style-name="ro1">
          <table:table-cell table:number-columns-repeated="8"/>
          <table:table-cell table:formula="of:=[.L417]" office:value-type="float" office:value="971273.61" calcext:value-type="float">
            <text:p>971273.61</text:p>
          </table:table-cell>
          <table:table-cell table:formula="of:=ROUND([.I418]*0.08/12; 2)" office:value-type="float" office:value="6475.16" calcext:value-type="float">
            <text:p>6475.1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18]+[.J418]+[.K418]" office:value-type="float" office:value="978148.77" calcext:value-type="float">
            <text:p>978148.77</text:p>
          </table:table-cell>
        </table:table-row>
        <table:table-row table:style-name="ro1">
          <table:table-cell table:number-columns-repeated="8"/>
          <table:table-cell table:formula="of:=[.L418]" office:value-type="float" office:value="978148.77" calcext:value-type="float">
            <text:p>978148.77</text:p>
          </table:table-cell>
          <table:table-cell table:formula="of:=ROUND([.I419]*0.08/12; 2)" office:value-type="float" office:value="6520.99" calcext:value-type="float">
            <text:p>6520.9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19]+[.J419]+[.K419]" office:value-type="float" office:value="985069.76" calcext:value-type="float">
            <text:p>985069.76</text:p>
          </table:table-cell>
        </table:table-row>
        <table:table-row table:style-name="ro1">
          <table:table-cell table:number-columns-repeated="8"/>
          <table:table-cell table:formula="of:=[.L419]" office:value-type="float" office:value="985069.76" calcext:value-type="float">
            <text:p>985069.76</text:p>
          </table:table-cell>
          <table:table-cell table:formula="of:=ROUND([.I420]*0.08/12; 2)" office:value-type="float" office:value="6567.13" calcext:value-type="float">
            <text:p>6567.1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20]+[.J420]+[.K420]" office:value-type="float" office:value="992036.89" calcext:value-type="float">
            <text:p>992036.89</text:p>
          </table:table-cell>
        </table:table-row>
        <table:table-row table:style-name="ro1">
          <table:table-cell table:number-columns-repeated="8"/>
          <table:table-cell table:formula="of:=[.L420]" office:value-type="float" office:value="992036.89" calcext:value-type="float">
            <text:p>992036.89</text:p>
          </table:table-cell>
          <table:table-cell table:formula="of:=ROUND([.I421]*0.08/12; 2)" office:value-type="float" office:value="6613.58" calcext:value-type="float">
            <text:p>6613.5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21]+[.J421]+[.K421]" office:value-type="float" office:value="999050.47" calcext:value-type="float">
            <text:p>999050.47</text:p>
          </table:table-cell>
        </table:table-row>
        <table:table-row table:style-name="ro1">
          <table:table-cell table:number-columns-repeated="8"/>
          <table:table-cell table:formula="of:=[.L421]" office:value-type="float" office:value="999050.47" calcext:value-type="float">
            <text:p>999050.47</text:p>
          </table:table-cell>
          <table:table-cell table:formula="of:=ROUND([.I422]*0.08/12; 2)" office:value-type="float" office:value="6660.34" calcext:value-type="float">
            <text:p>6660.3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22]+[.J422]+[.K422]" office:value-type="float" office:value="1006110.81" calcext:value-type="float">
            <text:p>1006110.81</text:p>
          </table:table-cell>
        </table:table-row>
        <table:table-row table:style-name="ro1">
          <table:table-cell table:number-columns-repeated="8"/>
          <table:table-cell table:formula="of:=[.L422]" office:value-type="float" office:value="1006110.81" calcext:value-type="float">
            <text:p>1006110.81</text:p>
          </table:table-cell>
          <table:table-cell table:formula="of:=ROUND([.I423]*0.08/12; 2)" office:value-type="float" office:value="6707.41" calcext:value-type="float">
            <text:p>6707.4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23]+[.J423]+[.K423]" office:value-type="float" office:value="1013218.22" calcext:value-type="float">
            <text:p>1013218.22</text:p>
          </table:table-cell>
        </table:table-row>
        <table:table-row table:style-name="ro1">
          <table:table-cell table:number-columns-repeated="8"/>
          <table:table-cell table:formula="of:=[.L423]" office:value-type="float" office:value="1013218.22" calcext:value-type="float">
            <text:p>1013218.22</text:p>
          </table:table-cell>
          <table:table-cell table:formula="of:=ROUND([.I424]*0.08/12; 2)" office:value-type="float" office:value="6754.79" calcext:value-type="float">
            <text:p>6754.7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24]+[.J424]+[.K424]" office:value-type="float" office:value="1020373.01" calcext:value-type="float">
            <text:p>1020373.01</text:p>
          </table:table-cell>
        </table:table-row>
        <table:table-row table:style-name="ro1">
          <table:table-cell table:number-columns-repeated="8"/>
          <table:table-cell table:formula="of:=[.L424]" office:value-type="float" office:value="1020373.01" calcext:value-type="float">
            <text:p>1020373.01</text:p>
          </table:table-cell>
          <table:table-cell table:formula="of:=ROUND([.I425]*0.08/12; 2)" office:value-type="float" office:value="6802.49" calcext:value-type="float">
            <text:p>6802.4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25]+[.J425]+[.K425]" office:value-type="float" office:value="1027575.5" calcext:value-type="float">
            <text:p>1027575.5</text:p>
          </table:table-cell>
        </table:table-row>
        <table:table-row table:style-name="ro1">
          <table:table-cell table:number-columns-repeated="8"/>
          <table:table-cell table:formula="of:=[.L425]" office:value-type="float" office:value="1027575.5" calcext:value-type="float">
            <text:p>1027575.5</text:p>
          </table:table-cell>
          <table:table-cell table:formula="of:=ROUND([.I426]*0.08/12; 2)" office:value-type="float" office:value="6850.5" calcext:value-type="float">
            <text:p>6850.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26]+[.J426]+[.K426]" office:value-type="float" office:value="1034826" calcext:value-type="float">
            <text:p>1034826</text:p>
          </table:table-cell>
        </table:table-row>
        <table:table-row table:style-name="ro1">
          <table:table-cell table:number-columns-repeated="8"/>
          <table:table-cell table:formula="of:=[.L426]" office:value-type="float" office:value="1034826" calcext:value-type="float">
            <text:p>1034826</text:p>
          </table:table-cell>
          <table:table-cell table:formula="of:=ROUND([.I427]*0.08/12; 2)" office:value-type="float" office:value="6898.84" calcext:value-type="float">
            <text:p>6898.8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27]+[.J427]+[.K427]" office:value-type="float" office:value="1042124.84" calcext:value-type="float">
            <text:p>1042124.84</text:p>
          </table:table-cell>
        </table:table-row>
        <table:table-row table:style-name="ro1">
          <table:table-cell table:number-columns-repeated="8"/>
          <table:table-cell table:formula="of:=[.L427]" office:value-type="float" office:value="1042124.84" calcext:value-type="float">
            <text:p>1042124.84</text:p>
          </table:table-cell>
          <table:table-cell table:formula="of:=ROUND([.I428]*0.08/12; 2)" office:value-type="float" office:value="6947.5" calcext:value-type="float">
            <text:p>6947.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28]+[.J428]+[.K428]" office:value-type="float" office:value="1049472.34" calcext:value-type="float">
            <text:p>1049472.34</text:p>
          </table:table-cell>
        </table:table-row>
        <table:table-row table:style-name="ro1">
          <table:table-cell table:number-columns-repeated="8"/>
          <table:table-cell table:formula="of:=[.L428]" office:value-type="float" office:value="1049472.34" calcext:value-type="float">
            <text:p>1049472.34</text:p>
          </table:table-cell>
          <table:table-cell table:formula="of:=ROUND([.I429]*0.08/12; 2)" office:value-type="float" office:value="6996.48" calcext:value-type="float">
            <text:p>6996.4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29]+[.J429]+[.K429]" office:value-type="float" office:value="1056868.82" calcext:value-type="float">
            <text:p>1056868.82</text:p>
          </table:table-cell>
        </table:table-row>
        <table:table-row table:style-name="ro1">
          <table:table-cell table:number-columns-repeated="8"/>
          <table:table-cell table:formula="of:=[.L429]" office:value-type="float" office:value="1056868.82" calcext:value-type="float">
            <text:p>1056868.82</text:p>
          </table:table-cell>
          <table:table-cell table:formula="of:=ROUND([.I430]*0.08/12; 2)" office:value-type="float" office:value="7045.79" calcext:value-type="float">
            <text:p>7045.7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30]+[.J430]+[.K430]" office:value-type="float" office:value="1064314.61" calcext:value-type="float">
            <text:p>1064314.61</text:p>
          </table:table-cell>
        </table:table-row>
        <table:table-row table:style-name="ro1">
          <table:table-cell table:number-columns-repeated="8"/>
          <table:table-cell table:formula="of:=[.L430]" office:value-type="float" office:value="1064314.61" calcext:value-type="float">
            <text:p>1064314.61</text:p>
          </table:table-cell>
          <table:table-cell table:formula="of:=ROUND([.I431]*0.08/12; 2)" office:value-type="float" office:value="7095.43" calcext:value-type="float">
            <text:p>7095.4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31]+[.J431]+[.K431]" office:value-type="float" office:value="1071810.04" calcext:value-type="float">
            <text:p>1071810.04</text:p>
          </table:table-cell>
        </table:table-row>
        <table:table-row table:style-name="ro1">
          <table:table-cell table:number-columns-repeated="8"/>
          <table:table-cell table:formula="of:=[.L431]" office:value-type="float" office:value="1071810.04" calcext:value-type="float">
            <text:p>1071810.04</text:p>
          </table:table-cell>
          <table:table-cell table:formula="of:=ROUND([.I432]*0.08/12; 2)" office:value-type="float" office:value="7145.4" calcext:value-type="float">
            <text:p>7145.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32]+[.J432]+[.K432]" office:value-type="float" office:value="1079355.44" calcext:value-type="float">
            <text:p>1079355.44</text:p>
          </table:table-cell>
        </table:table-row>
        <table:table-row table:style-name="ro1">
          <table:table-cell table:number-columns-repeated="8"/>
          <table:table-cell table:formula="of:=[.L432]" office:value-type="float" office:value="1079355.44" calcext:value-type="float">
            <text:p>1079355.44</text:p>
          </table:table-cell>
          <table:table-cell table:formula="of:=ROUND([.I433]*0.08/12; 2)" office:value-type="float" office:value="7195.7" calcext:value-type="float">
            <text:p>7195.7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33]+[.J433]+[.K433]" office:value-type="float" office:value="1086951.14" calcext:value-type="float">
            <text:p>1086951.14</text:p>
          </table:table-cell>
        </table:table-row>
        <table:table-row table:style-name="ro1">
          <table:table-cell table:number-columns-repeated="8"/>
          <table:table-cell table:formula="of:=[.L433]" office:value-type="float" office:value="1086951.14" calcext:value-type="float">
            <text:p>1086951.14</text:p>
          </table:table-cell>
          <table:table-cell table:formula="of:=ROUND([.I434]*0.08/12; 2)" office:value-type="float" office:value="7246.34" calcext:value-type="float">
            <text:p>7246.3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34]+[.J434]+[.K434]" office:value-type="float" office:value="1094597.48" calcext:value-type="float">
            <text:p>1094597.48</text:p>
          </table:table-cell>
        </table:table-row>
        <table:table-row table:style-name="ro1">
          <table:table-cell table:number-columns-repeated="8"/>
          <table:table-cell table:formula="of:=[.L434]" office:value-type="float" office:value="1094597.48" calcext:value-type="float">
            <text:p>1094597.48</text:p>
          </table:table-cell>
          <table:table-cell table:formula="of:=ROUND([.I435]*0.08/12; 2)" office:value-type="float" office:value="7297.32" calcext:value-type="float">
            <text:p>7297.32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35]+[.J435]+[.K435]" office:value-type="float" office:value="1102294.8" calcext:value-type="float">
            <text:p>1102294.8</text:p>
          </table:table-cell>
        </table:table-row>
        <table:table-row table:style-name="ro1">
          <table:table-cell table:number-columns-repeated="8"/>
          <table:table-cell table:formula="of:=[.L435]" office:value-type="float" office:value="1102294.8" calcext:value-type="float">
            <text:p>1102294.8</text:p>
          </table:table-cell>
          <table:table-cell table:formula="of:=ROUND([.I436]*0.08/12; 2)" office:value-type="float" office:value="7348.63" calcext:value-type="float">
            <text:p>7348.6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36]+[.J436]+[.K436]" office:value-type="float" office:value="1110043.43" calcext:value-type="float">
            <text:p>1110043.43</text:p>
          </table:table-cell>
        </table:table-row>
        <table:table-row table:style-name="ro1">
          <table:table-cell table:number-columns-repeated="8"/>
          <table:table-cell table:formula="of:=[.L436]" office:value-type="float" office:value="1110043.43" calcext:value-type="float">
            <text:p>1110043.43</text:p>
          </table:table-cell>
          <table:table-cell table:formula="of:=ROUND([.I437]*0.08/12; 2)" office:value-type="float" office:value="7400.29" calcext:value-type="float">
            <text:p>7400.2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37]+[.J437]+[.K437]" office:value-type="float" office:value="1117843.72" calcext:value-type="float">
            <text:p>1117843.72</text:p>
          </table:table-cell>
        </table:table-row>
        <table:table-row table:style-name="ro1">
          <table:table-cell table:number-columns-repeated="8"/>
          <table:table-cell table:formula="of:=[.L437]" office:value-type="float" office:value="1117843.72" calcext:value-type="float">
            <text:p>1117843.72</text:p>
          </table:table-cell>
          <table:table-cell table:formula="of:=ROUND([.I438]*0.08/12; 2)" office:value-type="float" office:value="7452.29" calcext:value-type="float">
            <text:p>7452.2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38]+[.J438]+[.K438]" office:value-type="float" office:value="1125696.01" calcext:value-type="float">
            <text:p>1125696.01</text:p>
          </table:table-cell>
        </table:table-row>
        <table:table-row table:style-name="ro1">
          <table:table-cell table:number-columns-repeated="8"/>
          <table:table-cell table:formula="of:=[.L438]" office:value-type="float" office:value="1125696.01" calcext:value-type="float">
            <text:p>1125696.01</text:p>
          </table:table-cell>
          <table:table-cell table:formula="of:=ROUND([.I439]*0.08/12; 2)" office:value-type="float" office:value="7504.64" calcext:value-type="float">
            <text:p>7504.6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39]+[.J439]+[.K439]" office:value-type="float" office:value="1133600.65" calcext:value-type="float">
            <text:p>1133600.65</text:p>
          </table:table-cell>
        </table:table-row>
        <table:table-row table:style-name="ro1">
          <table:table-cell table:number-columns-repeated="8"/>
          <table:table-cell table:formula="of:=[.L439]" office:value-type="float" office:value="1133600.65" calcext:value-type="float">
            <text:p>1133600.65</text:p>
          </table:table-cell>
          <table:table-cell table:formula="of:=ROUND([.I440]*0.08/12; 2)" office:value-type="float" office:value="7557.34" calcext:value-type="float">
            <text:p>7557.3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40]+[.J440]+[.K440]" office:value-type="float" office:value="1141557.99" calcext:value-type="float">
            <text:p>1141557.99</text:p>
          </table:table-cell>
        </table:table-row>
        <table:table-row table:style-name="ro1">
          <table:table-cell table:number-columns-repeated="8"/>
          <table:table-cell table:formula="of:=[.L440]" office:value-type="float" office:value="1141557.99" calcext:value-type="float">
            <text:p>1141557.99</text:p>
          </table:table-cell>
          <table:table-cell table:formula="of:=ROUND([.I441]*0.08/12; 2)" office:value-type="float" office:value="7610.39" calcext:value-type="float">
            <text:p>7610.3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41]+[.J441]+[.K441]" office:value-type="float" office:value="1149568.38" calcext:value-type="float">
            <text:p>1149568.38</text:p>
          </table:table-cell>
        </table:table-row>
        <table:table-row table:style-name="ro1">
          <table:table-cell table:number-columns-repeated="8"/>
          <table:table-cell table:formula="of:=[.L441]" office:value-type="float" office:value="1149568.38" calcext:value-type="float">
            <text:p>1149568.38</text:p>
          </table:table-cell>
          <table:table-cell table:formula="of:=ROUND([.I442]*0.08/12; 2)" office:value-type="float" office:value="7663.79" calcext:value-type="float">
            <text:p>7663.7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42]+[.J442]+[.K442]" office:value-type="float" office:value="1157632.17" calcext:value-type="float">
            <text:p>1157632.17</text:p>
          </table:table-cell>
        </table:table-row>
        <table:table-row table:style-name="ro1">
          <table:table-cell table:number-columns-repeated="8"/>
          <table:table-cell table:formula="of:=[.L442]" office:value-type="float" office:value="1157632.17" calcext:value-type="float">
            <text:p>1157632.17</text:p>
          </table:table-cell>
          <table:table-cell table:formula="of:=ROUND([.I443]*0.08/12; 2)" office:value-type="float" office:value="7717.55" calcext:value-type="float">
            <text:p>7717.55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43]+[.J443]+[.K443]" office:value-type="float" office:value="1165749.72" calcext:value-type="float">
            <text:p>1165749.72</text:p>
          </table:table-cell>
        </table:table-row>
        <table:table-row table:style-name="ro1">
          <table:table-cell table:number-columns-repeated="8"/>
          <table:table-cell table:formula="of:=[.L443]" office:value-type="float" office:value="1165749.72" calcext:value-type="float">
            <text:p>1165749.72</text:p>
          </table:table-cell>
          <table:table-cell table:formula="of:=ROUND([.I444]*0.08/12; 2)" office:value-type="float" office:value="7771.66" calcext:value-type="float">
            <text:p>7771.6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44]+[.J444]+[.K444]" office:value-type="float" office:value="1173921.38" calcext:value-type="float">
            <text:p>1173921.38</text:p>
          </table:table-cell>
        </table:table-row>
        <table:table-row table:style-name="ro1">
          <table:table-cell table:number-columns-repeated="8"/>
          <table:table-cell table:formula="of:=[.L444]" office:value-type="float" office:value="1173921.38" calcext:value-type="float">
            <text:p>1173921.38</text:p>
          </table:table-cell>
          <table:table-cell table:formula="of:=ROUND([.I445]*0.08/12; 2)" office:value-type="float" office:value="7826.14" calcext:value-type="float">
            <text:p>7826.14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45]+[.J445]+[.K445]" office:value-type="float" office:value="1182147.52" calcext:value-type="float">
            <text:p>1182147.52</text:p>
          </table:table-cell>
        </table:table-row>
        <table:table-row table:style-name="ro1">
          <table:table-cell table:number-columns-repeated="8"/>
          <table:table-cell table:formula="of:=[.L445]" office:value-type="float" office:value="1182147.52" calcext:value-type="float">
            <text:p>1182147.52</text:p>
          </table:table-cell>
          <table:table-cell table:formula="of:=ROUND([.I446]*0.08/12; 2)" office:value-type="float" office:value="7880.98" calcext:value-type="float">
            <text:p>7880.98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46]+[.J446]+[.K446]" office:value-type="float" office:value="1190428.5" calcext:value-type="float">
            <text:p>1190428.5</text:p>
          </table:table-cell>
        </table:table-row>
        <table:table-row table:style-name="ro1">
          <table:table-cell table:number-columns-repeated="8"/>
          <table:table-cell table:formula="of:=[.L446]" office:value-type="float" office:value="1190428.5" calcext:value-type="float">
            <text:p>1190428.5</text:p>
          </table:table-cell>
          <table:table-cell table:formula="of:=ROUND([.I447]*0.08/12; 2)" office:value-type="float" office:value="7936.19" calcext:value-type="float">
            <text:p>7936.19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47]+[.J447]+[.K447]" office:value-type="float" office:value="1198764.69" calcext:value-type="float">
            <text:p>1198764.69</text:p>
          </table:table-cell>
        </table:table-row>
        <table:table-row table:style-name="ro1">
          <table:table-cell table:number-columns-repeated="8"/>
          <table:table-cell table:formula="of:=[.L447]" office:value-type="float" office:value="1198764.69" calcext:value-type="float">
            <text:p>1198764.69</text:p>
          </table:table-cell>
          <table:table-cell table:formula="of:=ROUND([.I448]*0.08/12; 2)" office:value-type="float" office:value="7991.76" calcext:value-type="float">
            <text:p>7991.76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48]+[.J448]+[.K448]" office:value-type="float" office:value="1207156.45" calcext:value-type="float">
            <text:p>1207156.45</text:p>
          </table:table-cell>
        </table:table-row>
        <table:table-row table:style-name="ro1">
          <table:table-cell table:number-columns-repeated="8"/>
          <table:table-cell table:formula="of:=[.L448]" office:value-type="float" office:value="1207156.45" calcext:value-type="float">
            <text:p>1207156.45</text:p>
          </table:table-cell>
          <table:table-cell table:formula="of:=ROUND([.I449]*0.08/12; 2)" office:value-type="float" office:value="8047.71" calcext:value-type="float">
            <text:p>8047.71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49]+[.J449]+[.K449]" office:value-type="float" office:value="1215604.16" calcext:value-type="float">
            <text:p>1215604.16</text:p>
          </table:table-cell>
        </table:table-row>
        <table:table-row table:style-name="ro1">
          <table:table-cell table:number-columns-repeated="8"/>
          <table:table-cell table:formula="of:=[.L449]" office:value-type="float" office:value="1215604.16" calcext:value-type="float">
            <text:p>1215604.16</text:p>
          </table:table-cell>
          <table:table-cell table:formula="of:=ROUND([.I450]*0.08/12; 2)" office:value-type="float" office:value="8104.03" calcext:value-type="float">
            <text:p>8104.03</text:p>
          </table:table-cell>
          <table:table-cell table:formula="of:=[.$K$2]" office:value-type="float" office:value="400" calcext:value-type="float">
            <text:p>400</text:p>
          </table:table-cell>
          <table:table-cell table:formula="of:=[.I450]+[.J450]+[.K450]" office:value-type="float" office:value="1224108.19" calcext:value-type="float">
            <text:p>1224108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5:23:02.244002549</meta:creation-date>
    <meta:generator>LibreOffice/7.3.7.2$Linux_X86_64 LibreOffice_project/30$Build-2</meta:generator>
    <dc:date>2024-06-01T15:53:17.764788567</dc:date>
    <meta:editing-duration>PT20M3S</meta:editing-duration>
    <meta:editing-cycles>8</meta:editing-cycles>
    <meta:document-statistic meta:table-count="1" meta:cell-count="3256" meta:object-count="0"/>
  </office:meta>
</office:document-meta>
</file>